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oftware" style:family="table">
      <style:table-properties style:width="17cm" style:rel-width="100%" fo:margin-left="0cm" fo:margin-top="0cm" fo:margin-bottom="0cm" table:align="left" fo:background-color="transparent">
        <style:background-image/>
      </style:table-properties>
    </style:style>
    <style:style style:name="Software.A" style:family="table-column">
      <style:table-column-properties style:column-width="1.7cm" style:rel-column-width="964*"/>
    </style:style>
    <style:style style:name="Software.B" style:family="table-column">
      <style:table-column-properties style:column-width="7.65cm" style:rel-column-width="4337*"/>
    </style:style>
    <style:style style:name="Software.1" style:family="table-row">
      <style:table-row-properties fo:background-color="transparent" fo:keep-together="auto">
        <style:background-image/>
      </style:table-row-properties>
    </style:style>
    <style:style style:name="Software.A1" style:family="table-cell">
      <style:table-cell-properties style:vertical-align="bottom" fo:padding-left="0.049cm" fo:padding-right="0.049cm" fo:padding-top="0cm" fo:padding-bottom="0cm" fo:border="none"/>
    </style:style>
    <style:style style:name="Resource" style:family="table">
      <style:table-properties style:width="17cm" style:rel-width="100%" fo:margin-left="0cm" fo:margin-top="0cm" fo:margin-bottom="0cm" table:align="left" fo:background-color="transparent">
        <style:background-image/>
      </style:table-properties>
    </style:style>
    <style:style style:name="Resource.A" style:family="table-column">
      <style:table-column-properties style:column-width="1.7cm" style:rel-column-width="964*"/>
    </style:style>
    <style:style style:name="Resource.B" style:family="table-column">
      <style:table-column-properties style:column-width="7.65cm" style:rel-column-width="4337*"/>
    </style:style>
    <style:style style:name="Resource.1" style:family="table-row">
      <style:table-row-properties fo:background-color="transparent" fo:keep-together="auto">
        <style:background-image/>
      </style:table-row-properties>
    </style:style>
    <style:style style:name="Resource.A1" style:family="table-cell">
      <style:table-cell-properties style:vertical-align="bottom" fo:padding-left="0.049cm" fo:padding-right="0.049cm" fo:padding-top="0cm" fo:padding-bottom="0cm" fo:border="none"/>
    </style:style>
    <style:style style:name="main_5f_menu" style:display-name="main_menu" style:family="table">
      <style:table-properties style:width="17cm" style:rel-width="100%" fo:margin-left="0cm" fo:margin-top="0cm" fo:margin-bottom="0cm" table:align="left"/>
    </style:style>
    <style:style style:name="main_5f_menu.A" style:display-name="main_menu.A" style:family="table-column">
      <style:table-column-properties style:column-width="1.7cm" style:rel-column-width="964*"/>
    </style:style>
    <style:style style:name="main_5f_menu.B" style:display-name="main_menu.B" style:family="table-column">
      <style:table-column-properties style:column-width="7.65cm" style:rel-column-width="4337*"/>
    </style:style>
    <style:style style:name="main_5f_menu.1" style:display-name="main_menu.1" style:family="table-row">
      <style:table-row-properties fo:keep-together="auto"/>
    </style:style>
    <style:style style:name="main_5f_menu.A1" style:display-name="main_menu.A1" style:family="table-cell">
      <style:table-cell-properties style:vertical-align="bottom" fo:padding-left="0.053cm" fo:padding-right="0.053cm" fo:padding-top="0cm" fo:padding-bottom="0cm" fo:border="none"/>
    </style:style>
    <style:style style:name="level_5f_select" style:display-name="level_select" style:family="table">
      <style:table-properties style:width="17cm" style:rel-width="100%" fo:margin-left="0cm" fo:margin-top="0cm" fo:margin-bottom="0cm" table:align="left"/>
    </style:style>
    <style:style style:name="level_5f_select.A" style:display-name="level_select.A" style:family="table-column">
      <style:table-column-properties style:column-width="1.7cm" style:rel-column-width="964*"/>
    </style:style>
    <style:style style:name="level_5f_select.B" style:display-name="level_select.B" style:family="table-column">
      <style:table-column-properties style:column-width="7.65cm" style:rel-column-width="4337*"/>
    </style:style>
    <style:style style:name="level_5f_select.1" style:display-name="level_select.1" style:family="table-row">
      <style:table-row-properties fo:keep-together="auto"/>
    </style:style>
    <style:style style:name="level_5f_select.A1" style:display-name="level_select.A1" style:family="table-cell">
      <style:table-cell-properties style:vertical-align="bottom" fo:padding-left="0.053cm" fo:padding-right="0.053cm" fo:padding-top="0cm" fo:padding-bottom="0cm" fo:border="none"/>
    </style:style>
    <style:style style:name="level_5f_select.3" style:display-name="level_select.3" style:family="table-row">
      <style:table-row-properties style:min-row-height="1.852cm" fo:keep-together="auto"/>
    </style:style>
    <style:style style:name="play" style:family="table">
      <style:table-properties style:width="17cm" style:rel-width="100%" fo:margin-left="0cm" fo:margin-top="0cm" fo:margin-bottom="0cm" table:align="left"/>
    </style:style>
    <style:style style:name="play.A" style:family="table-column">
      <style:table-column-properties style:column-width="1.7cm" style:rel-column-width="964*"/>
    </style:style>
    <style:style style:name="play.B" style:family="table-column">
      <style:table-column-properties style:column-width="7.65cm" style:rel-column-width="4337*"/>
    </style:style>
    <style:style style:name="play.1" style:family="table-row">
      <style:table-row-properties fo:keep-together="auto"/>
    </style:style>
    <style:style style:name="play.A1" style:family="table-cell">
      <style:table-cell-properties style:vertical-align="bottom" fo:padding-left="0.053cm" fo:padding-right="0.053cm" fo:padding-top="0cm" fo:padding-bottom="0cm" fo:border="none"/>
    </style:style>
    <style:style style:name="Map" style:family="table">
      <style:table-properties style:width="16.489cm" style:rel-width="97%" fo:margin-left="0cm" fo:margin-top="0cm" fo:margin-bottom="0cm" table:align="left"/>
    </style:style>
    <style:style style:name="Map.A" style:family="table-column">
      <style:table-column-properties style:column-width="1.649cm" style:rel-column-width="935*"/>
    </style:style>
    <style:style style:name="Map.B" style:family="table-column">
      <style:table-column-properties style:column-width="7.421cm" style:rel-column-width="4207*"/>
    </style:style>
    <style:style style:name="Map.C" style:family="table-column">
      <style:table-column-properties style:column-width="7.419cm" style:rel-column-width="4206*"/>
    </style:style>
    <style:style style:name="Map.1" style:family="table-row">
      <style:table-row-properties fo:keep-together="auto"/>
    </style:style>
    <style:style style:name="Map.A1" style:family="table-cell">
      <style:table-cell-properties style:vertical-align="bottom" fo:padding-left="0.053cm" fo:padding-right="0.053cm" fo:padding-top="0cm" fo:padding-bottom="0cm" fo:border="none"/>
    </style:style>
    <style:style style:name="Game" style:family="table">
      <style:table-properties style:width="17cm" style:rel-width="100%" fo:margin-left="0cm" fo:margin-top="0cm" fo:margin-bottom="0cm" table:align="left"/>
    </style:style>
    <style:style style:name="Game.A" style:family="table-column">
      <style:table-column-properties style:column-width="1.7cm" style:rel-column-width="964*"/>
    </style:style>
    <style:style style:name="Game.B" style:family="table-column">
      <style:table-column-properties style:column-width="7.65cm" style:rel-column-width="4337*"/>
    </style:style>
    <style:style style:name="Game.1" style:family="table-row">
      <style:table-row-properties fo:keep-together="auto"/>
    </style:style>
    <style:style style:name="Game.A1" style:family="table-cell">
      <style:table-cell-properties style:vertical-align="bottom" fo:padding-left="0.053cm" fo:padding-right="0.053cm" fo:padding-top="0cm" fo:padding-bottom="0cm" fo:border="none"/>
    </style:style>
    <style:style style:name="HUD" style:family="table">
      <style:table-properties style:width="17cm" style:rel-width="100%" fo:margin-left="0cm" fo:margin-top="0cm" fo:margin-bottom="0cm" table:align="left"/>
    </style:style>
    <style:style style:name="HUD.A" style:family="table-column">
      <style:table-column-properties style:column-width="1.7cm" style:rel-column-width="964*"/>
    </style:style>
    <style:style style:name="HUD.B" style:family="table-column">
      <style:table-column-properties style:column-width="7.65cm" style:rel-column-width="4337*"/>
    </style:style>
    <style:style style:name="HUD.1" style:family="table-row">
      <style:table-row-properties fo:keep-together="auto"/>
    </style:style>
    <style:style style:name="HUD.A1" style:family="table-cell">
      <style:table-cell-properties style:vertical-align="bottom" fo:padding-left="0.053cm" fo:padding-right="0.053cm" fo:padding-top="0cm" fo:padding-bottom="0cm" fo:border="none"/>
    </style:style>
    <style:style style:name="Settings" style:family="table">
      <style:table-properties style:width="17cm" style:rel-width="100%" fo:margin-left="0cm" fo:margin-top="0cm" fo:margin-bottom="0cm" table:align="left"/>
    </style:style>
    <style:style style:name="Settings.A" style:family="table-column">
      <style:table-column-properties style:column-width="1.7cm" style:rel-column-width="964*"/>
    </style:style>
    <style:style style:name="Settings.B" style:family="table-column">
      <style:table-column-properties style:column-width="7.65cm" style:rel-column-width="4337*"/>
    </style:style>
    <style:style style:name="Settings.1" style:family="table-row">
      <style:table-row-properties fo:keep-together="auto"/>
    </style:style>
    <style:style style:name="Settings.A1" style:family="table-cell">
      <style:table-cell-properties style:vertical-align="bottom" fo:padding-left="0.053cm" fo:padding-right="0.053cm" fo:padding-top="0cm" fo:padding-bottom="0cm" fo:border="none"/>
    </style:style>
    <style:style style:name="Origin" style:family="table">
      <style:table-properties style:width="17cm" style:rel-width="100%" fo:margin-left="0cm" fo:margin-top="0cm" fo:margin-bottom="0cm" table:align="left"/>
    </style:style>
    <style:style style:name="Origin.A" style:family="table-column">
      <style:table-column-properties style:column-width="1.7cm" style:rel-column-width="964*"/>
    </style:style>
    <style:style style:name="Origin.B" style:family="table-column">
      <style:table-column-properties style:column-width="7.65cm" style:rel-column-width="4337*"/>
    </style:style>
    <style:style style:name="Origin.1" style:family="table-row">
      <style:table-row-properties fo:keep-together="auto"/>
    </style:style>
    <style:style style:name="Origin.A1" style:family="table-cell">
      <style:table-cell-properties style:vertical-align="bottom" fo:padding-left="0.053cm" fo:padding-right="0.053cm" fo:padding-top="0cm" fo:padding-bottom="0cm" fo:border="none"/>
    </style:style>
    <style:style style:name="Destination" style:family="table">
      <style:table-properties style:width="17cm" style:rel-width="100%" fo:margin-left="0cm" fo:margin-top="0cm" fo:margin-bottom="0cm" table:align="left"/>
    </style:style>
    <style:style style:name="Destination.A" style:family="table-column">
      <style:table-column-properties style:column-width="1.7cm" style:rel-column-width="964*"/>
    </style:style>
    <style:style style:name="Destination.B" style:family="table-column">
      <style:table-column-properties style:column-width="7.65cm" style:rel-column-width="4337*"/>
    </style:style>
    <style:style style:name="Destination.1" style:family="table-row">
      <style:table-row-properties fo:keep-together="auto"/>
    </style:style>
    <style:style style:name="Destination.A1" style:family="table-cell">
      <style:table-cell-properties style:vertical-align="bottom" fo:padding-left="0.049cm" fo:padding-right="0.049cm" fo:padding-top="0cm" fo:padding-bottom="0cm" fo:border="none"/>
    </style:style>
    <style:style style:name="Path" style:family="table">
      <style:table-properties style:width="17cm" style:rel-width="100%" fo:margin-left="0cm" fo:margin-top="0cm" fo:margin-bottom="0cm" table:align="left"/>
    </style:style>
    <style:style style:name="Path.A" style:family="table-column">
      <style:table-column-properties style:column-width="1.7cm" style:rel-column-width="964*"/>
    </style:style>
    <style:style style:name="Path.B" style:family="table-column">
      <style:table-column-properties style:column-width="7.65cm" style:rel-column-width="4337*"/>
    </style:style>
    <style:style style:name="Path.1" style:family="table-row">
      <style:table-row-properties fo:keep-together="auto"/>
    </style:style>
    <style:style style:name="Path.A1" style:family="table-cell">
      <style:table-cell-properties style:vertical-align="bottom" fo:padding-left="0.053cm" fo:padding-right="0.053cm" fo:padding-top="0cm" fo:padding-bottom="0cm" fo:border="none"/>
    </style:style>
    <style:style style:name="Site" style:family="table">
      <style:table-properties style:width="17cm" style:rel-width="100%" fo:margin-left="0cm" fo:margin-top="0cm" fo:margin-bottom="0cm" table:align="left"/>
    </style:style>
    <style:style style:name="Site.A" style:family="table-column">
      <style:table-column-properties style:column-width="1.7cm" style:rel-column-width="964*"/>
    </style:style>
    <style:style style:name="Site.B" style:family="table-column">
      <style:table-column-properties style:column-width="7.65cm" style:rel-column-width="4337*"/>
    </style:style>
    <style:style style:name="Site.1" style:family="table-row">
      <style:table-row-properties fo:keep-together="auto"/>
    </style:style>
    <style:style style:name="Site.A1" style:family="table-cell">
      <style:table-cell-properties style:vertical-align="bottom" fo:padding-left="0.053cm" fo:padding-right="0.053cm" fo:padding-top="0cm" fo:padding-bottom="0cm" fo:border="none"/>
    </style:style>
    <style:style style:name="Decoration" style:family="table">
      <style:table-properties style:width="17cm" style:rel-width="100%" fo:margin-top="0cm" fo:margin-bottom="0cm" table:align="left"/>
    </style:style>
    <style:style style:name="Decoration.A" style:family="table-column">
      <style:table-column-properties style:column-width="5.666cm" style:rel-column-width="3212*"/>
    </style:style>
    <style:style style:name="Decoration.B" style:family="table-column">
      <style:table-column-properties style:column-width="5.667cm" style:rel-column-width="3213*"/>
    </style:style>
    <style:style style:name="Decoration.1" style:family="table-row">
      <style:table-row-properties fo:keep-together="auto"/>
    </style:style>
    <style:style style:name="Decoration.A1" style:family="table-cell">
      <style:table-cell-properties style:vertical-align="bottom" fo:padding-left="0.053cm" fo:padding-right="0.053cm" fo:padding-top="0cm" fo:padding-bottom="0cm" fo:border="none"/>
    </style:style>
    <style:style style:name="TowerMenu" style:family="table">
      <style:table-properties style:width="17cm" style:rel-width="100%" fo:margin-left="0.004cm" fo:margin-top="0cm" fo:margin-bottom="0cm" table:align="left"/>
    </style:style>
    <style:style style:name="TowerMenu.A" style:family="table-column">
      <style:table-column-properties style:column-width="1.704cm" style:rel-column-width="966*"/>
    </style:style>
    <style:style style:name="TowerMenu.B" style:family="table-column">
      <style:table-column-properties style:column-width="7.652cm" style:rel-column-width="4337*"/>
    </style:style>
    <style:style style:name="TowerMenu.C" style:family="table-column">
      <style:table-column-properties style:column-width="7.645cm" style:rel-column-width="4333*"/>
    </style:style>
    <style:style style:name="TowerMenu.1" style:family="table-row">
      <style:table-row-properties fo:keep-together="auto"/>
    </style:style>
    <style:style style:name="TowerMenu.A1" style:family="table-cell">
      <style:table-cell-properties style:vertical-align="bottom" fo:padding-left="0.053cm" fo:padding-right="0.053cm" fo:padding-top="0cm" fo:padding-bottom="0cm" fo:border="none"/>
    </style:style>
    <style:style style:name="TowerMenu.4" style:family="table-row">
      <style:table-row-properties style:min-row-height="2.976cm" fo:keep-together="auto"/>
    </style:style>
    <style:style style:name="Enemy" style:family="table">
      <style:table-properties style:width="17cm" style:rel-width="100%" fo:margin-left="0cm" fo:margin-top="0cm" fo:margin-bottom="0cm" table:align="left"/>
    </style:style>
    <style:style style:name="Enemy.A" style:family="table-column">
      <style:table-column-properties style:column-width="1.7cm" style:rel-column-width="964*"/>
    </style:style>
    <style:style style:name="Enemy.B" style:family="table-column">
      <style:table-column-properties style:column-width="7.652cm" style:rel-column-width="4338*"/>
    </style:style>
    <style:style style:name="Enemy.C" style:family="table-column">
      <style:table-column-properties style:column-width="7.648cm" style:rel-column-width="4336*"/>
    </style:style>
    <style:style style:name="Enemy.1" style:family="table-row">
      <style:table-row-properties fo:keep-together="auto"/>
    </style:style>
    <style:style style:name="Enemy.A1" style:family="table-cell">
      <style:table-cell-properties style:vertical-align="bottom" fo:padding-left="0.053cm" fo:padding-right="0.053cm" fo:padding-top="0cm" fo:padding-bottom="0cm" fo:border="none"/>
    </style:style>
    <style:style style:name="Tower" style:family="table">
      <style:table-properties style:width="17cm" style:rel-width="100%" fo:margin-left="0cm" fo:margin-top="0cm" fo:margin-bottom="0cm" table:align="left"/>
    </style:style>
    <style:style style:name="Tower.A" style:family="table-column">
      <style:table-column-properties style:column-width="1.7cm" style:rel-column-width="964*"/>
    </style:style>
    <style:style style:name="Tower.B" style:family="table-column">
      <style:table-column-properties style:column-width="7.65cm" style:rel-column-width="4337*"/>
    </style:style>
    <style:style style:name="Tower.1" style:family="table-row">
      <style:table-row-properties fo:keep-together="auto"/>
    </style:style>
    <style:style style:name="Tower.A1" style:family="table-cell">
      <style:table-cell-properties style:vertical-align="bottom" fo:padding-left="0.053cm" fo:padding-right="0.053cm" fo:padding-top="0cm" fo:padding-bottom="0cm" fo:border="none"/>
    </style:style>
    <style:style style:name="Tower.37" style:family="table-row">
      <style:table-row-properties style:min-row-height="2.999cm" fo:keep-together="auto"/>
    </style:style>
    <style:style style:name="Bullet" style:family="table">
      <style:table-properties style:width="17cm" style:rel-width="100%" fo:margin-left="0cm" fo:margin-top="0cm" fo:margin-bottom="0cm" table:align="left"/>
    </style:style>
    <style:style style:name="Bullet.A" style:family="table-column">
      <style:table-column-properties style:column-width="1.7cm" style:rel-column-width="964*"/>
    </style:style>
    <style:style style:name="Bullet.B" style:family="table-column">
      <style:table-column-properties style:column-width="7.65cm" style:rel-column-width="4337*"/>
    </style:style>
    <style:style style:name="Bullet.1" style:family="table-row">
      <style:table-row-properties fo:keep-together="auto"/>
    </style:style>
    <style:style style:name="Bullet.A1" style:family="table-cell">
      <style:table-cell-properties style:vertical-align="bottom" fo:padding-left="0.053cm" fo:padding-right="0.053cm" fo:padding-top="0cm" fo:padding-bottom="0cm" fo:border="none"/>
    </style:style>
    <style:style style:name="BuyMenu" style:family="table">
      <style:table-properties style:width="17cm" style:rel-width="100%" fo:margin-left="0cm" fo:margin-top="0cm" fo:margin-bottom="0cm" table:align="left"/>
    </style:style>
    <style:style style:name="BuyMenu.A" style:family="table-column">
      <style:table-column-properties style:column-width="1.7cm" style:rel-column-width="964*"/>
    </style:style>
    <style:style style:name="BuyMenu.B" style:family="table-column">
      <style:table-column-properties style:column-width="7.65cm" style:rel-column-width="4337*"/>
    </style:style>
    <style:style style:name="BuyMenu.1" style:family="table-row">
      <style:table-row-properties fo:keep-together="auto"/>
    </style:style>
    <style:style style:name="BuyMenu.A1" style:family="table-cell">
      <style:table-cell-properties style:vertical-align="bottom" fo:padding-left="0.053cm" fo:padding-right="0.053cm" fo:padding-top="0cm" fo:padding-bottom="0cm" fo:border="none"/>
    </style:style>
    <style:style style:name="MenuStats" style:family="table">
      <style:table-properties style:width="17cm" style:rel-width="100%" fo:margin-left="0cm" fo:margin-top="0cm" fo:margin-bottom="0cm" table:align="left"/>
    </style:style>
    <style:style style:name="MenuStats.A" style:family="table-column">
      <style:table-column-properties style:column-width="1.7cm" style:rel-column-width="964*"/>
    </style:style>
    <style:style style:name="MenuStats.B" style:family="table-column">
      <style:table-column-properties style:column-width="7.65cm" style:rel-column-width="4337*"/>
    </style:style>
    <style:style style:name="MenuStats.1" style:family="table-row">
      <style:table-row-properties fo:keep-together="auto"/>
    </style:style>
    <style:style style:name="MenuStats.A1" style:family="table-cell">
      <style:table-cell-properties style:vertical-align="bottom" fo:padding-left="0.053cm" fo:padding-right="0.053cm" fo:padding-top="0cm" fo:padding-bottom="0cm" fo:border="none"/>
    </style:style>
    <style:style style:name="TowerBuy" style:family="table">
      <style:table-properties style:width="17cm" style:rel-width="100%" fo:margin-left="0cm" fo:margin-top="0cm" fo:margin-bottom="0cm" table:align="left"/>
    </style:style>
    <style:style style:name="TowerBuy.A" style:family="table-column">
      <style:table-column-properties style:column-width="1.7cm" style:rel-column-width="964*"/>
    </style:style>
    <style:style style:name="TowerBuy.B" style:family="table-column">
      <style:table-column-properties style:column-width="7.65cm" style:rel-column-width="4337*"/>
    </style:style>
    <style:style style:name="TowerBuy.1" style:family="table-row">
      <style:table-row-properties fo:keep-together="auto"/>
    </style:style>
    <style:style style:name="TowerBuy.A1" style:family="table-cell">
      <style:table-cell-properties style:vertical-align="bottom" fo:padding-left="0.053cm" fo:padding-right="0.053cm" fo:padding-top="0cm" fo:padding-bottom="0cm" fo:border="none"/>
    </style:style>
    <style:style style:name="TowerBuy.20" style:family="table-row">
      <style:table-row-properties style:min-row-height="1.635cm" fo:keep-together="auto"/>
    </style:style>
    <style:style style:name="level_5f_complete" style:display-name="level_complete" style:family="table">
      <style:table-properties style:width="17cm" style:rel-width="100%" fo:margin-left="0cm" fo:margin-top="0cm" fo:margin-bottom="0cm" table:align="left"/>
    </style:style>
    <style:style style:name="level_5f_complete.A" style:display-name="level_complete.A" style:family="table-column">
      <style:table-column-properties style:column-width="1.7cm" style:rel-column-width="964*"/>
    </style:style>
    <style:style style:name="level_5f_complete.B" style:display-name="level_complete.B" style:family="table-column">
      <style:table-column-properties style:column-width="7.65cm" style:rel-column-width="4337*"/>
    </style:style>
    <style:style style:name="level_5f_complete.1" style:display-name="level_complete.1" style:family="table-row">
      <style:table-row-properties fo:keep-together="auto"/>
    </style:style>
    <style:style style:name="level_5f_complete.A1" style:display-name="level_complete.A1" style:family="table-cell">
      <style:table-cell-properties style:vertical-align="bottom" fo:padding-left="0.053cm" fo:padding-right="0.053cm" fo:padding-top="0cm" fo:padding-bottom="0cm" fo:border="none"/>
    </style:style>
    <style:style style:name="game_5f_over" style:display-name="game_over" style:family="table">
      <style:table-properties style:width="17cm" style:rel-width="100%" fo:margin-left="0cm" fo:margin-top="0cm" fo:margin-bottom="0cm" table:align="left"/>
    </style:style>
    <style:style style:name="game_5f_over.A" style:display-name="game_over.A" style:family="table-column">
      <style:table-column-properties style:column-width="1.7cm" style:rel-column-width="964*"/>
    </style:style>
    <style:style style:name="game_5f_over.B" style:display-name="game_over.B" style:family="table-column">
      <style:table-column-properties style:column-width="7.65cm" style:rel-column-width="4337*"/>
    </style:style>
    <style:style style:name="game_5f_over.1" style:display-name="game_over.1" style:family="table-row">
      <style:table-row-properties fo:keep-together="auto"/>
    </style:style>
    <style:style style:name="game_5f_over.A1" style:display-name="game_over.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7cb0f9"/>
    </style:style>
    <style:style style:name="P3" style:family="paragraph" style:parent-style-name="Standard">
      <style:paragraph-properties fo:text-align="start" style:justify-single-word="false">
        <style:tab-stops/>
      </style:paragraph-properties>
      <style:text-properties officeooo:paragraph-rsid="00b2978d"/>
    </style:style>
    <style:style style:name="P4" style:family="paragraph" style:parent-style-name="Standard">
      <style:paragraph-properties fo:text-align="start" style:justify-single-word="false">
        <style:tab-stops/>
      </style:paragraph-properties>
      <style:text-properties officeooo:paragraph-rsid="00b355db"/>
    </style:style>
    <style:style style:name="P5" style:family="paragraph" style:parent-style-name="Standard">
      <style:paragraph-properties fo:text-align="start" style:justify-single-word="false">
        <style:tab-stops/>
      </style:paragraph-properties>
      <style:text-properties officeooo:paragraph-rsid="013cedfc"/>
    </style:style>
    <style:style style:name="P6" style:family="paragraph" style:parent-style-name="Standard">
      <style:paragraph-properties fo:text-align="start" style:justify-single-word="false">
        <style:tab-stops/>
      </style:paragraph-properties>
      <style:text-properties officeooo:paragraph-rsid="01b58d1f"/>
    </style:style>
    <style:style style:name="P7" style:family="paragraph" style:parent-style-name="Standard">
      <style:paragraph-properties fo:text-align="start" style:justify-single-word="false">
        <style:tab-stops/>
      </style:paragraph-properties>
      <style:text-properties officeooo:paragraph-rsid="00c2a0cf"/>
    </style:style>
    <style:style style:name="P8" style:family="paragraph" style:parent-style-name="Standard">
      <style:paragraph-properties fo:text-align="start" style:justify-single-word="false">
        <style:tab-stops/>
      </style:paragraph-properties>
      <style:text-properties style:text-position="0% 100%"/>
    </style:style>
    <style:style style:name="P9" style:family="paragraph" style:parent-style-name="Standard">
      <style:paragraph-properties fo:text-align="start" style:justify-single-word="false">
        <style:tab-stops/>
      </style:paragraph-properties>
      <style:text-properties style:text-position="0% 100%" officeooo:paragraph-rsid="01a0c13b"/>
    </style:style>
    <style:style style:name="P10" style:family="paragraph" style:parent-style-name="Standard">
      <style:paragraph-properties fo:text-align="start" style:justify-single-word="false">
        <style:tab-stops/>
      </style:paragraph-properties>
      <style:text-properties style:text-position="0% 100%" officeooo:paragraph-rsid="015c8f96"/>
    </style:style>
    <style:style style:name="P11" style:family="paragraph" style:parent-style-name="Standard">
      <style:text-properties style:text-position="0% 100%"/>
    </style:style>
    <style:style style:name="P12" style:family="paragraph" style:parent-style-name="Standard">
      <style:paragraph-properties fo:text-align="start" style:justify-single-word="false">
        <style:tab-stops/>
      </style:paragraph-properties>
      <style:text-properties style:text-position="0% 100%" officeooo:rsid="0030feba" officeooo:paragraph-rsid="0030feba"/>
    </style:style>
    <style:style style:name="P13" style:family="paragraph" style:parent-style-name="Standard">
      <style:paragraph-properties fo:text-align="start" style:justify-single-word="false">
        <style:tab-stops/>
      </style:paragraph-properties>
      <style:text-properties style:text-position="0% 100%" officeooo:rsid="00329a14" officeooo:paragraph-rsid="00329a14"/>
    </style:style>
    <style:style style:name="P14" style:family="paragraph" style:parent-style-name="Standard">
      <style:paragraph-properties fo:text-align="start" style:justify-single-word="false">
        <style:tab-stops/>
      </style:paragraph-properties>
      <style:text-properties style:text-position="0% 100%" officeooo:rsid="00346142" officeooo:paragraph-rsid="00346142"/>
    </style:style>
    <style:style style:name="P15" style:family="paragraph" style:parent-style-name="Standard">
      <style:paragraph-properties fo:text-align="start" style:justify-single-word="false">
        <style:tab-stops/>
      </style:paragraph-properties>
      <style:text-properties style:text-position="0% 100%" officeooo:rsid="0035244e" officeooo:paragraph-rsid="0035244e"/>
    </style:style>
    <style:style style:name="P16" style:family="paragraph" style:parent-style-name="Standard">
      <style:paragraph-properties fo:text-align="start" style:justify-single-word="false">
        <style:tab-stops/>
      </style:paragraph-properties>
      <style:text-properties style:text-position="0% 100%" officeooo:rsid="00364af0" officeooo:paragraph-rsid="00364af0"/>
    </style:style>
    <style:style style:name="P17" style:family="paragraph" style:parent-style-name="Standard">
      <style:paragraph-properties fo:text-align="start" style:justify-single-word="false">
        <style:tab-stops/>
      </style:paragraph-properties>
      <style:text-properties style:text-position="0% 100%" officeooo:rsid="0037d582" officeooo:paragraph-rsid="003b6422"/>
    </style:style>
    <style:style style:name="P18" style:family="paragraph" style:parent-style-name="Standard">
      <style:paragraph-properties fo:text-align="start" style:justify-single-word="false">
        <style:tab-stops/>
      </style:paragraph-properties>
      <style:text-properties style:text-position="0% 100%" officeooo:rsid="0037d582" officeooo:paragraph-rsid="003d76ce"/>
    </style:style>
    <style:style style:name="P19" style:family="paragraph" style:parent-style-name="Standard">
      <style:paragraph-properties fo:text-align="start" style:justify-single-word="false">
        <style:tab-stops/>
      </style:paragraph-properties>
      <style:text-properties style:text-position="0% 100%" officeooo:rsid="0038d1e2" officeooo:paragraph-rsid="0038d1e2"/>
    </style:style>
    <style:style style:name="P20" style:family="paragraph" style:parent-style-name="Standard">
      <style:paragraph-properties fo:text-align="start" style:justify-single-word="false">
        <style:tab-stops/>
      </style:paragraph-properties>
      <style:text-properties style:text-position="0% 100%" officeooo:rsid="003935ea" officeooo:paragraph-rsid="003935ea"/>
    </style:style>
    <style:style style:name="P21" style:family="paragraph" style:parent-style-name="Standard">
      <style:paragraph-properties fo:text-align="start" style:justify-single-word="false">
        <style:tab-stops/>
      </style:paragraph-properties>
      <style:text-properties style:text-position="0% 100%" officeooo:rsid="00396bfa" officeooo:paragraph-rsid="00396bfa"/>
    </style:style>
    <style:style style:name="P22" style:family="paragraph" style:parent-style-name="Standard">
      <style:paragraph-properties fo:text-align="start" style:justify-single-word="false">
        <style:tab-stops/>
      </style:paragraph-properties>
      <style:text-properties style:text-position="0% 100%" officeooo:rsid="003af8ff" officeooo:paragraph-rsid="003af8ff"/>
    </style:style>
    <style:style style:name="P23" style:family="paragraph" style:parent-style-name="Standard">
      <style:paragraph-properties fo:text-align="start" style:justify-single-word="false">
        <style:tab-stops/>
      </style:paragraph-properties>
      <style:text-properties style:text-position="0% 100%" officeooo:rsid="0041ee85" officeooo:paragraph-rsid="0041ee85"/>
    </style:style>
    <style:style style:name="P24" style:family="paragraph" style:parent-style-name="Standard">
      <style:paragraph-properties fo:text-align="start" style:justify-single-word="false">
        <style:tab-stops/>
      </style:paragraph-properties>
      <style:text-properties style:text-position="0% 100%" officeooo:rsid="004302f2" officeooo:paragraph-rsid="004302f2"/>
    </style:style>
    <style:style style:name="P25" style:family="paragraph" style:parent-style-name="Standard">
      <style:paragraph-properties fo:text-align="start" style:justify-single-word="false">
        <style:tab-stops/>
      </style:paragraph-properties>
      <style:text-properties style:text-position="0% 100%" officeooo:rsid="004496ae" officeooo:paragraph-rsid="004496ae"/>
    </style:style>
    <style:style style:name="P26" style:family="paragraph" style:parent-style-name="Standard">
      <style:paragraph-properties fo:text-align="start" style:justify-single-word="false">
        <style:tab-stops/>
      </style:paragraph-properties>
      <style:text-properties style:text-position="0% 100%" officeooo:rsid="004496ae" officeooo:paragraph-rsid="00455465"/>
    </style:style>
    <style:style style:name="P27" style:family="paragraph" style:parent-style-name="Standard">
      <style:paragraph-properties fo:text-align="start" style:justify-single-word="false">
        <style:tab-stops/>
      </style:paragraph-properties>
      <style:text-properties style:text-position="0% 100%" officeooo:rsid="004496ae" officeooo:paragraph-rsid="00463c5d"/>
    </style:style>
    <style:style style:name="P28" style:family="paragraph" style:parent-style-name="Standard">
      <style:paragraph-properties fo:text-align="start" style:justify-single-word="false">
        <style:tab-stops/>
      </style:paragraph-properties>
      <style:text-properties style:text-position="0% 100%" officeooo:rsid="00455465" officeooo:paragraph-rsid="00455465"/>
    </style:style>
    <style:style style:name="P29" style:family="paragraph" style:parent-style-name="Standard">
      <style:paragraph-properties fo:text-align="start" style:justify-single-word="false">
        <style:tab-stops/>
      </style:paragraph-properties>
      <style:text-properties style:text-position="0% 100%" officeooo:rsid="00481954" officeooo:paragraph-rsid="00481954"/>
    </style:style>
    <style:style style:name="P30" style:family="paragraph" style:parent-style-name="Standard">
      <style:paragraph-properties fo:text-align="start" style:justify-single-word="false">
        <style:tab-stops/>
      </style:paragraph-properties>
      <style:text-properties style:text-position="0% 100%" officeooo:rsid="004bde3d" officeooo:paragraph-rsid="004bde3d"/>
    </style:style>
    <style:style style:name="P31" style:family="paragraph" style:parent-style-name="Standard">
      <style:paragraph-properties fo:text-align="start" style:justify-single-word="false">
        <style:tab-stops/>
      </style:paragraph-properties>
      <style:text-properties style:text-position="0% 100%" officeooo:rsid="004df948" officeooo:paragraph-rsid="00507ea9"/>
    </style:style>
    <style:style style:name="P32" style:family="paragraph" style:parent-style-name="Standard">
      <style:paragraph-properties fo:text-align="start" style:justify-single-word="false">
        <style:tab-stops/>
      </style:paragraph-properties>
      <style:text-properties style:text-position="0% 100%" officeooo:rsid="00507ea9" officeooo:paragraph-rsid="005126f8"/>
    </style:style>
    <style:style style:name="P33" style:family="paragraph" style:parent-style-name="Standard">
      <style:paragraph-properties fo:text-align="start" style:justify-single-word="false">
        <style:tab-stops/>
      </style:paragraph-properties>
      <style:text-properties style:text-position="0% 100%" officeooo:rsid="00507ea9" officeooo:paragraph-rsid="00530a72"/>
    </style:style>
    <style:style style:name="P34" style:family="paragraph" style:parent-style-name="Standard">
      <style:paragraph-properties fo:text-align="start" style:justify-single-word="false">
        <style:tab-stops/>
      </style:paragraph-properties>
      <style:text-properties style:text-position="0% 100%" officeooo:rsid="00530a72" officeooo:paragraph-rsid="00530a72"/>
    </style:style>
    <style:style style:name="P35" style:family="paragraph" style:parent-style-name="Standard">
      <style:text-properties style:text-position="0% 100%" fo:font-size="15pt" officeooo:rsid="00059ce6" officeooo:paragraph-rsid="00059ce6" style:font-size-asian="15pt" style:font-size-complex="15pt"/>
    </style:style>
    <style:style style:name="P36" style:family="paragraph" style:parent-style-name="Standard">
      <style:text-properties style:text-position="0% 100%" fo:font-size="15pt" officeooo:rsid="0019b13d" officeooo:paragraph-rsid="0023bb72" style:font-size-asian="15pt" style:font-size-complex="15pt"/>
    </style:style>
    <style:style style:name="P37" style:family="paragraph" style:parent-style-name="Standard">
      <style:text-properties style:text-position="0% 100%" fo:font-size="15pt" officeooo:rsid="0019b13d" officeooo:paragraph-rsid="00287b29" style:font-size-asian="15pt" style:font-size-complex="15pt"/>
    </style:style>
    <style:style style:name="P38" style:family="paragraph" style:parent-style-name="Standard">
      <style:text-properties style:text-position="0% 100%" fo:font-size="15pt" officeooo:rsid="0019b13d" officeooo:paragraph-rsid="002d7e51" style:font-size-asian="15pt" style:font-size-complex="15pt"/>
    </style:style>
    <style:style style:name="P39" style:family="paragraph" style:parent-style-name="Standard">
      <style:text-properties style:text-position="0% 100%" fo:font-size="15pt" officeooo:rsid="004bde3d" officeooo:paragraph-rsid="002325e6" style:font-size-asian="15pt" style:font-size-complex="15pt"/>
    </style:style>
    <style:style style:name="P40" style:family="paragraph" style:parent-style-name="Standard">
      <style:text-properties style:text-position="0% 100%" fo:font-size="15pt" officeooo:rsid="003776d5" officeooo:paragraph-rsid="00186dfa" style:font-size-asian="15pt" style:font-size-complex="15pt"/>
    </style:style>
    <style:style style:name="P41" style:family="paragraph" style:parent-style-name="Standard">
      <style:text-properties style:text-position="0% 100%" fo:font-size="15pt" officeooo:rsid="004496ae" officeooo:paragraph-rsid="001c9182" style:font-size-asian="15pt" style:font-size-complex="15pt"/>
    </style:style>
    <style:style style:name="P42" style:family="paragraph" style:parent-style-name="Standard">
      <style:text-properties style:text-position="0% 100%" fo:font-size="15pt" officeooo:rsid="004496ae" officeooo:paragraph-rsid="001e700d" style:font-size-asian="15pt" style:font-size-complex="15pt"/>
    </style:style>
    <style:style style:name="P43" style:family="paragraph" style:parent-style-name="Standard">
      <style:text-properties style:text-position="0% 100%" fo:font-size="15pt" officeooo:rsid="00530a72" officeooo:paragraph-rsid="002515f3" style:font-size-asian="15pt" style:font-size-complex="15pt"/>
    </style:style>
    <style:style style:name="P44" style:family="paragraph" style:parent-style-name="Standard">
      <style:text-properties style:text-position="0% 100%" fo:font-size="15pt" officeooo:rsid="005c00a6" officeooo:paragraph-rsid="0027c184" style:font-size-asian="15pt" style:font-size-complex="15pt"/>
    </style:style>
    <style:style style:name="P45" style:family="paragraph" style:parent-style-name="Standard">
      <style:text-properties style:text-position="0% 100%" fo:font-size="15pt" officeooo:rsid="0078a132" officeooo:paragraph-rsid="002d53e6" style:font-size-asian="15pt" style:font-size-complex="15pt"/>
    </style:style>
    <style:style style:name="P46" style:family="paragraph" style:parent-style-name="Standard">
      <style:text-properties style:text-position="0% 100%" fo:font-size="15pt" officeooo:rsid="0080843e" officeooo:paragraph-rsid="002d53e6" style:font-size-asian="15pt" style:font-size-complex="15pt"/>
    </style:style>
    <style:style style:name="P47" style:family="paragraph" style:parent-style-name="Standard">
      <style:text-properties style:text-position="0% 100%" fo:font-size="15pt" officeooo:rsid="0063106b" officeooo:paragraph-rsid="00298660" style:font-size-asian="15pt" style:font-size-complex="15pt"/>
    </style:style>
    <style:style style:name="P48" style:family="paragraph" style:parent-style-name="Standard">
      <style:text-properties style:text-position="0% 100%" fo:font-size="15pt" officeooo:rsid="006ca959" officeooo:paragraph-rsid="002ac986" style:font-size-asian="15pt" style:font-size-complex="15pt"/>
    </style:style>
    <style:style style:name="P49" style:family="paragraph" style:parent-style-name="Standard">
      <style:text-properties style:text-position="0% 100%" fo:font-size="15pt" officeooo:rsid="0079fc4f" officeooo:paragraph-rsid="002d53e6" style:font-size-asian="15pt" style:font-size-complex="15pt"/>
    </style:style>
    <style:style style:name="P50" style:family="paragraph" style:parent-style-name="Standard">
      <style:text-properties style:text-position="0% 100%" fo:font-size="15pt" officeooo:rsid="00854eb4" officeooo:paragraph-rsid="002e35a1" style:font-size-asian="15pt" style:font-size-complex="15pt"/>
    </style:style>
    <style:style style:name="P51" style:family="paragraph" style:parent-style-name="Standard">
      <style:paragraph-properties fo:text-align="start" style:justify-single-word="false">
        <style:tab-stops/>
      </style:paragraph-properties>
      <style:text-properties style:text-position="0% 100%" fo:font-weight="bold" officeooo:rsid="002f14d9" officeooo:paragraph-rsid="002f14d9" style:font-weight-asian="bold" style:font-weight-complex="bold"/>
    </style:style>
    <style:style style:name="P52" style:family="paragraph" style:parent-style-name="Standard">
      <style:paragraph-properties fo:text-align="start" style:justify-single-word="false">
        <style:tab-stops/>
      </style:paragraph-properties>
      <style:text-properties style:text-position="0% 100%" fo:font-weight="bold" officeooo:rsid="0030feba" officeooo:paragraph-rsid="0030feba" style:font-weight-asian="bold" style:font-weight-complex="bold"/>
    </style:style>
    <style:style style:name="P53" style:family="paragraph" style:parent-style-name="Standard">
      <style:paragraph-properties fo:text-align="start" style:justify-single-word="false">
        <style:tab-stops/>
      </style:paragraph-properties>
      <style:text-properties style:text-position="0% 100%" fo:font-weight="bold" officeooo:rsid="00346142" officeooo:paragraph-rsid="00346142" style:font-weight-asian="bold" style:font-weight-complex="bold"/>
    </style:style>
    <style:style style:name="P54" style:family="paragraph" style:parent-style-name="Standard">
      <style:paragraph-properties fo:text-align="start" style:justify-single-word="false">
        <style:tab-stops/>
      </style:paragraph-properties>
      <style:text-properties style:text-position="0% 100%" fo:font-weight="bold" officeooo:rsid="00316196" officeooo:paragraph-rsid="00316196" style:font-weight-asian="bold" style:font-weight-complex="bold"/>
    </style:style>
    <style:style style:name="P55" style:family="paragraph" style:parent-style-name="Standard">
      <style:paragraph-properties fo:text-align="start" style:justify-single-word="false">
        <style:tab-stops/>
      </style:paragraph-properties>
      <style:text-properties style:text-position="0% 100%" fo:font-weight="bold" officeooo:rsid="003776d5" officeooo:paragraph-rsid="003776d5" style:font-weight-asian="bold" style:font-weight-complex="bold"/>
    </style:style>
    <style:style style:name="P56" style:family="paragraph" style:parent-style-name="Standard">
      <style:paragraph-properties fo:text-align="start" style:justify-single-word="false">
        <style:tab-stops/>
      </style:paragraph-properties>
      <style:text-properties style:text-position="0% 100%" fo:font-weight="bold" officeooo:rsid="0037d582" officeooo:paragraph-rsid="0037d582" style:font-weight-asian="bold" style:font-weight-complex="bold"/>
    </style:style>
    <style:style style:name="P57" style:family="paragraph" style:parent-style-name="Standard">
      <style:paragraph-properties fo:text-align="start" style:justify-single-word="false">
        <style:tab-stops/>
      </style:paragraph-properties>
      <style:text-properties style:text-position="0% 100%" fo:font-weight="bold" officeooo:rsid="0041ee85" officeooo:paragraph-rsid="0041ee85" style:font-weight-asian="bold" style:font-weight-complex="bold"/>
    </style:style>
    <style:style style:name="P58" style:family="paragraph" style:parent-style-name="Standard">
      <style:paragraph-properties fo:text-align="start" style:justify-single-word="false">
        <style:tab-stops/>
      </style:paragraph-properties>
      <style:text-properties style:text-position="0% 100%" fo:font-weight="bold" officeooo:rsid="004302f2" officeooo:paragraph-rsid="004302f2" style:font-weight-asian="bold" style:font-weight-complex="bold"/>
    </style:style>
    <style:style style:name="P59" style:family="paragraph" style:parent-style-name="Standard">
      <style:paragraph-properties fo:text-align="start" style:justify-single-word="false">
        <style:tab-stops/>
      </style:paragraph-properties>
      <style:text-properties style:text-position="0% 100%" fo:font-weight="bold" officeooo:rsid="004496ae" officeooo:paragraph-rsid="004496ae" style:font-weight-asian="bold" style:font-weight-complex="bold"/>
    </style:style>
    <style:style style:name="P60" style:family="paragraph" style:parent-style-name="Standard">
      <style:paragraph-properties fo:text-align="start" style:justify-single-word="false">
        <style:tab-stops/>
      </style:paragraph-properties>
      <style:text-properties style:text-position="0% 100%" fo:font-weight="bold" officeooo:rsid="004496ae" officeooo:paragraph-rsid="00455465" style:font-weight-asian="bold" style:font-weight-complex="bold"/>
    </style:style>
    <style:style style:name="P61" style:family="paragraph" style:parent-style-name="Standard">
      <style:paragraph-properties fo:text-align="start" style:justify-single-word="false">
        <style:tab-stops/>
      </style:paragraph-properties>
      <style:text-properties style:text-position="0% 100%" fo:font-weight="bold" officeooo:rsid="004496ae" officeooo:paragraph-rsid="00463c5d" style:font-weight-asian="bold" style:font-weight-complex="bold"/>
    </style:style>
    <style:style style:name="P62" style:family="paragraph" style:parent-style-name="Standard">
      <style:paragraph-properties fo:text-align="start" style:justify-single-word="false">
        <style:tab-stops/>
      </style:paragraph-properties>
      <style:text-properties style:text-position="0% 100%" fo:font-weight="bold" officeooo:rsid="00481954" officeooo:paragraph-rsid="00481954" style:font-weight-asian="bold" style:font-weight-complex="bold"/>
    </style:style>
    <style:style style:name="P63" style:family="paragraph" style:parent-style-name="Standard">
      <style:paragraph-properties fo:text-align="start" style:justify-single-word="false">
        <style:tab-stops/>
      </style:paragraph-properties>
      <style:text-properties style:text-position="0% 100%" fo:font-weight="bold" officeooo:rsid="004a8421" officeooo:paragraph-rsid="004a8421" style:font-weight-asian="bold" style:font-weight-complex="bold"/>
    </style:style>
    <style:style style:name="P64" style:family="paragraph" style:parent-style-name="Standard">
      <style:paragraph-properties fo:text-align="start" style:justify-single-word="false">
        <style:tab-stops/>
      </style:paragraph-properties>
      <style:text-properties style:text-position="0% 100%" fo:font-weight="bold" officeooo:rsid="004a8421" officeooo:paragraph-rsid="004bde3d" style:font-weight-asian="bold" style:font-weight-complex="bold"/>
    </style:style>
    <style:style style:name="P65" style:family="paragraph" style:parent-style-name="Standard">
      <style:paragraph-properties fo:text-align="start" style:justify-single-word="false">
        <style:tab-stops/>
      </style:paragraph-properties>
      <style:text-properties style:text-position="0% 100%" fo:font-weight="bold" officeooo:rsid="004df948" officeooo:paragraph-rsid="004df948" style:font-weight-asian="bold" style:font-weight-complex="bold"/>
    </style:style>
    <style:style style:name="P66" style:family="paragraph" style:parent-style-name="Standard">
      <style:paragraph-properties fo:text-align="start" style:justify-single-word="false">
        <style:tab-stops/>
      </style:paragraph-properties>
      <style:text-properties style:text-position="0% 100%" fo:font-weight="bold" officeooo:rsid="004df948" officeooo:paragraph-rsid="004ff5db" style:font-weight-asian="bold" style:font-weight-complex="bold"/>
    </style:style>
    <style:style style:name="P67" style:family="paragraph" style:parent-style-name="Standard">
      <style:paragraph-properties fo:text-align="start" style:justify-single-word="false">
        <style:tab-stops/>
      </style:paragraph-properties>
      <style:text-properties style:text-position="0% 100%" fo:font-weight="bold" officeooo:rsid="004df948" officeooo:paragraph-rsid="00507ea9" style:font-weight-asian="bold" style:font-weight-complex="bold"/>
    </style:style>
    <style:style style:name="P68" style:family="paragraph" style:parent-style-name="Standard">
      <style:paragraph-properties fo:text-align="start" style:justify-single-word="false">
        <style:tab-stops/>
      </style:paragraph-properties>
      <style:text-properties style:text-position="0% 100%" fo:font-weight="bold" officeooo:rsid="00507ea9" officeooo:paragraph-rsid="00507ea9" style:font-weight-asian="bold" style:font-weight-complex="bold"/>
    </style:style>
    <style:style style:name="P69" style:family="paragraph" style:parent-style-name="Standard">
      <style:paragraph-properties fo:text-align="start" style:justify-single-word="false">
        <style:tab-stops/>
      </style:paragraph-properties>
      <style:text-properties style:text-position="0% 100%" fo:font-weight="bold" officeooo:rsid="00507ea9" officeooo:paragraph-rsid="0050e53b" style:font-weight-asian="bold" style:font-weight-complex="bold"/>
    </style:style>
    <style:style style:name="P70" style:family="paragraph" style:parent-style-name="Standard">
      <style:paragraph-properties fo:text-align="start" style:justify-single-word="false">
        <style:tab-stops/>
      </style:paragraph-properties>
      <style:text-properties style:text-position="0% 100%" fo:font-weight="bold" officeooo:rsid="00507ea9" officeooo:paragraph-rsid="005126f8" style:font-weight-asian="bold" style:font-weight-complex="bold"/>
    </style:style>
    <style:style style:name="P71" style:family="paragraph" style:parent-style-name="Standard">
      <style:paragraph-properties fo:text-align="start" style:justify-single-word="false">
        <style:tab-stops/>
      </style:paragraph-properties>
      <style:text-properties style:text-position="0% 100%" fo:font-weight="bold" officeooo:rsid="00507ea9" officeooo:paragraph-rsid="00530a72" style:font-weight-asian="bold" style:font-weight-complex="bold"/>
    </style:style>
    <style:style style:name="P72" style:family="paragraph" style:parent-style-name="Standard">
      <style:paragraph-properties fo:text-align="start" style:justify-single-word="false">
        <style:tab-stops/>
      </style:paragraph-properties>
      <style:text-properties style:text-position="0% 100%" fo:font-weight="bold" officeooo:rsid="00530a72" officeooo:paragraph-rsid="00530a72" style:font-weight-asian="bold" style:font-weight-complex="bold"/>
    </style:style>
    <style:style style:name="P73" style:family="paragraph" style:parent-style-name="Standard">
      <style:paragraph-properties fo:text-align="start" style:justify-single-word="false">
        <style:tab-stops/>
      </style:paragraph-properties>
      <style:text-properties style:text-position="0% 100%" fo:font-weight="bold" officeooo:rsid="008d57fe" officeooo:paragraph-rsid="008d57fe" style:font-weight-asian="bold" style:font-weight-complex="bold"/>
    </style:style>
    <style:style style:name="P74" style:family="paragraph" style:parent-style-name="Standard">
      <style:paragraph-properties fo:text-align="start" style:justify-single-word="false">
        <style:tab-stops/>
      </style:paragraph-properties>
      <style:text-properties style:text-position="0% 100%" officeooo:rsid="003b6422" officeooo:paragraph-rsid="003b6422"/>
    </style:style>
    <style:style style:name="P75" style:family="paragraph" style:parent-style-name="Standard">
      <style:paragraph-properties fo:text-align="start" style:justify-single-word="false">
        <style:tab-stops/>
      </style:paragraph-properties>
      <style:text-properties style:text-position="0% 100%" officeooo:rsid="003cf661" officeooo:paragraph-rsid="003cf661"/>
    </style:style>
    <style:style style:name="P76" style:family="paragraph" style:parent-style-name="Standard">
      <style:paragraph-properties fo:text-align="start" style:justify-single-word="false">
        <style:tab-stops/>
      </style:paragraph-properties>
      <style:text-properties style:text-position="0% 100%" officeooo:rsid="003d3691" officeooo:paragraph-rsid="003d3691"/>
    </style:style>
    <style:style style:name="P77" style:family="paragraph" style:parent-style-name="Standard">
      <style:paragraph-properties fo:text-align="start" style:justify-single-word="false">
        <style:tab-stops/>
      </style:paragraph-properties>
      <style:text-properties style:text-position="0% 100%" officeooo:rsid="004ff5db" officeooo:paragraph-rsid="004ff5db"/>
    </style:style>
    <style:style style:name="P78" style:family="paragraph" style:parent-style-name="Standard">
      <style:paragraph-properties fo:text-align="start" style:justify-single-word="false">
        <style:tab-stops/>
      </style:paragraph-properties>
      <style:text-properties style:text-position="0% 100%" officeooo:rsid="0050e53b" officeooo:paragraph-rsid="0050e53b"/>
    </style:style>
    <style:style style:name="P79" style:family="paragraph" style:parent-style-name="Standard">
      <style:text-properties style:text-position="0% 100%" officeooo:paragraph-rsid="001e700d"/>
    </style:style>
    <style:style style:name="P80" style:family="paragraph" style:parent-style-name="Standard">
      <style:text-properties style:text-position="0% 100%" officeooo:paragraph-rsid="0021b413"/>
    </style:style>
    <style:style style:name="P81" style:family="paragraph" style:parent-style-name="Standard">
      <style:text-properties style:text-position="0% 100%" officeooo:paragraph-rsid="002515f3"/>
    </style:style>
    <style:style style:name="P82" style:family="paragraph" style:parent-style-name="Standard">
      <style:text-properties style:text-position="0% 100%" officeooo:paragraph-rsid="0026013a"/>
    </style:style>
    <style:style style:name="P83" style:family="paragraph" style:parent-style-name="Standard">
      <style:text-properties style:text-position="0% 100%" officeooo:paragraph-rsid="002325e6"/>
    </style:style>
    <style:style style:name="P84" style:family="paragraph" style:parent-style-name="Standard">
      <style:paragraph-properties fo:text-align="start" style:justify-single-word="false">
        <style:tab-stops/>
      </style:paragraph-properties>
      <style:text-properties style:text-position="0% 100%" officeooo:rsid="012b988e" officeooo:paragraph-rsid="012b988e"/>
    </style:style>
    <style:style style:name="P85" style:family="paragraph" style:parent-style-name="Standard">
      <style:text-properties style:text-position="0% 100%" officeooo:paragraph-rsid="00186dfa"/>
    </style:style>
    <style:style style:name="P86" style:family="paragraph" style:parent-style-name="Standard">
      <style:text-properties style:text-position="0% 100%" officeooo:paragraph-rsid="0019b13d"/>
    </style:style>
    <style:style style:name="P87" style:family="paragraph" style:parent-style-name="Standard">
      <style:text-properties style:text-position="0% 100%" officeooo:paragraph-rsid="001b79cc"/>
    </style:style>
    <style:style style:name="P88" style:family="paragraph" style:parent-style-name="Standard">
      <style:text-properties style:text-position="0% 100%" officeooo:paragraph-rsid="001c9182"/>
    </style:style>
    <style:style style:name="P89" style:family="paragraph" style:parent-style-name="Standard">
      <style:paragraph-properties fo:text-align="start" style:justify-single-word="false">
        <style:tab-stops/>
      </style:paragraph-properties>
      <style:text-properties style:text-position="0% 100%" officeooo:rsid="0152a68e" officeooo:paragraph-rsid="0152a68e"/>
    </style:style>
    <style:style style:name="P90" style:family="paragraph" style:parent-style-name="Standard">
      <style:paragraph-properties fo:text-align="start" style:justify-single-word="false">
        <style:tab-stops/>
      </style:paragraph-properties>
      <style:text-properties style:text-position="0% 100%" officeooo:rsid="0152a68e" officeooo:paragraph-rsid="02099232"/>
    </style:style>
    <style:style style:name="P91" style:family="paragraph" style:parent-style-name="Standard">
      <style:paragraph-properties fo:text-align="start" style:justify-single-word="false">
        <style:tab-stops/>
      </style:paragraph-properties>
      <style:text-properties style:text-position="0% 100%" officeooo:rsid="0152a68e" officeooo:paragraph-rsid="020b8a78"/>
    </style:style>
    <style:style style:name="P92" style:family="paragraph" style:parent-style-name="Standard">
      <style:paragraph-properties fo:text-align="start" style:justify-single-word="false">
        <style:tab-stops/>
      </style:paragraph-properties>
      <style:text-properties style:text-position="0% 100%" officeooo:rsid="0154099b" officeooo:paragraph-rsid="0154099b"/>
    </style:style>
    <style:style style:name="P93" style:family="paragraph" style:parent-style-name="Standard">
      <style:paragraph-properties fo:text-align="start" style:justify-single-word="false">
        <style:tab-stops/>
      </style:paragraph-properties>
      <style:text-properties style:text-position="0% 100%" officeooo:rsid="0154099b" officeooo:paragraph-rsid="020b8a78"/>
    </style:style>
    <style:style style:name="P94" style:family="paragraph" style:parent-style-name="Standard">
      <style:paragraph-properties fo:text-align="start" style:justify-single-word="false">
        <style:tab-stops/>
      </style:paragraph-properties>
      <style:text-properties style:text-position="0% 100%" officeooo:rsid="0154099b" officeooo:paragraph-rsid="020bffde"/>
    </style:style>
    <style:style style:name="P95" style:family="paragraph" style:parent-style-name="Standard">
      <style:paragraph-properties fo:text-align="start" style:justify-single-word="false">
        <style:tab-stops/>
      </style:paragraph-properties>
      <style:text-properties style:text-position="0% 100%" officeooo:rsid="015412ad" officeooo:paragraph-rsid="015412ad"/>
    </style:style>
    <style:style style:name="P96" style:family="paragraph" style:parent-style-name="Standard">
      <style:paragraph-properties fo:text-align="start" style:justify-single-word="false">
        <style:tab-stops/>
      </style:paragraph-properties>
      <style:text-properties style:text-position="0% 100%" officeooo:rsid="015412ad" officeooo:paragraph-rsid="020bffde"/>
    </style:style>
    <style:style style:name="P97" style:family="paragraph" style:parent-style-name="Standard">
      <style:paragraph-properties fo:text-align="start" style:justify-single-word="false">
        <style:tab-stops/>
      </style:paragraph-properties>
      <style:text-properties style:text-position="0% 100%" officeooo:rsid="015412ad" officeooo:paragraph-rsid="020e1244"/>
    </style:style>
    <style:style style:name="P98" style:family="paragraph" style:parent-style-name="Standard">
      <style:paragraph-properties fo:text-align="start" style:justify-single-word="false">
        <style:tab-stops/>
      </style:paragraph-properties>
      <style:text-properties style:text-position="0% 100%" officeooo:rsid="01561864" officeooo:paragraph-rsid="01561864"/>
    </style:style>
    <style:style style:name="P99" style:family="paragraph" style:parent-style-name="Standard">
      <style:paragraph-properties fo:text-align="start" style:justify-single-word="false">
        <style:tab-stops/>
      </style:paragraph-properties>
      <style:text-properties style:text-position="0% 100%" officeooo:rsid="01561864" officeooo:paragraph-rsid="020eb64b"/>
    </style:style>
    <style:style style:name="P100" style:family="paragraph" style:parent-style-name="Standard">
      <style:paragraph-properties fo:text-align="start" style:justify-single-word="false">
        <style:tab-stops/>
      </style:paragraph-properties>
      <style:text-properties style:text-position="0% 100%" officeooo:rsid="01561864" officeooo:paragraph-rsid="020f6632"/>
    </style:style>
    <style:style style:name="P101" style:family="paragraph" style:parent-style-name="Standard">
      <style:paragraph-properties fo:text-align="start" style:justify-single-word="false">
        <style:tab-stops/>
      </style:paragraph-properties>
      <style:text-properties style:text-position="0% 100%" officeooo:rsid="0157cccc" officeooo:paragraph-rsid="0157cccc"/>
    </style:style>
    <style:style style:name="P102" style:family="paragraph" style:parent-style-name="Standard">
      <style:paragraph-properties fo:text-align="start" style:justify-single-word="false">
        <style:tab-stops/>
      </style:paragraph-properties>
      <style:text-properties style:text-position="0% 100%" officeooo:rsid="0157dd90" officeooo:paragraph-rsid="0157dd90"/>
    </style:style>
    <style:style style:name="P103" style:family="paragraph" style:parent-style-name="Standard">
      <style:paragraph-properties fo:text-align="start" style:justify-single-word="false">
        <style:tab-stops/>
      </style:paragraph-properties>
      <style:text-properties style:text-position="0% 100%" officeooo:rsid="0157dd90" officeooo:paragraph-rsid="0210c4f7"/>
    </style:style>
    <style:style style:name="P104" style:family="paragraph" style:parent-style-name="Standard">
      <style:paragraph-properties fo:text-align="start" style:justify-single-word="false">
        <style:tab-stops/>
      </style:paragraph-properties>
      <style:text-properties style:text-position="0% 100%" officeooo:rsid="0157dd90" officeooo:paragraph-rsid="030e01a4"/>
    </style:style>
    <style:style style:name="P105" style:family="paragraph" style:parent-style-name="Standard">
      <style:paragraph-properties fo:text-align="start" style:justify-single-word="false">
        <style:tab-stops/>
      </style:paragraph-properties>
      <style:text-properties style:text-position="0% 100%" officeooo:rsid="0158e8eb" officeooo:paragraph-rsid="0158e8eb"/>
    </style:style>
    <style:style style:name="P106" style:family="paragraph" style:parent-style-name="Standard">
      <style:paragraph-properties fo:text-align="start" style:justify-single-word="false">
        <style:tab-stops/>
      </style:paragraph-properties>
      <style:text-properties style:text-position="0% 100%" officeooo:rsid="0159c931" officeooo:paragraph-rsid="0159c931"/>
    </style:style>
    <style:style style:name="P107" style:family="paragraph" style:parent-style-name="Standard">
      <style:paragraph-properties fo:text-align="start" style:justify-single-word="false">
        <style:tab-stops/>
      </style:paragraph-properties>
      <style:text-properties style:text-position="0% 100%" officeooo:rsid="0159c931" officeooo:paragraph-rsid="0163450c"/>
    </style:style>
    <style:style style:name="P108" style:family="paragraph" style:parent-style-name="Standard">
      <style:paragraph-properties fo:text-align="start" style:justify-single-word="false">
        <style:tab-stops/>
      </style:paragraph-properties>
      <style:text-properties style:text-position="0% 100%" officeooo:rsid="0159c931" officeooo:paragraph-rsid="0316651c"/>
    </style:style>
    <style:style style:name="P109" style:family="paragraph" style:parent-style-name="Standard">
      <style:paragraph-properties fo:text-align="start" style:justify-single-word="false">
        <style:tab-stops/>
      </style:paragraph-properties>
      <style:text-properties style:text-position="0% 100%" officeooo:rsid="015b4485" officeooo:paragraph-rsid="015b4485"/>
    </style:style>
    <style:style style:name="P110" style:family="paragraph" style:parent-style-name="Standard">
      <style:paragraph-properties fo:text-align="start" style:justify-single-word="false">
        <style:tab-stops/>
      </style:paragraph-properties>
      <style:text-properties style:text-position="0% 100%" officeooo:rsid="015b4485" officeooo:paragraph-rsid="015c8f96"/>
    </style:style>
    <style:style style:name="P111" style:family="paragraph" style:parent-style-name="Standard">
      <style:paragraph-properties fo:text-align="start" style:justify-single-word="false">
        <style:tab-stops/>
      </style:paragraph-properties>
      <style:text-properties style:text-position="0% 100%" officeooo:rsid="01609b2a" officeooo:paragraph-rsid="01609b2a"/>
    </style:style>
    <style:style style:name="P112" style:family="paragraph" style:parent-style-name="Standard">
      <style:paragraph-properties fo:text-align="start" style:justify-single-word="false">
        <style:tab-stops/>
      </style:paragraph-properties>
      <style:text-properties style:text-position="0% 100%" officeooo:rsid="0160d8a7" officeooo:paragraph-rsid="0160d8a7"/>
    </style:style>
    <style:style style:name="P113" style:family="paragraph" style:parent-style-name="Standard">
      <style:paragraph-properties fo:text-align="start" style:justify-single-word="false">
        <style:tab-stops/>
      </style:paragraph-properties>
      <style:text-properties style:text-position="0% 100%" officeooo:rsid="0161c42b" officeooo:paragraph-rsid="0161c42b"/>
    </style:style>
    <style:style style:name="P114" style:family="paragraph" style:parent-style-name="Standard">
      <style:paragraph-properties fo:text-align="start" style:justify-single-word="false">
        <style:tab-stops/>
      </style:paragraph-properties>
      <style:text-properties style:text-position="0% 100%" officeooo:rsid="0161c42b" officeooo:paragraph-rsid="01874923"/>
    </style:style>
    <style:style style:name="P115" style:family="paragraph" style:parent-style-name="Standard">
      <style:paragraph-properties fo:text-align="start" style:justify-single-word="false">
        <style:tab-stops/>
      </style:paragraph-properties>
      <style:text-properties style:text-position="0% 100%" officeooo:rsid="0163450c" officeooo:paragraph-rsid="0163450c"/>
    </style:style>
    <style:style style:name="P116" style:family="paragraph" style:parent-style-name="Standard">
      <style:paragraph-properties fo:text-align="start" style:justify-single-word="false">
        <style:tab-stops/>
      </style:paragraph-properties>
      <style:text-properties style:text-position="0% 100%" officeooo:rsid="0164b13a" officeooo:paragraph-rsid="0164b13a"/>
    </style:style>
    <style:style style:name="P117" style:family="paragraph" style:parent-style-name="Standard">
      <style:paragraph-properties fo:text-align="start" style:justify-single-word="false">
        <style:tab-stops/>
      </style:paragraph-properties>
      <style:text-properties style:text-position="0% 100%" officeooo:rsid="01665d58" officeooo:paragraph-rsid="01665d58"/>
    </style:style>
    <style:style style:name="P118" style:family="paragraph" style:parent-style-name="Standard">
      <style:paragraph-properties fo:text-align="start" style:justify-single-word="false">
        <style:tab-stops/>
      </style:paragraph-properties>
      <style:text-properties style:text-position="0% 100%" officeooo:rsid="01673f06" officeooo:paragraph-rsid="01673f06"/>
    </style:style>
    <style:style style:name="P119" style:family="paragraph" style:parent-style-name="Standard">
      <style:paragraph-properties fo:text-align="start" style:justify-single-word="false">
        <style:tab-stops/>
      </style:paragraph-properties>
      <style:text-properties style:text-position="0% 100%" officeooo:rsid="01673f06" officeooo:paragraph-rsid="01685630"/>
    </style:style>
    <style:style style:name="P120" style:family="paragraph" style:parent-style-name="Standard">
      <style:paragraph-properties fo:text-align="start" style:justify-single-word="false">
        <style:tab-stops/>
      </style:paragraph-properties>
      <style:text-properties style:text-position="0% 100%" officeooo:rsid="016757d0" officeooo:paragraph-rsid="016757d0"/>
    </style:style>
    <style:style style:name="P121" style:family="paragraph" style:parent-style-name="Standard">
      <style:paragraph-properties fo:text-align="start" style:justify-single-word="false">
        <style:tab-stops/>
      </style:paragraph-properties>
      <style:text-properties style:text-position="0% 100%" officeooo:rsid="016b1915" officeooo:paragraph-rsid="016b1915"/>
    </style:style>
    <style:style style:name="P122" style:family="paragraph" style:parent-style-name="Standard">
      <style:paragraph-properties fo:text-align="start" style:justify-single-word="false">
        <style:tab-stops/>
      </style:paragraph-properties>
      <style:text-properties style:text-position="0% 100%" officeooo:rsid="016c4b0f" officeooo:paragraph-rsid="016c4b0f"/>
    </style:style>
    <style:style style:name="P123" style:family="paragraph" style:parent-style-name="Standard">
      <style:paragraph-properties fo:text-align="start" style:justify-single-word="false">
        <style:tab-stops/>
      </style:paragraph-properties>
      <style:text-properties style:text-position="0% 100%" officeooo:rsid="016cd6d2" officeooo:paragraph-rsid="016cd6d2"/>
    </style:style>
    <style:style style:name="P124" style:family="paragraph" style:parent-style-name="Standard">
      <style:paragraph-properties fo:text-align="start" style:justify-single-word="false">
        <style:tab-stops/>
      </style:paragraph-properties>
      <style:text-properties style:text-position="0% 100%" officeooo:rsid="016cd6d2" officeooo:paragraph-rsid="0238769c"/>
    </style:style>
    <style:style style:name="P125" style:family="paragraph" style:parent-style-name="Standard">
      <style:paragraph-properties fo:text-align="start" style:justify-single-word="false">
        <style:tab-stops/>
      </style:paragraph-properties>
      <style:text-properties style:text-position="0% 100%" officeooo:rsid="0170a57d" officeooo:paragraph-rsid="0170a57d"/>
    </style:style>
    <style:style style:name="P126" style:family="paragraph" style:parent-style-name="Standard">
      <style:paragraph-properties fo:text-align="start" style:justify-single-word="false">
        <style:tab-stops/>
      </style:paragraph-properties>
      <style:text-properties style:text-position="0% 100%" officeooo:rsid="01722d65" officeooo:paragraph-rsid="01722d65"/>
    </style:style>
    <style:style style:name="P127" style:family="paragraph" style:parent-style-name="Standard">
      <style:paragraph-properties fo:text-align="start" style:justify-single-word="false">
        <style:tab-stops/>
      </style:paragraph-properties>
      <style:text-properties style:text-position="0% 100%" officeooo:rsid="01731799" officeooo:paragraph-rsid="01731799"/>
    </style:style>
    <style:style style:name="P128" style:family="paragraph" style:parent-style-name="Standard">
      <style:paragraph-properties fo:text-align="start" style:justify-single-word="false">
        <style:tab-stops/>
      </style:paragraph-properties>
      <style:text-properties style:text-position="0% 100%" officeooo:rsid="0174444c" officeooo:paragraph-rsid="0174444c"/>
    </style:style>
    <style:style style:name="P129" style:family="paragraph" style:parent-style-name="Standard">
      <style:paragraph-properties fo:text-align="start" style:justify-single-word="false">
        <style:tab-stops/>
      </style:paragraph-properties>
      <style:text-properties style:text-position="0% 100%" officeooo:rsid="0174444c" officeooo:paragraph-rsid="023a14b9"/>
    </style:style>
    <style:style style:name="P130" style:family="paragraph" style:parent-style-name="Standard">
      <style:paragraph-properties fo:text-align="start" style:justify-single-word="false">
        <style:tab-stops/>
      </style:paragraph-properties>
      <style:text-properties style:text-position="0% 100%" officeooo:rsid="0174444c" officeooo:paragraph-rsid="023ebc36"/>
    </style:style>
    <style:style style:name="P131" style:family="paragraph" style:parent-style-name="Standard">
      <style:paragraph-properties fo:text-align="start" style:justify-single-word="false">
        <style:tab-stops/>
      </style:paragraph-properties>
      <style:text-properties style:text-position="0% 100%" officeooo:rsid="0175381d" officeooo:paragraph-rsid="0175381d"/>
    </style:style>
    <style:style style:name="P132" style:family="paragraph" style:parent-style-name="Standard">
      <style:paragraph-properties fo:text-align="start" style:justify-single-word="false">
        <style:tab-stops/>
      </style:paragraph-properties>
      <style:text-properties style:text-position="0% 100%" officeooo:rsid="0175455d" officeooo:paragraph-rsid="0175455d"/>
    </style:style>
    <style:style style:name="P133" style:family="paragraph" style:parent-style-name="Standard">
      <style:paragraph-properties fo:text-align="start" style:justify-single-word="false">
        <style:tab-stops/>
      </style:paragraph-properties>
      <style:text-properties style:text-position="0% 100%" officeooo:rsid="01755450" officeooo:paragraph-rsid="01755450"/>
    </style:style>
    <style:style style:name="P134" style:family="paragraph" style:parent-style-name="Standard">
      <style:paragraph-properties fo:text-align="start" style:justify-single-word="false">
        <style:tab-stops/>
      </style:paragraph-properties>
      <style:text-properties style:text-position="0% 100%" officeooo:rsid="017616ab" officeooo:paragraph-rsid="017616ab"/>
    </style:style>
    <style:style style:name="P135" style:family="paragraph" style:parent-style-name="Standard">
      <style:paragraph-properties fo:text-align="start" style:justify-single-word="false">
        <style:tab-stops/>
      </style:paragraph-properties>
      <style:text-properties style:text-position="0% 100%" officeooo:rsid="017616ab" officeooo:paragraph-rsid="02402097"/>
    </style:style>
    <style:style style:name="P136" style:family="paragraph" style:parent-style-name="Standard">
      <style:paragraph-properties fo:text-align="start" style:justify-single-word="false">
        <style:tab-stops/>
      </style:paragraph-properties>
      <style:text-properties style:text-position="0% 100%" officeooo:rsid="017d90ff" officeooo:paragraph-rsid="017d90ff"/>
    </style:style>
    <style:style style:name="P137" style:family="paragraph" style:parent-style-name="Standard">
      <style:paragraph-properties fo:text-align="start" style:justify-single-word="false">
        <style:tab-stops/>
      </style:paragraph-properties>
      <style:text-properties style:text-position="0% 100%" officeooo:rsid="017e4551" officeooo:paragraph-rsid="017e4551"/>
    </style:style>
    <style:style style:name="P138" style:family="paragraph" style:parent-style-name="Standard">
      <style:paragraph-properties fo:text-align="start" style:justify-single-word="false">
        <style:tab-stops/>
      </style:paragraph-properties>
      <style:text-properties style:text-position="0% 100%" officeooo:rsid="01802739" officeooo:paragraph-rsid="01802739"/>
    </style:style>
    <style:style style:name="P139" style:family="paragraph" style:parent-style-name="Standard">
      <style:paragraph-properties fo:text-align="start" style:justify-single-word="false">
        <style:tab-stops/>
      </style:paragraph-properties>
      <style:text-properties style:text-position="0% 100%" officeooo:rsid="0181da05" officeooo:paragraph-rsid="0181da05"/>
    </style:style>
    <style:style style:name="P140" style:family="paragraph" style:parent-style-name="Standard">
      <style:paragraph-properties fo:text-align="start" style:justify-single-word="false">
        <style:tab-stops/>
      </style:paragraph-properties>
      <style:text-properties style:text-position="0% 100%" officeooo:rsid="018272af" officeooo:paragraph-rsid="018272af"/>
    </style:style>
    <style:style style:name="P141" style:family="paragraph" style:parent-style-name="Standard">
      <style:paragraph-properties fo:text-align="start" style:justify-single-word="false">
        <style:tab-stops/>
      </style:paragraph-properties>
      <style:text-properties style:text-position="0% 100%" officeooo:rsid="0185ff15" officeooo:paragraph-rsid="0185ff15"/>
    </style:style>
    <style:style style:name="P142" style:family="paragraph" style:parent-style-name="Standard">
      <style:paragraph-properties fo:text-align="start" style:justify-single-word="false">
        <style:tab-stops/>
      </style:paragraph-properties>
      <style:text-properties style:text-position="0% 100%" officeooo:rsid="01874923" officeooo:paragraph-rsid="01874923"/>
    </style:style>
    <style:style style:name="P143" style:family="paragraph" style:parent-style-name="Standard">
      <style:paragraph-properties fo:text-align="start" style:justify-single-word="false">
        <style:tab-stops/>
      </style:paragraph-properties>
      <style:text-properties style:text-position="0% 100%" officeooo:rsid="01880274" officeooo:paragraph-rsid="01880274"/>
    </style:style>
    <style:style style:name="P144" style:family="paragraph" style:parent-style-name="Standard">
      <style:paragraph-properties fo:text-align="start" style:justify-single-word="false">
        <style:tab-stops/>
      </style:paragraph-properties>
      <style:text-properties style:text-position="0% 100%" officeooo:rsid="0191a524" officeooo:paragraph-rsid="0191a524"/>
    </style:style>
    <style:style style:name="P145" style:family="paragraph" style:parent-style-name="Standard">
      <style:paragraph-properties fo:text-align="start" style:justify-single-word="false">
        <style:tab-stops/>
      </style:paragraph-properties>
      <style:text-properties style:text-position="0% 100%" officeooo:rsid="0191a524" officeooo:paragraph-rsid="01a9bfc9"/>
    </style:style>
    <style:style style:name="P146" style:family="paragraph" style:parent-style-name="Standard">
      <style:paragraph-properties fo:text-align="start" style:justify-single-word="false">
        <style:tab-stops/>
      </style:paragraph-properties>
      <style:text-properties style:text-position="0% 100%" officeooo:rsid="01934ac2" officeooo:paragraph-rsid="01934ac2"/>
    </style:style>
    <style:style style:name="P147" style:family="paragraph" style:parent-style-name="Standard">
      <style:paragraph-properties fo:text-align="start" style:justify-single-word="false">
        <style:tab-stops/>
      </style:paragraph-properties>
      <style:text-properties style:text-position="0% 100%" officeooo:rsid="0195b12f" officeooo:paragraph-rsid="01979fc7"/>
    </style:style>
    <style:style style:name="P148" style:family="paragraph" style:parent-style-name="Standard">
      <style:paragraph-properties fo:text-align="start" style:justify-single-word="false">
        <style:tab-stops/>
      </style:paragraph-properties>
      <style:text-properties style:text-position="0% 100%" officeooo:rsid="019893e8" officeooo:paragraph-rsid="019893e8"/>
    </style:style>
    <style:style style:name="P149" style:family="paragraph" style:parent-style-name="Standard">
      <style:paragraph-properties fo:text-align="start" style:justify-single-word="false">
        <style:tab-stops/>
      </style:paragraph-properties>
      <style:text-properties style:text-position="0% 100%" officeooo:rsid="019a6861" officeooo:paragraph-rsid="019a6861"/>
    </style:style>
    <style:style style:name="P150" style:family="paragraph" style:parent-style-name="Standard">
      <style:paragraph-properties fo:text-align="start" style:justify-single-word="false">
        <style:tab-stops/>
      </style:paragraph-properties>
      <style:text-properties style:text-position="0% 100%" officeooo:rsid="019a6861" officeooo:paragraph-rsid="0254c458"/>
    </style:style>
    <style:style style:name="P151" style:family="paragraph" style:parent-style-name="Standard">
      <style:paragraph-properties fo:text-align="start" style:justify-single-word="false">
        <style:tab-stops/>
      </style:paragraph-properties>
      <style:text-properties style:text-position="0% 100%" officeooo:rsid="019d01b5" officeooo:paragraph-rsid="019d01b5"/>
    </style:style>
    <style:style style:name="P152" style:family="paragraph" style:parent-style-name="Standard">
      <style:paragraph-properties fo:text-align="start" style:justify-single-word="false">
        <style:tab-stops/>
      </style:paragraph-properties>
      <style:text-properties style:text-position="0% 100%" officeooo:rsid="019e1efa" officeooo:paragraph-rsid="019e1efa"/>
    </style:style>
    <style:style style:name="P153" style:family="paragraph" style:parent-style-name="Standard">
      <style:paragraph-properties fo:text-align="start" style:justify-single-word="false">
        <style:tab-stops/>
      </style:paragraph-properties>
      <style:text-properties style:text-position="0% 100%" officeooo:rsid="019e1efa" officeooo:paragraph-rsid="01b811a1"/>
    </style:style>
    <style:style style:name="P154" style:family="paragraph" style:parent-style-name="Standard">
      <style:paragraph-properties fo:text-align="start" style:justify-single-word="false">
        <style:tab-stops/>
      </style:paragraph-properties>
      <style:text-properties style:text-position="0% 100%" officeooo:rsid="019e1efa" officeooo:paragraph-rsid="01bd2647"/>
    </style:style>
    <style:style style:name="P155" style:family="paragraph" style:parent-style-name="Standard">
      <style:paragraph-properties fo:text-align="start" style:justify-single-word="false">
        <style:tab-stops/>
      </style:paragraph-properties>
      <style:text-properties style:text-position="0% 100%" officeooo:rsid="019e1efa" officeooo:paragraph-rsid="0274fe6d"/>
    </style:style>
    <style:style style:name="P156" style:family="paragraph" style:parent-style-name="Standard">
      <style:paragraph-properties fo:text-align="start" style:justify-single-word="false">
        <style:tab-stops/>
      </style:paragraph-properties>
      <style:text-properties style:text-position="0% 100%" officeooo:rsid="019f610f" officeooo:paragraph-rsid="019f610f"/>
    </style:style>
    <style:style style:name="P157" style:family="paragraph" style:parent-style-name="Standard">
      <style:paragraph-properties fo:text-align="start" style:justify-single-word="false">
        <style:tab-stops/>
      </style:paragraph-properties>
      <style:text-properties style:text-position="0% 100%" officeooo:rsid="019f610f" officeooo:paragraph-rsid="01a0c13b"/>
    </style:style>
    <style:style style:name="P158" style:family="paragraph" style:parent-style-name="Standard">
      <style:paragraph-properties fo:text-align="start" style:justify-single-word="false">
        <style:tab-stops/>
      </style:paragraph-properties>
      <style:text-properties style:text-position="0% 100%" officeooo:rsid="01a0c13b" officeooo:paragraph-rsid="01a0c13b"/>
    </style:style>
    <style:style style:name="P159" style:family="paragraph" style:parent-style-name="Standard">
      <style:paragraph-properties fo:text-align="start" style:justify-single-word="false">
        <style:tab-stops/>
      </style:paragraph-properties>
      <style:text-properties style:text-position="0% 100%" officeooo:rsid="01a0c13b" officeooo:paragraph-rsid="01a35e1e"/>
    </style:style>
    <style:style style:name="P160" style:family="paragraph" style:parent-style-name="Standard">
      <style:paragraph-properties fo:text-align="start" style:justify-single-word="false">
        <style:tab-stops/>
      </style:paragraph-properties>
      <style:text-properties style:text-position="0% 100%" officeooo:rsid="01a0c13b" officeooo:paragraph-rsid="01a3c042"/>
    </style:style>
    <style:style style:name="P161" style:family="paragraph" style:parent-style-name="Standard">
      <style:paragraph-properties fo:text-align="start" style:justify-single-word="false">
        <style:tab-stops/>
      </style:paragraph-properties>
      <style:text-properties style:text-position="0% 100%" officeooo:rsid="01a6a814" officeooo:paragraph-rsid="01a6a814"/>
    </style:style>
    <style:style style:name="P162" style:family="paragraph" style:parent-style-name="Standard">
      <style:paragraph-properties fo:text-align="start" style:justify-single-word="false">
        <style:tab-stops/>
      </style:paragraph-properties>
      <style:text-properties style:text-position="0% 100%" officeooo:rsid="01a6a814" officeooo:paragraph-rsid="01a7cf3c"/>
    </style:style>
    <style:style style:name="P163" style:family="paragraph" style:parent-style-name="Standard">
      <style:paragraph-properties fo:text-align="start" style:justify-single-word="false">
        <style:tab-stops/>
      </style:paragraph-properties>
      <style:text-properties style:text-position="0% 100%" officeooo:rsid="01a95e91" officeooo:paragraph-rsid="01a95e91"/>
    </style:style>
    <style:style style:name="P164" style:family="paragraph" style:parent-style-name="Standard">
      <style:paragraph-properties fo:text-align="start" style:justify-single-word="false">
        <style:tab-stops/>
      </style:paragraph-properties>
      <style:text-properties style:text-position="0% 100%" officeooo:rsid="01a9bfc9" officeooo:paragraph-rsid="01a9bfc9"/>
    </style:style>
    <style:style style:name="P165" style:family="paragraph" style:parent-style-name="Standard">
      <style:paragraph-properties fo:text-align="start" style:justify-single-word="false">
        <style:tab-stops/>
      </style:paragraph-properties>
      <style:text-properties style:text-position="0% 100%" officeooo:rsid="01ab2cc1" officeooo:paragraph-rsid="01ab2cc1"/>
    </style:style>
    <style:style style:name="P166" style:family="paragraph" style:parent-style-name="Standard">
      <style:paragraph-properties fo:text-align="start" style:justify-single-word="false">
        <style:tab-stops/>
      </style:paragraph-properties>
      <style:text-properties style:text-position="0% 100%" officeooo:rsid="01ab2cc1" officeooo:paragraph-rsid="01af165b"/>
    </style:style>
    <style:style style:name="P167" style:family="paragraph" style:parent-style-name="Standard">
      <style:paragraph-properties fo:text-align="start" style:justify-single-word="false">
        <style:tab-stops/>
      </style:paragraph-properties>
      <style:text-properties style:text-position="0% 100%" officeooo:rsid="01ab2cc1" officeooo:paragraph-rsid="01b0b4da"/>
    </style:style>
    <style:style style:name="P168" style:family="paragraph" style:parent-style-name="Standard">
      <style:paragraph-properties fo:text-align="start" style:justify-single-word="false">
        <style:tab-stops/>
      </style:paragraph-properties>
      <style:text-properties style:text-position="0% 100%" officeooo:rsid="01ab2cc1" officeooo:paragraph-rsid="01b175a2"/>
    </style:style>
    <style:style style:name="P169" style:family="paragraph" style:parent-style-name="Standard">
      <style:paragraph-properties fo:text-align="start" style:justify-single-word="false">
        <style:tab-stops/>
      </style:paragraph-properties>
      <style:text-properties style:text-position="0% 100%" officeooo:rsid="01ad1f67" officeooo:paragraph-rsid="01ad1f67"/>
    </style:style>
    <style:style style:name="P170" style:family="paragraph" style:parent-style-name="Standard">
      <style:paragraph-properties fo:text-align="start" style:justify-single-word="false">
        <style:tab-stops/>
      </style:paragraph-properties>
      <style:text-properties style:text-position="0% 100%" officeooo:rsid="01af165b" officeooo:paragraph-rsid="01af165b"/>
    </style:style>
    <style:style style:name="P171" style:family="paragraph" style:parent-style-name="Standard">
      <style:paragraph-properties fo:text-align="start" style:justify-single-word="false">
        <style:tab-stops/>
      </style:paragraph-properties>
      <style:text-properties style:text-position="0% 100%" officeooo:rsid="01b0b4da" officeooo:paragraph-rsid="01b0b4da"/>
    </style:style>
    <style:style style:name="P172" style:family="paragraph" style:parent-style-name="Standard">
      <style:paragraph-properties fo:text-align="start" style:justify-single-word="false">
        <style:tab-stops/>
      </style:paragraph-properties>
      <style:text-properties style:text-position="0% 100%" officeooo:rsid="01b175a2" officeooo:paragraph-rsid="01b175a2"/>
    </style:style>
    <style:style style:name="P173" style:family="paragraph" style:parent-style-name="Standard">
      <style:paragraph-properties fo:text-align="start" style:justify-single-word="false">
        <style:tab-stops/>
      </style:paragraph-properties>
      <style:text-properties style:text-position="0% 100%" officeooo:rsid="01b2696c" officeooo:paragraph-rsid="01b2696c"/>
    </style:style>
    <style:style style:name="P174" style:family="paragraph" style:parent-style-name="Standard">
      <style:paragraph-properties fo:text-align="start" style:justify-single-word="false">
        <style:tab-stops/>
      </style:paragraph-properties>
      <style:text-properties style:text-position="0% 100%" officeooo:rsid="01b3fcf8" officeooo:paragraph-rsid="01b3fcf8"/>
    </style:style>
    <style:style style:name="P175" style:family="paragraph" style:parent-style-name="Standard">
      <style:paragraph-properties fo:text-align="start" style:justify-single-word="false">
        <style:tab-stops/>
      </style:paragraph-properties>
      <style:text-properties style:text-position="0% 100%" officeooo:rsid="01b58d1f" officeooo:paragraph-rsid="01b58d1f"/>
    </style:style>
    <style:style style:name="P176" style:family="paragraph" style:parent-style-name="Standard">
      <style:paragraph-properties fo:text-align="start" style:justify-single-word="false">
        <style:tab-stops/>
      </style:paragraph-properties>
      <style:text-properties style:text-position="0% 100%" officeooo:rsid="01b811a1" officeooo:paragraph-rsid="01b811a1"/>
    </style:style>
    <style:style style:name="P177" style:family="paragraph" style:parent-style-name="Standard">
      <style:paragraph-properties fo:text-align="start" style:justify-single-word="false">
        <style:tab-stops/>
      </style:paragraph-properties>
      <style:text-properties style:text-position="0% 100%" officeooo:rsid="01bdfbf3" officeooo:paragraph-rsid="01bdfbf3"/>
    </style:style>
    <style:style style:name="P178" style:family="paragraph" style:parent-style-name="Standard">
      <style:paragraph-properties fo:text-align="start" style:justify-single-word="false">
        <style:tab-stops/>
      </style:paragraph-properties>
      <style:text-properties style:text-position="0% 100%" officeooo:rsid="022baadf" officeooo:paragraph-rsid="022baadf"/>
    </style:style>
    <style:style style:name="P179" style:family="paragraph" style:parent-style-name="Standard">
      <style:paragraph-properties fo:text-align="start" style:justify-single-word="false">
        <style:tab-stops/>
      </style:paragraph-properties>
      <style:text-properties style:text-position="0% 100%" officeooo:rsid="0161eea2" officeooo:paragraph-rsid="022c6b8c"/>
    </style:style>
    <style:style style:name="P180" style:family="paragraph" style:parent-style-name="Standard">
      <style:paragraph-properties fo:text-align="start" style:justify-single-word="false">
        <style:tab-stops/>
      </style:paragraph-properties>
      <style:text-properties style:text-position="0% 100%" officeooo:rsid="022e2597" officeooo:paragraph-rsid="022e2597"/>
    </style:style>
    <style:style style:name="P181" style:family="paragraph" style:parent-style-name="Standard">
      <style:paragraph-properties fo:text-align="start" style:justify-single-word="false">
        <style:tab-stops/>
      </style:paragraph-properties>
      <style:text-properties style:text-position="0% 100%" officeooo:rsid="022f7c83" officeooo:paragraph-rsid="022f7c83"/>
    </style:style>
    <style:style style:name="P182" style:family="paragraph" style:parent-style-name="Standard">
      <style:paragraph-properties fo:text-align="start" style:justify-single-word="false">
        <style:tab-stops/>
      </style:paragraph-properties>
      <style:text-properties style:text-position="0% 100%" officeooo:rsid="023af699" officeooo:paragraph-rsid="023af699"/>
    </style:style>
    <style:style style:name="P183" style:family="paragraph" style:parent-style-name="Standard">
      <style:paragraph-properties fo:text-align="start" style:justify-single-word="false">
        <style:tab-stops/>
      </style:paragraph-properties>
      <style:text-properties style:text-position="0% 100%" officeooo:rsid="023b1882" officeooo:paragraph-rsid="023b1882"/>
    </style:style>
    <style:style style:name="P184" style:family="paragraph" style:parent-style-name="Standard">
      <style:paragraph-properties fo:text-align="start" style:justify-single-word="false">
        <style:tab-stops/>
      </style:paragraph-properties>
      <style:text-properties style:text-position="0% 100%" officeooo:rsid="025b1a82" officeooo:paragraph-rsid="025b1a82"/>
    </style:style>
    <style:style style:name="P185" style:family="paragraph" style:parent-style-name="Standard">
      <style:paragraph-properties fo:text-align="start" style:justify-single-word="false">
        <style:tab-stops/>
      </style:paragraph-properties>
      <style:text-properties officeooo:rsid="0055f861" officeooo:paragraph-rsid="0055f861"/>
    </style:style>
    <style:style style:name="P186" style:family="paragraph" style:parent-style-name="Standard">
      <style:paragraph-properties fo:text-align="start" style:justify-single-word="false">
        <style:tab-stops/>
      </style:paragraph-properties>
      <style:text-properties officeooo:rsid="00561b0e" officeooo:paragraph-rsid="00561b0e"/>
    </style:style>
    <style:style style:name="P187" style:family="paragraph" style:parent-style-name="Standard">
      <style:paragraph-properties fo:text-align="start" style:justify-single-word="false">
        <style:tab-stops/>
      </style:paragraph-properties>
      <style:text-properties officeooo:rsid="0058de72" officeooo:paragraph-rsid="0058de72"/>
    </style:style>
    <style:style style:name="P188" style:family="paragraph" style:parent-style-name="Standard">
      <style:paragraph-properties fo:text-align="start" style:justify-single-word="false">
        <style:tab-stops/>
      </style:paragraph-properties>
      <style:text-properties officeooo:rsid="0058de72" officeooo:paragraph-rsid="005aede7"/>
    </style:style>
    <style:style style:name="P189" style:family="paragraph" style:parent-style-name="Standard">
      <style:paragraph-properties fo:text-align="start" style:justify-single-word="false">
        <style:tab-stops/>
      </style:paragraph-properties>
      <style:text-properties officeooo:rsid="005a23a2" officeooo:paragraph-rsid="005aede7"/>
    </style:style>
    <style:style style:name="P190" style:family="paragraph" style:parent-style-name="Standard">
      <style:paragraph-properties fo:text-align="start" style:justify-single-word="false">
        <style:tab-stops/>
      </style:paragraph-properties>
      <style:text-properties officeooo:rsid="005c00a6" officeooo:paragraph-rsid="005c00a6"/>
    </style:style>
    <style:style style:name="P191" style:family="paragraph" style:parent-style-name="Standard">
      <style:paragraph-properties fo:text-align="start" style:justify-single-word="false">
        <style:tab-stops/>
      </style:paragraph-properties>
      <style:text-properties officeooo:rsid="006ca959" officeooo:paragraph-rsid="006ec833"/>
    </style:style>
    <style:style style:name="P192" style:family="paragraph" style:parent-style-name="Standard">
      <style:paragraph-properties fo:text-align="start" style:justify-single-word="false">
        <style:tab-stops/>
      </style:paragraph-properties>
      <style:text-properties officeooo:rsid="0078a132" officeooo:paragraph-rsid="0078a132"/>
    </style:style>
    <style:style style:name="P193" style:family="paragraph" style:parent-style-name="Standard">
      <style:paragraph-properties fo:text-align="start" style:justify-single-word="false">
        <style:tab-stops/>
      </style:paragraph-properties>
      <style:text-properties officeooo:rsid="0078a132" officeooo:paragraph-rsid="007931d9"/>
    </style:style>
    <style:style style:name="P194" style:family="paragraph" style:parent-style-name="Standard">
      <style:paragraph-properties fo:text-align="start" style:justify-single-word="false">
        <style:tab-stops/>
      </style:paragraph-properties>
      <style:text-properties officeooo:rsid="007bb10b" officeooo:paragraph-rsid="007e5729"/>
    </style:style>
    <style:style style:name="P195" style:family="paragraph" style:parent-style-name="Standard">
      <style:paragraph-properties fo:text-align="start" style:justify-single-word="false">
        <style:tab-stops/>
      </style:paragraph-properties>
      <style:text-properties officeooo:rsid="007bb10b" officeooo:paragraph-rsid="007f9bea"/>
    </style:style>
    <style:style style:name="P196" style:family="paragraph" style:parent-style-name="Standard">
      <style:paragraph-properties fo:text-align="start" style:justify-single-word="false">
        <style:tab-stops/>
      </style:paragraph-properties>
      <style:text-properties officeooo:rsid="007bb10b" officeooo:paragraph-rsid="007fd3b5"/>
    </style:style>
    <style:style style:name="P197" style:family="paragraph" style:parent-style-name="Standard">
      <style:paragraph-properties fo:text-align="start" style:justify-single-word="false">
        <style:tab-stops/>
      </style:paragraph-properties>
      <style:text-properties officeooo:rsid="007cb0f9" officeooo:paragraph-rsid="007cb0f9"/>
    </style:style>
    <style:style style:name="P198" style:family="paragraph" style:parent-style-name="Standard">
      <style:paragraph-properties fo:text-align="start" style:justify-single-word="false">
        <style:tab-stops/>
      </style:paragraph-properties>
      <style:text-properties officeooo:rsid="00837964" officeooo:paragraph-rsid="00837964"/>
    </style:style>
    <style:style style:name="P199" style:family="paragraph" style:parent-style-name="Standard">
      <style:paragraph-properties fo:text-align="start" style:justify-single-word="false">
        <style:tab-stops/>
      </style:paragraph-properties>
      <style:text-properties officeooo:rsid="00837964" officeooo:paragraph-rsid="0127fc44"/>
    </style:style>
    <style:style style:name="P200" style:family="paragraph" style:parent-style-name="Standard">
      <style:paragraph-properties fo:text-align="start" style:justify-single-word="false">
        <style:tab-stops/>
      </style:paragraph-properties>
      <style:text-properties officeooo:rsid="00854eb4" officeooo:paragraph-rsid="0087e74c"/>
    </style:style>
    <style:style style:name="P201" style:family="paragraph" style:parent-style-name="Standard">
      <style:paragraph-properties fo:text-align="start" style:justify-single-word="false">
        <style:tab-stops/>
      </style:paragraph-properties>
      <style:text-properties officeooo:rsid="00854eb4" officeooo:paragraph-rsid="00882f17"/>
    </style:style>
    <style:style style:name="P202" style:family="paragraph" style:parent-style-name="Standard">
      <style:paragraph-properties fo:text-align="start" style:justify-single-word="false">
        <style:tab-stops/>
      </style:paragraph-properties>
      <style:text-properties officeooo:rsid="00854eb4" officeooo:paragraph-rsid="008842b9"/>
    </style:style>
    <style:style style:name="P203" style:family="paragraph" style:parent-style-name="Standard">
      <style:paragraph-properties fo:text-align="start" style:justify-single-word="false">
        <style:tab-stops/>
      </style:paragraph-properties>
      <style:text-properties fo:font-weight="bold" officeooo:rsid="00545f49" officeooo:paragraph-rsid="00545f49" style:font-weight-asian="bold" style:font-weight-complex="bold"/>
    </style:style>
    <style:style style:name="P204" style:family="paragraph" style:parent-style-name="Standard">
      <style:paragraph-properties fo:text-align="start" style:justify-single-word="false">
        <style:tab-stops/>
      </style:paragraph-properties>
      <style:text-properties fo:font-weight="bold" officeooo:rsid="0055f861" officeooo:paragraph-rsid="0055f861" style:font-weight-asian="bold" style:font-weight-complex="bold"/>
    </style:style>
    <style:style style:name="P205" style:family="paragraph" style:parent-style-name="Standard">
      <style:paragraph-properties fo:text-align="start" style:justify-single-word="false">
        <style:tab-stops/>
      </style:paragraph-properties>
      <style:text-properties fo:font-weight="bold" officeooo:rsid="00561b0e" officeooo:paragraph-rsid="00561b0e" style:font-weight-asian="bold" style:font-weight-complex="bold"/>
    </style:style>
    <style:style style:name="P206" style:family="paragraph" style:parent-style-name="Standard">
      <style:paragraph-properties fo:text-align="start" style:justify-single-word="false">
        <style:tab-stops/>
      </style:paragraph-properties>
      <style:text-properties fo:font-weight="bold" officeooo:rsid="00573170" officeooo:paragraph-rsid="00573170" style:font-weight-asian="bold" style:font-weight-complex="bold"/>
    </style:style>
    <style:style style:name="P207" style:family="paragraph" style:parent-style-name="Standard">
      <style:paragraph-properties fo:text-align="start" style:justify-single-word="false">
        <style:tab-stops/>
      </style:paragraph-properties>
      <style:text-properties fo:font-weight="bold" officeooo:rsid="0058de72" officeooo:paragraph-rsid="0058de72" style:font-weight-asian="bold" style:font-weight-complex="bold"/>
    </style:style>
    <style:style style:name="P208" style:family="paragraph" style:parent-style-name="Standard">
      <style:paragraph-properties fo:text-align="start" style:justify-single-word="false">
        <style:tab-stops/>
      </style:paragraph-properties>
      <style:text-properties fo:font-weight="bold" officeooo:rsid="005a23a2" officeooo:paragraph-rsid="005aede7" style:font-weight-asian="bold" style:font-weight-complex="bold"/>
    </style:style>
    <style:style style:name="P209" style:family="paragraph" style:parent-style-name="Standard">
      <style:paragraph-properties fo:text-align="start" style:justify-single-word="false">
        <style:tab-stops/>
      </style:paragraph-properties>
      <style:text-properties fo:font-weight="bold" officeooo:rsid="005c00a6" officeooo:paragraph-rsid="005c00a6" style:font-weight-asian="bold" style:font-weight-complex="bold"/>
    </style:style>
    <style:style style:name="P210" style:family="paragraph" style:parent-style-name="Standard">
      <style:paragraph-properties fo:text-align="start" style:justify-single-word="false">
        <style:tab-stops/>
      </style:paragraph-properties>
      <style:text-properties fo:font-weight="bold" officeooo:rsid="005d9a1b" officeooo:paragraph-rsid="005d9a1b" style:font-weight-asian="bold" style:font-weight-complex="bold"/>
    </style:style>
    <style:style style:name="P211" style:family="paragraph" style:parent-style-name="Standard">
      <style:paragraph-properties fo:text-align="start" style:justify-single-word="false">
        <style:tab-stops/>
      </style:paragraph-properties>
      <style:text-properties fo:font-weight="bold" officeooo:rsid="005d9a1b" officeooo:paragraph-rsid="006139ec" style:font-weight-asian="bold" style:font-weight-complex="bold"/>
    </style:style>
    <style:style style:name="P212" style:family="paragraph" style:parent-style-name="Standard">
      <style:paragraph-properties fo:text-align="start" style:justify-single-word="false">
        <style:tab-stops/>
      </style:paragraph-properties>
      <style:text-properties fo:font-weight="bold" officeooo:rsid="0060033c" officeooo:paragraph-rsid="006139ec" style:font-weight-asian="bold" style:font-weight-complex="bold"/>
    </style:style>
    <style:style style:name="P213" style:family="paragraph" style:parent-style-name="Standard">
      <style:paragraph-properties fo:text-align="start" style:justify-single-word="false">
        <style:tab-stops/>
      </style:paragraph-properties>
      <style:text-properties fo:font-weight="bold" officeooo:rsid="0063106b" officeooo:paragraph-rsid="0063106b" style:font-weight-asian="bold" style:font-weight-complex="bold"/>
    </style:style>
    <style:style style:name="P214" style:family="paragraph" style:parent-style-name="Standard">
      <style:paragraph-properties fo:text-align="start" style:justify-single-word="false">
        <style:tab-stops/>
      </style:paragraph-properties>
      <style:text-properties fo:font-weight="bold" officeooo:rsid="00640fb0" officeooo:paragraph-rsid="006ad64a" style:font-weight-asian="bold" style:font-weight-complex="bold"/>
    </style:style>
    <style:style style:name="P215" style:family="paragraph" style:parent-style-name="Standard">
      <style:paragraph-properties fo:text-align="start" style:justify-single-word="false">
        <style:tab-stops/>
      </style:paragraph-properties>
      <style:text-properties fo:font-weight="bold" officeooo:rsid="00660ee9" officeooo:paragraph-rsid="006ad64a" style:font-weight-asian="bold" style:font-weight-complex="bold"/>
    </style:style>
    <style:style style:name="P216" style:family="paragraph" style:parent-style-name="Standard">
      <style:paragraph-properties fo:text-align="start" style:justify-single-word="false">
        <style:tab-stops/>
      </style:paragraph-properties>
      <style:text-properties fo:font-weight="bold" officeooo:rsid="00665606" officeooo:paragraph-rsid="006ad64a" style:font-weight-asian="bold" style:font-weight-complex="bold"/>
    </style:style>
    <style:style style:name="P217" style:family="paragraph" style:parent-style-name="Standard">
      <style:paragraph-properties fo:text-align="start" style:justify-single-word="false">
        <style:tab-stops/>
      </style:paragraph-properties>
      <style:text-properties fo:font-weight="bold" officeooo:rsid="0067cc15" officeooo:paragraph-rsid="006ad64a" style:font-weight-asian="bold" style:font-weight-complex="bold"/>
    </style:style>
    <style:style style:name="P218" style:family="paragraph" style:parent-style-name="Standard">
      <style:paragraph-properties fo:text-align="start" style:justify-single-word="false">
        <style:tab-stops/>
      </style:paragraph-properties>
      <style:text-properties fo:font-weight="bold" officeooo:rsid="006ca959" officeooo:paragraph-rsid="006ca959" style:font-weight-asian="bold" style:font-weight-complex="bold"/>
    </style:style>
    <style:style style:name="P219" style:family="paragraph" style:parent-style-name="Standard">
      <style:paragraph-properties fo:text-align="start" style:justify-single-word="false">
        <style:tab-stops/>
      </style:paragraph-properties>
      <style:text-properties fo:font-weight="bold" officeooo:rsid="006ca959" officeooo:paragraph-rsid="006e63d4" style:font-weight-asian="bold" style:font-weight-complex="bold"/>
    </style:style>
    <style:style style:name="P220" style:family="paragraph" style:parent-style-name="Standard">
      <style:paragraph-properties fo:text-align="start" style:justify-single-word="false">
        <style:tab-stops/>
      </style:paragraph-properties>
      <style:text-properties fo:font-weight="bold" officeooo:rsid="006ca959" officeooo:paragraph-rsid="006ec833" style:font-weight-asian="bold" style:font-weight-complex="bold"/>
    </style:style>
    <style:style style:name="P221" style:family="paragraph" style:parent-style-name="Standard">
      <style:paragraph-properties fo:text-align="start" style:justify-single-word="false">
        <style:tab-stops/>
      </style:paragraph-properties>
      <style:text-properties fo:font-weight="bold" officeooo:rsid="0078a132" officeooo:paragraph-rsid="0078a132" style:font-weight-asian="bold" style:font-weight-complex="bold"/>
    </style:style>
    <style:style style:name="P222" style:family="paragraph" style:parent-style-name="Standard">
      <style:paragraph-properties fo:text-align="start" style:justify-single-word="false">
        <style:tab-stops/>
      </style:paragraph-properties>
      <style:text-properties fo:font-weight="bold" officeooo:rsid="0078a132" officeooo:paragraph-rsid="007931d9" style:font-weight-asian="bold" style:font-weight-complex="bold"/>
    </style:style>
    <style:style style:name="P223" style:family="paragraph" style:parent-style-name="Standard">
      <style:paragraph-properties fo:text-align="start" style:justify-single-word="false">
        <style:tab-stops/>
      </style:paragraph-properties>
      <style:text-properties fo:font-weight="bold" officeooo:rsid="007ab17d" officeooo:paragraph-rsid="007ab17d" style:font-weight-asian="bold" style:font-weight-complex="bold"/>
    </style:style>
    <style:style style:name="P224" style:family="paragraph" style:parent-style-name="Standard">
      <style:paragraph-properties fo:text-align="start" style:justify-single-word="false">
        <style:tab-stops/>
      </style:paragraph-properties>
      <style:text-properties fo:font-weight="bold" officeooo:rsid="007ab17d" officeooo:paragraph-rsid="007cb0f9" style:font-weight-asian="bold" style:font-weight-complex="bold"/>
    </style:style>
    <style:style style:name="P225" style:family="paragraph" style:parent-style-name="Standard">
      <style:paragraph-properties fo:text-align="start" style:justify-single-word="false">
        <style:tab-stops/>
      </style:paragraph-properties>
      <style:text-properties fo:font-weight="bold" officeooo:rsid="007bb10b" officeooo:paragraph-rsid="007e5729" style:font-weight-asian="bold" style:font-weight-complex="bold"/>
    </style:style>
    <style:style style:name="P226" style:family="paragraph" style:parent-style-name="Standard">
      <style:paragraph-properties fo:text-align="start" style:justify-single-word="false">
        <style:tab-stops/>
      </style:paragraph-properties>
      <style:text-properties fo:font-weight="bold" officeooo:rsid="007bb10b" officeooo:paragraph-rsid="007f9bea" style:font-weight-asian="bold" style:font-weight-complex="bold"/>
    </style:style>
    <style:style style:name="P227" style:family="paragraph" style:parent-style-name="Standard">
      <style:paragraph-properties fo:text-align="start" style:justify-single-word="false">
        <style:tab-stops/>
      </style:paragraph-properties>
      <style:text-properties fo:font-weight="bold" officeooo:rsid="007bb10b" officeooo:paragraph-rsid="007fd3b5" style:font-weight-asian="bold" style:font-weight-complex="bold"/>
    </style:style>
    <style:style style:name="P228" style:family="paragraph" style:parent-style-name="Standard">
      <style:paragraph-properties fo:text-align="start" style:justify-single-word="false">
        <style:tab-stops/>
      </style:paragraph-properties>
      <style:text-properties fo:font-weight="bold" officeooo:rsid="00827b99" officeooo:paragraph-rsid="00827b99" style:font-weight-asian="bold" style:font-weight-complex="bold"/>
    </style:style>
    <style:style style:name="P229" style:family="paragraph" style:parent-style-name="Standard">
      <style:paragraph-properties fo:text-align="start" style:justify-single-word="false">
        <style:tab-stops/>
      </style:paragraph-properties>
      <style:text-properties fo:font-weight="bold" officeooo:rsid="00827b99" officeooo:paragraph-rsid="0082d5db" style:font-weight-asian="bold" style:font-weight-complex="bold"/>
    </style:style>
    <style:style style:name="P230" style:family="paragraph" style:parent-style-name="Standard">
      <style:paragraph-properties fo:text-align="start" style:justify-single-word="false">
        <style:tab-stops/>
      </style:paragraph-properties>
      <style:text-properties fo:font-weight="bold" officeooo:rsid="00837964" officeooo:paragraph-rsid="00837964" style:font-weight-asian="bold" style:font-weight-complex="bold"/>
    </style:style>
    <style:style style:name="P231" style:family="paragraph" style:parent-style-name="Standard">
      <style:paragraph-properties fo:text-align="start" style:justify-single-word="false">
        <style:tab-stops/>
      </style:paragraph-properties>
      <style:text-properties fo:font-weight="bold" officeooo:rsid="00854eb4" officeooo:paragraph-rsid="00854eb4" style:font-weight-asian="bold" style:font-weight-complex="bold"/>
    </style:style>
    <style:style style:name="P232" style:family="paragraph" style:parent-style-name="Standard">
      <style:paragraph-properties fo:text-align="start" style:justify-single-word="false">
        <style:tab-stops/>
      </style:paragraph-properties>
      <style:text-properties fo:font-weight="bold" officeooo:rsid="00854eb4" officeooo:paragraph-rsid="00865122" style:font-weight-asian="bold" style:font-weight-complex="bold"/>
    </style:style>
    <style:style style:name="P233" style:family="paragraph" style:parent-style-name="Standard">
      <style:paragraph-properties fo:text-align="start" style:justify-single-word="false">
        <style:tab-stops/>
      </style:paragraph-properties>
      <style:text-properties fo:font-weight="bold" officeooo:rsid="00854eb4" officeooo:paragraph-rsid="00882f17" style:font-weight-asian="bold" style:font-weight-complex="bold"/>
    </style:style>
    <style:style style:name="P234" style:family="paragraph" style:parent-style-name="Standard">
      <style:paragraph-properties fo:text-align="start" style:justify-single-word="false">
        <style:tab-stops/>
      </style:paragraph-properties>
      <style:text-properties fo:font-weight="bold" officeooo:rsid="00854eb4" officeooo:paragraph-rsid="008842b9" style:font-weight-asian="bold" style:font-weight-complex="bold"/>
    </style:style>
    <style:style style:name="P235" style:family="paragraph" style:parent-style-name="Standard">
      <style:paragraph-properties fo:text-align="start" style:justify-single-word="false">
        <style:tab-stops/>
      </style:paragraph-properties>
      <style:text-properties fo:font-weight="bold" officeooo:rsid="006fb57c" officeooo:paragraph-rsid="0075f452" fo:background-color="transparent" style:font-weight-asian="bold" style:font-weight-complex="bold"/>
    </style:style>
    <style:style style:name="P236" style:family="paragraph" style:parent-style-name="Standard">
      <style:paragraph-properties fo:text-align="start" style:justify-single-word="false">
        <style:tab-stops/>
      </style:paragraph-properties>
      <style:text-properties fo:font-weight="bold" officeooo:rsid="006fb57c" officeooo:paragraph-rsid="0074ce00" fo:background-color="transparent" style:font-weight-asian="bold" style:font-weight-complex="bold"/>
    </style:style>
    <style:style style:name="P237" style:family="paragraph" style:parent-style-name="Standard">
      <style:paragraph-properties fo:text-align="start" style:justify-single-word="false">
        <style:tab-stops/>
      </style:paragraph-properties>
      <style:text-properties fo:font-weight="bold" officeooo:rsid="006fb57c" officeooo:paragraph-rsid="00770105" fo:background-color="transparent" style:font-weight-asian="bold" style:font-weight-complex="bold"/>
    </style:style>
    <style:style style:name="P238" style:family="paragraph" style:parent-style-name="Standard">
      <style:paragraph-properties fo:text-align="start" style:justify-single-word="false">
        <style:tab-stops/>
      </style:paragraph-properties>
      <style:text-properties fo:font-weight="bold" officeooo:rsid="006ef315" officeooo:paragraph-rsid="0074ce00" fo:background-color="transparent" style:font-weight-asian="bold" style:font-weight-complex="bold"/>
    </style:style>
    <style:style style:name="P239" style:family="paragraph" style:parent-style-name="Standard">
      <style:paragraph-properties fo:text-align="start" style:justify-single-word="false">
        <style:tab-stops/>
      </style:paragraph-properties>
      <style:text-properties fo:font-weight="bold" officeooo:rsid="006ef315" officeooo:paragraph-rsid="006ef315" fo:background-color="transparent" style:font-weight-asian="bold" style:font-weight-complex="bold"/>
    </style:style>
    <style:style style:name="P240" style:family="paragraph" style:parent-style-name="Standard">
      <style:paragraph-properties fo:text-align="start" style:justify-single-word="false">
        <style:tab-stops/>
      </style:paragraph-properties>
      <style:text-properties fo:font-weight="bold" officeooo:rsid="00e102aa" officeooo:paragraph-rsid="00e102aa" fo:background-color="transparent" style:font-weight-asian="bold" style:font-weight-complex="bold"/>
    </style:style>
    <style:style style:name="P241" style:family="paragraph" style:parent-style-name="Standard">
      <style:paragraph-properties fo:text-align="start" style:justify-single-word="false">
        <style:tab-stops/>
      </style:paragraph-properties>
      <style:text-properties fo:font-weight="bold" officeooo:rsid="0070e2f8" officeooo:paragraph-rsid="00770105" fo:background-color="transparent" style:font-weight-asian="bold" style:font-weight-complex="bold"/>
    </style:style>
    <style:style style:name="P242" style:family="paragraph" style:parent-style-name="Standard">
      <style:paragraph-properties fo:text-align="start" style:justify-single-word="false">
        <style:tab-stops/>
      </style:paragraph-properties>
      <style:text-properties fo:font-weight="bold" officeooo:rsid="00735881" officeooo:paragraph-rsid="00770105" fo:background-color="transparent" style:font-weight-asian="bold" style:font-weight-complex="bold"/>
    </style:style>
    <style:style style:name="P243" style:family="paragraph" style:parent-style-name="Standard">
      <style:paragraph-properties fo:text-align="start" style:justify-single-word="false">
        <style:tab-stops/>
      </style:paragraph-properties>
      <style:text-properties fo:font-weight="bold" officeooo:rsid="0073bf58" officeooo:paragraph-rsid="00770105" fo:background-color="transparent" style:font-weight-asian="bold" style:font-weight-complex="bold"/>
    </style:style>
    <style:style style:name="P244" style:family="paragraph" style:parent-style-name="Standard">
      <style:paragraph-properties fo:text-align="start" style:justify-single-word="false">
        <style:tab-stops/>
      </style:paragraph-properties>
      <style:text-properties officeooo:rsid="006139ec" officeooo:paragraph-rsid="006139ec"/>
    </style:style>
    <style:style style:name="P245" style:family="paragraph" style:parent-style-name="Standard">
      <style:paragraph-properties fo:text-align="start" style:justify-single-word="false">
        <style:tab-stops/>
      </style:paragraph-properties>
      <style:text-properties officeooo:rsid="006ad64a" officeooo:paragraph-rsid="006ad64a"/>
    </style:style>
    <style:style style:name="P246" style:family="paragraph" style:parent-style-name="Standard">
      <style:paragraph-properties fo:text-align="start" style:justify-single-word="false">
        <style:tab-stops/>
      </style:paragraph-properties>
      <style:text-properties officeooo:rsid="006ad64a" officeooo:paragraph-rsid="00b78950"/>
    </style:style>
    <style:style style:name="P247" style:family="paragraph" style:parent-style-name="Standard">
      <style:paragraph-properties fo:text-align="start" style:justify-single-word="false">
        <style:tab-stops/>
      </style:paragraph-properties>
      <style:text-properties officeooo:rsid="006ad64a" officeooo:paragraph-rsid="00ba949f"/>
    </style:style>
    <style:style style:name="P248" style:family="paragraph" style:parent-style-name="Standard">
      <style:paragraph-properties fo:text-align="start" style:justify-single-word="false">
        <style:tab-stops/>
      </style:paragraph-properties>
      <style:text-properties officeooo:rsid="006ad64a" officeooo:paragraph-rsid="00bfbd6e"/>
    </style:style>
    <style:style style:name="P249" style:family="paragraph" style:parent-style-name="Standard">
      <style:paragraph-properties fo:text-align="start" style:justify-single-word="false">
        <style:tab-stops/>
      </style:paragraph-properties>
      <style:text-properties officeooo:rsid="006e63d4" officeooo:paragraph-rsid="006e63d4"/>
    </style:style>
    <style:style style:name="P250" style:family="paragraph" style:parent-style-name="Standard">
      <style:paragraph-properties fo:text-align="start" style:justify-single-word="false">
        <style:tab-stops/>
      </style:paragraph-properties>
      <style:text-properties officeooo:rsid="0082d5db" officeooo:paragraph-rsid="0082d5db"/>
    </style:style>
    <style:style style:name="P251" style:family="paragraph" style:parent-style-name="Standard">
      <style:paragraph-properties fo:text-align="start" style:justify-single-word="false">
        <style:tab-stops/>
      </style:paragraph-properties>
      <style:text-properties officeooo:rsid="00865122" officeooo:paragraph-rsid="00865122"/>
    </style:style>
    <style:style style:name="P252" style:family="paragraph" style:parent-style-name="Standard">
      <style:paragraph-properties fo:text-align="start" style:justify-single-word="false">
        <style:tab-stops/>
      </style:paragraph-properties>
      <style:text-properties style:use-window-font-color="true" loext:opacity="0%"/>
    </style:style>
    <style:style style:name="P253" style:family="paragraph" style:parent-style-name="Standard">
      <style:paragraph-properties fo:text-align="start" style:justify-single-word="false">
        <style:tab-stops/>
      </style:paragraph-properties>
      <style:text-properties style:use-window-font-color="true" loext:opacity="0%" officeooo:rsid="006ad64a" officeooo:paragraph-rsid="006ad64a"/>
    </style:style>
    <style:style style:name="P254" style:family="paragraph" style:parent-style-name="Standard">
      <style:paragraph-properties fo:text-align="start" style:justify-single-word="false">
        <style:tab-stops/>
      </style:paragraph-properties>
      <style:text-properties style:use-window-font-color="true" loext:opacity="0%" fo:font-weight="bold" officeooo:rsid="0063106b" officeooo:paragraph-rsid="006ad64a" style:font-weight-asian="bold" style:font-weight-complex="bold"/>
    </style:style>
    <style:style style:name="P255" style:family="paragraph" style:parent-style-name="Standard">
      <style:paragraph-properties fo:text-align="start" style:justify-single-word="false">
        <style:tab-stops/>
      </style:paragraph-properties>
      <style:text-properties style:use-window-font-color="true" loext:opacity="0%" fo:font-weight="bold" officeooo:rsid="00640fb0" officeooo:paragraph-rsid="006ad64a" style:font-weight-asian="bold" style:font-weight-complex="bold"/>
    </style:style>
    <style:style style:name="P256" style:family="paragraph" style:parent-style-name="Standard">
      <style:paragraph-properties fo:text-align="start" style:justify-single-word="false">
        <style:tab-stops/>
      </style:paragraph-properties>
      <style:text-properties style:use-window-font-color="true" loext:opacity="0%" officeooo:rsid="01c88545" officeooo:paragraph-rsid="01c88545"/>
    </style:style>
    <style:style style:name="P257" style:family="paragraph" style:parent-style-name="Standard">
      <style:paragraph-properties fo:text-align="start" style:justify-single-word="false">
        <style:tab-stops/>
      </style:paragraph-properties>
      <style:text-properties style:use-window-font-color="true" loext:opacity="0%" officeooo:rsid="01c8c1ca" officeooo:paragraph-rsid="01c8c1ca"/>
    </style:style>
    <style:style style:name="P258" style:family="paragraph" style:parent-style-name="Standard">
      <style:paragraph-properties fo:text-align="start" style:justify-single-word="false">
        <style:tab-stops/>
      </style:paragraph-properties>
      <style:text-properties style:use-window-font-color="true" loext:opacity="0%" officeooo:rsid="01c9108c" officeooo:paragraph-rsid="01c9108c"/>
    </style:style>
    <style:style style:name="P259" style:family="paragraph" style:parent-style-name="Standard">
      <style:paragraph-properties fo:text-align="start" style:justify-single-word="false">
        <style:tab-stops/>
      </style:paragraph-properties>
      <style:text-properties style:use-window-font-color="true" loext:opacity="0%" officeooo:rsid="01cab14a" officeooo:paragraph-rsid="01cab14a"/>
    </style:style>
    <style:style style:name="P260" style:family="paragraph" style:parent-style-name="Standard">
      <style:paragraph-properties fo:text-align="start" style:justify-single-word="false">
        <style:tab-stops/>
      </style:paragraph-properties>
      <style:text-properties style:use-window-font-color="true" loext:opacity="0%" officeooo:rsid="01cb848d" officeooo:paragraph-rsid="01cb848d"/>
    </style:style>
    <style:style style:name="P261" style:family="paragraph" style:parent-style-name="Standard">
      <style:paragraph-properties fo:text-align="start" style:justify-single-word="false">
        <style:tab-stops/>
      </style:paragraph-properties>
      <style:text-properties style:use-window-font-color="true" loext:opacity="0%" officeooo:rsid="01cb848d" officeooo:paragraph-rsid="0296c045"/>
    </style:style>
    <style:style style:name="P262" style:family="paragraph" style:parent-style-name="Standard">
      <style:paragraph-properties fo:text-align="start" style:justify-single-word="false">
        <style:tab-stops/>
      </style:paragraph-properties>
      <style:text-properties style:use-window-font-color="true" loext:opacity="0%" officeooo:rsid="01cc22e3" officeooo:paragraph-rsid="01cc22e3"/>
    </style:style>
    <style:style style:name="P263" style:family="paragraph" style:parent-style-name="Standard">
      <style:paragraph-properties fo:text-align="start" style:justify-single-word="false">
        <style:tab-stops/>
      </style:paragraph-properties>
      <style:text-properties style:use-window-font-color="true" loext:opacity="0%" officeooo:rsid="01cb848d" officeooo:paragraph-rsid="02d3dcdc" fo:background-color="transparent"/>
    </style:style>
    <style:style style:name="P264" style:family="paragraph" style:parent-style-name="Standard">
      <style:paragraph-properties fo:text-align="start" style:justify-single-word="false">
        <style:tab-stops/>
      </style:paragraph-properties>
      <style:text-properties officeooo:rsid="00b61720" officeooo:paragraph-rsid="00b61720"/>
    </style:style>
    <style:style style:name="P265" style:family="paragraph" style:parent-style-name="Standard">
      <style:paragraph-properties fo:text-align="start" style:justify-single-word="false">
        <style:tab-stops/>
      </style:paragraph-properties>
      <style:text-properties officeooo:rsid="00b9121b" officeooo:paragraph-rsid="00b9121b"/>
    </style:style>
    <style:style style:name="P266" style:family="paragraph" style:parent-style-name="Standard">
      <style:paragraph-properties fo:text-align="start" style:justify-single-word="false">
        <style:tab-stops/>
      </style:paragraph-properties>
      <style:text-properties officeooo:rsid="00befe76" officeooo:paragraph-rsid="00befe76"/>
    </style:style>
    <style:style style:name="P267" style:family="paragraph" style:parent-style-name="Standard">
      <style:paragraph-properties fo:text-align="start" style:justify-single-word="false">
        <style:tab-stops/>
      </style:paragraph-properties>
      <style:text-properties officeooo:rsid="006fb57c" officeooo:paragraph-rsid="0075f452" fo:background-color="transparent"/>
    </style:style>
    <style:style style:name="P268" style:family="paragraph" style:parent-style-name="Standard">
      <style:paragraph-properties fo:text-align="start" style:justify-single-word="false">
        <style:tab-stops/>
      </style:paragraph-properties>
      <style:text-properties officeooo:rsid="006fb57c" officeooo:paragraph-rsid="00770105" fo:background-color="transparent"/>
    </style:style>
    <style:style style:name="P269" style:family="paragraph" style:parent-style-name="Standard">
      <style:paragraph-properties fo:text-align="start" style:justify-single-word="false">
        <style:tab-stops/>
      </style:paragraph-properties>
      <style:text-properties fo:background-color="transparent"/>
    </style:style>
    <style:style style:name="P270" style:family="paragraph" style:parent-style-name="Standard">
      <style:paragraph-properties fo:text-align="start" style:justify-single-word="false">
        <style:tab-stops/>
      </style:paragraph-properties>
      <style:text-properties officeooo:paragraph-rsid="01dff5a7" fo:background-color="transparent"/>
    </style:style>
    <style:style style:name="P271" style:family="paragraph" style:parent-style-name="Standard">
      <style:paragraph-properties fo:text-align="start" style:justify-single-word="false">
        <style:tab-stops/>
      </style:paragraph-properties>
      <style:text-properties officeooo:rsid="0074ce00" officeooo:paragraph-rsid="0074ce00" fo:background-color="transparent"/>
    </style:style>
    <style:style style:name="P272" style:family="paragraph" style:parent-style-name="Standard">
      <style:paragraph-properties fo:text-align="start" style:justify-single-word="false">
        <style:tab-stops/>
      </style:paragraph-properties>
      <style:text-properties officeooo:rsid="00e102aa" officeooo:paragraph-rsid="00e102aa" fo:background-color="transparent"/>
    </style:style>
    <style:style style:name="P273" style:family="paragraph" style:parent-style-name="Standard">
      <style:paragraph-properties fo:text-align="start" style:justify-single-word="false">
        <style:tab-stops/>
      </style:paragraph-properties>
      <style:text-properties officeooo:rsid="0070e2f8" officeooo:paragraph-rsid="00770105" fo:background-color="transparent"/>
    </style:style>
    <style:style style:name="P274" style:family="paragraph" style:parent-style-name="Standard">
      <style:paragraph-properties fo:text-align="start" style:justify-single-word="false">
        <style:tab-stops/>
      </style:paragraph-properties>
      <style:text-properties officeooo:rsid="00735881" officeooo:paragraph-rsid="00770105" fo:background-color="transparent"/>
    </style:style>
    <style:style style:name="P275" style:family="paragraph" style:parent-style-name="Standard">
      <style:paragraph-properties fo:text-align="start" style:justify-single-word="false">
        <style:tab-stops/>
      </style:paragraph-properties>
      <style:text-properties officeooo:rsid="0073bf58" officeooo:paragraph-rsid="00770105" fo:background-color="transparent"/>
    </style:style>
    <style:style style:name="P276" style:family="paragraph" style:parent-style-name="Standard">
      <style:paragraph-properties fo:text-align="start" style:justify-single-word="false">
        <style:tab-stops/>
      </style:paragraph-properties>
      <style:text-properties officeooo:rsid="00b61720" officeooo:paragraph-rsid="00e41b9a" fo:background-color="transparent"/>
    </style:style>
    <style:style style:name="P277" style:family="paragraph" style:parent-style-name="Standard">
      <style:paragraph-properties fo:text-align="start" style:justify-single-word="false">
        <style:tab-stops/>
      </style:paragraph-properties>
      <style:text-properties officeooo:rsid="01da0573" officeooo:paragraph-rsid="01da0573" fo:background-color="transparent"/>
    </style:style>
    <style:style style:name="P278" style:family="paragraph" style:parent-style-name="Standard">
      <style:paragraph-properties fo:text-align="start" style:justify-single-word="false">
        <style:tab-stops/>
      </style:paragraph-properties>
      <style:text-properties officeooo:rsid="01dcde20" officeooo:paragraph-rsid="01dcde20" fo:background-color="transparent"/>
    </style:style>
    <style:style style:name="P279" style:family="paragraph" style:parent-style-name="Standard">
      <style:paragraph-properties fo:text-align="start" style:justify-single-word="false">
        <style:tab-stops/>
      </style:paragraph-properties>
      <style:text-properties officeooo:rsid="01de22cf" officeooo:paragraph-rsid="01de22cf" fo:background-color="transparent"/>
    </style:style>
    <style:style style:name="P280" style:family="paragraph" style:parent-style-name="Standard">
      <style:paragraph-properties fo:text-align="start" style:justify-single-word="false">
        <style:tab-stops/>
      </style:paragraph-properties>
      <style:text-properties officeooo:rsid="01de22cf" officeooo:paragraph-rsid="01dff5a7" fo:background-color="transparent"/>
    </style:style>
    <style:style style:name="P281" style:family="paragraph" style:parent-style-name="Standard">
      <style:paragraph-properties fo:text-align="start" style:justify-single-word="false">
        <style:tab-stops/>
      </style:paragraph-properties>
      <style:text-properties officeooo:rsid="01de22cf" officeooo:paragraph-rsid="02cddb3e" fo:background-color="transparent"/>
    </style:style>
    <style:style style:name="P282" style:family="paragraph" style:parent-style-name="Standard">
      <style:paragraph-properties fo:text-align="start" style:justify-single-word="false">
        <style:tab-stops/>
      </style:paragraph-properties>
      <style:text-properties officeooo:rsid="01e08e3a" officeooo:paragraph-rsid="01e08e3a" fo:background-color="transparent"/>
    </style:style>
    <style:style style:name="P283" style:family="paragraph" style:parent-style-name="Standard">
      <style:paragraph-properties fo:text-align="start" style:justify-single-word="false">
        <style:tab-stops/>
      </style:paragraph-properties>
      <style:text-properties officeooo:rsid="01e17828" officeooo:paragraph-rsid="01e17828" fo:background-color="transparent"/>
    </style:style>
    <style:style style:name="P284" style:family="paragraph" style:parent-style-name="Standard">
      <style:paragraph-properties fo:text-align="start" style:justify-single-word="false">
        <style:tab-stops/>
      </style:paragraph-properties>
      <style:text-properties officeooo:rsid="01e1b272" officeooo:paragraph-rsid="01e1b272" fo:background-color="transparent"/>
    </style:style>
    <style:style style:name="P285" style:family="paragraph" style:parent-style-name="Standard">
      <style:paragraph-properties fo:text-align="start" style:justify-single-word="false">
        <style:tab-stops/>
      </style:paragraph-properties>
      <style:text-properties officeooo:rsid="01e1ba69" officeooo:paragraph-rsid="01e1ba69" fo:background-color="transparent"/>
    </style:style>
    <style:style style:name="P286" style:family="paragraph" style:parent-style-name="Standard">
      <style:paragraph-properties fo:text-align="start" style:justify-single-word="false">
        <style:tab-stops/>
      </style:paragraph-properties>
      <style:text-properties officeooo:rsid="01e30cea" officeooo:paragraph-rsid="01e30cea" fo:background-color="transparent"/>
    </style:style>
    <style:style style:name="P287" style:family="paragraph" style:parent-style-name="Standard">
      <style:paragraph-properties fo:text-align="start" style:justify-single-word="false">
        <style:tab-stops/>
      </style:paragraph-properties>
      <style:text-properties officeooo:rsid="01e30cea" officeooo:paragraph-rsid="01e4ea4e" fo:background-color="transparent"/>
    </style:style>
    <style:style style:name="P288" style:family="paragraph" style:parent-style-name="Standard">
      <style:paragraph-properties fo:text-align="start" style:justify-single-word="false">
        <style:tab-stops/>
      </style:paragraph-properties>
      <style:text-properties officeooo:rsid="01e59912" officeooo:paragraph-rsid="01e59912" fo:background-color="transparent"/>
    </style:style>
    <style:style style:name="P289" style:family="paragraph" style:parent-style-name="Standard">
      <style:paragraph-properties fo:text-align="start" style:justify-single-word="false">
        <style:tab-stops/>
      </style:paragraph-properties>
      <style:text-properties officeooo:rsid="01e64705" officeooo:paragraph-rsid="01e64705" fo:background-color="transparent"/>
    </style:style>
    <style:style style:name="P290" style:family="paragraph" style:parent-style-name="Standard">
      <style:paragraph-properties fo:text-align="start" style:justify-single-word="false">
        <style:tab-stops/>
      </style:paragraph-properties>
      <style:text-properties officeooo:rsid="01e64705" officeooo:paragraph-rsid="01e7f8ec" fo:background-color="transparent"/>
    </style:style>
    <style:style style:name="P291" style:family="paragraph" style:parent-style-name="Standard">
      <style:paragraph-properties fo:text-align="start" style:justify-single-word="false">
        <style:tab-stops/>
      </style:paragraph-properties>
      <style:text-properties officeooo:rsid="01e7f8ec" officeooo:paragraph-rsid="01e7f8ec" fo:background-color="transparent"/>
    </style:style>
    <style:style style:name="P292" style:family="paragraph" style:parent-style-name="Standard">
      <style:paragraph-properties fo:text-align="start" style:justify-single-word="false">
        <style:tab-stops/>
      </style:paragraph-properties>
      <style:text-properties officeooo:rsid="01e9e01f" officeooo:paragraph-rsid="01e9e01f" fo:background-color="transparent"/>
    </style:style>
    <style:style style:name="P293" style:family="paragraph" style:parent-style-name="Standard">
      <style:paragraph-properties fo:text-align="start" style:justify-single-word="false">
        <style:tab-stops/>
      </style:paragraph-properties>
      <style:text-properties officeooo:rsid="01eb0aa3" officeooo:paragraph-rsid="01eb0aa3" fo:background-color="transparent"/>
    </style:style>
    <style:style style:name="P294" style:family="paragraph" style:parent-style-name="Standard">
      <style:paragraph-properties fo:text-align="start" style:justify-single-word="false">
        <style:tab-stops/>
      </style:paragraph-properties>
      <style:text-properties fo:font-weight="normal" officeooo:rsid="00e102aa" officeooo:paragraph-rsid="00f5573a" fo:background-color="transparent" style:font-weight-asian="normal" style:font-weight-complex="normal"/>
    </style:style>
    <style:style style:name="P295" style:family="paragraph" style:parent-style-name="Standard">
      <style:paragraph-properties fo:text-align="start" style:justify-single-word="false">
        <style:tab-stops/>
      </style:paragraph-properties>
      <style:text-properties fo:font-weight="normal" officeooo:rsid="00e102aa" officeooo:paragraph-rsid="00e102aa" fo:background-color="transparent" style:font-weight-asian="normal" style:font-weight-complex="normal"/>
    </style:style>
    <style:style style:name="P296" style:family="paragraph" style:parent-style-name="Standard">
      <style:paragraph-properties fo:text-align="start" style:justify-single-word="false">
        <style:tab-stops/>
      </style:paragraph-properties>
      <style:text-properties fo:font-weight="normal" officeooo:rsid="00b61720" officeooo:paragraph-rsid="00e41b9a" fo:background-color="transparent" style:font-weight-asian="normal" style:font-weight-complex="normal"/>
    </style:style>
    <style:style style:name="P297" style:family="paragraph" style:parent-style-name="Standard">
      <style:text-properties officeooo:paragraph-rsid="0027c184"/>
    </style:style>
    <style:style style:name="P298" style:family="paragraph" style:parent-style-name="Standard">
      <style:text-properties officeooo:paragraph-rsid="00298660"/>
    </style:style>
    <style:style style:name="P299" style:family="paragraph" style:parent-style-name="Standard">
      <style:text-properties officeooo:paragraph-rsid="002ac986"/>
    </style:style>
    <style:style style:name="P300" style:family="paragraph" style:parent-style-name="Standard">
      <style:text-properties officeooo:paragraph-rsid="002d53e6"/>
    </style:style>
    <style:style style:name="P301" style:family="paragraph" style:parent-style-name="Standard">
      <style:text-properties officeooo:paragraph-rsid="00273bc7"/>
    </style:style>
    <style:style style:name="P302" style:family="paragraph" style:parent-style-name="Standard">
      <style:paragraph-properties fo:text-align="start" style:justify-single-word="false">
        <style:tab-stops/>
      </style:paragraph-properties>
      <style:text-properties officeooo:rsid="0127fc44" officeooo:paragraph-rsid="0127fc44"/>
    </style:style>
    <style:style style:name="P303" style:family="paragraph" style:parent-style-name="Standard">
      <style:text-properties officeooo:paragraph-rsid="002e35a1"/>
    </style:style>
    <style:style style:name="P304" style:family="paragraph" style:parent-style-name="Standard">
      <style:paragraph-properties fo:text-align="start" style:justify-single-word="false">
        <style:tab-stops/>
      </style:paragraph-properties>
      <style:text-properties officeooo:rsid="01b58d1f" officeooo:paragraph-rsid="01b58d1f"/>
    </style:style>
    <style:style style:name="P305" style:family="paragraph" style:parent-style-name="Standard">
      <style:paragraph-properties fo:text-align="start" style:justify-single-word="false">
        <style:tab-stops/>
      </style:paragraph-properties>
      <style:text-properties officeooo:rsid="01b811a1" officeooo:paragraph-rsid="01b811a1"/>
    </style:style>
    <style:style style:name="P306" style:family="paragraph" style:parent-style-name="Standard">
      <style:paragraph-properties fo:text-align="start" style:justify-single-word="false">
        <style:tab-stops/>
      </style:paragraph-properties>
      <style:text-properties officeooo:rsid="01b811a1" officeooo:paragraph-rsid="01bec215"/>
    </style:style>
    <style:style style:name="P307" style:family="paragraph" style:parent-style-name="Standard">
      <style:paragraph-properties fo:text-align="start" style:justify-single-word="false">
        <style:tab-stops/>
      </style:paragraph-properties>
      <style:text-properties officeooo:rsid="01b9508d" officeooo:paragraph-rsid="01b9508d"/>
    </style:style>
    <style:style style:name="P308" style:family="paragraph" style:parent-style-name="Standard">
      <style:paragraph-properties fo:text-align="start" style:justify-single-word="false">
        <style:tab-stops/>
      </style:paragraph-properties>
      <style:text-properties officeooo:rsid="01ba0499" officeooo:paragraph-rsid="01ba0499"/>
    </style:style>
    <style:style style:name="P309" style:family="paragraph" style:parent-style-name="Standard">
      <style:paragraph-properties fo:text-align="start" style:justify-single-word="false">
        <style:tab-stops/>
      </style:paragraph-properties>
      <style:text-properties officeooo:rsid="01bb67c5" officeooo:paragraph-rsid="01bb67c5"/>
    </style:style>
    <style:style style:name="P310" style:family="paragraph" style:parent-style-name="Standard">
      <style:paragraph-properties fo:text-align="start" style:justify-single-word="false">
        <style:tab-stops/>
      </style:paragraph-properties>
      <style:text-properties officeooo:rsid="01bba0d0" officeooo:paragraph-rsid="01bba0d0"/>
    </style:style>
    <style:style style:name="P311" style:family="paragraph" style:parent-style-name="Standard">
      <style:paragraph-properties fo:text-align="start" style:justify-single-word="false">
        <style:tab-stops/>
      </style:paragraph-properties>
      <style:text-properties officeooo:rsid="01bcb120" officeooo:paragraph-rsid="01bcb120"/>
    </style:style>
    <style:style style:name="P312" style:family="paragraph" style:parent-style-name="Standard">
      <style:paragraph-properties fo:text-align="start" style:justify-single-word="false">
        <style:tab-stops/>
      </style:paragraph-properties>
      <style:text-properties officeooo:rsid="01c2646d" officeooo:paragraph-rsid="01c2646d"/>
    </style:style>
    <style:style style:name="P313" style:family="paragraph" style:parent-style-name="Standard">
      <style:paragraph-properties fo:text-align="start" style:justify-single-word="false">
        <style:tab-stops/>
      </style:paragraph-properties>
      <style:text-properties officeooo:rsid="01c37501" officeooo:paragraph-rsid="01c37501"/>
    </style:style>
    <style:style style:name="P314" style:family="paragraph" style:parent-style-name="Standard">
      <style:paragraph-properties fo:text-align="start" style:justify-single-word="false">
        <style:tab-stops/>
      </style:paragraph-properties>
      <style:text-properties officeooo:rsid="01c51c5f" officeooo:paragraph-rsid="01c51c5f"/>
    </style:style>
    <style:style style:name="P315" style:family="paragraph" style:parent-style-name="Standard">
      <style:paragraph-properties fo:text-align="start" style:justify-single-word="false">
        <style:tab-stops/>
      </style:paragraph-properties>
      <style:text-properties officeooo:rsid="01c51c5f" officeooo:paragraph-rsid="028633e7"/>
    </style:style>
    <style:style style:name="P316" style:family="paragraph" style:parent-style-name="Standard">
      <style:paragraph-properties fo:text-align="start" style:justify-single-word="false">
        <style:tab-stops/>
      </style:paragraph-properties>
      <style:text-properties officeooo:rsid="01c58f6b" officeooo:paragraph-rsid="01c58f6b"/>
    </style:style>
    <style:style style:name="P317" style:family="paragraph" style:parent-style-name="Standard">
      <style:paragraph-properties fo:text-align="start" style:justify-single-word="false">
        <style:tab-stops/>
      </style:paragraph-properties>
      <style:text-properties officeooo:rsid="01c5fa15" officeooo:paragraph-rsid="01c5fa15"/>
    </style:style>
    <style:style style:name="P318" style:family="paragraph" style:parent-style-name="Standard">
      <style:paragraph-properties fo:text-align="start" style:justify-single-word="false">
        <style:tab-stops/>
      </style:paragraph-properties>
      <style:text-properties officeooo:rsid="01c7b6ba" officeooo:paragraph-rsid="01c7b6ba"/>
    </style:style>
    <style:style style:name="P319" style:family="paragraph" style:parent-style-name="Standard">
      <style:paragraph-properties fo:text-align="start" style:justify-single-word="false">
        <style:tab-stops/>
      </style:paragraph-properties>
      <style:text-properties officeooo:rsid="01c8c1ca"/>
    </style:style>
    <style:style style:name="P320" style:family="paragraph" style:parent-style-name="Standard">
      <style:paragraph-properties fo:text-align="start" style:justify-single-word="false">
        <style:tab-stops/>
      </style:paragraph-properties>
      <style:text-properties officeooo:rsid="01cc22e3" officeooo:paragraph-rsid="01cc22e3"/>
    </style:style>
    <style:style style:name="P321" style:family="paragraph" style:parent-style-name="Standard">
      <style:paragraph-properties fo:text-align="start" style:justify-single-word="false">
        <style:tab-stops/>
      </style:paragraph-properties>
      <style:text-properties officeooo:rsid="01ccb66a" officeooo:paragraph-rsid="01ccb66a"/>
    </style:style>
    <style:style style:name="P322" style:family="paragraph" style:parent-style-name="Standard">
      <style:paragraph-properties fo:text-align="start" style:justify-single-word="false">
        <style:tab-stops/>
      </style:paragraph-properties>
      <style:text-properties officeooo:rsid="01ce1e44" officeooo:paragraph-rsid="01ce1e44"/>
    </style:style>
    <style:style style:name="P323" style:family="paragraph" style:parent-style-name="Standard">
      <style:paragraph-properties fo:text-align="start" style:justify-single-word="false">
        <style:tab-stops/>
      </style:paragraph-properties>
      <style:text-properties officeooo:rsid="01ce1e44" officeooo:paragraph-rsid="01cf306a"/>
    </style:style>
    <style:style style:name="P324" style:family="paragraph" style:parent-style-name="Standard">
      <style:paragraph-properties fo:text-align="start" style:justify-single-word="false">
        <style:tab-stops/>
      </style:paragraph-properties>
      <style:text-properties officeooo:rsid="01ce1e44" officeooo:paragraph-rsid="01cfbe45"/>
    </style:style>
    <style:style style:name="P325" style:family="paragraph" style:parent-style-name="Standard">
      <style:paragraph-properties fo:text-align="start" style:justify-single-word="false">
        <style:tab-stops/>
      </style:paragraph-properties>
      <style:text-properties officeooo:rsid="01ce1e44" officeooo:paragraph-rsid="01d103d1"/>
    </style:style>
    <style:style style:name="P326" style:family="paragraph" style:parent-style-name="Standard">
      <style:paragraph-properties fo:text-align="start" style:justify-single-word="false">
        <style:tab-stops/>
      </style:paragraph-properties>
      <style:text-properties officeooo:rsid="01d0b72a" officeooo:paragraph-rsid="01d0b72a"/>
    </style:style>
    <style:style style:name="P327" style:family="paragraph" style:parent-style-name="Standard">
      <style:paragraph-properties fo:text-align="start" style:justify-single-word="false">
        <style:tab-stops/>
      </style:paragraph-properties>
      <style:text-properties officeooo:rsid="01d103d1" officeooo:paragraph-rsid="01d103d1"/>
    </style:style>
    <style:style style:name="P328" style:family="paragraph" style:parent-style-name="Standard">
      <style:paragraph-properties fo:text-align="start" style:justify-single-word="false">
        <style:tab-stops/>
      </style:paragraph-properties>
      <style:text-properties officeooo:rsid="01d27d42" officeooo:paragraph-rsid="01d27d42"/>
    </style:style>
    <style:style style:name="P329" style:family="paragraph" style:parent-style-name="Standard">
      <style:paragraph-properties fo:text-align="start" style:justify-single-word="false">
        <style:tab-stops/>
      </style:paragraph-properties>
      <style:text-properties officeooo:rsid="01d2af83" officeooo:paragraph-rsid="01d2af83"/>
    </style:style>
    <style:style style:name="P330" style:family="paragraph" style:parent-style-name="Standard">
      <style:paragraph-properties fo:text-align="start" style:justify-single-word="false">
        <style:tab-stops/>
      </style:paragraph-properties>
      <style:text-properties officeooo:rsid="01d2cf12" officeooo:paragraph-rsid="01d2cf12"/>
    </style:style>
    <style:style style:name="P331" style:family="paragraph" style:parent-style-name="Standard">
      <style:paragraph-properties fo:text-align="start" style:justify-single-word="false">
        <style:tab-stops/>
      </style:paragraph-properties>
      <style:text-properties officeooo:rsid="01d2cf12" officeooo:paragraph-rsid="01d436d9"/>
    </style:style>
    <style:style style:name="P332" style:family="paragraph" style:parent-style-name="Standard">
      <style:paragraph-properties fo:text-align="start" style:justify-single-word="false">
        <style:tab-stops/>
      </style:paragraph-properties>
      <style:text-properties officeooo:rsid="01d436d9" officeooo:paragraph-rsid="01d436d9"/>
    </style:style>
    <style:style style:name="P333" style:family="paragraph" style:parent-style-name="Standard">
      <style:paragraph-properties fo:text-align="start" style:justify-single-word="false">
        <style:tab-stops/>
      </style:paragraph-properties>
      <style:text-properties officeooo:rsid="01d436d9" officeooo:paragraph-rsid="01d86fe1"/>
    </style:style>
    <style:style style:name="P334" style:family="paragraph" style:parent-style-name="Standard">
      <style:paragraph-properties fo:text-align="start" style:justify-single-word="false">
        <style:tab-stops/>
      </style:paragraph-properties>
      <style:text-properties officeooo:rsid="01d436d9" officeooo:paragraph-rsid="01d9fb7d"/>
    </style:style>
    <style:style style:name="P335" style:family="paragraph" style:parent-style-name="Standard">
      <style:paragraph-properties fo:text-align="start" style:justify-single-word="false">
        <style:tab-stops/>
      </style:paragraph-properties>
      <style:text-properties officeooo:rsid="01d604fb" officeooo:paragraph-rsid="01d604fb"/>
    </style:style>
    <style:style style:name="P336" style:family="paragraph" style:parent-style-name="Standard">
      <style:paragraph-properties fo:text-align="start" style:justify-single-word="false">
        <style:tab-stops/>
      </style:paragraph-properties>
      <style:text-properties officeooo:rsid="01d6ddef" officeooo:paragraph-rsid="01d6ddef"/>
    </style:style>
    <style:style style:name="P337" style:family="paragraph" style:parent-style-name="Standard">
      <style:paragraph-properties fo:text-align="start" style:justify-single-word="false">
        <style:tab-stops/>
      </style:paragraph-properties>
      <style:text-properties officeooo:rsid="01d86fe1" officeooo:paragraph-rsid="01d86fe1"/>
    </style:style>
    <style:style style:name="P338" style:family="paragraph" style:parent-style-name="Standard">
      <style:paragraph-properties fo:text-align="start" style:justify-single-word="false">
        <style:tab-stops/>
      </style:paragraph-properties>
      <style:text-properties officeooo:rsid="01d9fb7d" officeooo:paragraph-rsid="01d9fb7d"/>
    </style:style>
    <style:style style:name="P339" style:family="paragraph" style:parent-style-name="Standard">
      <style:paragraph-properties fo:text-align="start" style:justify-single-word="false">
        <style:tab-stops/>
      </style:paragraph-properties>
      <style:text-properties officeooo:rsid="01eeea53" officeooo:paragraph-rsid="01eeea53"/>
    </style:style>
    <style:style style:name="P340" style:family="paragraph" style:parent-style-name="Standard">
      <style:paragraph-properties fo:text-align="start" style:justify-single-word="false">
        <style:tab-stops/>
      </style:paragraph-properties>
      <style:text-properties officeooo:rsid="01f02c37" officeooo:paragraph-rsid="01f02c37"/>
    </style:style>
    <style:style style:name="P341" style:family="paragraph" style:parent-style-name="Standard">
      <style:paragraph-properties fo:text-align="start" style:justify-single-word="false">
        <style:tab-stops/>
      </style:paragraph-properties>
      <style:text-properties officeooo:rsid="01f02c37" officeooo:paragraph-rsid="01f160a0"/>
    </style:style>
    <style:style style:name="P342" style:family="paragraph" style:parent-style-name="Standard">
      <style:paragraph-properties fo:text-align="start" style:justify-single-word="false">
        <style:tab-stops/>
      </style:paragraph-properties>
      <style:text-properties officeooo:rsid="01b91a76" officeooo:paragraph-rsid="01b91a76"/>
    </style:style>
    <style:style style:name="P343" style:family="paragraph" style:parent-style-name="Standard">
      <style:paragraph-properties fo:text-align="start" style:justify-single-word="false">
        <style:tab-stops/>
      </style:paragraph-properties>
      <style:text-properties officeooo:rsid="01f505fe" officeooo:paragraph-rsid="01f505fe"/>
    </style:style>
    <style:style style:name="P344" style:family="paragraph" style:parent-style-name="Standard">
      <style:paragraph-properties fo:text-align="start" style:justify-single-word="false">
        <style:tab-stops/>
      </style:paragraph-properties>
      <style:text-properties officeooo:rsid="01f60556" officeooo:paragraph-rsid="01f60556"/>
    </style:style>
    <style:style style:name="P345" style:family="paragraph" style:parent-style-name="Standard">
      <style:paragraph-properties fo:text-align="start" style:justify-single-word="false">
        <style:tab-stops/>
      </style:paragraph-properties>
      <style:text-properties officeooo:rsid="01f60556" officeooo:paragraph-rsid="01f78432"/>
    </style:style>
    <style:style style:name="P346" style:family="paragraph" style:parent-style-name="Standard">
      <style:paragraph-properties fo:text-align="start" style:justify-single-word="false">
        <style:tab-stops/>
      </style:paragraph-properties>
      <style:text-properties officeooo:rsid="01f60556" officeooo:paragraph-rsid="01f8a366"/>
    </style:style>
    <style:style style:name="P347" style:family="paragraph" style:parent-style-name="Standard">
      <style:paragraph-properties fo:text-align="start" style:justify-single-word="false">
        <style:tab-stops/>
      </style:paragraph-properties>
      <style:text-properties officeooo:rsid="01f78432" officeooo:paragraph-rsid="01f78432"/>
    </style:style>
    <style:style style:name="P348" style:family="paragraph" style:parent-style-name="Standard">
      <style:paragraph-properties fo:text-align="start" style:justify-single-word="false">
        <style:tab-stops/>
      </style:paragraph-properties>
      <style:text-properties officeooo:rsid="01f78432" officeooo:paragraph-rsid="01fc02b2"/>
    </style:style>
    <style:style style:name="P349" style:family="paragraph" style:parent-style-name="Standard">
      <style:paragraph-properties fo:text-align="start" style:justify-single-word="false">
        <style:tab-stops/>
      </style:paragraph-properties>
      <style:text-properties officeooo:rsid="01f8a366" officeooo:paragraph-rsid="01f8a366"/>
    </style:style>
    <style:style style:name="P350" style:family="paragraph" style:parent-style-name="Standard">
      <style:paragraph-properties fo:text-align="start" style:justify-single-word="false">
        <style:tab-stops/>
      </style:paragraph-properties>
      <style:text-properties officeooo:rsid="01faaf24" officeooo:paragraph-rsid="01faaf24"/>
    </style:style>
    <style:style style:name="P351" style:family="paragraph" style:parent-style-name="Standard">
      <style:paragraph-properties fo:text-align="start" style:justify-single-word="false">
        <style:tab-stops/>
      </style:paragraph-properties>
      <style:text-properties officeooo:rsid="01fd0e5f" officeooo:paragraph-rsid="01fd0e5f"/>
    </style:style>
    <style:style style:name="P352" style:family="paragraph" style:parent-style-name="Standard">
      <style:paragraph-properties fo:text-align="start" style:justify-single-word="false">
        <style:tab-stops/>
      </style:paragraph-properties>
      <style:text-properties officeooo:rsid="01fe94f5" officeooo:paragraph-rsid="01fe94f5"/>
    </style:style>
    <style:style style:name="P353" style:family="paragraph" style:parent-style-name="Standard">
      <style:paragraph-properties fo:text-align="start" style:justify-single-word="false">
        <style:tab-stops/>
      </style:paragraph-properties>
      <style:text-properties officeooo:rsid="01fe94f5" officeooo:paragraph-rsid="02008a1e"/>
    </style:style>
    <style:style style:name="P354" style:family="paragraph" style:parent-style-name="Standard">
      <style:paragraph-properties fo:text-align="start" style:justify-single-word="false">
        <style:tab-stops/>
      </style:paragraph-properties>
      <style:text-properties officeooo:rsid="01fe94f5" officeooo:paragraph-rsid="0202290f"/>
    </style:style>
    <style:style style:name="P355" style:family="paragraph" style:parent-style-name="Standard">
      <style:paragraph-properties fo:text-align="start" style:justify-single-word="false">
        <style:tab-stops/>
      </style:paragraph-properties>
      <style:text-properties officeooo:rsid="01fe94f5" officeooo:paragraph-rsid="0206c05e"/>
    </style:style>
    <style:style style:name="P356" style:family="paragraph" style:parent-style-name="Standard">
      <style:paragraph-properties fo:text-align="start" style:justify-single-word="false">
        <style:tab-stops/>
      </style:paragraph-properties>
      <style:text-properties officeooo:rsid="01fe94f5" officeooo:paragraph-rsid="0305f92e"/>
    </style:style>
    <style:style style:name="P357" style:family="paragraph" style:parent-style-name="Standard">
      <style:paragraph-properties fo:text-align="start" style:justify-single-word="false">
        <style:tab-stops/>
      </style:paragraph-properties>
      <style:text-properties officeooo:rsid="01ff1420" officeooo:paragraph-rsid="01ff1420"/>
    </style:style>
    <style:style style:name="P358" style:family="paragraph" style:parent-style-name="Standard">
      <style:paragraph-properties fo:text-align="start" style:justify-single-word="false">
        <style:tab-stops/>
      </style:paragraph-properties>
      <style:text-properties officeooo:rsid="01ff1420" officeooo:paragraph-rsid="0305f92e"/>
    </style:style>
    <style:style style:name="P359" style:family="paragraph" style:parent-style-name="Standard">
      <style:paragraph-properties fo:text-align="start" style:justify-single-word="false">
        <style:tab-stops/>
      </style:paragraph-properties>
      <style:text-properties officeooo:rsid="02035a7c" officeooo:paragraph-rsid="02035a7c"/>
    </style:style>
    <style:style style:name="P360" style:family="paragraph" style:parent-style-name="Standard">
      <style:paragraph-properties fo:text-align="start" style:justify-single-word="false">
        <style:tab-stops/>
      </style:paragraph-properties>
      <style:text-properties officeooo:rsid="02051b84" officeooo:paragraph-rsid="02051b84"/>
    </style:style>
    <style:style style:name="P361" style:family="paragraph" style:parent-style-name="Standard">
      <style:paragraph-properties fo:text-align="start" style:justify-single-word="false">
        <style:tab-stops/>
      </style:paragraph-properties>
      <style:text-properties officeooo:rsid="02055029" officeooo:paragraph-rsid="02055029"/>
    </style:style>
    <style:style style:name="P362" style:family="paragraph" style:parent-style-name="Standard">
      <style:paragraph-properties fo:text-align="start" style:justify-single-word="false">
        <style:tab-stops/>
      </style:paragraph-properties>
      <style:text-properties officeooo:rsid="02056b19" officeooo:paragraph-rsid="02056b19"/>
    </style:style>
    <style:style style:name="P363" style:family="paragraph" style:parent-style-name="Standard">
      <style:paragraph-properties fo:text-align="start" style:justify-single-word="false">
        <style:tab-stops/>
      </style:paragraph-properties>
      <style:text-properties officeooo:rsid="0208dba5" officeooo:paragraph-rsid="0208dba5"/>
    </style:style>
    <style:style style:name="P364" style:family="paragraph" style:parent-style-name="Standard">
      <style:paragraph-properties fo:text-align="start" style:justify-single-word="false">
        <style:tab-stops/>
      </style:paragraph-properties>
      <style:text-properties officeooo:rsid="0208dba5" officeooo:paragraph-rsid="03068604"/>
    </style:style>
    <style:style style:name="P365" style:family="paragraph" style:parent-style-name="Standard">
      <style:paragraph-properties fo:text-align="start" style:justify-single-word="false">
        <style:tab-stops/>
      </style:paragraph-properties>
      <style:text-properties officeooo:rsid="0208dba5" officeooo:paragraph-rsid="0308117c"/>
    </style:style>
    <style:style style:name="P366" style:family="paragraph" style:parent-style-name="Standard">
      <style:paragraph-properties fo:text-align="start" style:justify-single-word="false">
        <style:tab-stops/>
      </style:paragraph-properties>
      <style:text-properties officeooo:rsid="02a0db83" officeooo:paragraph-rsid="02a0db83"/>
    </style:style>
    <style:style style:name="P367" style:family="paragraph" style:parent-style-name="Standard">
      <style:paragraph-properties fo:text-align="start" style:justify-single-word="false">
        <style:tab-stops/>
      </style:paragraph-properties>
      <style:text-properties officeooo:rsid="02a17730" officeooo:paragraph-rsid="02a17730"/>
    </style:style>
    <style:style style:name="P368" style:family="paragraph" style:parent-style-name="Standard">
      <style:paragraph-properties fo:text-align="start" style:justify-single-word="false">
        <style:tab-stops/>
      </style:paragraph-properties>
      <style:text-properties officeooo:rsid="03068604" officeooo:paragraph-rsid="03068604"/>
    </style:style>
    <style:style style:name="P369" style:family="paragraph" style:parent-style-name="Standard">
      <style:paragraph-properties fo:text-align="start" style:justify-single-word="false">
        <style:tab-stops/>
      </style:paragraph-properties>
      <style:text-properties officeooo:rsid="0308117c" officeooo:paragraph-rsid="0308117c"/>
    </style:style>
    <style:style style:name="P370" style:family="paragraph" style:parent-style-name="Standard">
      <style:text-properties style:text-position="0% 100%" fo:font-size="15pt" officeooo:rsid="00492ada" officeooo:paragraph-rsid="0021b413" style:font-size-asian="15pt" style:font-size-complex="15pt"/>
    </style:style>
    <style:style style:name="P371" style:family="paragraph" style:parent-style-name="Standard">
      <style:text-properties style:text-position="0% 100%" fo:font-size="15pt" officeooo:rsid="00561b0e" officeooo:paragraph-rsid="0026013a" style:font-size-asian="15pt" style:font-size-complex="15pt"/>
    </style:style>
    <style:style style:name="P372" style:family="paragraph" style:parent-style-name="Standard">
      <style:text-properties style:text-position="0% 100%" fo:font-size="15pt" officeooo:rsid="00573170" officeooo:paragraph-rsid="00273bc7" style:font-size-asian="15pt" style:font-size-complex="15pt"/>
    </style:style>
    <style:style style:name="P373" style:family="paragraph" style:parent-style-name="Standard">
      <style:text-properties style:text-position="0% 100%" fo:font-size="15pt" officeooo:rsid="006ef315" officeooo:paragraph-rsid="002c84d3" style:font-size-asian="15pt" style:font-size-complex="15pt"/>
    </style:style>
    <style:style style:name="P374" style:family="paragraph" style:parent-style-name="Standard">
      <style:paragraph-properties fo:text-align="start" style:justify-single-word="false">
        <style:tab-stops/>
      </style:paragraph-properties>
      <style:text-properties style:text-position="0% 100%" officeooo:rsid="0159c931" officeooo:paragraph-rsid="03828f5d"/>
    </style:style>
    <style:style style:name="P375" style:family="paragraph" style:parent-style-name="Standard">
      <style:text-properties style:text-position="0% 100%" officeooo:paragraph-rsid="001b79cc"/>
    </style:style>
    <style:style style:name="P376" style:family="paragraph" style:parent-style-name="Standard">
      <style:paragraph-properties fo:text-align="start" style:justify-single-word="false">
        <style:tab-stops/>
      </style:paragraph-properties>
      <style:text-properties style:text-position="0% 100%" officeooo:rsid="016b1915" officeooo:paragraph-rsid="0334324b"/>
    </style:style>
    <style:style style:name="P377" style:family="paragraph" style:parent-style-name="Standard">
      <style:paragraph-properties fo:text-align="start" style:justify-single-word="false">
        <style:tab-stops/>
      </style:paragraph-properties>
      <style:text-properties style:text-position="0% 100%" officeooo:rsid="019d01b5" officeooo:paragraph-rsid="0340d36d"/>
    </style:style>
    <style:style style:name="P378" style:family="paragraph" style:parent-style-name="Standard">
      <style:paragraph-properties fo:text-align="start" style:justify-single-word="false">
        <style:tab-stops/>
      </style:paragraph-properties>
      <style:text-properties style:text-position="0% 100%" officeooo:rsid="0152a68e" officeooo:paragraph-rsid="0383808f"/>
    </style:style>
    <style:style style:name="P379" style:family="paragraph" style:parent-style-name="Standard">
      <style:paragraph-properties fo:text-align="start" style:justify-single-word="false">
        <style:tab-stops/>
      </style:paragraph-properties>
      <style:text-properties style:text-position="0% 100%" officeooo:rsid="0152a68e" officeooo:paragraph-rsid="0383dfc6"/>
    </style:style>
    <style:style style:name="P380" style:family="paragraph" style:parent-style-name="Standard">
      <style:text-properties style:text-position="0% 100%" officeooo:paragraph-rsid="0021b413"/>
    </style:style>
    <style:style style:name="P381" style:family="paragraph" style:parent-style-name="Standard">
      <style:paragraph-properties fo:text-align="start" style:justify-single-word="false">
        <style:tab-stops/>
      </style:paragraph-properties>
      <style:text-properties style:text-position="0% 100%" officeooo:rsid="0152a68e" officeooo:paragraph-rsid="0383dfc6" fo:background-color="transparent"/>
    </style:style>
    <style:style style:name="P382" style:family="paragraph" style:parent-style-name="Standard">
      <style:text-properties style:text-position="0% 100%" officeooo:paragraph-rsid="0019b13d"/>
    </style:style>
    <style:style style:name="P383" style:family="paragraph" style:parent-style-name="Standard">
      <style:paragraph-properties fo:text-align="start" style:justify-single-word="false">
        <style:tab-stops/>
      </style:paragraph-properties>
      <style:text-properties officeooo:rsid="01c58f6b" officeooo:paragraph-rsid="03214002"/>
    </style:style>
    <style:style style:name="P384" style:family="paragraph" style:parent-style-name="Standard">
      <style:paragraph-properties fo:text-align="start" style:justify-single-word="false">
        <style:tab-stops/>
      </style:paragraph-properties>
      <style:text-properties officeooo:rsid="01e08e3a" officeooo:paragraph-rsid="032573ed" fo:background-color="transparent"/>
    </style:style>
    <style:style style:name="P385" style:family="paragraph" style:parent-style-name="Standard">
      <style:paragraph-properties fo:text-align="start" style:justify-single-word="false">
        <style:tab-stops/>
      </style:paragraph-properties>
      <style:text-properties officeooo:rsid="01e08e3a" officeooo:paragraph-rsid="0361d400" fo:background-color="transparent"/>
    </style:style>
    <style:style style:name="P386" style:family="paragraph" style:parent-style-name="Standard">
      <style:paragraph-properties fo:text-align="start" style:justify-single-word="false">
        <style:tab-stops/>
      </style:paragraph-properties>
      <style:text-properties officeooo:rsid="032573ed" officeooo:paragraph-rsid="032573ed" fo:background-color="transparent"/>
    </style:style>
    <style:style style:name="P387" style:family="paragraph" style:parent-style-name="Standard">
      <style:paragraph-properties fo:text-align="start" style:justify-single-word="false">
        <style:tab-stops/>
      </style:paragraph-properties>
      <style:text-properties officeooo:rsid="03275e21" officeooo:paragraph-rsid="03275e21" fo:background-color="transparent"/>
    </style:style>
    <style:style style:name="P388" style:family="paragraph" style:parent-style-name="Standard">
      <style:paragraph-properties fo:text-align="start" style:justify-single-word="false">
        <style:tab-stops/>
      </style:paragraph-properties>
      <style:text-properties officeooo:rsid="0208dba5" officeooo:paragraph-rsid="032c3275"/>
    </style:style>
    <style:style style:name="P389" style:family="paragraph" style:parent-style-name="Standard">
      <style:paragraph-properties fo:text-align="start" style:justify-single-word="false">
        <style:tab-stops/>
      </style:paragraph-properties>
      <style:text-properties officeooo:rsid="036d8608" officeooo:paragraph-rsid="036d8608"/>
    </style:style>
    <style:style style:name="P390" style:family="paragraph" style:parent-style-name="Standard">
      <style:paragraph-properties fo:text-align="start" style:justify-single-word="false">
        <style:tab-stops/>
      </style:paragraph-properties>
      <style:text-properties officeooo:rsid="01fd0e5f" officeooo:paragraph-rsid="01fd0e5f"/>
    </style:style>
    <style:style style:name="P391" style:family="paragraph" style:parent-style-name="Standard">
      <style:paragraph-properties fo:text-align="start" style:justify-single-word="false">
        <style:tab-stops/>
      </style:paragraph-properties>
      <style:text-properties officeooo:rsid="01fd0e5f" officeooo:paragraph-rsid="0305f92e"/>
    </style:style>
    <style:style style:name="P392" style:family="paragraph" style:parent-style-name="Standard">
      <style:paragraph-properties fo:text-align="start" style:justify-single-word="false">
        <style:tab-stops/>
      </style:paragraph-properties>
      <style:text-properties officeooo:rsid="01fd0e5f" officeooo:paragraph-rsid="03826953"/>
    </style:style>
    <style:style style:name="P393" style:family="paragraph" style:parent-style-name="Standard">
      <style:paragraph-properties fo:text-align="start" style:justify-single-word="false">
        <style:tab-stops/>
      </style:paragraph-properties>
      <style:text-properties officeooo:rsid="0380b106" officeooo:paragraph-rsid="0380b106"/>
    </style:style>
    <style:style style:name="P394" style:family="paragraph" style:parent-style-name="Standard">
      <style:text-properties officeooo:paragraph-rsid="002c84d3"/>
    </style:style>
    <style:style style:name="T1" style:family="text">
      <style:text-properties officeooo:rsid="001b2928"/>
    </style:style>
    <style:style style:name="T2" style:family="text">
      <style:text-properties officeooo:rsid="001f45e0"/>
    </style:style>
    <style:style style:name="T3" style:family="text">
      <style:text-properties officeooo:rsid="0023bb72"/>
    </style:style>
    <style:style style:name="T4" style:family="text">
      <style:text-properties officeooo:rsid="00287b29"/>
    </style:style>
    <style:style style:name="T5" style:family="text">
      <style:text-properties officeooo:rsid="002d7e51"/>
    </style:style>
    <style:style style:name="T6" style:family="text">
      <style:text-properties officeooo:rsid="00309755"/>
    </style:style>
    <style:style style:name="T7" style:family="text">
      <style:text-properties officeooo:rsid="0030feba"/>
    </style:style>
    <style:style style:name="T8" style:family="text">
      <style:text-properties officeooo:rsid="00346142"/>
    </style:style>
    <style:style style:name="T9" style:family="text">
      <style:text-properties officeooo:rsid="0037d582"/>
    </style:style>
    <style:style style:name="T10" style:family="text">
      <style:text-properties officeooo:rsid="0038d1e2"/>
    </style:style>
    <style:style style:name="T11" style:family="text">
      <style:text-properties officeooo:rsid="003935ea"/>
    </style:style>
    <style:style style:name="T12" style:family="text">
      <style:text-properties officeooo:rsid="00396bfa"/>
    </style:style>
    <style:style style:name="T13" style:family="text">
      <style:text-properties officeooo:rsid="003af8ff"/>
    </style:style>
    <style:style style:name="T14" style:family="text">
      <style:text-properties officeooo:rsid="003b6422"/>
    </style:style>
    <style:style style:name="T15" style:family="text">
      <style:text-properties officeooo:rsid="003cf661"/>
    </style:style>
    <style:style style:name="T16" style:family="text">
      <style:text-properties officeooo:rsid="003d3691"/>
    </style:style>
    <style:style style:name="T17" style:family="text">
      <style:text-properties officeooo:rsid="003d76ce"/>
    </style:style>
    <style:style style:name="T18" style:family="text">
      <style:text-properties officeooo:rsid="00455465"/>
    </style:style>
    <style:style style:name="T19" style:family="text">
      <style:text-properties officeooo:rsid="00463c5d"/>
    </style:style>
    <style:style style:name="T20" style:family="text">
      <style:text-properties officeooo:rsid="00492ada"/>
    </style:style>
    <style:style style:name="T21" style:family="text">
      <style:text-properties officeooo:rsid="004bde3d"/>
    </style:style>
    <style:style style:name="T22" style:family="text">
      <style:text-properties officeooo:rsid="004ff5db"/>
    </style:style>
    <style:style style:name="T23" style:family="text">
      <style:text-properties officeooo:rsid="00507ea9"/>
    </style:style>
    <style:style style:name="T24" style:family="text">
      <style:text-properties officeooo:rsid="0050e53b"/>
    </style:style>
    <style:style style:name="T25" style:family="text">
      <style:text-properties officeooo:rsid="005126f8"/>
    </style:style>
    <style:style style:name="T26" style:family="text">
      <style:text-properties officeooo:rsid="00530a72"/>
    </style:style>
    <style:style style:name="T27" style:family="text">
      <style:text-properties officeooo:rsid="0055f861"/>
    </style:style>
    <style:style style:name="T28" style:family="text">
      <style:text-properties officeooo:rsid="0058de72"/>
    </style:style>
    <style:style style:name="T29" style:family="text">
      <style:text-properties officeooo:rsid="005aede7"/>
    </style:style>
    <style:style style:name="T30" style:family="text">
      <style:text-properties officeooo:rsid="005d9a1b"/>
    </style:style>
    <style:style style:name="T31" style:family="text">
      <style:text-properties officeooo:rsid="006139ec"/>
    </style:style>
    <style:style style:name="T32" style:family="text">
      <style:text-properties officeooo:rsid="006ad64a"/>
    </style:style>
    <style:style style:name="T33" style:family="text">
      <style:text-properties officeooo:rsid="006e63d4"/>
    </style:style>
    <style:style style:name="T34" style:family="text">
      <style:text-properties officeooo:rsid="006ec833"/>
    </style:style>
    <style:style style:name="T35" style:family="text">
      <style:text-properties officeooo:rsid="0070e2f8"/>
    </style:style>
    <style:style style:name="T36" style:family="text">
      <style:text-properties officeooo:rsid="0071a3f9"/>
    </style:style>
    <style:style style:name="T37" style:family="text">
      <style:text-properties officeooo:rsid="0074ce00"/>
    </style:style>
    <style:style style:name="T38" style:family="text">
      <style:text-properties officeooo:rsid="0075f452"/>
    </style:style>
    <style:style style:name="T39" style:family="text">
      <style:text-properties officeooo:rsid="00770105"/>
    </style:style>
    <style:style style:name="T40" style:family="text">
      <style:text-properties officeooo:rsid="007931d9"/>
    </style:style>
    <style:style style:name="T41" style:family="text">
      <style:text-properties officeooo:rsid="007bf382"/>
    </style:style>
    <style:style style:name="T42" style:family="text">
      <style:text-properties officeooo:rsid="007cb0f9"/>
    </style:style>
    <style:style style:name="T43" style:family="text">
      <style:text-properties officeooo:rsid="007e5729"/>
    </style:style>
    <style:style style:name="T44" style:family="text">
      <style:text-properties officeooo:rsid="007f9bea"/>
    </style:style>
    <style:style style:name="T45" style:family="text">
      <style:text-properties officeooo:rsid="007fd3b5"/>
    </style:style>
    <style:style style:name="T46" style:family="text">
      <style:text-properties officeooo:rsid="0082d5db"/>
    </style:style>
    <style:style style:name="T47" style:family="text">
      <style:text-properties officeooo:rsid="00837964"/>
    </style:style>
    <style:style style:name="T48" style:family="text">
      <style:text-properties officeooo:rsid="00854eb4"/>
    </style:style>
    <style:style style:name="T49" style:family="text">
      <style:text-properties officeooo:rsid="00865122"/>
    </style:style>
    <style:style style:name="T50" style:family="text">
      <style:text-properties officeooo:rsid="0087e74c"/>
    </style:style>
    <style:style style:name="T51" style:family="text">
      <style:text-properties officeooo:rsid="00882f17"/>
    </style:style>
    <style:style style:name="T52" style:family="text">
      <style:text-properties officeooo:rsid="008842b9"/>
    </style:style>
    <style:style style:name="T53" style:family="text">
      <style:text-properties officeooo:rsid="008d57fe"/>
    </style:style>
    <style:style style:name="T54" style:family="text">
      <style:text-properties officeooo:rsid="009303e1"/>
    </style:style>
    <style:style style:name="T55" style:family="text">
      <style:text-properties officeooo:rsid="009f4903"/>
    </style:style>
    <style:style style:name="T56" style:family="text">
      <style:text-properties officeooo:rsid="00a0af44"/>
    </style:style>
    <style:style style:name="T57" style:family="text">
      <style:text-properties officeooo:rsid="00a6e6bf"/>
    </style:style>
    <style:style style:name="T58" style:family="text">
      <style:text-properties officeooo:rsid="00afab81"/>
    </style:style>
    <style:style style:name="T59" style:family="text">
      <style:text-properties officeooo:rsid="00b2978d"/>
    </style:style>
    <style:style style:name="T60" style:family="text">
      <style:text-properties officeooo:rsid="00b62276"/>
    </style:style>
    <style:style style:name="T61" style:family="text">
      <style:text-properties officeooo:rsid="00b78950"/>
    </style:style>
    <style:style style:name="T62" style:family="text">
      <style:text-properties officeooo:rsid="00b90e34"/>
    </style:style>
    <style:style style:name="T63" style:family="text">
      <style:text-properties officeooo:rsid="00b9d608"/>
    </style:style>
    <style:style style:name="T64" style:family="text">
      <style:text-properties officeooo:rsid="00bfbd6e"/>
    </style:style>
    <style:style style:name="T65" style:family="text">
      <style:text-properties officeooo:rsid="00c134b0"/>
    </style:style>
    <style:style style:name="T66" style:family="text">
      <style:text-properties officeooo:rsid="00c216c9"/>
    </style:style>
    <style:style style:name="T67" style:family="text">
      <style:text-properties officeooo:rsid="00c4a745"/>
    </style:style>
    <style:style style:name="T68" style:family="text">
      <style:text-properties officeooo:rsid="00d2cf64"/>
    </style:style>
    <style:style style:name="T69" style:family="text">
      <style:text-properties officeooo:rsid="00d65a81"/>
    </style:style>
    <style:style style:name="T70" style:family="text">
      <style:text-properties officeooo:rsid="00d75858"/>
    </style:style>
    <style:style style:name="T71" style:family="text">
      <style:text-properties officeooo:rsid="00d9e34e"/>
    </style:style>
    <style:style style:name="T72" style:family="text">
      <style:text-properties officeooo:rsid="00dccfa6"/>
    </style:style>
    <style:style style:name="T73" style:family="text">
      <style:text-properties officeooo:rsid="00de66c3"/>
    </style:style>
    <style:style style:name="T74" style:family="text">
      <style:text-properties officeooo:rsid="00df2d85"/>
    </style:style>
    <style:style style:name="T75" style:family="text">
      <style:text-properties officeooo:rsid="00e102aa"/>
    </style:style>
    <style:style style:name="T76" style:family="text">
      <style:text-properties officeooo:rsid="00e2343c"/>
    </style:style>
    <style:style style:name="T77" style:family="text">
      <style:text-properties officeooo:rsid="00e41b9a"/>
    </style:style>
    <style:style style:name="T78" style:family="text">
      <style:text-properties officeooo:rsid="00e5080e"/>
    </style:style>
    <style:style style:name="T79" style:family="text">
      <style:text-properties officeooo:rsid="00e5b4ef"/>
    </style:style>
    <style:style style:name="T80" style:family="text">
      <style:text-properties officeooo:rsid="00e7720a"/>
    </style:style>
    <style:style style:name="T81" style:family="text">
      <style:text-properties officeooo:rsid="00e81e77"/>
    </style:style>
    <style:style style:name="T82" style:family="text">
      <style:text-properties officeooo:rsid="00e9f6c5"/>
    </style:style>
    <style:style style:name="T83" style:family="text">
      <style:text-properties officeooo:rsid="00eae61b"/>
    </style:style>
    <style:style style:name="T84" style:family="text">
      <style:text-properties officeooo:rsid="00ec0833"/>
    </style:style>
    <style:style style:name="T85" style:family="text">
      <style:text-properties officeooo:rsid="00ed26e5"/>
    </style:style>
    <style:style style:name="T86" style:family="text">
      <style:text-properties officeooo:rsid="00ed31d8"/>
    </style:style>
    <style:style style:name="T87" style:family="text">
      <style:text-properties officeooo:rsid="00edf76c"/>
    </style:style>
    <style:style style:name="T88" style:family="text">
      <style:text-properties officeooo:rsid="00ee98db"/>
    </style:style>
    <style:style style:name="T89" style:family="text">
      <style:text-properties officeooo:rsid="00f197f1"/>
    </style:style>
    <style:style style:name="T90" style:family="text">
      <style:text-properties officeooo:rsid="00f5573a"/>
    </style:style>
    <style:style style:name="T91" style:family="text">
      <style:text-properties officeooo:rsid="00f7a406"/>
    </style:style>
    <style:style style:name="T92" style:family="text">
      <style:text-properties officeooo:rsid="00f846ae"/>
    </style:style>
    <style:style style:name="T93" style:family="text">
      <style:text-properties officeooo:rsid="00f94204"/>
    </style:style>
    <style:style style:name="T94" style:family="text">
      <style:text-properties officeooo:rsid="00fad45a"/>
    </style:style>
    <style:style style:name="T95" style:family="text">
      <style:text-properties officeooo:rsid="00fb349f"/>
    </style:style>
    <style:style style:name="T96" style:family="text">
      <style:text-properties officeooo:rsid="00fc3648"/>
    </style:style>
    <style:style style:name="T97" style:family="text">
      <style:text-properties officeooo:rsid="00fd0762"/>
    </style:style>
    <style:style style:name="T98" style:family="text">
      <style:text-properties officeooo:rsid="00fe8ca0"/>
    </style:style>
    <style:style style:name="T99" style:family="text">
      <style:text-properties officeooo:rsid="00feac79"/>
    </style:style>
    <style:style style:name="T100" style:family="text">
      <style:text-properties officeooo:rsid="01002e10"/>
    </style:style>
    <style:style style:name="T101" style:family="text">
      <style:text-properties fo:font-size="15pt" officeooo:rsid="004496ae" style:font-size-asian="15pt" style:font-size-complex="15pt"/>
    </style:style>
    <style:style style:name="T102" style:family="text">
      <style:text-properties fo:font-size="15pt" officeooo:rsid="0019b13d" style:font-size-asian="15pt" style:font-size-complex="15pt"/>
    </style:style>
    <style:style style:name="T103" style:family="text">
      <style:text-properties fo:font-size="15pt" officeooo:rsid="001e700d" style:font-size-asian="15pt" style:font-size-complex="15pt"/>
    </style:style>
    <style:style style:name="T104" style:family="text">
      <style:text-properties fo:font-size="15pt" officeooo:rsid="00481954" style:font-size-asian="15pt" style:font-size-complex="15pt"/>
    </style:style>
    <style:style style:name="T105" style:family="text">
      <style:text-properties fo:font-size="15pt" officeooo:rsid="001f45e0" style:font-size-asian="15pt" style:font-size-complex="15pt"/>
    </style:style>
    <style:style style:name="T106" style:family="text">
      <style:text-properties fo:font-size="15pt" officeooo:rsid="0021b413" style:font-size-asian="15pt" style:font-size-complex="15pt"/>
    </style:style>
    <style:style style:name="T107" style:family="text">
      <style:text-properties fo:font-size="15pt" officeooo:rsid="00492ada" style:font-size-asian="15pt" style:font-size-complex="15pt"/>
    </style:style>
    <style:style style:name="T108" style:family="text">
      <style:text-properties fo:font-size="15pt" officeooo:rsid="00530a72" style:font-size-asian="15pt" style:font-size-complex="15pt"/>
    </style:style>
    <style:style style:name="T109" style:family="text">
      <style:text-properties fo:font-size="15pt" officeooo:rsid="002515f3" style:font-size-asian="15pt" style:font-size-complex="15pt"/>
    </style:style>
    <style:style style:name="T110" style:family="text">
      <style:text-properties fo:font-size="15pt" officeooo:rsid="00561b0e" style:font-size-asian="15pt" style:font-size-complex="15pt"/>
    </style:style>
    <style:style style:name="T111" style:family="text">
      <style:text-properties fo:font-size="15pt" officeooo:rsid="0026013a" style:font-size-asian="15pt" style:font-size-complex="15pt"/>
    </style:style>
    <style:style style:name="T112" style:family="text">
      <style:text-properties fo:font-size="15pt" officeooo:rsid="004bde3d" style:font-size-asian="15pt" style:font-size-complex="15pt"/>
    </style:style>
    <style:style style:name="T113" style:family="text">
      <style:text-properties fo:font-size="15pt" officeooo:rsid="003776d5" style:font-size-asian="15pt" style:font-size-complex="15pt"/>
    </style:style>
    <style:style style:name="T114" style:family="text">
      <style:text-properties fo:font-size="15pt" officeooo:rsid="00186dfa" style:font-size-asian="15pt" style:font-size-complex="15pt"/>
    </style:style>
    <style:style style:name="T115" style:family="text">
      <style:text-properties fo:font-size="15pt" officeooo:rsid="001ad34f" style:font-size-asian="15pt" style:font-size-complex="15pt"/>
    </style:style>
    <style:style style:name="T116" style:family="text">
      <style:text-properties fo:font-size="15pt" officeooo:rsid="003ee984" style:font-size-asian="15pt" style:font-size-complex="15pt"/>
    </style:style>
    <style:style style:name="T117" style:family="text">
      <style:text-properties fo:font-size="15pt" officeooo:rsid="00427351" style:font-size-asian="15pt" style:font-size-complex="15pt"/>
    </style:style>
    <style:style style:name="T118" style:family="text">
      <style:text-properties fo:font-size="15pt" officeooo:rsid="001b79cc" style:font-size-asian="15pt" style:font-size-complex="15pt"/>
    </style:style>
    <style:style style:name="T119" style:family="text">
      <style:text-properties style:text-position="0% 100%" fo:font-size="15pt" officeooo:rsid="005c00a6" style:font-size-asian="15pt" style:font-size-complex="15pt"/>
    </style:style>
    <style:style style:name="T120" style:family="text">
      <style:text-properties style:text-position="0% 100%" fo:font-size="15pt" officeooo:rsid="0019b13d" style:font-size-asian="15pt" style:font-size-complex="15pt"/>
    </style:style>
    <style:style style:name="T121" style:family="text">
      <style:text-properties style:text-position="0% 100%" fo:font-size="15pt" officeooo:rsid="001f45e0" style:font-size-asian="15pt" style:font-size-complex="15pt"/>
    </style:style>
    <style:style style:name="T122" style:family="text">
      <style:text-properties style:text-position="0% 100%" fo:font-size="15pt" officeooo:rsid="0027c184" style:font-size-asian="15pt" style:font-size-complex="15pt"/>
    </style:style>
    <style:style style:name="T123" style:family="text">
      <style:text-properties style:text-position="0% 100%" fo:font-size="15pt" officeooo:rsid="0063106b" style:font-size-asian="15pt" style:font-size-complex="15pt"/>
    </style:style>
    <style:style style:name="T124" style:family="text">
      <style:text-properties style:text-position="0% 100%" fo:font-size="15pt" officeooo:rsid="00298660" style:font-size-asian="15pt" style:font-size-complex="15pt"/>
    </style:style>
    <style:style style:name="T125" style:family="text">
      <style:text-properties style:text-position="0% 100%" fo:font-size="15pt" officeooo:rsid="006ca959" style:font-size-asian="15pt" style:font-size-complex="15pt"/>
    </style:style>
    <style:style style:name="T126" style:family="text">
      <style:text-properties style:text-position="0% 100%" fo:font-size="15pt" officeooo:rsid="002ac986" style:font-size-asian="15pt" style:font-size-complex="15pt"/>
    </style:style>
    <style:style style:name="T127" style:family="text">
      <style:text-properties style:text-position="0% 100%" fo:font-size="15pt" officeooo:rsid="006ef315" style:font-size-asian="15pt" style:font-size-complex="15pt"/>
    </style:style>
    <style:style style:name="T128" style:family="text">
      <style:text-properties style:text-position="0% 100%" fo:font-size="15pt" officeooo:rsid="002c84d3" style:font-size-asian="15pt" style:font-size-complex="15pt"/>
    </style:style>
    <style:style style:name="T129" style:family="text">
      <style:text-properties style:text-position="0% 100%" fo:font-size="15pt" officeooo:rsid="0078a132" style:font-size-asian="15pt" style:font-size-complex="15pt"/>
    </style:style>
    <style:style style:name="T130" style:family="text">
      <style:text-properties style:text-position="0% 100%" fo:font-size="15pt" officeooo:rsid="002d53e6" style:font-size-asian="15pt" style:font-size-complex="15pt"/>
    </style:style>
    <style:style style:name="T131" style:family="text">
      <style:text-properties style:text-position="0% 100%" fo:font-size="15pt" officeooo:rsid="0079fc4f" style:font-size-asian="15pt" style:font-size-complex="15pt"/>
    </style:style>
    <style:style style:name="T132" style:family="text">
      <style:text-properties style:text-position="0% 100%" fo:font-size="15pt" officeooo:rsid="0080843e" style:font-size-asian="15pt" style:font-size-complex="15pt"/>
    </style:style>
    <style:style style:name="T133" style:family="text">
      <style:text-properties style:text-position="0% 100%" fo:font-size="15pt" officeooo:rsid="00573170" style:font-size-asian="15pt" style:font-size-complex="15pt"/>
    </style:style>
    <style:style style:name="T134" style:family="text">
      <style:text-properties style:text-position="0% 100%" fo:font-size="15pt" officeooo:rsid="00273bc7" style:font-size-asian="15pt" style:font-size-complex="15pt"/>
    </style:style>
    <style:style style:name="T135" style:family="text">
      <style:text-properties style:text-position="0% 100%" fo:font-size="15pt" officeooo:rsid="00854eb4" style:font-size-asian="15pt" style:font-size-complex="15pt"/>
    </style:style>
    <style:style style:name="T136" style:family="text">
      <style:text-properties style:text-position="0% 100%" fo:font-size="15pt" officeooo:rsid="002d7e51" style:font-size-asian="15pt" style:font-size-complex="15pt"/>
    </style:style>
    <style:style style:name="T137" style:family="text">
      <style:text-properties style:text-position="0% 100%" fo:font-size="15pt" officeooo:rsid="002e35a1" style:font-size-asian="15pt" style:font-size-complex="15pt"/>
    </style:style>
    <style:style style:name="T138" style:family="text">
      <style:text-properties style:text-position="0% 100%" fo:font-size="15pt" officeooo:rsid="013cedfc" style:font-size-asian="15pt" style:font-size-complex="15pt"/>
    </style:style>
    <style:style style:name="T139" style:family="text">
      <style:text-properties style:text-position="0% 100%" fo:font-size="15pt" officeooo:rsid="0147b65a" style:font-size-asian="15pt" style:font-size-complex="15pt"/>
    </style:style>
    <style:style style:name="T140" style:family="text">
      <style:text-properties style:text-position="0% 100%" fo:font-size="12pt" officeooo:rsid="013cedfc" style:font-size-asian="12pt" style:font-size-complex="12pt"/>
    </style:style>
    <style:style style:name="T141" style:family="text">
      <style:text-properties style:text-position="0% 100%" officeooo:rsid="01b58d1f"/>
    </style:style>
    <style:style style:name="T142" style:family="text">
      <style:text-properties officeooo:rsid="011fa49c"/>
    </style:style>
    <style:style style:name="T143" style:family="text">
      <style:text-properties officeooo:rsid="0122b88d"/>
    </style:style>
    <style:style style:name="T144" style:family="text">
      <style:text-properties officeooo:rsid="01232dcb"/>
    </style:style>
    <style:style style:name="T145" style:family="text">
      <style:text-properties officeooo:rsid="01258dc8"/>
    </style:style>
    <style:style style:name="T146" style:family="text">
      <style:text-properties officeooo:rsid="01274790"/>
    </style:style>
    <style:style style:name="T147" style:family="text">
      <style:text-properties officeooo:rsid="0127daca"/>
    </style:style>
    <style:style style:name="T148" style:family="text">
      <style:text-properties officeooo:rsid="012c80ca"/>
    </style:style>
    <style:style style:name="T149" style:family="text">
      <style:text-properties officeooo:rsid="0135fd4c"/>
    </style:style>
    <style:style style:name="T150" style:family="text">
      <style:text-properties officeooo:rsid="0137d433"/>
    </style:style>
    <style:style style:name="T151" style:family="text">
      <style:text-properties officeooo:rsid="013dc24c"/>
    </style:style>
    <style:style style:name="T152" style:family="text">
      <style:text-properties officeooo:rsid="01435520"/>
    </style:style>
    <style:style style:name="T153" style:family="text">
      <style:text-properties officeooo:rsid="0147b65a"/>
    </style:style>
    <style:style style:name="T154" style:family="text">
      <style:text-properties officeooo:rsid="014e8153"/>
    </style:style>
    <style:style style:name="T155" style:family="text">
      <style:text-properties officeooo:rsid="015412ad"/>
    </style:style>
    <style:style style:name="T156" style:family="text">
      <style:text-properties officeooo:rsid="01561864"/>
    </style:style>
    <style:style style:name="T157" style:family="text">
      <style:text-properties officeooo:rsid="0159c931"/>
    </style:style>
    <style:style style:name="T158" style:family="text">
      <style:text-properties officeooo:rsid="015b4485"/>
    </style:style>
    <style:style style:name="T159" style:family="text">
      <style:text-properties officeooo:rsid="015d8c52"/>
    </style:style>
    <style:style style:name="T160" style:family="text">
      <style:text-properties officeooo:rsid="015f06b8"/>
    </style:style>
    <style:style style:name="T161" style:family="text">
      <style:text-properties officeooo:rsid="01609b2a"/>
    </style:style>
    <style:style style:name="T162" style:family="text">
      <style:text-properties officeooo:rsid="0161a964"/>
    </style:style>
    <style:style style:name="T163" style:family="text">
      <style:text-properties officeooo:rsid="0161eea2"/>
    </style:style>
    <style:style style:name="T164" style:family="text">
      <style:text-properties officeooo:rsid="0163450c"/>
    </style:style>
    <style:style style:name="T165" style:family="text">
      <style:text-properties officeooo:rsid="016757d0"/>
    </style:style>
    <style:style style:name="T166" style:family="text">
      <style:text-properties officeooo:rsid="01685630"/>
    </style:style>
    <style:style style:name="T167" style:family="text">
      <style:text-properties officeooo:rsid="0169c7a0"/>
    </style:style>
    <style:style style:name="T168" style:family="text">
      <style:text-properties officeooo:rsid="016c4b0f"/>
    </style:style>
    <style:style style:name="T169" style:family="text">
      <style:text-properties officeooo:rsid="016cd6d2"/>
    </style:style>
    <style:style style:name="T170" style:family="text">
      <style:text-properties officeooo:rsid="016d0df0"/>
    </style:style>
    <style:style style:name="T171" style:family="text">
      <style:text-properties officeooo:rsid="016ee320"/>
    </style:style>
    <style:style style:name="T172" style:family="text">
      <style:text-properties officeooo:rsid="01731799"/>
    </style:style>
    <style:style style:name="T173" style:family="text">
      <style:text-properties officeooo:rsid="0174444c"/>
    </style:style>
    <style:style style:name="T174" style:family="text">
      <style:text-properties officeooo:rsid="017616ab"/>
    </style:style>
    <style:style style:name="T175" style:family="text">
      <style:text-properties officeooo:rsid="0178b69f"/>
    </style:style>
    <style:style style:name="T176" style:family="text">
      <style:text-properties officeooo:rsid="0185ff15"/>
    </style:style>
    <style:style style:name="T177" style:family="text">
      <style:text-properties officeooo:rsid="01874923"/>
    </style:style>
    <style:style style:name="T178" style:family="text">
      <style:text-properties officeooo:rsid="0187911a"/>
    </style:style>
    <style:style style:name="T179" style:family="text">
      <style:text-properties officeooo:rsid="018b0f66"/>
    </style:style>
    <style:style style:name="T180" style:family="text">
      <style:text-properties officeooo:rsid="01917f28"/>
    </style:style>
    <style:style style:name="T181" style:family="text">
      <style:text-properties officeooo:rsid="019a6861"/>
    </style:style>
    <style:style style:name="T182" style:family="text">
      <style:text-properties officeooo:rsid="019bf63e"/>
    </style:style>
    <style:style style:name="T183" style:family="text">
      <style:text-properties officeooo:rsid="019c44cc"/>
    </style:style>
    <style:style style:name="T184" style:family="text">
      <style:text-properties officeooo:rsid="019d01b5"/>
    </style:style>
    <style:style style:name="T185" style:family="text">
      <style:text-properties officeooo:rsid="019f610f"/>
    </style:style>
    <style:style style:name="T186" style:family="text">
      <style:text-properties officeooo:rsid="01a013cd"/>
    </style:style>
    <style:style style:name="T187" style:family="text">
      <style:text-properties officeooo:rsid="01a044f7"/>
    </style:style>
    <style:style style:name="T188" style:family="text">
      <style:text-properties officeooo:rsid="01a35e1e"/>
    </style:style>
    <style:style style:name="T189" style:family="text">
      <style:text-properties officeooo:rsid="01a3c042"/>
    </style:style>
    <style:style style:name="T190" style:family="text">
      <style:text-properties officeooo:rsid="01a7cf3c"/>
    </style:style>
    <style:style style:name="T191" style:family="text">
      <style:text-properties officeooo:rsid="01b32b2d"/>
    </style:style>
    <style:style style:name="T192" style:family="text">
      <style:text-properties officeooo:rsid="01b58d1f"/>
    </style:style>
    <style:style style:name="T193" style:family="text">
      <style:text-properties officeooo:rsid="01b74865"/>
    </style:style>
    <style:style style:name="T194" style:family="text">
      <style:text-properties officeooo:rsid="01b7a179"/>
    </style:style>
    <style:style style:name="T195" style:family="text">
      <style:text-properties officeooo:rsid="01b811a1"/>
    </style:style>
    <style:style style:name="T196" style:family="text">
      <style:text-properties officeooo:rsid="01b91a76"/>
    </style:style>
    <style:style style:name="T197" style:family="text">
      <style:text-properties officeooo:rsid="01ba0499"/>
    </style:style>
    <style:style style:name="T198" style:family="text">
      <style:text-properties officeooo:rsid="01bba0d0"/>
    </style:style>
    <style:style style:name="T199" style:family="text">
      <style:text-properties officeooo:rsid="01bd2647"/>
    </style:style>
    <style:style style:name="T200" style:family="text">
      <style:text-properties officeooo:rsid="01bdfbf3"/>
    </style:style>
    <style:style style:name="T201" style:family="text">
      <style:text-properties officeooo:rsid="01ce1e44"/>
    </style:style>
    <style:style style:name="T202" style:family="text">
      <style:text-properties officeooo:rsid="01d436d9"/>
    </style:style>
    <style:style style:name="T203" style:family="text">
      <style:text-properties officeooo:rsid="01d86fe1"/>
    </style:style>
    <style:style style:name="T204" style:family="text">
      <style:text-properties officeooo:rsid="01de22cf"/>
    </style:style>
    <style:style style:name="T205" style:family="text">
      <style:text-properties officeooo:rsid="01e17828"/>
    </style:style>
    <style:style style:name="T206" style:family="text">
      <style:text-properties officeooo:rsid="01e7f8ec"/>
    </style:style>
    <style:style style:name="T207" style:family="text">
      <style:text-properties officeooo:rsid="01e91f15"/>
    </style:style>
    <style:style style:name="T208" style:family="text">
      <style:text-properties officeooo:rsid="01f160a0"/>
    </style:style>
    <style:style style:name="T209" style:family="text">
      <style:text-properties officeooo:rsid="01f78432"/>
    </style:style>
    <style:style style:name="T210" style:family="text">
      <style:text-properties officeooo:rsid="01f9dd7e"/>
    </style:style>
    <style:style style:name="T211" style:family="text">
      <style:text-properties officeooo:rsid="01faaf24"/>
    </style:style>
    <style:style style:name="T212" style:family="text">
      <style:text-properties officeooo:rsid="01fc02b2"/>
    </style:style>
    <style:style style:name="T213" style:family="text">
      <style:text-properties officeooo:rsid="01ff1420"/>
    </style:style>
    <style:style style:name="T214" style:family="text">
      <style:text-properties officeooo:rsid="02008a1e"/>
    </style:style>
    <style:style style:name="T215" style:family="text">
      <style:text-properties officeooo:rsid="0202290f"/>
    </style:style>
    <style:style style:name="T216" style:family="text">
      <style:text-properties officeooo:rsid="02035a7c"/>
    </style:style>
    <style:style style:name="T217" style:family="text">
      <style:text-properties officeooo:rsid="0206c05e"/>
    </style:style>
    <style:style style:name="T218" style:family="text">
      <style:text-properties officeooo:rsid="02099232"/>
    </style:style>
    <style:style style:name="T219" style:family="text">
      <style:text-properties officeooo:rsid="020b8a78"/>
    </style:style>
    <style:style style:name="T220" style:family="text">
      <style:text-properties officeooo:rsid="020bffde"/>
    </style:style>
    <style:style style:name="T221" style:family="text">
      <style:text-properties officeooo:rsid="0154099b"/>
    </style:style>
    <style:style style:name="T222" style:family="text">
      <style:text-properties officeooo:rsid="020caea5"/>
    </style:style>
    <style:style style:name="T223" style:family="text">
      <style:text-properties officeooo:rsid="020e1244"/>
    </style:style>
    <style:style style:name="T224" style:family="text">
      <style:text-properties officeooo:rsid="020eb64b"/>
    </style:style>
    <style:style style:name="T225" style:family="text">
      <style:text-properties officeooo:rsid="020f6632"/>
    </style:style>
    <style:style style:name="T226" style:family="text">
      <style:text-properties officeooo:rsid="0210c4f7"/>
    </style:style>
    <style:style style:name="T227" style:family="text">
      <style:text-properties officeooo:rsid="0210daf3"/>
    </style:style>
    <style:style style:name="T228" style:family="text">
      <style:text-properties officeooo:rsid="02116263"/>
    </style:style>
    <style:style style:name="T229" style:family="text">
      <style:text-properties officeooo:rsid="021318b8"/>
    </style:style>
    <style:style style:name="T230" style:family="text">
      <style:text-properties officeooo:rsid="02149bc4"/>
    </style:style>
    <style:style style:name="T231" style:family="text">
      <style:text-properties officeooo:rsid="02149c64"/>
    </style:style>
    <style:style style:name="T232" style:family="text">
      <style:text-properties officeooo:rsid="0216169f"/>
    </style:style>
    <style:style style:name="T233" style:family="text">
      <style:text-properties officeooo:rsid="021a6151"/>
    </style:style>
    <style:style style:name="T234" style:family="text">
      <style:text-properties officeooo:rsid="021b281e"/>
    </style:style>
    <style:style style:name="T235" style:family="text">
      <style:text-properties officeooo:rsid="021b4220"/>
    </style:style>
    <style:style style:name="T236" style:family="text">
      <style:text-properties officeooo:rsid="021ceb59"/>
    </style:style>
    <style:style style:name="T237" style:family="text">
      <style:text-properties officeooo:rsid="021dfe64"/>
    </style:style>
    <style:style style:name="T238" style:family="text">
      <style:text-properties officeooo:rsid="021f34b3"/>
    </style:style>
    <style:style style:name="T239" style:family="text">
      <style:text-properties officeooo:rsid="021f4329"/>
    </style:style>
    <style:style style:name="T240" style:family="text">
      <style:text-properties officeooo:rsid="021fd47d"/>
    </style:style>
    <style:style style:name="T241" style:family="text">
      <style:text-properties officeooo:rsid="02230418"/>
    </style:style>
    <style:style style:name="T242" style:family="text">
      <style:text-properties officeooo:rsid="0223a3bf"/>
    </style:style>
    <style:style style:name="T243" style:family="text">
      <style:text-properties officeooo:rsid="0225de9a"/>
    </style:style>
    <style:style style:name="T244" style:family="text">
      <style:text-properties officeooo:rsid="0227cecf"/>
    </style:style>
    <style:style style:name="T245" style:family="text">
      <style:text-properties officeooo:rsid="0229fc84"/>
    </style:style>
    <style:style style:name="T246" style:family="text">
      <style:text-properties officeooo:rsid="022afbf8"/>
    </style:style>
    <style:style style:name="T247" style:family="text">
      <style:text-properties officeooo:rsid="022c6b8c"/>
    </style:style>
    <style:style style:name="T248" style:family="text">
      <style:text-properties officeooo:rsid="022db918"/>
    </style:style>
    <style:style style:name="T249" style:family="text">
      <style:text-properties officeooo:rsid="022e2597"/>
    </style:style>
    <style:style style:name="T250" style:family="text">
      <style:text-properties officeooo:rsid="022e67c5"/>
    </style:style>
    <style:style style:name="T251" style:family="text">
      <style:text-properties officeooo:rsid="022f5fbd"/>
    </style:style>
    <style:style style:name="T252" style:family="text">
      <style:text-properties fo:font-style="italic" style:font-style-asian="italic" style:font-style-complex="italic"/>
    </style:style>
    <style:style style:name="T253" style:family="text">
      <style:text-properties fo:font-style="italic" officeooo:rsid="0390af4b" style:font-style-asian="italic" style:font-style-complex="italic"/>
    </style:style>
    <style:style style:name="T254" style:family="text">
      <style:text-properties fo:font-style="italic" officeooo:rsid="035cfef3" style:font-style-asian="italic" style:font-style-complex="italic"/>
    </style:style>
    <style:style style:name="T255" style:family="text">
      <style:text-properties fo:font-style="italic" officeooo:rsid="0284032d" style:font-style-asian="italic" style:font-style-complex="italic"/>
    </style:style>
    <style:style style:name="T256" style:family="text">
      <style:text-properties fo:font-style="italic" officeooo:rsid="0391b7f7" style:font-style-asian="italic" style:font-style-complex="italic"/>
    </style:style>
    <style:style style:name="T257" style:family="text">
      <style:text-properties fo:font-style="italic" officeooo:rsid="02852fb5" style:font-style-asian="italic" style:font-style-complex="italic"/>
    </style:style>
    <style:style style:name="T258" style:family="text">
      <style:text-properties officeooo:rsid="023066fd"/>
    </style:style>
    <style:style style:name="T259" style:family="text">
      <style:text-properties officeooo:rsid="0233048a"/>
    </style:style>
    <style:style style:name="T260" style:family="text">
      <style:text-properties officeooo:rsid="02331fd0"/>
    </style:style>
    <style:style style:name="T261" style:family="text">
      <style:text-properties officeooo:rsid="02337878"/>
    </style:style>
    <style:style style:name="T262" style:family="text">
      <style:text-properties officeooo:rsid="0233f81c"/>
    </style:style>
    <style:style style:name="T263" style:family="text">
      <style:text-properties officeooo:rsid="02350f65"/>
    </style:style>
    <style:style style:name="T264" style:family="text">
      <style:text-properties officeooo:rsid="023552ad"/>
    </style:style>
    <style:style style:name="T265" style:family="text">
      <style:text-properties officeooo:rsid="02357f53"/>
    </style:style>
    <style:style style:name="T266" style:family="text">
      <style:text-properties officeooo:rsid="02374242"/>
    </style:style>
    <style:style style:name="T267" style:family="text">
      <style:text-properties officeooo:rsid="0237a379"/>
    </style:style>
    <style:style style:name="T268" style:family="text">
      <style:text-properties officeooo:rsid="0238769c"/>
    </style:style>
    <style:style style:name="T269" style:family="text">
      <style:text-properties officeooo:rsid="0238c9eb"/>
    </style:style>
    <style:style style:name="T270" style:family="text">
      <style:text-properties officeooo:rsid="023a14b9"/>
    </style:style>
    <style:style style:name="T271" style:family="text">
      <style:text-properties officeooo:rsid="023bf23a"/>
    </style:style>
    <style:style style:name="T272" style:family="text">
      <style:text-properties officeooo:rsid="023cd66e"/>
    </style:style>
    <style:style style:name="T273" style:family="text">
      <style:text-properties officeooo:rsid="023ebc36"/>
    </style:style>
    <style:style style:name="T274" style:family="text">
      <style:text-properties officeooo:rsid="0241ad83"/>
    </style:style>
    <style:style style:name="T275" style:family="text">
      <style:text-properties officeooo:rsid="0242cdcc"/>
    </style:style>
    <style:style style:name="T276" style:family="text">
      <style:text-properties officeooo:rsid="0243ba53"/>
    </style:style>
    <style:style style:name="T277" style:family="text">
      <style:text-properties officeooo:rsid="02442a1a"/>
    </style:style>
    <style:style style:name="T278" style:family="text">
      <style:text-properties officeooo:rsid="0244f040"/>
    </style:style>
    <style:style style:name="T279" style:family="text">
      <style:text-properties officeooo:rsid="0246e620"/>
    </style:style>
    <style:style style:name="T280" style:family="text">
      <style:text-properties officeooo:rsid="0247f6dc"/>
    </style:style>
    <style:style style:name="T281" style:family="text">
      <style:text-properties officeooo:rsid="0249424b"/>
    </style:style>
    <style:style style:name="T282" style:family="text">
      <style:text-properties officeooo:rsid="024c2c81"/>
    </style:style>
    <style:style style:name="T283" style:family="text">
      <style:text-properties officeooo:rsid="024caceb"/>
    </style:style>
    <style:style style:name="T284" style:family="text">
      <style:text-properties officeooo:rsid="024d15a3"/>
    </style:style>
    <style:style style:name="T285" style:family="text">
      <style:text-properties officeooo:rsid="024def28"/>
    </style:style>
    <style:style style:name="T286" style:family="text">
      <style:text-properties officeooo:rsid="024e6744"/>
    </style:style>
    <style:style style:name="T287" style:family="text">
      <style:text-properties officeooo:rsid="024f7949"/>
    </style:style>
    <style:style style:name="T288" style:family="text">
      <style:text-properties officeooo:rsid="0250526d"/>
    </style:style>
    <style:style style:name="T289" style:family="text">
      <style:text-properties officeooo:rsid="0250944a"/>
    </style:style>
    <style:style style:name="T290" style:family="text">
      <style:text-properties officeooo:rsid="0251ae3d"/>
    </style:style>
    <style:style style:name="T291" style:family="text">
      <style:text-properties officeooo:rsid="0252da49"/>
    </style:style>
    <style:style style:name="T292" style:family="text">
      <style:text-properties officeooo:rsid="02532b97"/>
    </style:style>
    <style:style style:name="T293" style:family="text">
      <style:text-properties officeooo:rsid="019893e8"/>
    </style:style>
    <style:style style:name="T294" style:family="text">
      <style:text-properties officeooo:rsid="0254c458"/>
    </style:style>
    <style:style style:name="T295" style:family="text">
      <style:text-properties officeooo:rsid="025618a3"/>
    </style:style>
    <style:style style:name="T296" style:family="text">
      <style:text-properties officeooo:rsid="025721d7"/>
    </style:style>
    <style:style style:name="T297" style:family="text">
      <style:text-properties officeooo:rsid="02590875"/>
    </style:style>
    <style:style style:name="T298" style:family="text">
      <style:text-properties officeooo:rsid="02592339"/>
    </style:style>
    <style:style style:name="T299" style:family="text">
      <style:text-properties officeooo:rsid="025b3717"/>
    </style:style>
    <style:style style:name="T300" style:family="text">
      <style:text-properties officeooo:rsid="025eebdd"/>
    </style:style>
    <style:style style:name="T301" style:family="text">
      <style:text-properties officeooo:rsid="0260cbd5"/>
    </style:style>
    <style:style style:name="T302" style:family="text">
      <style:text-properties officeooo:rsid="02617c05"/>
    </style:style>
    <style:style style:name="T303" style:family="text">
      <style:text-properties officeooo:rsid="02629885"/>
    </style:style>
    <style:style style:name="T304" style:family="text">
      <style:text-properties officeooo:rsid="02635cd5"/>
    </style:style>
    <style:style style:name="T305" style:family="text">
      <style:text-properties officeooo:rsid="0264a8ec"/>
    </style:style>
    <style:style style:name="T306" style:family="text">
      <style:text-properties officeooo:rsid="0264ff52"/>
    </style:style>
    <style:style style:name="T307" style:family="text">
      <style:text-properties officeooo:rsid="026510b0"/>
    </style:style>
    <style:style style:name="T308" style:family="text">
      <style:text-properties officeooo:rsid="026539c6"/>
    </style:style>
    <style:style style:name="T309" style:family="text">
      <style:text-properties officeooo:rsid="02666ef3"/>
    </style:style>
    <style:style style:name="T310" style:family="text">
      <style:text-properties officeooo:rsid="02676621"/>
    </style:style>
    <style:style style:name="T311" style:family="text">
      <style:text-properties officeooo:rsid="0267eece"/>
    </style:style>
    <style:style style:name="T312" style:family="text">
      <style:text-properties officeooo:rsid="026ad13f"/>
    </style:style>
    <style:style style:name="T313" style:family="text">
      <style:text-properties officeooo:rsid="026c4599"/>
    </style:style>
    <style:style style:name="T314" style:family="text">
      <style:text-properties officeooo:rsid="026d1703"/>
    </style:style>
    <style:style style:name="T315" style:family="text">
      <style:text-properties officeooo:rsid="026e3eff"/>
    </style:style>
    <style:style style:name="T316" style:family="text">
      <style:text-properties officeooo:rsid="027027eb"/>
    </style:style>
    <style:style style:name="T317" style:family="text">
      <style:text-properties officeooo:rsid="0271abd5"/>
    </style:style>
    <style:style style:name="T318" style:family="text">
      <style:text-properties officeooo:rsid="02739aa8"/>
    </style:style>
    <style:style style:name="T319" style:family="text">
      <style:text-properties officeooo:rsid="0274fe6d"/>
    </style:style>
    <style:style style:name="T320" style:family="text">
      <style:text-properties officeooo:rsid="0276f37e"/>
    </style:style>
    <style:style style:name="T321" style:family="text">
      <style:text-properties officeooo:rsid="0277b210"/>
    </style:style>
    <style:style style:name="T322" style:family="text">
      <style:text-properties officeooo:rsid="027a3520"/>
    </style:style>
    <style:style style:name="T323" style:family="text">
      <style:text-properties officeooo:rsid="027b1c48"/>
    </style:style>
    <style:style style:name="T324" style:family="text">
      <style:text-properties officeooo:rsid="027cd242"/>
    </style:style>
    <style:style style:name="T325" style:family="text">
      <style:text-properties officeooo:rsid="027e2e16"/>
    </style:style>
    <style:style style:name="T326" style:family="text">
      <style:text-properties officeooo:rsid="02801ad5"/>
    </style:style>
    <style:style style:name="T327" style:family="text">
      <style:text-properties officeooo:rsid="02804b46"/>
    </style:style>
    <style:style style:name="T328" style:family="text">
      <style:text-properties officeooo:rsid="0281e85d"/>
    </style:style>
    <style:style style:name="T329" style:family="text">
      <style:text-properties officeooo:rsid="028231ce"/>
    </style:style>
    <style:style style:name="T330" style:family="text">
      <style:text-properties officeooo:rsid="0283342c"/>
    </style:style>
    <style:style style:name="T331" style:family="text">
      <style:text-properties officeooo:rsid="0283f394"/>
    </style:style>
    <style:style style:name="T332" style:family="text">
      <style:text-properties officeooo:rsid="0284032d"/>
    </style:style>
    <style:style style:name="T333" style:family="text">
      <style:text-properties officeooo:rsid="02852fb5"/>
    </style:style>
    <style:style style:name="T334" style:family="text">
      <style:text-properties officeooo:rsid="028633e7"/>
    </style:style>
    <style:style style:name="T335" style:family="text">
      <style:text-properties officeooo:rsid="02871f1a"/>
    </style:style>
    <style:style style:name="T336" style:family="text">
      <style:text-properties officeooo:rsid="02889c7d"/>
    </style:style>
    <style:style style:name="T337" style:family="text">
      <style:text-properties officeooo:rsid="028a6aa5"/>
    </style:style>
    <style:style style:name="T338" style:family="text">
      <style:text-properties officeooo:rsid="028bed0e"/>
    </style:style>
    <style:style style:name="T339" style:family="text">
      <style:text-properties officeooo:rsid="028d7e1e"/>
    </style:style>
    <style:style style:name="T340" style:family="text">
      <style:text-properties officeooo:rsid="028f3e1a"/>
    </style:style>
    <style:style style:name="T341" style:family="text">
      <style:text-properties officeooo:rsid="029157d9"/>
    </style:style>
    <style:style style:name="T342" style:family="text">
      <style:text-properties officeooo:rsid="02937016"/>
    </style:style>
    <style:style style:name="T343" style:family="text">
      <style:text-properties officeooo:rsid="0294d057"/>
    </style:style>
    <style:style style:name="T344" style:family="text">
      <style:text-properties officeooo:rsid="029553a7"/>
    </style:style>
    <style:style style:name="T345" style:family="text">
      <style:text-properties officeooo:rsid="0296c045"/>
    </style:style>
    <style:style style:name="T346" style:family="text">
      <style:text-properties officeooo:rsid="02985337"/>
    </style:style>
    <style:style style:name="T347" style:family="text">
      <style:text-properties officeooo:rsid="02985703"/>
    </style:style>
    <style:style style:name="T348" style:family="text">
      <style:text-properties officeooo:rsid="02991705"/>
    </style:style>
    <style:style style:name="T349" style:family="text">
      <style:text-properties officeooo:rsid="029ad39a"/>
    </style:style>
    <style:style style:name="T350" style:family="text">
      <style:text-properties officeooo:rsid="029c8e91"/>
    </style:style>
    <style:style style:name="T351" style:family="text">
      <style:text-properties officeooo:rsid="029d2b7b"/>
    </style:style>
    <style:style style:name="T352" style:family="text">
      <style:text-properties officeooo:rsid="029e2179"/>
    </style:style>
    <style:style style:name="T353" style:family="text">
      <style:text-properties officeooo:rsid="02a1ca78"/>
    </style:style>
    <style:style style:name="T354" style:family="text">
      <style:text-properties officeooo:rsid="02a251a4"/>
    </style:style>
    <style:style style:name="T355" style:family="text">
      <style:text-properties officeooo:rsid="02a2a262"/>
    </style:style>
    <style:style style:name="T356" style:family="text">
      <style:text-properties officeooo:rsid="02a2b7d1"/>
    </style:style>
    <style:style style:name="T357" style:family="text">
      <style:text-properties officeooo:rsid="02a43111"/>
    </style:style>
    <style:style style:name="T358" style:family="text">
      <style:text-properties officeooo:rsid="02a50ea1"/>
    </style:style>
    <style:style style:name="T359" style:family="text">
      <style:text-properties officeooo:rsid="02a6aaf8"/>
    </style:style>
    <style:style style:name="T360" style:family="text">
      <style:text-properties officeooo:rsid="02a800fc"/>
    </style:style>
    <style:style style:name="T361" style:family="text">
      <style:text-properties officeooo:rsid="02a848f2"/>
    </style:style>
    <style:style style:name="T362" style:family="text">
      <style:text-properties officeooo:rsid="02a9c508"/>
    </style:style>
    <style:style style:name="T363" style:family="text">
      <style:text-properties officeooo:rsid="02a9d2ec"/>
    </style:style>
    <style:style style:name="T364" style:family="text">
      <style:text-properties officeooo:rsid="02ab7a9b"/>
    </style:style>
    <style:style style:name="T365" style:family="text">
      <style:text-properties officeooo:rsid="02ac7469"/>
    </style:style>
    <style:style style:name="T366" style:family="text">
      <style:text-properties officeooo:rsid="02ae6a2b"/>
    </style:style>
    <style:style style:name="T367" style:family="text">
      <style:text-properties officeooo:rsid="02af01bd"/>
    </style:style>
    <style:style style:name="T368" style:family="text">
      <style:text-properties officeooo:rsid="02b0154c"/>
    </style:style>
    <style:style style:name="T369" style:family="text">
      <style:text-properties officeooo:rsid="02b06550"/>
    </style:style>
    <style:style style:name="T370" style:family="text">
      <style:text-properties officeooo:rsid="02b1f4ec"/>
    </style:style>
    <style:style style:name="T371" style:family="text">
      <style:text-properties officeooo:rsid="02b23866"/>
    </style:style>
    <style:style style:name="T372" style:family="text">
      <style:text-properties officeooo:rsid="02b2abb6"/>
    </style:style>
    <style:style style:name="T373" style:family="text">
      <style:text-properties officeooo:rsid="02b48b8d"/>
    </style:style>
    <style:style style:name="T374" style:family="text">
      <style:text-properties officeooo:rsid="02b5cc8c"/>
    </style:style>
    <style:style style:name="T375" style:family="text">
      <style:text-properties officeooo:rsid="02b6240b"/>
    </style:style>
    <style:style style:name="T376" style:family="text">
      <style:text-properties officeooo:rsid="02b705a5"/>
    </style:style>
    <style:style style:name="T377" style:family="text">
      <style:text-properties officeooo:rsid="02b7ac0a"/>
    </style:style>
    <style:style style:name="T378" style:family="text">
      <style:text-properties officeooo:rsid="02b84057"/>
    </style:style>
    <style:style style:name="T379" style:family="text">
      <style:text-properties officeooo:rsid="02b8c9be"/>
    </style:style>
    <style:style style:name="T380" style:family="text">
      <style:text-properties officeooo:rsid="02b8dd95"/>
    </style:style>
    <style:style style:name="T381" style:family="text">
      <style:text-properties officeooo:rsid="02ba74e0"/>
    </style:style>
    <style:style style:name="T382" style:family="text">
      <style:text-properties officeooo:rsid="02bbba87"/>
    </style:style>
    <style:style style:name="T383" style:family="text">
      <style:text-properties officeooo:rsid="02bc5dd9"/>
    </style:style>
    <style:style style:name="T384" style:family="text">
      <style:text-properties officeooo:rsid="02bce6e2"/>
    </style:style>
    <style:style style:name="T385" style:family="text">
      <style:text-properties officeooo:rsid="02be0b25"/>
    </style:style>
    <style:style style:name="T386" style:family="text">
      <style:text-properties officeooo:rsid="02bfe08b"/>
    </style:style>
    <style:style style:name="T387" style:family="text">
      <style:text-properties officeooo:rsid="02c09085"/>
    </style:style>
    <style:style style:name="T388" style:family="text">
      <style:text-properties officeooo:rsid="02c22f74"/>
    </style:style>
    <style:style style:name="T389" style:family="text">
      <style:text-properties officeooo:rsid="02c3c54e"/>
    </style:style>
    <style:style style:name="T390" style:family="text">
      <style:text-properties officeooo:rsid="02c40ebb"/>
    </style:style>
    <style:style style:name="T391" style:family="text">
      <style:text-properties officeooo:rsid="02c473a5"/>
    </style:style>
    <style:style style:name="T392" style:family="text">
      <style:text-properties officeooo:rsid="02c65c53"/>
    </style:style>
    <style:style style:name="T393" style:family="text">
      <style:text-properties officeooo:rsid="02c7c592"/>
    </style:style>
    <style:style style:name="T394" style:family="text">
      <style:text-properties officeooo:rsid="02c8c59e"/>
    </style:style>
    <style:style style:name="T395" style:family="text">
      <style:text-properties officeooo:rsid="02c90528"/>
    </style:style>
    <style:style style:name="T396" style:family="text">
      <style:text-properties officeooo:rsid="02cb0401"/>
    </style:style>
    <style:style style:name="T397" style:family="text">
      <style:text-properties officeooo:rsid="02cba6bc"/>
    </style:style>
    <style:style style:name="T398" style:family="text">
      <style:text-properties officeooo:rsid="02cddb3e"/>
    </style:style>
    <style:style style:name="T399" style:family="text">
      <style:text-properties officeooo:rsid="02cec6d1"/>
    </style:style>
    <style:style style:name="T400" style:family="text">
      <style:text-properties officeooo:rsid="02d0a813"/>
    </style:style>
    <style:style style:name="T401" style:family="text">
      <style:text-properties officeooo:rsid="02d269b3"/>
    </style:style>
    <style:style style:name="T402" style:family="text">
      <style:text-properties officeooo:rsid="02d33de8"/>
    </style:style>
    <style:style style:name="T403" style:family="text">
      <style:text-properties officeooo:rsid="02d3dcdc"/>
    </style:style>
    <style:style style:name="T404" style:family="text">
      <style:text-properties officeooo:rsid="02d5d861"/>
    </style:style>
    <style:style style:name="T405" style:family="text">
      <style:text-properties officeooo:rsid="02d6bb51"/>
    </style:style>
    <style:style style:name="T406" style:family="text">
      <style:text-properties officeooo:rsid="02d83e4f"/>
    </style:style>
    <style:style style:name="T407" style:family="text">
      <style:text-properties officeooo:rsid="02d9056e"/>
    </style:style>
    <style:style style:name="T408" style:family="text">
      <style:text-properties officeooo:rsid="02dab5ba"/>
    </style:style>
    <style:style style:name="T409" style:family="text">
      <style:text-properties officeooo:rsid="02db5ad0"/>
    </style:style>
    <style:style style:name="T410" style:family="text">
      <style:text-properties officeooo:rsid="02db76b6"/>
    </style:style>
    <style:style style:name="T411" style:family="text">
      <style:text-properties officeooo:rsid="02dd2835"/>
    </style:style>
    <style:style style:name="T412" style:family="text">
      <style:text-properties officeooo:rsid="02de8c3a"/>
    </style:style>
    <style:style style:name="T413" style:family="text">
      <style:text-properties officeooo:rsid="02e04acd"/>
    </style:style>
    <style:style style:name="T414" style:family="text">
      <style:text-properties officeooo:rsid="02e14c30"/>
    </style:style>
    <style:style style:name="T415" style:family="text">
      <style:text-properties officeooo:rsid="02e2aa24"/>
    </style:style>
    <style:style style:name="T416" style:family="text">
      <style:text-properties officeooo:rsid="02e3c490"/>
    </style:style>
    <style:style style:name="T417" style:family="text">
      <style:text-properties officeooo:rsid="02e660a1"/>
    </style:style>
    <style:style style:name="T418" style:family="text">
      <style:text-properties officeooo:rsid="02e6d8ab"/>
    </style:style>
    <style:style style:name="T419" style:family="text">
      <style:text-properties officeooo:rsid="02e88d3b"/>
    </style:style>
    <style:style style:name="T420" style:family="text">
      <style:text-properties officeooo:rsid="02e93408"/>
    </style:style>
    <style:style style:name="T421" style:family="text">
      <style:text-properties officeooo:rsid="02eaeb78"/>
    </style:style>
    <style:style style:name="T422" style:family="text">
      <style:text-properties officeooo:rsid="02ecd266"/>
    </style:style>
    <style:style style:name="T423" style:family="text">
      <style:text-properties officeooo:rsid="02edef34"/>
    </style:style>
    <style:style style:name="T424" style:family="text">
      <style:text-properties officeooo:rsid="02ee76a2"/>
    </style:style>
    <style:style style:name="T425" style:family="text">
      <style:text-properties officeooo:rsid="02eec582"/>
    </style:style>
    <style:style style:name="T426" style:family="text">
      <style:text-properties officeooo:rsid="02eedf19"/>
    </style:style>
    <style:style style:name="T427" style:family="text">
      <style:text-properties officeooo:rsid="02ef4f72"/>
    </style:style>
    <style:style style:name="T428" style:family="text">
      <style:text-properties officeooo:rsid="02efbfed"/>
    </style:style>
    <style:style style:name="T429" style:family="text">
      <style:text-properties officeooo:rsid="02f0f953"/>
    </style:style>
    <style:style style:name="T430" style:family="text">
      <style:text-properties officeooo:rsid="02f25445"/>
    </style:style>
    <style:style style:name="T431" style:family="text">
      <style:text-properties officeooo:rsid="02f2df99"/>
    </style:style>
    <style:style style:name="T432" style:family="text">
      <style:text-properties officeooo:rsid="02f31bf7"/>
    </style:style>
    <style:style style:name="T433" style:family="text">
      <style:text-properties officeooo:rsid="02f50b3d"/>
    </style:style>
    <style:style style:name="T434" style:family="text">
      <style:text-properties officeooo:rsid="02f6d268"/>
    </style:style>
    <style:style style:name="T435" style:family="text">
      <style:text-properties officeooo:rsid="02f8217a"/>
    </style:style>
    <style:style style:name="T436" style:family="text">
      <style:text-properties officeooo:rsid="02f968cd"/>
    </style:style>
    <style:style style:name="T437" style:family="text">
      <style:text-properties officeooo:rsid="02f99dd0"/>
    </style:style>
    <style:style style:name="T438" style:family="text">
      <style:text-properties officeooo:rsid="02fb48c8"/>
    </style:style>
    <style:style style:name="T439" style:family="text">
      <style:text-properties officeooo:rsid="02fd3efc"/>
    </style:style>
    <style:style style:name="T440" style:family="text">
      <style:text-properties officeooo:rsid="02fdd060"/>
    </style:style>
    <style:style style:name="T441" style:family="text">
      <style:text-properties officeooo:rsid="02fe505a"/>
    </style:style>
    <style:style style:name="T442" style:family="text">
      <style:text-properties officeooo:rsid="0300551a"/>
    </style:style>
    <style:style style:name="T443" style:family="text">
      <style:text-properties officeooo:rsid="0301fd73"/>
    </style:style>
    <style:style style:name="T444" style:family="text">
      <style:text-properties officeooo:rsid="0303b350"/>
    </style:style>
    <style:style style:name="T445" style:family="text">
      <style:text-properties officeooo:rsid="0303e0c1"/>
    </style:style>
    <style:style style:name="T446" style:family="text">
      <style:text-properties officeooo:rsid="0305f92e"/>
    </style:style>
    <style:style style:name="T447" style:family="text">
      <style:text-properties officeooo:rsid="03068604"/>
    </style:style>
    <style:style style:name="T448" style:family="text">
      <style:text-properties officeooo:rsid="0308117c"/>
    </style:style>
    <style:style style:name="T449" style:family="text">
      <style:text-properties officeooo:rsid="0309d62f"/>
    </style:style>
    <style:style style:name="T450" style:family="text">
      <style:text-properties officeooo:rsid="0309fa3f"/>
    </style:style>
    <style:style style:name="T451" style:family="text">
      <style:text-properties officeooo:rsid="030a92f0"/>
    </style:style>
    <style:style style:name="T452" style:family="text">
      <style:text-properties officeooo:rsid="030b2d7e"/>
    </style:style>
    <style:style style:name="T453" style:family="text">
      <style:text-properties officeooo:rsid="030c1c91"/>
    </style:style>
    <style:style style:name="T454" style:family="text">
      <style:text-properties officeooo:rsid="030c3a4e"/>
    </style:style>
    <style:style style:name="T455" style:family="text">
      <style:text-properties officeooo:rsid="030e01a4"/>
    </style:style>
    <style:style style:name="T456" style:family="text">
      <style:text-properties officeooo:rsid="030eb33e"/>
    </style:style>
    <style:style style:name="T457" style:family="text">
      <style:text-properties officeooo:rsid="0310702d"/>
    </style:style>
    <style:style style:name="T458" style:family="text">
      <style:text-properties officeooo:rsid="0311ff02"/>
    </style:style>
    <style:style style:name="T459" style:family="text">
      <style:text-properties officeooo:rsid="0312ded2"/>
    </style:style>
    <style:style style:name="T460" style:family="text">
      <style:text-properties officeooo:rsid="03149d17"/>
    </style:style>
    <style:style style:name="T461" style:family="text">
      <style:text-properties officeooo:rsid="0316a4c4"/>
    </style:style>
    <style:style style:name="T462" style:family="text">
      <style:text-properties officeooo:rsid="0316fb2f"/>
    </style:style>
    <style:style style:name="T463" style:family="text">
      <style:text-properties officeooo:rsid="03173f10"/>
    </style:style>
    <style:style style:name="T464" style:family="text">
      <style:text-properties officeooo:rsid="0317916b"/>
    </style:style>
    <style:style style:name="T465" style:family="text">
      <style:text-properties officeooo:rsid="0317e174"/>
    </style:style>
    <style:style style:name="T466" style:family="text">
      <style:text-properties officeooo:rsid="03188d54"/>
    </style:style>
    <style:style style:name="T467" style:family="text">
      <style:text-properties officeooo:rsid="03192c46"/>
    </style:style>
    <style:style style:name="T468" style:family="text">
      <style:text-properties officeooo:rsid="031cb925"/>
    </style:style>
    <style:style style:name="T469" style:family="text">
      <style:text-properties officeooo:rsid="031e1ce3"/>
    </style:style>
    <style:style style:name="T470" style:family="text">
      <style:text-properties officeooo:rsid="031fb12a"/>
    </style:style>
    <style:style style:name="T471" style:family="text">
      <style:text-properties officeooo:rsid="031fd6e6"/>
    </style:style>
    <style:style style:name="T472" style:family="text">
      <style:text-properties officeooo:rsid="03214002"/>
    </style:style>
    <style:style style:name="T473" style:family="text">
      <style:text-properties officeooo:rsid="0323adaf"/>
    </style:style>
    <style:style style:name="T474" style:family="text">
      <style:text-properties officeooo:rsid="032573ed"/>
    </style:style>
    <style:style style:name="T475" style:family="text">
      <style:text-properties officeooo:rsid="0329858e"/>
    </style:style>
    <style:style style:name="T476" style:family="text">
      <style:text-properties officeooo:rsid="0329e0d3"/>
    </style:style>
    <style:style style:name="T477" style:family="text">
      <style:text-properties officeooo:rsid="032b0abc"/>
    </style:style>
    <style:style style:name="T478" style:family="text">
      <style:text-properties officeooo:rsid="032c3275"/>
    </style:style>
    <style:style style:name="T479" style:family="text">
      <style:text-properties officeooo:rsid="032c4f0c"/>
    </style:style>
    <style:style style:name="T480" style:family="text">
      <style:text-properties officeooo:rsid="032d13c3"/>
    </style:style>
    <style:style style:name="T481" style:family="text">
      <style:text-properties officeooo:rsid="032e9116"/>
    </style:style>
    <style:style style:name="T482" style:family="text">
      <style:text-properties officeooo:rsid="032fa11f"/>
    </style:style>
    <style:style style:name="T483" style:family="text">
      <style:text-properties officeooo:rsid="032ff246"/>
    </style:style>
    <style:style style:name="T484" style:family="text">
      <style:text-properties officeooo:rsid="0331d061"/>
    </style:style>
    <style:style style:name="T485" style:family="text">
      <style:text-properties officeooo:rsid="0332bac2"/>
    </style:style>
    <style:style style:name="T486" style:family="text">
      <style:text-properties officeooo:rsid="03335d37"/>
    </style:style>
    <style:style style:name="T487" style:family="text">
      <style:text-properties officeooo:rsid="0334324b"/>
    </style:style>
    <style:style style:name="T488" style:family="text">
      <style:text-properties officeooo:rsid="03343882"/>
    </style:style>
    <style:style style:name="T489" style:family="text">
      <style:text-properties officeooo:rsid="03361b71"/>
    </style:style>
    <style:style style:name="T490" style:family="text">
      <style:text-properties officeooo:rsid="033766de"/>
    </style:style>
    <style:style style:name="T491" style:family="text">
      <style:text-properties officeooo:rsid="03383cc9"/>
    </style:style>
    <style:style style:name="T492" style:family="text">
      <style:text-properties officeooo:rsid="033ba49d"/>
    </style:style>
    <style:style style:name="T493" style:family="text">
      <style:text-properties officeooo:rsid="033bce85"/>
    </style:style>
    <style:style style:name="T494" style:family="text">
      <style:text-properties officeooo:rsid="033bdf34"/>
    </style:style>
    <style:style style:name="T495" style:family="text">
      <style:text-properties officeooo:rsid="033be908"/>
    </style:style>
    <style:style style:name="T496" style:family="text">
      <style:text-properties officeooo:rsid="033d7c90"/>
    </style:style>
    <style:style style:name="T497" style:family="text">
      <style:text-properties officeooo:rsid="0340d36d"/>
    </style:style>
    <style:style style:name="T498" style:family="text">
      <style:text-properties officeooo:rsid="03412c60"/>
    </style:style>
    <style:style style:name="T499" style:family="text">
      <style:text-properties officeooo:rsid="0342aab7"/>
    </style:style>
    <style:style style:name="T500" style:family="text">
      <style:text-properties officeooo:rsid="0343144f"/>
    </style:style>
    <style:style style:name="T501" style:family="text">
      <style:text-properties officeooo:rsid="034544d8"/>
    </style:style>
    <style:style style:name="T502" style:family="text">
      <style:text-properties officeooo:rsid="03464b0b"/>
    </style:style>
    <style:style style:name="T503" style:family="text">
      <style:text-properties officeooo:rsid="03477dbd"/>
    </style:style>
    <style:style style:name="T504" style:family="text">
      <style:text-properties officeooo:rsid="0348caed"/>
    </style:style>
    <style:style style:name="T505" style:family="text">
      <style:text-properties officeooo:rsid="034a122d"/>
    </style:style>
    <style:style style:name="T506" style:family="text">
      <style:text-properties officeooo:rsid="034a9ae9"/>
    </style:style>
    <style:style style:name="T507" style:family="text">
      <style:text-properties officeooo:rsid="034aa9f0"/>
    </style:style>
    <style:style style:name="T508" style:family="text">
      <style:text-properties officeooo:rsid="034ca7a6"/>
    </style:style>
    <style:style style:name="T509" style:family="text">
      <style:text-properties officeooo:rsid="034e17b2"/>
    </style:style>
    <style:style style:name="T510" style:family="text">
      <style:text-properties officeooo:rsid="034f0d82"/>
    </style:style>
    <style:style style:name="T511" style:family="text">
      <style:text-properties officeooo:rsid="0350888b"/>
    </style:style>
    <style:style style:name="T512" style:family="text">
      <style:text-properties officeooo:rsid="035211f4"/>
    </style:style>
    <style:style style:name="T513" style:family="text">
      <style:text-properties officeooo:rsid="0352147f"/>
    </style:style>
    <style:style style:name="T514" style:family="text">
      <style:text-properties officeooo:rsid="03550aaf"/>
    </style:style>
    <style:style style:name="T515" style:family="text">
      <style:text-properties officeooo:rsid="0356eed9"/>
    </style:style>
    <style:style style:name="T516" style:family="text">
      <style:text-properties officeooo:rsid="03584e5d"/>
    </style:style>
    <style:style style:name="T517" style:family="text">
      <style:text-properties officeooo:rsid="035a6bb1"/>
    </style:style>
    <style:style style:name="T518" style:family="text">
      <style:text-properties officeooo:rsid="035c11bd"/>
    </style:style>
    <style:style style:name="T519" style:family="text">
      <style:text-properties officeooo:rsid="035cfef3"/>
    </style:style>
    <style:style style:name="T520" style:family="text">
      <style:text-properties officeooo:rsid="035e0564"/>
    </style:style>
    <style:style style:name="T521" style:family="text">
      <style:text-properties officeooo:rsid="035fe5dc"/>
    </style:style>
    <style:style style:name="T522" style:family="text">
      <style:text-properties officeooo:rsid="03602e7b"/>
    </style:style>
    <style:style style:name="T523" style:family="text">
      <style:text-properties officeooo:rsid="0361d400"/>
    </style:style>
    <style:style style:name="T524" style:family="text">
      <style:text-properties officeooo:rsid="03629cce"/>
    </style:style>
    <style:style style:name="T525" style:family="text">
      <style:text-properties officeooo:rsid="0362d401"/>
    </style:style>
    <style:style style:name="T526" style:family="text">
      <style:text-properties officeooo:rsid="03636938"/>
    </style:style>
    <style:style style:name="T527" style:family="text">
      <style:text-properties officeooo:rsid="0363afa9"/>
    </style:style>
    <style:style style:name="T528" style:family="text">
      <style:text-properties officeooo:rsid="0363b6e5"/>
    </style:style>
    <style:style style:name="T529" style:family="text">
      <style:text-properties officeooo:rsid="0366841e"/>
    </style:style>
    <style:style style:name="T530" style:family="text">
      <style:text-properties officeooo:rsid="0369e7bc"/>
    </style:style>
    <style:style style:name="T531" style:family="text">
      <style:text-properties officeooo:rsid="036b11a9"/>
    </style:style>
    <style:style style:name="T532" style:family="text">
      <style:text-properties officeooo:rsid="036bcd55"/>
    </style:style>
    <style:style style:name="T533" style:family="text">
      <style:text-properties officeooo:rsid="036ce6d6"/>
    </style:style>
    <style:style style:name="T534" style:family="text">
      <style:text-properties officeooo:rsid="036dc49a"/>
    </style:style>
    <style:style style:name="T535" style:family="text">
      <style:text-properties officeooo:rsid="036f5d27"/>
    </style:style>
    <style:style style:name="T536" style:family="text">
      <style:text-properties officeooo:rsid="03711026"/>
    </style:style>
    <style:style style:name="T537" style:family="text">
      <style:text-properties officeooo:rsid="0373b4eb"/>
    </style:style>
    <style:style style:name="T538" style:family="text">
      <style:text-properties officeooo:rsid="03748c4e"/>
    </style:style>
    <style:style style:name="T539" style:family="text">
      <style:text-properties officeooo:rsid="037612aa"/>
    </style:style>
    <style:style style:name="T540" style:family="text">
      <style:text-properties officeooo:rsid="0377fa7b"/>
    </style:style>
    <style:style style:name="T541" style:family="text">
      <style:text-properties officeooo:rsid="0379c857"/>
    </style:style>
    <style:style style:name="T542" style:family="text">
      <style:text-properties officeooo:rsid="037a91ef"/>
    </style:style>
    <style:style style:name="T543" style:family="text">
      <style:text-properties officeooo:rsid="037c82d7"/>
    </style:style>
    <style:style style:name="T544" style:family="text">
      <style:text-properties officeooo:rsid="037df7c0"/>
    </style:style>
    <style:style style:name="T545" style:family="text">
      <style:text-properties officeooo:rsid="037e7dc1"/>
    </style:style>
    <style:style style:name="T546" style:family="text">
      <style:text-properties officeooo:rsid="037edcc9"/>
    </style:style>
    <style:style style:name="T547" style:family="text">
      <style:text-properties officeooo:rsid="03826953"/>
    </style:style>
    <style:style style:name="T548" style:family="text">
      <style:text-properties officeooo:rsid="038b716b"/>
    </style:style>
    <style:style style:name="T549" style:family="text">
      <style:text-properties officeooo:rsid="038c33aa"/>
    </style:style>
    <style:style style:name="T550" style:family="text">
      <style:text-properties officeooo:rsid="038d329c"/>
    </style:style>
    <style:style style:name="T551" style:family="text">
      <style:text-properties officeooo:rsid="038d86f0"/>
    </style:style>
    <style:style style:name="T552" style:family="text">
      <style:text-properties officeooo:rsid="038dc3db"/>
    </style:style>
    <style:style style:name="T553" style:family="text">
      <style:text-properties officeooo:rsid="038e0756"/>
    </style:style>
    <style:style style:name="T554" style:family="text">
      <style:text-properties officeooo:rsid="038f3992"/>
    </style:style>
    <style:style style:name="T555" style:family="text">
      <style:text-properties officeooo:rsid="0390af4b"/>
    </style:style>
    <style:style style:name="T556" style:family="text">
      <style:text-properties officeooo:rsid="0391b7f7"/>
    </style:style>
    <style:style style:name="T557" style:family="text">
      <style:text-properties officeooo:rsid="0391b94c"/>
    </style:style>
    <style:style style:name="T558" style:family="text">
      <style:text-properties officeooo:rsid="0391cb80"/>
    </style:style>
    <style:style style:name="T559" style:family="text">
      <style:text-properties officeooo:rsid="03937752"/>
    </style:style>
    <style:style style:name="T560" style:family="text">
      <style:text-properties officeooo:rsid="0393fc5f"/>
    </style:style>
    <style:style style:name="T561" style:family="text">
      <style:text-properties officeooo:rsid="0395ed70"/>
    </style:style>
    <style:style style:name="T562" style:family="text">
      <style:text-properties officeooo:rsid="0397e9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7">0:</text:span><text:span text:style-name="T6"> </text:span>Requirements <text:span text:style-name="T1">for</text:span> when the Software starts</text:p>
      <table:table table:name="Software" table:style-name="Software">
        <table:table-column table:style-name="Software.A"/>
        <table:table-column table:style-name="Software.B" table:number-columns-repeated="2"/>
        <table:table-row table:style-name="Software.1">
          <table:table-cell table:style-name="Software.A1" office:value-type="string">
            <text:p text:style-name="P8">ID</text:p>
          </table:table-cell>
          <table:table-cell table:style-name="Software.A1" office:value-type="string">
            <text:p text:style-name="P8">Requirement</text:p>
          </table:table-cell>
          <table:table-cell table:style-name="Software.A1" office:value-type="string">
            <text:p text:style-name="P89">How<text:span text:style-name="T175"> it was completed</text:span></text:p>
          </table:table-cell>
        </table:table-row>
        <table:table-row table:style-name="Software.1">
          <table:table-cell table:style-name="Software.A1" table:number-columns-spanned="3" office:value-type="string">
            <text:p text:style-name="P51"><text:span text:style-name="T7">0.0: </text:span>Resource class</text:p>
          </table:table-cell>
          <table:covered-table-cell/>
          <table:covered-table-cell/>
        </table:table-row>
        <table:table-row table:style-name="Software.1">
          <table:table-cell table:style-name="Software.A1" office:value-type="string">
            <text:p text:style-name="P12">0.0.0</text:p>
          </table:table-cell>
          <table:table-cell table:style-name="Software.A1" office:value-type="string">
            <text:p text:style-name="P8">The software shall have a ResourceObj class</text:p>
          </table:table-cell>
          <table:table-cell table:style-name="Software.A1" office:value-type="string">
            <text:p text:style-name="P89"><text:span text:style-name="T218">This class is now called Resources and is a Phaser </text:span><text:span text:style-name="T449">s</text:span><text:span text:style-name="T218">cene class </text:span><text:span text:style-name="T479">of</text:span><text:span text:style-name="T218"> resources.js.</text:span></text:p>
          </table:table-cell>
        </table:table-row>
        <table:table-row table:style-name="Software.1">
          <table:table-cell table:style-name="Software.A1" table:number-columns-spanned="3" office:value-type="string">
            <text:p text:style-name="P51"><text:span text:style-name="T7">0.1: </text:span>Gameplay classes</text:p>
          </table:table-cell>
          <table:covered-table-cell/>
          <table:covered-table-cell/>
        </table:table-row>
        <table:table-row table:style-name="Software.1">
          <table:table-cell table:style-name="Software.A1" office:value-type="string">
            <text:p text:style-name="P12">0.1.0</text:p>
          </table:table-cell>
          <table:table-cell table:style-name="Software.A1" office:value-type="string">
            <text:p text:style-name="P8">The software shall have a MapObj class</text:p>
          </table:table-cell>
          <table:table-cell table:style-name="Software.A1" office:value-type="string">
            <text:p text:style-name="P90"><text:span text:style-name="T218">This class is now called Map and is a Phaser </text:span><text:span text:style-name="T449">s</text:span><text:span text:style-name="T218">cene class </text:span><text:span text:style-name="T479">of</text:span><text:span text:style-name="T218"> map.js.</text:span></text:p>
          </table:table-cell>
        </table:table-row>
        <table:table-row table:style-name="Software.1">
          <table:table-cell table:style-name="Software.A1" office:value-type="string">
            <text:p text:style-name="P12">0.1.1</text:p>
          </table:table-cell>
          <table:table-cell table:style-name="Software.A1" office:value-type="string">
            <text:p text:style-name="P8">The software shall have a GameStatsObj class</text:p>
          </table:table-cell>
          <table:table-cell table:style-name="Software.A1" office:value-type="string">
            <text:p text:style-name="P91"><text:span text:style-name="T218">This class is now called </text:span><text:span text:style-name="T219">GameStats</text:span><text:span text:style-name="T218"> and is a Phaser </text:span><text:span text:style-name="T449">s</text:span><text:span text:style-name="T218">cene class </text:span><text:span text:style-name="T479">of</text:span><text:span text:style-name="T218"> the file </text:span><text:span text:style-name="T219">gameStats</text:span><text:span text:style-name="T218">.js.</text:span></text:p>
          </table:table-cell>
        </table:table-row>
        <table:table-row table:style-name="Software.1">
          <table:table-cell table:style-name="Software.A1" office:value-type="string">
            <text:p text:style-name="P12">0.1.2</text:p>
          </table:table-cell>
          <table:table-cell table:style-name="Software.A1" office:value-type="string">
            <text:p text:style-name="P8">The software shall have a HUDObj class</text:p>
          </table:table-cell>
          <table:table-cell table:style-name="Software.A1" office:value-type="string">
            <text:p text:style-name="P91"><text:span text:style-name="T218">This class is now called </text:span><text:span text:style-name="T219">HUD</text:span><text:span text:style-name="T218"> and is a Phaser </text:span><text:span text:style-name="T449">s</text:span><text:span text:style-name="T218">cene class </text:span><text:span text:style-name="T479">of</text:span><text:span text:style-name="T218"> </text:span><text:span text:style-name="T219">hud</text:span><text:span text:style-name="T218">.js.</text:span></text:p>
          </table:table-cell>
        </table:table-row>
        <table:table-row table:style-name="Software.1">
          <table:table-cell table:style-name="Software.A1" table:number-columns-spanned="3" office:value-type="string">
            <text:p text:style-name="P52">0.2: Map classes</text:p>
          </table:table-cell>
          <table:covered-table-cell/>
          <table:covered-table-cell/>
        </table:table-row>
        <table:table-row table:style-name="Software.1">
          <table:table-cell table:style-name="Software.A1" office:value-type="string">
            <text:p text:style-name="P13">0.2.0</text:p>
          </table:table-cell>
          <table:table-cell table:style-name="Software.A1" office:value-type="string">
            <text:p text:style-name="P8">The software shall have a OriginObj class</text:p>
          </table:table-cell>
          <table:table-cell table:style-name="Software.A1" office:value-type="string">
            <text:p text:style-name="P92">There is no <text:span text:style-name="T219">longer an</text:span> OriginObj class. The <text:span text:style-name="T155">origin object </text:span><text:span text:style-name="T156">is made through </text:span><text:span text:style-name="T219">the makePath() method </text:span><text:span text:style-name="T479">of</text:span><text:span text:style-name="T219"> mapLogic.js.</text:span></text:p>
          </table:table-cell>
        </table:table-row>
        <table:table-row table:style-name="Software.1">
          <table:table-cell table:style-name="Software.A1" office:value-type="string">
            <text:p text:style-name="P13">0.2.1</text:p>
          </table:table-cell>
          <table:table-cell table:style-name="Software.A1" office:value-type="string">
            <text:p text:style-name="P8">The software shall have a DestinationObj class</text:p>
          </table:table-cell>
          <table:table-cell table:style-name="Software.A1" office:value-type="string">
            <text:p text:style-name="P93"><text:span text:style-name="T155">There is no </text:span><text:span text:style-name="T219">longer a</text:span><text:span text:style-name="T155"> DestinationObj class</text:span>. The<text:span text:style-name="T155"> </text:span><text:span text:style-name="T219">dest</text:span><text:span text:style-name="T450">ination object</text:span><text:span text:style-name="T155"> </text:span><text:span text:style-name="T156">is made through </text:span><text:span text:style-name="T219">the makePath() method </text:span><text:span text:style-name="T479">of</text:span><text:span text:style-name="T219"> mapLogic.js.</text:span></text:p>
          </table:table-cell>
        </table:table-row>
        <table:table-row table:style-name="Software.1">
          <table:table-cell table:style-name="Software.A1" office:value-type="string">
            <text:p text:style-name="P13">0.2.2</text:p>
          </table:table-cell>
          <table:table-cell table:style-name="Software.A1" office:value-type="string">
            <text:p text:style-name="P8">The software shall have a PathObj class</text:p>
          </table:table-cell>
          <table:table-cell table:style-name="Software.A1" office:value-type="string">
            <text:p text:style-name="P94">T<text:span text:style-name="T155">here is no </text:span><text:span text:style-name="T220">longer a</text:span><text:span text:style-name="T155"> PathObj class. </text:span>The <text:span text:style-name="T220">path</text:span><text:span text:style-name="T155"> object </text:span><text:span text:style-name="T156">is made through </text:span><text:span text:style-name="T219">the makePath() method </text:span><text:span text:style-name="T479">of</text:span><text:span text:style-name="T219"> mapLogic.js.</text:span></text:p>
          </table:table-cell>
        </table:table-row>
        <table:table-row table:style-name="Software.1">
          <table:table-cell table:style-name="Software.A1" office:value-type="string">
            <text:p text:style-name="P13">0.2.3</text:p>
          </table:table-cell>
          <table:table-cell table:style-name="Software.A1" office:value-type="string">
            <text:p text:style-name="P8">The software shall have a DecorationObj class</text:p>
          </table:table-cell>
          <table:table-cell table:style-name="Software.A1" office:value-type="string">
            <text:p text:style-name="P95">There is no <text:span text:style-name="T220">longer a</text:span> DecorationObj class.</text:p>
          </table:table-cell>
        </table:table-row>
        <table:table-row table:style-name="Software.1">
          <table:table-cell table:style-name="Software.A1" office:value-type="string">
            <text:p text:style-name="P13">0.2.4</text:p>
          </table:table-cell>
          <table:table-cell table:style-name="Software.A1" office:value-type="string">
            <text:p text:style-name="P8">The software shall have a EnemyObj class</text:p>
          </table:table-cell>
          <table:table-cell table:style-name="Software.A1" office:value-type="string">
            <text:p text:style-name="P96">There is no <text:span text:style-name="T220">longer a</text:span> EnemyObj class. <text:span text:style-name="T221">The </text:span><text:span text:style-name="T220">enemy</text:span> object<text:span text:style-name="T451">s</text:span> <text:span text:style-name="T451">are</text:span><text:span text:style-name="T156"> made through </text:span><text:span text:style-name="T219">the make</text:span><text:span text:style-name="T220">Enemy</text:span><text:span text:style-name="T219">() method </text:span><text:span text:style-name="T479">of</text:span><text:span text:style-name="T219"> mapLogic</text:span><text:span text:style-name="T220">Enemy</text:span><text:span text:style-name="T219">.js.</text:span></text:p>
          </table:table-cell>
        </table:table-row>
        <table:table-row table:style-name="Software.1">
          <table:table-cell table:style-name="Software.A1" office:value-type="string">
            <text:p text:style-name="P13">0.2.5</text:p>
          </table:table-cell>
          <table:table-cell table:style-name="Software.A1" office:value-type="string">
            <text:p text:style-name="P8">The software shall have a BuildingSiteObj class</text:p>
          </table:table-cell>
          <table:table-cell table:style-name="Software.A1" office:value-type="string">
            <text:p text:style-name="P95">There is no <text:span text:style-name="T220">longer a</text:span> BuildingSiteObj class. The <text:span text:style-name="T156">building site objects are made through the making of the tile objects </text:span><text:span text:style-name="T479">in</text:span><text:span text:style-name="T222"> the drawTiles() method </text:span><text:span text:style-name="T479">of</text:span><text:span text:style-name="T222"> mapLogic.js. </text:span></text:p>
          </table:table-cell>
        </table:table-row>
        <table:table-row table:style-name="Software.1">
          <table:table-cell table:style-name="Software.A1" office:value-type="string">
            <text:p text:style-name="P13">0.2.6</text:p>
          </table:table-cell>
          <table:table-cell table:style-name="Software.A1" office:value-type="string">
            <text:p text:style-name="P8">The software shall have a TowerObj class</text:p>
          </table:table-cell>
          <table:table-cell table:style-name="Software.A1" office:value-type="string">
            <text:p text:style-name="P97">There is no <text:span text:style-name="T223">longer a</text:span> TowerObj class. <text:span text:style-name="T221">The </text:span><text:span text:style-name="T223">tower</text:span> object<text:span text:style-name="T452">s</text:span> <text:span text:style-name="T452">are</text:span><text:span text:style-name="T156"> made through </text:span><text:span text:style-name="T219">the make</text:span><text:span text:style-name="T223">Tower</text:span><text:span text:style-name="T219">() method </text:span><text:span text:style-name="T479">of</text:span><text:span text:style-name="T219"> mapLogic</text:span><text:span text:style-name="T223">Tower</text:span><text:span text:style-name="T219">.js.</text:span></text:p>
          </table:table-cell>
        </table:table-row>
        <table:table-row table:style-name="Software.1">
          <table:table-cell table:style-name="Software.A1" table:number-columns-spanned="3" office:value-type="string">
            <text:p text:style-name="P52">0.3: HUD classes</text:p>
          </table:table-cell>
          <table:covered-table-cell/>
          <table:covered-table-cell/>
        </table:table-row>
        <table:table-row table:style-name="Software.1">
          <table:table-cell table:style-name="Software.A1" office:value-type="string">
            <text:p text:style-name="P14">0.3.0</text:p>
          </table:table-cell>
          <table:table-cell table:style-name="Software.A1" office:value-type="string">
            <text:p text:style-name="P8">The software shall have a TowerMenuObj class</text:p>
          </table:table-cell>
          <table:table-cell table:style-name="Software.A1" office:value-type="string">
            <text:p text:style-name="P99">There is no <text:span text:style-name="T224">longer a </text:span>TowerMenuObj class. <text:span text:style-name="T221">The </text:span><text:span text:style-name="T225">tower menu</text:span><text:span text:style-name="T155"> object </text:span>is made through <text:span text:style-name="T219">the make</text:span><text:span text:style-name="T224">TowerMenu</text:span><text:span text:style-name="T219">() method </text:span><text:span text:style-name="T479">of</text:span><text:span text:style-name="T219"> </text:span><text:span text:style-name="T224">hud</text:span><text:span text:style-name="T219">Logic</text:span><text:span text:style-name="T224">Tower</text:span><text:span text:style-name="T219">.js.</text:span></text:p>
          </table:table-cell>
        </table:table-row>
        <table:table-row table:style-name="Software.1">
          <table:table-cell table:style-name="Software.A1" office:value-type="string">
            <text:p text:style-name="P14">0.3.1</text:p>
          </table:table-cell>
          <table:table-cell table:style-name="Software.A1" office:value-type="string">
            <text:p text:style-name="P8">The software shall have a TowerMenuBuyObj class</text:p>
          </table:table-cell>
          <table:table-cell table:style-name="Software.A1" office:value-type="string">
            <text:p text:style-name="P98">There is no <text:span text:style-name="T225">longer a</text:span> TowerMenuBuyObj class. </text:p>
          </table:table-cell>
        </table:table-row>
        <table:table-row table:style-name="Software.1">
          <table:table-cell table:style-name="Software.A1" office:value-type="string">
            <text:p text:style-name="P14">0.3.2</text:p>
          </table:table-cell>
          <table:table-cell table:style-name="Software.A1" office:value-type="string">
            <text:p text:style-name="P8">The software shall have a BuyTowerObj class</text:p>
          </table:table-cell>
          <table:table-cell table:style-name="Software.A1" office:value-type="string">
            <text:p text:style-name="P100">There is no <text:span text:style-name="T225">longer a</text:span> BuyTowerObj class. <text:span text:style-name="T221">The </text:span><text:span text:style-name="T225">buy tower</text:span><text:span text:style-name="T155"> object</text:span><text:span text:style-name="T479">s</text:span><text:span text:style-name="T155"> </text:span><text:span text:style-name="T479">are</text:span> made through <text:span text:style-name="T219">the make</text:span><text:span text:style-name="T225">MenuBuy</text:span><text:span text:style-name="T219">() method <text:s/></text:span><text:span text:style-name="T479">of </text:span><text:span text:style-name="T225">hud</text:span><text:span text:style-name="T219">Logic</text:span><text:span text:style-name="T225">Tower</text:span><text:span text:style-name="T219">.js.</text:span></text:p>
          </table:table-cell>
        </table:table-row>
        <table:table-row table:style-name="Software.1">
          <table:table-cell table:style-name="Software.A1" office:value-type="string">
            <text:p text:style-name="P14">0.3.3</text:p>
          </table:table-cell>
          <table:table-cell table:style-name="Software.A1" office:value-type="string">
            <text:p text:style-name="P8">The software shall have a TowerMenuStatsObj class</text:p>
          </table:table-cell>
          <table:table-cell table:style-name="Software.A1" office:value-type="string">
            <text:p text:style-name="P101">There is no <text:span text:style-name="T226">longer a</text:span> TowerMenuStatsObj class.</text:p>
          </table:table-cell>
        </table:table-row>
        <table:table-row table:style-name="Software.1">
          <table:table-cell table:style-name="Software.A1" table:number-columns-spanned="3" office:value-type="string">
            <text:p text:style-name="P53">0.4: Settings class</text:p>
          </table:table-cell>
          <table:covered-table-cell/>
          <table:covered-table-cell/>
        </table:table-row>
        <table:table-row table:style-name="Software.1">
          <table:table-cell table:style-name="Software.A1" office:value-type="string">
            <text:p text:style-name="P15">0.4.0</text:p>
          </table:table-cell>
          <table:table-cell table:style-name="Software.A1" office:value-type="string">
            <text:p text:style-name="P8">The software shall have a SettingsObj class</text:p>
          </table:table-cell>
          <table:table-cell table:style-name="Software.A1" office:value-type="string">
            <text:p text:style-name="P103">There is no <text:span text:style-name="T226">longer a</text:span> SettingObj class. <text:span text:style-name="T221">The </text:span><text:span text:style-name="T226">settings</text:span><text:span text:style-name="T155"> object </text:span><text:span text:style-name="T156">is made through </text:span><text:span text:style-name="T219">the make</text:span><text:span text:style-name="T226">Settings</text:span><text:span text:style-name="T219">() method </text:span><text:span text:style-name="T479">of </text:span><text:span text:style-name="T226">hud</text:span><text:span text:style-name="T219">Logic.js.</text:span></text:p>
          </table:table-cell>
        </table:table-row>
        <text:soft-page-break/>
        <table:table-row table:style-name="Software.1">
          <table:table-cell table:style-name="Software.A1" table:number-columns-spanned="3" office:value-type="string">
            <text:p text:style-name="P53">0.5: Level variable</text:p>
          </table:table-cell>
          <table:covered-table-cell/>
          <table:covered-table-cell/>
        </table:table-row>
        <table:table-row table:style-name="Software.1">
          <table:table-cell table:style-name="Software.A1" office:value-type="string">
            <text:p text:style-name="P15">0.5.0</text:p>
          </table:table-cell>
          <table:table-cell table:style-name="Software.A1" office:value-type="string">
            <text:p text:style-name="P8">The software shall have a string variable called currentLevel</text:p>
          </table:table-cell>
          <table:table-cell table:style-name="Software.A1" office:value-type="string">
            <text:p text:style-name="P102"><text:span text:style-name="T548">currentLevel</text:span> now <text:span text:style-name="T250">called “mapData” and is a dictionary </text:span><text:span text:style-name="T251">in </text:span><text:span text:style-name="T453">the Resources object called “</text:span><text:span text:style-name="T251">resources”</text:span>.</text:p>
          </table:table-cell>
        </table:table-row>
        <table:table-row table:style-name="Software.1">
          <table:table-cell table:style-name="Software.A1" office:value-type="string">
            <text:p text:style-name="P84">0.5.1</text:p>
          </table:table-cell>
          <table:table-cell table:style-name="Software.A1" office:value-type="string">
            <text:p text:style-name="P84">The software shall have a string variable called score</text:p>
          </table:table-cell>
          <table:table-cell table:style-name="Software.A1" office:value-type="string">
            <text:p text:style-name="P102"><text:span text:style-name="T548">score</text:span> is <text:span text:style-name="T227">now </text:span><text:span text:style-name="T230">an attribute</text:span> in the <text:span text:style-name="T454">G</text:span>ameStats object <text:span text:style-name="T454">called “gameStats” </text:span><text:span text:style-name="T479">while</text:span><text:span text:style-name="T454"> the game is being played</text:span>.</text:p>
          </table:table-cell>
        </table:table-row>
        <table:table-row table:style-name="Software.1">
          <table:table-cell table:style-name="Software.A1" table:number-columns-spanned="3" office:value-type="string">
            <text:p text:style-name="P54">0.<text:span text:style-name="T8">6</text:span>: Screen size variables</text:p>
          </table:table-cell>
          <table:covered-table-cell/>
          <table:covered-table-cell/>
        </table:table-row>
        <table:table-row table:style-name="Software.1">
          <table:table-cell table:style-name="Software.A1" office:value-type="string">
            <text:p text:style-name="P15">0.6.0</text:p>
          </table:table-cell>
          <table:table-cell table:style-name="Software.A1" office:value-type="string">
            <text:p text:style-name="P8">The software shall have a float variable called screenHeight</text:p>
          </table:table-cell>
          <table:table-cell table:style-name="Software.A1" office:value-type="string">
            <text:p text:style-name="P102">There is no screenHeight variable. There is a “height” key-value pair in the config dictionary of index.js which determines the height of the viewing window but is not <text:span text:style-name="T228">directly </text:span>utilised by any other part of the software.</text:p>
          </table:table-cell>
        </table:table-row>
        <table:table-row table:style-name="Software.1">
          <table:table-cell table:style-name="Software.A1" office:value-type="string">
            <text:p text:style-name="P15">0.6.1</text:p>
          </table:table-cell>
          <table:table-cell table:style-name="Software.A1" office:value-type="string">
            <text:p text:style-name="P8">The value of screenHeight shall be the height of the window the software is played on</text:p>
          </table:table-cell>
          <table:table-cell table:style-name="Software.A1" office:value-type="string">
            <text:p text:style-name="P102">N/A</text:p>
          </table:table-cell>
        </table:table-row>
        <table:table-row table:style-name="Software.1">
          <table:table-cell table:style-name="Software.A1" office:value-type="string">
            <text:p text:style-name="P15">0.6.2</text:p>
          </table:table-cell>
          <table:table-cell table:style-name="Software.A1" office:value-type="string">
            <text:p text:style-name="P8">The software shall have a float variable called screenWidth</text:p>
          </table:table-cell>
          <table:table-cell table:style-name="Software.A1" office:value-type="string">
            <text:p text:style-name="P102">There is no “screenWidth” variable. There is a “width” key-value pair in the config dictionary of index.js which determines the height of the viewing window but is not <text:span text:style-name="T229">directly </text:span>utilised by any other part of the software.</text:p>
          </table:table-cell>
        </table:table-row>
        <table:table-row table:style-name="Software.1">
          <table:table-cell table:style-name="Software.A1" office:value-type="string">
            <text:p text:style-name="P15">0.6.3</text:p>
          </table:table-cell>
          <table:table-cell table:style-name="Software.A1" office:value-type="string">
            <text:p text:style-name="P8">The value of screenWidth shall be the width of the window the software is played on</text:p>
          </table:table-cell>
          <table:table-cell table:style-name="Software.A1" office:value-type="string">
            <text:p text:style-name="P102">N/A</text:p>
          </table:table-cell>
        </table:table-row>
        <table:table-row table:style-name="Software.1">
          <table:table-cell table:style-name="Software.A1" table:number-columns-spanned="3" office:value-type="string">
            <text:p text:style-name="P54">0.<text:span text:style-name="T8">7</text:span>: State variables</text:p>
          </table:table-cell>
          <table:covered-table-cell/>
          <table:covered-table-cell/>
        </table:table-row>
        <table:table-row table:style-name="Software.1">
          <table:table-cell table:style-name="Software.A1" office:value-type="string">
            <text:p text:style-name="P16">0.7.0</text:p>
          </table:table-cell>
          <table:table-cell table:style-name="Software.A1" office:value-type="string">
            <text:p text:style-name="P8">The software shall have have a boolean variable called isPlaying</text:p>
          </table:table-cell>
          <table:table-cell table:style-name="Software.A1" office:value-type="string">
            <text:p text:style-name="P104"><text:span text:style-name="T549">“isPlaying”</text:span><text:span text:style-name="T231"> now</text:span> is <text:span text:style-name="T231">an attribute</text:span> in<text:span text:style-name="T455"> “gameStats” </text:span><text:span text:style-name="T454">when the game is being played</text:span>.</text:p>
          </table:table-cell>
        </table:table-row>
        <table:table-row table:style-name="Software.1">
          <table:table-cell table:style-name="Software.A1" office:value-type="string">
            <text:p text:style-name="P16">0.7.<text:span text:style-name="T157">1</text:span></text:p>
          </table:table-cell>
          <table:table-cell table:style-name="Software.A1" office:value-type="string">
            <text:p text:style-name="P8">The software shall have have a string variable called state</text:p>
          </table:table-cell>
          <table:table-cell table:style-name="Software.A1" office:value-type="string">
            <text:p text:style-name="P105">There is no <text:span text:style-name="T232">longer a global</text:span> v<text:span text:style-name="T232">ariable</text:span> called state but different states <text:span text:style-name="T232">in Phaser </text:span><text:span text:style-name="T480">games</text:span> are called scenes. The software starts, stops and changes scenes as <text:span text:style-name="T157">instructed by the code </text:span><text:span text:style-name="T232">in various files</text:span>. <text:span text:style-name="T157">The list of scenes is in index.js.</text:span></text:p>
          </table:table-cell>
        </table:table-row>
        <table:table-row table:style-name="Software.1">
          <table:table-cell table:style-name="Software.A1" office:value-type="string">
            <text:p text:style-name="P16">0.7.<text:span text:style-name="T157">2</text:span></text:p>
          </table:table-cell>
          <table:table-cell table:style-name="Software.A1" office:value-type="string">
            <text:p text:style-name="P8">When the software starts, the value of state shall be “initial load”</text:p>
          </table:table-cell>
          <table:table-cell table:style-name="Software.A1" office:value-type="string">
            <text:p text:style-name="P106">N/A</text:p>
          </table:table-cell>
        </table:table-row>
      </table:table>
      <text:p text:style-name="P40"/>
      <text:p text:style-name="P85"><text:span text:style-name="T113">1: </text:span><text:span text:style-name="T114">Requirements </text:span><text:span text:style-name="T115">for</text:span><text:span text:style-name="T114"> when the value of state is “initial load”</text:span></text:p>
      <table:table table:name="Resource" table:style-name="Resource">
        <table:table-column table:style-name="Resource.A"/>
        <table:table-column table:style-name="Resource.B" table:number-columns-repeated="2"/>
        <table:table-row table:style-name="Resource.1">
          <table:table-cell table:style-name="Resource.A1" office:value-type="string">
            <text:p text:style-name="P8">ID</text:p>
          </table:table-cell>
          <table:table-cell table:style-name="Resource.A1" office:value-type="string">
            <text:p text:style-name="P8">Requirement</text:p>
          </table:table-cell>
          <table:table-cell table:style-name="Resource.A1" office:value-type="string">
            <text:p text:style-name="P378">How<text:span text:style-name="T175"> it was completed</text:span></text:p>
          </table:table-cell>
        </table:table-row>
        <table:table-row table:style-name="Resource.1">
          <table:table-cell table:style-name="Resource.A1" table:number-columns-spanned="3" office:value-type="string">
            <text:p text:style-name="P55"><text:span text:style-name="T10">1.0: </text:span>State variable</text:p>
          </table:table-cell>
          <table:covered-table-cell/>
          <table:covered-table-cell/>
        </table:table-row>
        <table:table-row table:style-name="Resource.1">
          <table:table-cell table:style-name="Resource.A1" office:value-type="string">
            <text:p text:style-name="P19">1.0.0</text:p>
          </table:table-cell>
          <table:table-cell table:style-name="Resource.A1" office:value-type="string">
            <text:p text:style-name="P8">The value of isPlaying shall be False</text:p>
          </table:table-cell>
          <table:table-cell table:style-name="Resource.A1" office:value-type="string">
            <text:p text:style-name="P106">“isPlaying” is a part of the <text:span text:style-name="T456">G</text:span>ameStats object <text:span text:style-name="T456">called “gameStats”</text:span> which is not active at this stage.</text:p>
          </table:table-cell>
        </table:table-row>
        <table:table-row table:style-name="Resource.1">
          <table:table-cell table:style-name="Resource.A1" table:number-columns-spanned="3" office:value-type="string">
            <text:p text:style-name="P56"><text:span text:style-name="T10">1.1: </text:span>Outer dictionary</text:p>
          </table:table-cell>
          <table:covered-table-cell/>
          <table:covered-table-cell/>
        </table:table-row>
        <table:table-row table:style-name="Resource.1">
          <table:table-cell table:style-name="Resource.A1" office:value-type="string">
            <text:p text:style-name="P19">1.1.0</text:p>
          </table:table-cell>
          <table:table-cell table:style-name="Resource.A1" office:value-type="string">
            <text:p text:style-name="P8">The software shall have a ResourceObj object called Resource</text:p>
          </table:table-cell>
          <table:table-cell table:style-name="Resource.A1" office:value-type="string">
            <text:p text:style-name="P106"><text:span text:style-name="T550">Resource</text:span> is now <text:span text:style-name="T456">called</text:span> “resources”.</text:p>
          </table:table-cell>
        </table:table-row>
        <table:table-row table:style-name="Resource.1">
          <table:table-cell table:style-name="Resource.A1" office:value-type="string">
            <text:p text:style-name="P19">1.1.1</text:p>
          </table:table-cell>
          <table:table-cell table:style-name="Resource.A1" office:value-type="string">
            <text:p text:style-name="P8">The software shall load all relevant data parameters to dictionary variables and add them to </text:p>
          </table:table-cell>
          <table:table-cell table:style-name="Resource.A1" office:value-type="string">
            <text:p text:style-name="P106">All the data is loaded in the preload function of “<text:span text:style-name="T234">r</text:span>esources”. This includes relevant images and different parameters <text:span text:style-name="T234">of game objects </text:span><text:span text:style-name="T235">like towers and enemies</text:span>.</text:p>
          </table:table-cell>
        </table:table-row>
        <table:table-row table:style-name="Resource.1">
          <table:table-cell table:style-name="Resource.A1" table:number-columns-spanned="2" office:value-type="string">
            <text:p text:style-name="P56"><text:span text:style-name="T11">1.2: </text:span>Level data</text:p>
          </table:table-cell>
          <table:covered-table-cell/>
          <table:table-cell table:style-name="Resource.A1" office:value-type="string">
            <text:p text:style-name="P8"/>
          </table:table-cell>
        </table:table-row>
        <text:soft-page-break/>
        <table:table-row table:style-name="Resource.1">
          <table:table-cell table:style-name="Resource.A1" office:value-type="string">
            <text:p text:style-name="P20">1.2.0</text:p>
          </table:table-cell>
          <table:table-cell table:style-name="Resource.A1" office:value-type="string">
            <text:p text:style-name="P8">The software shall check whether each value of the inner dictionaries in levelData are the correct data type</text:p>
          </table:table-cell>
          <table:table-cell table:style-name="Resource.A1" office:value-type="string">
            <text:p text:style-name="P106">In the create<text:span text:style-name="T179">()</text:span> function of <text:span text:style-name="T457">r</text:span>esource<text:span text:style-name="T457">s</text:span>.<text:span text:style-name="T457">js</text:span>, all the level data is checked <text:span text:style-name="T158">by sending it to the checkDict</text:span><text:span text:style-name="T236">()</text:span><text:span text:style-name="T158"> </text:span><text:span text:style-name="T236">method</text:span><text:span text:style-name="T158"> in the checkJSON.</text:span><text:span text:style-name="T236">js</text:span><text:span text:style-name="T158"> </text:span><text:span text:style-name="T236">file</text:span><text:span text:style-name="T158">. </text:span><text:span text:style-name="T161">This </text:span><text:span text:style-name="T236">method</text:span><text:span text:style-name="T161">, along with the </text:span><text:span text:style-name="T457">attribute called</text:span><text:span text:style-name="T161"> “keys” of “resources” checks that all the data types are as expected. “</text:span><text:span text:style-name="T457">keys” contains the expected data types of different data that is expected to be read by the software.</text:span></text:p>
          </table:table-cell>
        </table:table-row>
        <table:table-row table:style-name="Resource.1">
          <table:table-cell table:style-name="Resource.A1" office:value-type="string">
            <text:p text:style-name="P20">1.2.1</text:p>
          </table:table-cell>
          <table:table-cell table:style-name="Resource.A1" office:value-type="string">
            <text:p text:style-name="P8">If any of the data types in levelData do not have the correct data type, then the software shall end execution</text:p>
          </table:table-cell>
          <table:table-cell table:style-name="Resource.A1" office:value-type="string">
            <text:p text:style-name="P109">Upon failing a data type check, the entire dictionary the failing data is in would not be included in the game. The game continues to run.</text:p>
          </table:table-cell>
        </table:table-row>
        <table:table-row table:style-name="Resource.1">
          <table:table-cell table:style-name="Resource.A1" office:value-type="string">
            <text:p text:style-name="P20">1.2.2</text:p>
          </table:table-cell>
          <table:table-cell table:style-name="Resource.A1" office:value-type="string">
            <text:p text:style-name="P8">If any of the data types in levelData do not have the correct data type, then the software shall print to the console that level<text:span text:style-name="T9">Data</text:span> is not valid</text:p>
          </table:table-cell>
          <table:table-cell table:style-name="Resource.A1" office:value-type="string">
            <text:p text:style-name="P109">Upon failing a data type check, several messages would be printed in the console indicating what went wrong. <text:span text:style-name="T159">One of these shows the dictionary </text:span><text:span text:style-name="T160">in which</text:span><text:span text:style-name="T159"> the failing data is found.</text:span></text:p>
          </table:table-cell>
        </table:table-row>
        <table:table-row table:style-name="Resource.1">
          <table:table-cell table:style-name="Resource.A1" office:value-type="string">
            <text:p text:style-name="P20">1.2.3</text:p>
          </table:table-cell>
          <table:table-cell table:style-name="Resource.A1" office:value-type="string">
            <text:p text:style-name="P8">If any of the data types in levelData do not have the correct data type, then the software shall print to the console the level name the invalid data is from</text:p>
          </table:table-cell>
          <table:table-cell table:style-name="Resource.A1" office:value-type="string">
            <text:p text:style-name="P110">Upon failing a data type check, several messages would be printed in the console indicating what went wrong. These messages show the dictionary that failed and the key of the value that failed.</text:p>
          </table:table-cell>
        </table:table-row>
        <table:table-row table:style-name="Resource.1">
          <table:table-cell table:style-name="Resource.A1" table:number-columns-spanned="3" office:value-type="string">
            <text:p text:style-name="P56"><text:span text:style-name="T11">1.3: </text:span>Enemy data</text:p>
          </table:table-cell>
          <table:covered-table-cell/>
          <table:covered-table-cell/>
        </table:table-row>
        <table:table-row table:style-name="Resource.1">
          <table:table-cell table:style-name="Resource.A1" office:value-type="string">
            <text:p text:style-name="P20">1.3.0</text:p>
          </table:table-cell>
          <table:table-cell table:style-name="Resource.A1" office:value-type="string">
            <text:p text:style-name="P10">The software shall check whether each value of the inner dictionaries in enemyData are the correct data type</text:p>
          </table:table-cell>
          <table:table-cell table:style-name="Resource.A1" office:value-type="string">
            <text:p text:style-name="P106">In the create<text:span text:style-name="T179">()</text:span> function of the <text:span text:style-name="T457">resources.js</text:span>, all the <text:span text:style-name="T236">enemy</text:span> data is checked <text:span text:style-name="T158">by sending it to the checkDict</text:span><text:span text:style-name="T236">()</text:span><text:span text:style-name="T158"> </text:span><text:span text:style-name="T236">method</text:span><text:span text:style-name="T158"> in the checkJSON.</text:span><text:span text:style-name="T236">js</text:span><text:span text:style-name="T158"> </text:span><text:span text:style-name="T236">file</text:span><text:span text:style-name="T158">. </text:span><text:span text:style-name="T161">This </text:span><text:span text:style-name="T236">method</text:span><text:span text:style-name="T161">, along with the keys attribute of the resources object checks that all the data types are as expected.</text:span></text:p>
          </table:table-cell>
        </table:table-row>
        <table:table-row table:style-name="Resource.1">
          <table:table-cell table:style-name="Resource.A1" office:value-type="string">
            <text:p text:style-name="P20">1.3.1</text:p>
          </table:table-cell>
          <table:table-cell table:style-name="Resource.A1" office:value-type="string">
            <text:p text:style-name="P8">If any of the data types in enemyData do not have the correct data type, then the software shall end execution</text:p>
          </table:table-cell>
          <table:table-cell table:style-name="Resource.A1" office:value-type="string">
            <text:p text:style-name="P109">Upon failing a data type check, the entire dictionary the failing data is in would not be included in the game. The game continues to run.</text:p>
          </table:table-cell>
        </table:table-row>
        <table:table-row table:style-name="Resource.1">
          <table:table-cell table:style-name="Resource.A1" office:value-type="string">
            <text:p text:style-name="P20">1.3.2</text:p>
          </table:table-cell>
          <table:table-cell table:style-name="Resource.A1" office:value-type="string">
            <text:p text:style-name="P8">If any of the data types in enemyData do not have the correct data type, then the software shall print to the console that enemyData is not valid</text:p>
          </table:table-cell>
          <table:table-cell table:style-name="Resource.A1" office:value-type="string">
            <text:p text:style-name="P109">Upon failing a data type check, several messages would be printed in the console indicating what went wrong. <text:span text:style-name="T159">One of these shows the dictionary </text:span><text:span text:style-name="T160">in which</text:span><text:span text:style-name="T159"> the failing data is found.</text:span></text:p>
          </table:table-cell>
        </table:table-row>
        <table:table-row table:style-name="Resource.1">
          <table:table-cell table:style-name="Resource.A1" office:value-type="string">
            <text:p text:style-name="P21">1.3.3</text:p>
          </table:table-cell>
          <table:table-cell table:style-name="Resource.A1" office:value-type="string">
            <text:p text:style-name="P8">If any of the data types in enemyData do not have the correct data type, then the software shall print to the console the enemy name the invalid data is from</text:p>
          </table:table-cell>
          <table:table-cell table:style-name="Resource.A1" office:value-type="string">
            <text:p text:style-name="P110">Upon failing a data type check, several messages would be printed in the console indicating what went wrong. These messages show the dictionary that failed and the key of the value that failed.</text:p>
          </table:table-cell>
        </table:table-row>
        <table:table-row table:style-name="Resource.1">
          <table:table-cell table:style-name="Resource.A1" table:number-columns-spanned="3" office:value-type="string">
            <text:p text:style-name="P56"><text:span text:style-name="T12">1.4: </text:span>Tower data</text:p>
          </table:table-cell>
          <table:covered-table-cell/>
          <table:covered-table-cell/>
        </table:table-row>
        <table:table-row table:style-name="Resource.1">
          <table:table-cell table:style-name="Resource.A1" office:value-type="string">
            <text:p text:style-name="P22">1.4.0</text:p>
          </table:table-cell>
          <table:table-cell table:style-name="Resource.A1" office:value-type="string">
            <text:p text:style-name="P8">The software shall check whether each value of the inner dictionaries in towerData are the correct data type</text:p>
          </table:table-cell>
          <table:table-cell table:style-name="Resource.A1" office:value-type="string">
            <text:p text:style-name="P106">In the create<text:span text:style-name="T179">()</text:span> function of the Resources class, all the <text:span text:style-name="T237">tower</text:span> data is checked <text:span text:style-name="T158">by sending it to the checkDict</text:span><text:span text:style-name="T236">()</text:span><text:span text:style-name="T158"> </text:span><text:span text:style-name="T236">method</text:span><text:span text:style-name="T158"> in the checkJSON.</text:span><text:span text:style-name="T236">js</text:span><text:span text:style-name="T158"> </text:span><text:span text:style-name="T236">file</text:span><text:span text:style-name="T158">. </text:span><text:span text:style-name="T161">This </text:span><text:span text:style-name="T236">method</text:span><text:span text:style-name="T161">, along with the keys attribute of the resources object checks that all the data types are as </text:span><text:soft-page-break/><text:span text:style-name="T161">expected.</text:span></text:p>
          </table:table-cell>
        </table:table-row>
        <table:table-row table:style-name="Resource.1">
          <table:table-cell table:style-name="Resource.A1" office:value-type="string">
            <text:p text:style-name="P22">1.4.1</text:p>
          </table:table-cell>
          <table:table-cell table:style-name="Resource.A1" office:value-type="string">
            <text:p text:style-name="P8">If any of the data types in towerData do not have the correct data type, then the software shall end execution</text:p>
          </table:table-cell>
          <table:table-cell table:style-name="Resource.A1" office:value-type="string">
            <text:p text:style-name="P109">Upon failing a data type check, the entire dictionary the failing data is in would not be included in the game. The game continues to run.</text:p>
          </table:table-cell>
        </table:table-row>
        <table:table-row table:style-name="Resource.1">
          <table:table-cell table:style-name="Resource.A1" office:value-type="string">
            <text:p text:style-name="P22">1.4.2</text:p>
          </table:table-cell>
          <table:table-cell table:style-name="Resource.A1" office:value-type="string">
            <text:p text:style-name="P8">If any of the data types in towerData do not have the correct data type, then the software shall print to the console that towerData is not valid</text:p>
          </table:table-cell>
          <table:table-cell table:style-name="Resource.A1" office:value-type="string">
            <text:p text:style-name="P109">Upon failing a data type check, several messages would be printed in the console indicating what went wrong. <text:span text:style-name="T159">One of these shows the dictionary </text:span><text:span text:style-name="T160">in which</text:span><text:span text:style-name="T159"> the failing data is found.</text:span></text:p>
          </table:table-cell>
        </table:table-row>
        <table:table-row table:style-name="Resource.1">
          <table:table-cell table:style-name="Resource.A1" office:value-type="string">
            <text:p text:style-name="P22">1.4.3</text:p>
          </table:table-cell>
          <table:table-cell table:style-name="Resource.A1" office:value-type="string">
            <text:p text:style-name="P8">If any of the data types in towerData do not have the correct data type, then the software shall print to the console the tower name the invalid data is from</text:p>
          </table:table-cell>
          <table:table-cell table:style-name="Resource.A1" office:value-type="string">
            <text:p text:style-name="P110">Upon failing a data type check, several messages would be printed in the console indicating what went wrong. These messages show the dictionary that failed and the key of the value that failed.</text:p>
          </table:table-cell>
        </table:table-row>
        <table:table-row table:style-name="Resource.1">
          <table:table-cell table:style-name="Resource.A1" table:number-columns-spanned="3" office:value-type="string">
            <text:p text:style-name="P56"><text:span text:style-name="T13">1.5: </text:span>Bullet data</text:p>
          </table:table-cell>
          <table:covered-table-cell/>
          <table:covered-table-cell/>
        </table:table-row>
        <table:table-row table:style-name="Resource.1">
          <table:table-cell table:style-name="Resource.A1" office:value-type="string">
            <text:p text:style-name="P22">1.5.0</text:p>
          </table:table-cell>
          <table:table-cell table:style-name="Resource.A1" office:value-type="string">
            <text:p text:style-name="P8">The software shall check whether each value in the inner dictionaries in bulletData are the correct data type</text:p>
          </table:table-cell>
          <table:table-cell table:style-name="Resource.A1" office:value-type="string">
            <text:p text:style-name="P106">In the create<text:span text:style-name="T179">()</text:span> function of <text:span text:style-name="T458">r</text:span>esources.<text:span text:style-name="T458">js</text:span>, all the <text:span text:style-name="T481">bullet</text:span> data is checked <text:span text:style-name="T158">by sending it to the checkDict</text:span><text:span text:style-name="T236">()</text:span><text:span text:style-name="T158"> </text:span><text:span text:style-name="T236">method</text:span><text:span text:style-name="T158"> in the checkJSON.</text:span><text:span text:style-name="T236">js</text:span><text:span text:style-name="T158"> </text:span><text:span text:style-name="T236">file</text:span><text:span text:style-name="T158">. </text:span><text:span text:style-name="T161">This </text:span><text:span text:style-name="T236">method</text:span><text:span text:style-name="T161">, along with the keys attribute of the resources object checks that all the data types are as expected.</text:span></text:p>
          </table:table-cell>
        </table:table-row>
        <table:table-row table:style-name="Resource.1">
          <table:table-cell table:style-name="Resource.A1" office:value-type="string">
            <text:p text:style-name="P22">1.5.1</text:p>
          </table:table-cell>
          <table:table-cell table:style-name="Resource.A1" office:value-type="string">
            <text:p text:style-name="P8">If any of the data types in bulletData do not have the correct data type, then the software shall end execution</text:p>
          </table:table-cell>
          <table:table-cell table:style-name="Resource.A1" office:value-type="string">
            <text:p text:style-name="P109">Upon failing a data type check, the entire dictionary the failing data is in would not be included in the game. The game continues to run.</text:p>
          </table:table-cell>
        </table:table-row>
        <table:table-row table:style-name="Resource.1">
          <table:table-cell table:style-name="Resource.A1" office:value-type="string">
            <text:p text:style-name="P22">1.5.2</text:p>
          </table:table-cell>
          <table:table-cell table:style-name="Resource.A1" office:value-type="string">
            <text:p text:style-name="P8">If any of the data types in bulletData do not have the correct data type, then the software shall print to the console that bulletData is not valid</text:p>
          </table:table-cell>
          <table:table-cell table:style-name="Resource.A1" office:value-type="string">
            <text:p text:style-name="P109">Upon failing a data type check, several messages would be printed in the console indicating what went wrong. <text:span text:style-name="T159">One of these shows the dictionary </text:span><text:span text:style-name="T160">in which</text:span><text:span text:style-name="T159"> the failing data is found.</text:span></text:p>
          </table:table-cell>
        </table:table-row>
        <table:table-row table:style-name="Resource.1">
          <table:table-cell table:style-name="Resource.A1" office:value-type="string">
            <text:p text:style-name="P22">1.5.3</text:p>
          </table:table-cell>
          <table:table-cell table:style-name="Resource.A1" office:value-type="string">
            <text:p text:style-name="P8">If any of the data types in bulletData do not have the correct data type, then the software shall print to the console the bullet name the invalid data is from</text:p>
          </table:table-cell>
          <table:table-cell table:style-name="Resource.A1" office:value-type="string">
            <text:p text:style-name="P110">Upon failing a data type check, several messages would be printed in the console indicating what went wrong. These messages show the dictionary that failed and the key of the value that failed.</text:p>
          </table:table-cell>
        </table:table-row>
        <table:table-row table:style-name="Resource.1">
          <table:table-cell table:style-name="Resource.A1" table:number-columns-spanned="3" office:value-type="string">
            <text:p text:style-name="P56"><text:span text:style-name="T13">1.6: </text:span>Origin data</text:p>
          </table:table-cell>
          <table:covered-table-cell/>
          <table:covered-table-cell/>
        </table:table-row>
        <table:table-row table:style-name="Resource.1">
          <table:table-cell table:style-name="Resource.A1" office:value-type="string">
            <text:p text:style-name="P22">1.6.0</text:p>
          </table:table-cell>
          <table:table-cell table:style-name="Resource.A1" office:value-type="string">
            <text:p text:style-name="P8">The software shall check whether each value in originData are the correct data type</text:p>
          </table:table-cell>
          <table:table-cell table:style-name="Resource.A1" office:value-type="string">
            <text:p text:style-name="P111">There is no <text:span text:style-name="T238">longer any</text:span> originData. Any data about the origin is now in <text:span text:style-name="T458">the data for levels</text:span>.</text:p>
          </table:table-cell>
        </table:table-row>
        <table:table-row table:style-name="Resource.1">
          <table:table-cell table:style-name="Resource.A1" office:value-type="string">
            <text:p text:style-name="P22">1.6.1</text:p>
          </table:table-cell>
          <table:table-cell table:style-name="Resource.A1" office:value-type="string">
            <text:p text:style-name="P8">If any of the data types in originData do not have the correct data type, then the software shall end execution</text:p>
          </table:table-cell>
          <table:table-cell table:style-name="Resource.A1" office:value-type="string">
            <text:p text:style-name="P111">N/A</text:p>
          </table:table-cell>
        </table:table-row>
        <table:table-row table:style-name="Resource.1">
          <table:table-cell table:style-name="Resource.A1" office:value-type="string">
            <text:p text:style-name="P22">1.6.2</text:p>
          </table:table-cell>
          <table:table-cell table:style-name="Resource.A1" office:value-type="string">
            <text:p text:style-name="P8">If any of the data types in originData do not have the correct data type, then the software shall print to the console that originData is not valid</text:p>
          </table:table-cell>
          <table:table-cell table:style-name="Resource.A1" office:value-type="string">
            <text:p text:style-name="P111">N/A</text:p>
          </table:table-cell>
        </table:table-row>
        <table:table-row table:style-name="Resource.1">
          <table:table-cell table:style-name="Resource.A1" office:value-type="string">
            <text:p text:style-name="P22">1.6.3</text:p>
          </table:table-cell>
          <table:table-cell table:style-name="Resource.A1" office:value-type="string">
            <text:p text:style-name="P8">If any of the data types in originData do not have the correct data type, then the software shall print to the console the origin name the invalid data is from</text:p>
          </table:table-cell>
          <table:table-cell table:style-name="Resource.A1" office:value-type="string">
            <text:p text:style-name="P111">N/A</text:p>
          </table:table-cell>
        </table:table-row>
        <table:table-row table:style-name="Resource.1">
          <table:table-cell table:style-name="Resource.A1" table:number-columns-spanned="3" office:value-type="string">
            <text:p text:style-name="P56"><text:span text:style-name="T13">1.7: </text:span>Destination data</text:p>
          </table:table-cell>
          <table:covered-table-cell/>
          <table:covered-table-cell/>
        </table:table-row>
        <text:soft-page-break/>
        <table:table-row table:style-name="Resource.1">
          <table:table-cell table:style-name="Resource.A1" office:value-type="string">
            <text:p text:style-name="P22">1.7.0</text:p>
          </table:table-cell>
          <table:table-cell table:style-name="Resource.A1" office:value-type="string">
            <text:p text:style-name="P8">The software shall check whether each value in destData are the correct data type</text:p>
          </table:table-cell>
          <table:table-cell table:style-name="Resource.A1" office:value-type="string">
            <text:p text:style-name="P111">There is no <text:span text:style-name="T238">longer any</text:span> destData. Any data about the destination is now in <text:span text:style-name="T458">the data for levels</text:span>.</text:p>
          </table:table-cell>
        </table:table-row>
        <table:table-row table:style-name="Resource.1">
          <table:table-cell table:style-name="Resource.A1" office:value-type="string">
            <text:p text:style-name="P22">1.7.1</text:p>
          </table:table-cell>
          <table:table-cell table:style-name="Resource.A1" office:value-type="string">
            <text:p text:style-name="P8">If any of the data types in destData do not have the correct data type, then the software shall end execution</text:p>
          </table:table-cell>
          <table:table-cell table:style-name="Resource.A1" office:value-type="string">
            <text:p text:style-name="P111">N/A</text:p>
          </table:table-cell>
        </table:table-row>
        <table:table-row table:style-name="Resource.1">
          <table:table-cell table:style-name="Resource.A1" office:value-type="string">
            <text:p text:style-name="P22">1.7.2</text:p>
          </table:table-cell>
          <table:table-cell table:style-name="Resource.A1" office:value-type="string">
            <text:p text:style-name="P8">If any of the data types in destData do not have the correct data type, then the software shall print to the console that destData is not valid</text:p>
          </table:table-cell>
          <table:table-cell table:style-name="Resource.A1" office:value-type="string">
            <text:p text:style-name="P111">N/A</text:p>
          </table:table-cell>
        </table:table-row>
        <table:table-row table:style-name="Resource.1">
          <table:table-cell table:style-name="Resource.A1" office:value-type="string">
            <text:p text:style-name="P22">1.7.3</text:p>
          </table:table-cell>
          <table:table-cell table:style-name="Resource.A1" office:value-type="string">
            <text:p text:style-name="P8">If any of the data types in destData do not have the correct data type, then the software shall print to the console the destination name the invalid data is from</text:p>
          </table:table-cell>
          <table:table-cell table:style-name="Resource.A1" office:value-type="string">
            <text:p text:style-name="P111">N/A</text:p>
          </table:table-cell>
        </table:table-row>
        <table:table-row table:style-name="Resource.1">
          <table:table-cell table:style-name="Resource.A1" table:number-columns-spanned="3" office:value-type="string">
            <text:p text:style-name="P56"><text:span text:style-name="T14">1.8: </text:span>Path data</text:p>
          </table:table-cell>
          <table:covered-table-cell/>
          <table:covered-table-cell/>
        </table:table-row>
        <table:table-row table:style-name="Resource.1">
          <table:table-cell table:style-name="Resource.A1" office:value-type="string">
            <text:p text:style-name="P17"><text:span text:style-name="T13">1.</text:span><text:span text:style-name="T14">8.0</text:span></text:p>
          </table:table-cell>
          <table:table-cell table:style-name="Resource.A1" office:value-type="string">
            <text:p text:style-name="P8">The software shall check whether each value in pathData are the correct data type</text:p>
          </table:table-cell>
          <table:table-cell table:style-name="Resource.A1" office:value-type="string">
            <text:p text:style-name="P111">There is no <text:span text:style-name="T238">longer any</text:span> pathData. Any data about the path is now in <text:span text:style-name="T458">the data for levels</text:span>.</text:p>
          </table:table-cell>
        </table:table-row>
        <table:table-row table:style-name="Resource.1">
          <table:table-cell table:style-name="Resource.A1" office:value-type="string">
            <text:p text:style-name="P17"><text:span text:style-name="T13">1.</text:span><text:span text:style-name="T14">8.1</text:span></text:p>
          </table:table-cell>
          <table:table-cell table:style-name="Resource.A1" office:value-type="string">
            <text:p text:style-name="P8">If any of the data types in pathData do not have the correct data type, then the software shall end execution</text:p>
          </table:table-cell>
          <table:table-cell table:style-name="Resource.A1" office:value-type="string">
            <text:p text:style-name="P111">N/A</text:p>
          </table:table-cell>
        </table:table-row>
        <table:table-row table:style-name="Resource.1">
          <table:table-cell table:style-name="Resource.A1" office:value-type="string">
            <text:p text:style-name="P17"><text:span text:style-name="T13">1.</text:span><text:span text:style-name="T14">8.2</text:span></text:p>
          </table:table-cell>
          <table:table-cell table:style-name="Resource.A1" office:value-type="string">
            <text:p text:style-name="P8">If any of the data types in pathData do not have the correct data type, then the software shall print to the console that pathData is not valid</text:p>
          </table:table-cell>
          <table:table-cell table:style-name="Resource.A1" office:value-type="string">
            <text:p text:style-name="P111">N/A</text:p>
          </table:table-cell>
        </table:table-row>
        <table:table-row table:style-name="Resource.1">
          <table:table-cell table:style-name="Resource.A1" office:value-type="string">
            <text:p text:style-name="P17"><text:span text:style-name="T13">1.</text:span><text:span text:style-name="T14">8.3</text:span></text:p>
          </table:table-cell>
          <table:table-cell table:style-name="Resource.A1" office:value-type="string">
            <text:p text:style-name="P8">If any of the data types in pathData do not have the correct data type, then the software shall print to the console the path name the invalid data is from</text:p>
          </table:table-cell>
          <table:table-cell table:style-name="Resource.A1" office:value-type="string">
            <text:p text:style-name="P111">N/A</text:p>
          </table:table-cell>
        </table:table-row>
        <table:table-row table:style-name="Resource.1">
          <table:table-cell table:style-name="Resource.A1" table:number-columns-spanned="3" office:value-type="string">
            <text:p text:style-name="P56"><text:span text:style-name="T14">1.9: </text:span>Building Site data</text:p>
          </table:table-cell>
          <table:covered-table-cell/>
          <table:covered-table-cell/>
        </table:table-row>
        <table:table-row table:style-name="Resource.1">
          <table:table-cell table:style-name="Resource.A1" office:value-type="string">
            <text:p text:style-name="P74">1.9.0</text:p>
          </table:table-cell>
          <table:table-cell table:style-name="Resource.A1" office:value-type="string">
            <text:p text:style-name="P8">The software shall check whether each value in siteData are the correct data type</text:p>
          </table:table-cell>
          <table:table-cell table:style-name="Resource.A1" office:value-type="string">
            <text:p text:style-name="P111">There is no <text:span text:style-name="T239">longer any</text:span> siteData. Any data about building sites is now in <text:span text:style-name="T459">the data for levels</text:span>.</text:p>
          </table:table-cell>
        </table:table-row>
        <table:table-row table:style-name="Resource.1">
          <table:table-cell table:style-name="Resource.A1" office:value-type="string">
            <text:p text:style-name="P74">1.9.1</text:p>
          </table:table-cell>
          <table:table-cell table:style-name="Resource.A1" office:value-type="string">
            <text:p text:style-name="P8">If any of the data types in siteData do not have the correct data type, then the software shall end execution</text:p>
          </table:table-cell>
          <table:table-cell table:style-name="Resource.A1" office:value-type="string">
            <text:p text:style-name="P111">N/A</text:p>
          </table:table-cell>
        </table:table-row>
        <table:table-row table:style-name="Resource.1">
          <table:table-cell table:style-name="Resource.A1" office:value-type="string">
            <text:p text:style-name="P74">1.9.2</text:p>
          </table:table-cell>
          <table:table-cell table:style-name="Resource.A1" office:value-type="string">
            <text:p text:style-name="P8">If any of the data types in siteData do not have the correct data type, then the software shall print to the console that siteData is not valid</text:p>
          </table:table-cell>
          <table:table-cell table:style-name="Resource.A1" office:value-type="string">
            <text:p text:style-name="P111">N/A</text:p>
          </table:table-cell>
        </table:table-row>
        <table:table-row table:style-name="Resource.1">
          <table:table-cell table:style-name="Resource.A1" office:value-type="string">
            <text:p text:style-name="P74">1.9.3</text:p>
          </table:table-cell>
          <table:table-cell table:style-name="Resource.A1" office:value-type="string">
            <text:p text:style-name="P8">If any of the data types in siteData do not have the correct data type, then the software shall print to the console the building site name the invalid data is from</text:p>
          </table:table-cell>
          <table:table-cell table:style-name="Resource.A1" office:value-type="string">
            <text:p text:style-name="P111">N/A</text:p>
          </table:table-cell>
        </table:table-row>
        <table:table-row table:style-name="Resource.1">
          <table:table-cell table:style-name="Resource.A1" table:number-columns-spanned="3" office:value-type="string">
            <text:p text:style-name="P56"><text:span text:style-name="T15">1.10: </text:span>Decoration data</text:p>
          </table:table-cell>
          <table:covered-table-cell/>
          <table:covered-table-cell/>
        </table:table-row>
        <table:table-row table:style-name="Resource.1">
          <table:table-cell table:style-name="Resource.A1" office:value-type="string">
            <text:p text:style-name="P75">1.10.0</text:p>
          </table:table-cell>
          <table:table-cell table:style-name="Resource.A1" office:value-type="string">
            <text:p text:style-name="P8">The software shall check whether each value in decoData are the correct data type</text:p>
          </table:table-cell>
          <table:table-cell table:style-name="Resource.A1" office:value-type="string">
            <text:p text:style-name="P111">There is no <text:span text:style-name="T240">longer </text:span><text:span text:style-name="T241">any</text:span> decoData. Any data about the decorations is now in <text:span text:style-name="T460">the data for levels</text:span>.</text:p>
          </table:table-cell>
        </table:table-row>
        <table:table-row table:style-name="Resource.1">
          <table:table-cell table:style-name="Resource.A1" office:value-type="string">
            <text:p text:style-name="P75">1.10.1</text:p>
          </table:table-cell>
          <table:table-cell table:style-name="Resource.A1" office:value-type="string">
            <text:p text:style-name="P8">If any of the data types in decoData do not have the correct data type, then the software shall end execution</text:p>
          </table:table-cell>
          <table:table-cell table:style-name="Resource.A1" office:value-type="string">
            <text:p text:style-name="P111">N/A</text:p>
          </table:table-cell>
        </table:table-row>
        <table:table-row table:style-name="Resource.1">
          <table:table-cell table:style-name="Resource.A1" office:value-type="string">
            <text:p text:style-name="P75">1.10.2</text:p>
          </table:table-cell>
          <table:table-cell table:style-name="Resource.A1" office:value-type="string">
            <text:p text:style-name="P8">If any of the data types in decoData do not have the correct data type, then the software <text:soft-page-break/>shall print to the console that decoData is not valid</text:p>
          </table:table-cell>
          <table:table-cell table:style-name="Resource.A1" office:value-type="string">
            <text:p text:style-name="P111">N/A</text:p>
          </table:table-cell>
        </table:table-row>
        <table:table-row table:style-name="Resource.1">
          <table:table-cell table:style-name="Resource.A1" office:value-type="string">
            <text:p text:style-name="P75">1.10.3</text:p>
          </table:table-cell>
          <table:table-cell table:style-name="Resource.A1" office:value-type="string">
            <text:p text:style-name="P8">If any of the data types in decoData do not have the correct data type, then the software shall print to the console the decoration name the invalid data is from</text:p>
          </table:table-cell>
          <table:table-cell table:style-name="Resource.A1" office:value-type="string">
            <text:p text:style-name="P111">N/A</text:p>
          </table:table-cell>
        </table:table-row>
        <table:table-row table:style-name="Resource.1">
          <table:table-cell table:style-name="Resource.A1" table:number-columns-spanned="3" office:value-type="string">
            <text:p text:style-name="P56"><text:span text:style-name="T16">1.11: </text:span>Image elements</text:p>
          </table:table-cell>
          <table:covered-table-cell/>
          <table:covered-table-cell/>
        </table:table-row>
        <table:table-row table:style-name="Resource.1">
          <table:table-cell table:style-name="Resource.A1" office:value-type="string">
            <text:p text:style-name="P76">1.11.0</text:p>
          </table:table-cell>
          <table:table-cell table:style-name="Resource.A1" office:value-type="string">
            <text:p text:style-name="P8"><text:span text:style-name="T154">Resource</text:span> shall have a list of image elements called images</text:p>
          </table:table-cell>
          <table:table-cell table:style-name="Resource.A1" office:value-type="string">
            <text:p text:style-name="P112">There is no <text:span text:style-name="T242">longer a</text:span> list of image<text:span text:style-name="T242">s</text:span> called images. <text:span text:style-name="T482">All</text:span> image data is loaded and accessed <text:span text:style-name="T243">directly</text:span> <text:span text:style-name="T244">using a keyword that every image is assigned upon loading. </text:span><text:span text:style-name="T482">Most of it is done in the preload() function of resources.js.</text:span></text:p>
          </table:table-cell>
        </table:table-row>
        <table:table-row table:style-name="Resource.1">
          <table:table-cell table:style-name="Resource.A1" office:value-type="string">
            <text:p text:style-name="P76">1.11.1</text:p>
          </table:table-cell>
          <table:table-cell table:style-name="Resource.A1" office:value-type="string">
            <text:p text:style-name="P8">When all the data types in all the dictionaries have been checked, the software shall load all relevant image elements to images</text:p>
          </table:table-cell>
          <table:table-cell table:style-name="Resource.A1" office:value-type="string">
            <text:p text:style-name="P112">All the images are loaded <text:span text:style-name="T483">in</text:span> the preload <text:span text:style-name="T245">function</text:span> of <text:span text:style-name="T245">R</text:span>esources, the same time as the dictionaries <text:span text:style-name="T245">containing parameters for game objects</text:span> but before they are checked.</text:p>
          </table:table-cell>
        </table:table-row>
        <table:table-row table:style-name="Resource.1">
          <table:table-cell table:style-name="Resource.A1" office:value-type="string">
            <text:p text:style-name="P76">1.11.2</text:p>
          </table:table-cell>
          <table:table-cell table:style-name="Resource.A1" office:value-type="string">
            <text:p text:style-name="P8">The software shall check the data types of all image elements are all an image data type</text:p>
          </table:table-cell>
          <table:table-cell table:style-name="Resource.A1" office:value-type="string">
            <text:p text:style-name="P112">Incomplete.</text:p>
          </table:table-cell>
        </table:table-row>
        <table:table-row table:style-name="Resource.1">
          <table:table-cell table:style-name="Resource.A1" office:value-type="string">
            <text:p text:style-name="P76">1.11.3</text:p>
          </table:table-cell>
          <table:table-cell table:style-name="Resource.A1" office:value-type="string">
            <text:p text:style-name="P8">If any of the image elements are not of an image data type, then the software shall end execution</text:p>
          </table:table-cell>
          <table:table-cell table:style-name="Resource.A1" office:value-type="string">
            <text:p text:style-name="P183">Incomplete.</text:p>
          </table:table-cell>
        </table:table-row>
        <table:table-row table:style-name="Resource.1">
          <table:table-cell table:style-name="Resource.A1" office:value-type="string">
            <text:p text:style-name="P76">1.11.4</text:p>
          </table:table-cell>
          <table:table-cell table:style-name="Resource.A1" office:value-type="string">
            <text:p text:style-name="P8">If any of the image elements are not of an image data type, then the software shall print to the console that some image element is not valid</text:p>
          </table:table-cell>
          <table:table-cell table:style-name="Resource.A1" office:value-type="string">
            <text:p text:style-name="P183">Incomplete.</text:p>
          </table:table-cell>
        </table:table-row>
        <table:table-row table:style-name="Resource.1">
          <table:table-cell table:style-name="Resource.A1" office:value-type="string">
            <text:p text:style-name="P76">1.11.5</text:p>
          </table:table-cell>
          <table:table-cell table:style-name="Resource.A1" office:value-type="string">
            <text:p text:style-name="P8">If any of the image elements are not of an image data type, then the software shall print to the console the name of the image the invalid data is from</text:p>
          </table:table-cell>
          <table:table-cell table:style-name="Resource.A1" office:value-type="string">
            <text:p text:style-name="P183">Incomplete.</text:p>
          </table:table-cell>
        </table:table-row>
        <table:table-row table:style-name="Resource.1">
          <table:table-cell table:style-name="Resource.A1" table:number-columns-spanned="3" office:value-type="string">
            <text:p text:style-name="P56"><text:span text:style-name="T17">1.12: </text:span>State change</text:p>
          </table:table-cell>
          <table:covered-table-cell/>
          <table:covered-table-cell/>
        </table:table-row>
        <table:table-row table:style-name="Resource.1">
          <table:table-cell table:style-name="Resource.A1" office:value-type="string">
            <text:p text:style-name="P18"><text:span text:style-name="T16">1.1</text:span><text:span text:style-name="T17">2.0</text:span></text:p>
          </table:table-cell>
          <table:table-cell table:style-name="Resource.A1" office:value-type="string">
            <text:p text:style-name="P8">When all image elements have been confirmed to be the of an image data type, the value of state shall be “main menu”</text:p>
          </table:table-cell>
          <table:table-cell table:style-name="Resource.A1" office:value-type="string">
            <text:p text:style-name="P183">Incomplete.</text:p>
          </table:table-cell>
        </table:table-row>
      </table:table>
      <text:p text:style-name="P86"><text:span text:style-name="T116"/></text:p>
      <text:p text:style-name="P86"><text:span text:style-name="T116">2: </text:span><text:span text:style-name="T102">Requirements for when the value of state is “main menu”</text:span></text:p>
      <table:table table:name="main_menu" table:style-name="main_5f_menu">
        <table:table-column table:style-name="main_5f_menu.A"/>
        <table:table-column table:style-name="main_5f_menu.B" table:number-columns-repeated="2"/>
        <table:table-row table:style-name="main_5f_menu.1">
          <table:table-cell table:style-name="main_5f_menu.A1" office:value-type="string">
            <text:p text:style-name="P8">ID</text:p>
          </table:table-cell>
          <table:table-cell table:style-name="main_5f_menu.A1" office:value-type="string">
            <text:p text:style-name="P8">Requirement</text:p>
          </table:table-cell>
          <table:table-cell table:style-name="main_5f_menu.A1" office:value-type="string">
            <text:p text:style-name="P378">How<text:span text:style-name="T175"> it was completed</text:span></text:p>
          </table:table-cell>
        </table:table-row>
        <table:table-row table:style-name="main_5f_menu.1">
          <table:table-cell table:style-name="main_5f_menu.A1" table:number-columns-spanned="3" office:value-type="string">
            <text:p text:style-name="P57">2.0: State variable</text:p>
          </table:table-cell>
          <table:covered-table-cell/>
          <table:covered-table-cell/>
        </table:table-row>
        <table:table-row table:style-name="main_5f_menu.1">
          <table:table-cell table:style-name="main_5f_menu.A1" office:value-type="string">
            <text:p text:style-name="P23">2.0.0</text:p>
          </table:table-cell>
          <table:table-cell table:style-name="main_5f_menu.A1" office:value-type="string">
            <text:p text:style-name="P8">The value of isPlaying shall be False</text:p>
          </table:table-cell>
          <table:table-cell table:style-name="main_5f_menu.A1" office:value-type="string">
            <text:p text:style-name="P108">“isPlaying” is a part of the <text:span text:style-name="T456">G</text:span>ameStats object <text:span text:style-name="T456">called “gameStats”</text:span> which is not active at this stage.</text:p>
          </table:table-cell>
        </table:table-row>
        <table:table-row table:style-name="main_5f_menu.1">
          <table:table-cell table:style-name="main_5f_menu.A1" table:number-columns-spanned="3" office:value-type="string">
            <text:p text:style-name="P57">2.1: Game name</text:p>
          </table:table-cell>
          <table:covered-table-cell/>
          <table:covered-table-cell/>
        </table:table-row>
        <table:table-row table:style-name="main_5f_menu.1">
          <table:table-cell table:style-name="main_5f_menu.A1" office:value-type="string">
            <text:p text:style-name="P23">2.1.0</text:p>
          </table:table-cell>
          <table:table-cell table:style-name="main_5f_menu.A1" office:value-type="string">
            <text:p text:style-name="P8">The software shall display the name of the game</text:p>
          </table:table-cell>
          <table:table-cell table:style-name="main_5f_menu.A1" office:value-type="string">
            <text:p text:style-name="P113">Incomplete.</text:p>
          </table:table-cell>
        </table:table-row>
        <table:table-row table:style-name="main_5f_menu.1">
          <table:table-cell table:style-name="main_5f_menu.A1" table:number-columns-spanned="3" office:value-type="string">
            <text:p text:style-name="P57">2.2: Start Game button</text:p>
          </table:table-cell>
          <table:covered-table-cell/>
          <table:covered-table-cell/>
        </table:table-row>
        <table:table-row table:style-name="main_5f_menu.1">
          <table:table-cell table:style-name="main_5f_menu.A1" office:value-type="string">
            <text:p text:style-name="P23">2.2.0</text:p>
          </table:table-cell>
          <table:table-cell table:style-name="main_5f_menu.A1" office:value-type="string">
            <text:p text:style-name="P8">The software shall display the “Start Game” button</text:p>
          </table:table-cell>
          <table:table-cell table:style-name="main_5f_menu.A1" office:value-type="string">
            <text:p text:style-name="P113">The “Start Game” button is an image. This is done using <text:span text:style-name="T173">this.add.image() </text:span><text:span text:style-name="T246">in the create() function of</text:span><text:span text:style-name="T173"> menu.js.</text:span></text:p>
          </table:table-cell>
        </table:table-row>
        <table:table-row table:style-name="main_5f_menu.1">
          <table:table-cell table:style-name="main_5f_menu.A1" office:value-type="string">
            <text:p text:style-name="P23">2.2.1</text:p>
          </table:table-cell>
          <table:table-cell table:style-name="main_5f_menu.A1" office:value-type="string">
            <text:p text:style-name="P8">When the “Start Game” button is clicked on, the value of state shall be “level select”</text:p>
          </table:table-cell>
          <table:table-cell table:style-name="main_5f_menu.A1" office:value-type="string">
            <text:p text:style-name="P113">The image <text:span text:style-name="T163">is</text:span> set to be interactive. This is done by [image].setInteractive(). Then the changing of scenes is done by <text:soft-page-break/>this.scene.scene.start([scene name]). <text:span text:style-name="T246">This is all don</text:span><text:span text:style-name="T249">e</text:span><text:span text:style-name="T246"> in the create() function of menu.js.</text:span></text:p>
          </table:table-cell>
        </table:table-row>
        <table:table-row table:style-name="main_5f_menu.1">
          <table:table-cell table:style-name="main_5f_menu.A1" table:number-columns-spanned="3" office:value-type="string">
            <text:p text:style-name="P57">2.3: Quit Game button</text:p>
          </table:table-cell>
          <table:covered-table-cell/>
          <table:covered-table-cell/>
        </table:table-row>
        <table:table-row table:style-name="main_5f_menu.1">
          <table:table-cell table:style-name="main_5f_menu.A1" office:value-type="string">
            <text:p text:style-name="P23">2.3.0</text:p>
          </table:table-cell>
          <table:table-cell table:style-name="main_5f_menu.A1" office:value-type="string">
            <text:p text:style-name="P8">The software shall display the “Quit Game” button</text:p>
          </table:table-cell>
          <table:table-cell table:style-name="main_5f_menu.A1" office:value-type="string">
            <text:p text:style-name="P113">Incomplete.</text:p>
          </table:table-cell>
        </table:table-row>
        <table:table-row table:style-name="main_5f_menu.1">
          <table:table-cell table:style-name="main_5f_menu.A1" office:value-type="string">
            <text:p text:style-name="P23">2.3.1</text:p>
          </table:table-cell>
          <table:table-cell table:style-name="main_5f_menu.A1" office:value-type="string">
            <text:p text:style-name="P8">When the “Quit Game” button is clicked on, the software shall end execution</text:p>
          </table:table-cell>
          <table:table-cell table:style-name="main_5f_menu.A1" office:value-type="string">
            <text:p text:style-name="P183">Incomplete.</text:p>
          </table:table-cell>
        </table:table-row>
      </table:table>
      <text:p text:style-name="P87"><text:span text:style-name="T117"/></text:p>
      <text:p text:style-name="P87"><text:span text:style-name="T117">3: </text:span><text:span text:style-name="T102">Requirements for when the value of state is “</text:span><text:span text:style-name="T118">level select</text:span><text:span text:style-name="T102">”</text:span></text:p>
      <table:table table:name="level_select" table:style-name="level_5f_select">
        <table:table-column table:style-name="level_5f_select.A"/>
        <table:table-column table:style-name="level_5f_select.B" table:number-columns-repeated="2"/>
        <table:table-row table:style-name="level_5f_select.1">
          <table:table-cell table:style-name="level_5f_select.A1" office:value-type="string">
            <text:p text:style-name="P8">ID</text:p>
          </table:table-cell>
          <table:table-cell table:style-name="level_5f_select.A1" office:value-type="string">
            <text:p text:style-name="P8">Requirement</text:p>
          </table:table-cell>
          <table:table-cell table:style-name="level_5f_select.A1" office:value-type="string">
            <text:p text:style-name="P378">How<text:span text:style-name="T175"> it was completed</text:span></text:p>
          </table:table-cell>
        </table:table-row>
        <table:table-row table:style-name="level_5f_select.1">
          <table:table-cell table:style-name="level_5f_select.A1" table:number-columns-spanned="3" office:value-type="string">
            <text:p text:style-name="P58">3.0: State variable</text:p>
          </table:table-cell>
          <table:covered-table-cell/>
          <table:covered-table-cell/>
        </table:table-row>
        <table:table-row table:style-name="level_5f_select.3">
          <table:table-cell table:style-name="level_5f_select.A1" office:value-type="string">
            <text:p text:style-name="P24">3.0.0</text:p>
          </table:table-cell>
          <table:table-cell table:style-name="level_5f_select.A1" office:value-type="string">
            <text:p text:style-name="P8">The value of isPlaying shall be False</text:p>
          </table:table-cell>
          <table:table-cell table:style-name="level_5f_select.A1" office:value-type="string">
            <text:p text:style-name="P108">“isPlaying” is a part of the <text:span text:style-name="T456">G</text:span>ameStats object <text:span text:style-name="T456">called “gameStats”</text:span> which is not active at this stage.</text:p>
          </table:table-cell>
        </table:table-row>
        <table:table-row table:style-name="level_5f_select.1">
          <table:table-cell table:style-name="level_5f_select.A1" table:number-columns-spanned="3" office:value-type="string">
            <text:p text:style-name="P58">3.1: Level buttons</text:p>
          </table:table-cell>
          <table:covered-table-cell/>
          <table:covered-table-cell/>
        </table:table-row>
        <table:table-row table:style-name="level_5f_select.1">
          <table:table-cell table:style-name="level_5f_select.A1" office:value-type="string">
            <text:p text:style-name="P24">3.1.0</text:p>
          </table:table-cell>
          <table:table-cell table:style-name="level_5f_select.A1" office:value-type="string">
            <text:p text:style-name="P8">For each level available, the software shall display the name of the level</text:p>
          </table:table-cell>
          <table:table-cell table:style-name="level_5f_select.A1" office:value-type="string">
            <text:p text:style-name="P178">Incomplete.</text:p>
          </table:table-cell>
        </table:table-row>
        <table:table-row table:style-name="level_5f_select.1">
          <table:table-cell table:style-name="level_5f_select.A1" office:value-type="string">
            <text:p text:style-name="P24">3.1.1</text:p>
          </table:table-cell>
          <table:table-cell table:style-name="level_5f_select.A1" office:value-type="string">
            <text:p text:style-name="P8">For each level available, the software shall display a button for the level</text:p>
          </table:table-cell>
          <table:table-cell table:style-name="level_5f_select.A1" office:value-type="string">
            <text:p text:style-name="P179">There is a dictionary in “resources” called “levels”. This dictionary contains all the dictionaries for the all the validated levels. <text:span text:style-name="T247">Using the methods levelButtons() and makeButtons() of level.js, the buttons are displayed </text:span><text:span text:style-name="T248">with “levels” as an input parameter.</text:span></text:p>
          </table:table-cell>
        </table:table-row>
        <table:table-row table:style-name="level_5f_select.1">
          <table:table-cell table:style-name="level_5f_select.A1" office:value-type="string">
            <text:p text:style-name="P24">3.1.2</text:p>
          </table:table-cell>
          <table:table-cell table:style-name="level_5f_select.A1" office:value-type="string">
            <text:p text:style-name="P8">When the button for a level is clicked on, the value of state shall be “play”</text:p>
          </table:table-cell>
          <table:table-cell table:style-name="level_5f_select.A1" office:value-type="string">
            <text:p text:style-name="P180">This is done in the clickButton() method of level.js.</text:p>
          </table:table-cell>
        </table:table-row>
        <table:table-row table:style-name="level_5f_select.1">
          <table:table-cell table:style-name="level_5f_select.A1" office:value-type="string">
            <text:p text:style-name="P24">3.1.3</text:p>
          </table:table-cell>
          <table:table-cell table:style-name="level_5f_select.A1" office:value-type="string">
            <text:p text:style-name="P8">When the button for a level is clicked on, the value of currentLevel shall be the name of the level</text:p>
          </table:table-cell>
          <table:table-cell table:style-name="level_5f_select.A1" office:value-type="string">
            <text:p text:style-name="P181"><text:span text:style-name="T252">“currentLevel” is now called “mapData”.</text:span> The value of “mapData” is changed to the dictionary with all the data about the selected level. This is done in the clickButton() method of level.js.</text:p>
          </table:table-cell>
        </table:table-row>
        <table:table-row table:style-name="level_5f_select.1">
          <table:table-cell table:style-name="level_5f_select.A1" table:number-columns-spanned="3" office:value-type="string">
            <text:p text:style-name="P58">3.2: Main Menu button</text:p>
          </table:table-cell>
          <table:covered-table-cell/>
          <table:covered-table-cell/>
        </table:table-row>
        <table:table-row table:style-name="level_5f_select.1">
          <table:table-cell table:style-name="level_5f_select.A1" office:value-type="string">
            <text:p text:style-name="P24">3.2.0</text:p>
          </table:table-cell>
          <table:table-cell table:style-name="level_5f_select.A1" office:value-type="string">
            <text:p text:style-name="P8">The software shall display the “Back to Main Menu” button</text:p>
          </table:table-cell>
          <table:table-cell table:style-name="level_5f_select.A1" office:value-type="string">
            <text:p text:style-name="P113">The “<text:span text:style-name="T164">Main Menu</text:span>” button is an image. This is done using <text:span text:style-name="T173">this.add.image() in </text:span><text:span text:style-name="T258">the create() function of level.js.</text:span></text:p>
          </table:table-cell>
        </table:table-row>
        <table:table-row table:style-name="level_5f_select.1">
          <table:table-cell table:style-name="level_5f_select.A1" office:value-type="string">
            <text:p text:style-name="P24">3.2.1</text:p>
          </table:table-cell>
          <table:table-cell table:style-name="level_5f_select.A1" office:value-type="string">
            <text:p text:style-name="P8">When the “Back to Main Menu” button is clicked on, the value of state shall be “main menu”</text:p>
          </table:table-cell>
          <table:table-cell table:style-name="level_5f_select.A1" office:value-type="string">
            <text:p text:style-name="P113">The image <text:span text:style-name="T163">is</text:span> set to be interactive. This is done by [image].setInteractive(). Then the changing of scenes is done by this.scene.scene.start([scene name]) <text:span text:style-name="T258">in the create() function of level.js</text:span></text:p>
          </table:table-cell>
        </table:table-row>
      </table:table>
      <text:p text:style-name="P42"/>
      <text:p text:style-name="P79"><text:span text:style-name="T101">4: </text:span><text:span text:style-name="T102">Requirements for when the value of state is “</text:span><text:span text:style-name="T103">play</text:span><text:span text:style-name="T102">”</text:span></text:p>
      <table:table table:name="play" table:style-name="play">
        <table:table-column table:style-name="play.A"/>
        <table:table-column table:style-name="play.B" table:number-columns-repeated="2"/>
        <table:table-row table:style-name="play.1">
          <table:table-cell table:style-name="play.A1" office:value-type="string">
            <text:p text:style-name="P8">ID</text:p>
          </table:table-cell>
          <table:table-cell table:style-name="play.A1" office:value-type="string">
            <text:p text:style-name="P8">Requirement</text:p>
          </table:table-cell>
          <table:table-cell table:style-name="play.A1" office:value-type="string">
            <text:p text:style-name="P378">How<text:span text:style-name="T175"> it was completed</text:span></text:p>
          </table:table-cell>
        </table:table-row>
        <table:table-row table:style-name="play.1">
          <table:table-cell table:style-name="play.A1" table:number-columns-spanned="3" office:value-type="string">
            <text:p text:style-name="P59">4.0: State variable</text:p>
          </table:table-cell>
          <table:covered-table-cell/>
          <table:covered-table-cell/>
        </table:table-row>
        <table:table-row table:style-name="play.1">
          <table:table-cell table:style-name="play.A1" office:value-type="string">
            <text:p text:style-name="P25">4.0.0</text:p>
          </table:table-cell>
          <table:table-cell table:style-name="play.A1" office:value-type="string">
            <text:p text:style-name="P8">The value of isPlaying shall be True</text:p>
          </table:table-cell>
          <table:table-cell table:style-name="play.A1" office:value-type="string">
            <text:p text:style-name="P107"><text:span text:style-name="T162">“i</text:span>sPlaying” is a part of “gameStats” which <text:span text:style-name="T164">is now active. Upon starting, the value of “isPlaying” should be True. This value could be False if stated in the data of the selected level.</text:span></text:p>
          </table:table-cell>
        </table:table-row>
        <table:table-row table:style-name="play.1">
          <table:table-cell table:style-name="play.A1" table:number-columns-spanned="3" office:value-type="string">
            <text:p text:style-name="P59">4.1: Gameplay objects</text:p>
          </table:table-cell>
          <table:covered-table-cell/>
          <table:covered-table-cell/>
        </table:table-row>
        <text:soft-page-break/>
        <table:table-row table:style-name="play.1">
          <table:table-cell table:style-name="play.A1" office:value-type="string">
            <text:p text:style-name="P25">4.1.0</text:p>
          </table:table-cell>
          <table:table-cell table:style-name="play.A1" office:value-type="string">
            <text:p text:style-name="P8">The software shall have a MapObj object called Map</text:p>
          </table:table-cell>
          <table:table-cell table:style-name="play.A1" office:value-type="string">
            <text:p text:style-name="P115"><text:span text:style-name="T551">Map</text:span> is now called “map”.</text:p>
          </table:table-cell>
        </table:table-row>
        <table:table-row table:style-name="play.1">
          <table:table-cell table:style-name="play.A1" office:value-type="string">
            <text:p text:style-name="P25">4.1.1</text:p>
          </table:table-cell>
          <table:table-cell table:style-name="play.A1" office:value-type="string">
            <text:p text:style-name="P8">The software shall have a GameStatsObj object called GameStats</text:p>
          </table:table-cell>
          <table:table-cell table:style-name="play.A1" office:value-type="string">
            <text:p text:style-name="P115"><text:span text:style-name="T551">GameStats</text:span> is now called “gameStats”.</text:p>
          </table:table-cell>
        </table:table-row>
        <table:table-row table:style-name="play.1">
          <table:table-cell table:style-name="play.A1" office:value-type="string">
            <text:p text:style-name="P25">4.1.2</text:p>
          </table:table-cell>
          <table:table-cell table:style-name="play.A1" office:value-type="string">
            <text:p text:style-name="P8">The software shall have a HUDObj object called HUD</text:p>
          </table:table-cell>
          <table:table-cell table:style-name="play.A1" office:value-type="string">
            <text:p text:style-name="P115"><text:span text:style-name="T551">HUD</text:span> is now called “hud”.</text:p>
          </table:table-cell>
        </table:table-row>
      </table:table>
      <text:p text:style-name="P41"/>
      <text:p text:style-name="P88"><text:span text:style-name="T101">5: </text:span><text:span text:style-name="T102">Requirements for </text:span><text:span text:style-name="T105">the Map object</text:span></text:p>
      <table:table table:name="Map" table:style-name="Map">
        <table:table-column table:style-name="Map.A"/>
        <table:table-column table:style-name="Map.B"/>
        <table:table-column table:style-name="Map.C"/>
        <table:table-row table:style-name="Map.1">
          <table:table-cell table:style-name="Map.A1" office:value-type="string">
            <text:p text:style-name="P8">ID</text:p>
          </table:table-cell>
          <table:table-cell table:style-name="Map.A1" office:value-type="string">
            <text:p text:style-name="P8">Requirement</text:p>
          </table:table-cell>
          <table:table-cell table:style-name="Map.A1" office:value-type="string">
            <text:p text:style-name="P379">How<text:span text:style-name="T175"> it was completed</text:span></text:p>
          </table:table-cell>
        </table:table-row>
        <table:table-row table:style-name="Map.1">
          <table:table-cell table:style-name="Map.A1" table:number-columns-spanned="3" office:value-type="string">
            <text:p text:style-name="P59"><text:span text:style-name="T18">5.0: </text:span><text:span text:style-name="T20">Initial parameter</text:span></text:p>
          </table:table-cell>
          <table:covered-table-cell/>
          <table:covered-table-cell/>
        </table:table-row>
        <table:table-row table:style-name="Map.1">
          <table:table-cell table:style-name="Map.A1" office:value-type="string">
            <text:p text:style-name="P28">5.0.0</text:p>
          </table:table-cell>
          <table:table-cell table:style-name="Map.A1" office:value-type="string">
            <text:p text:style-name="P8">Map shall have a string <text:span text:style-name="T91">parameter</text:span> called levelKey</text:p>
          </table:table-cell>
          <table:table-cell table:style-name="Map.A1" office:value-type="string">
            <text:p text:style-name="P116"><text:span text:style-name="T551">levelKey</text:span> is no longer used. Any level data is read directly from “mapData” <text:span text:style-name="T484">of</text:span> “resources”.</text:p>
          </table:table-cell>
        </table:table-row>
        <table:table-row table:style-name="Map.1">
          <table:table-cell table:style-name="Map.A1" table:number-columns-spanned="3" office:value-type="string">
            <text:p text:style-name="P59"><text:span text:style-name="T18">5.1: </text:span>Initialise map</text:p>
          </table:table-cell>
          <table:covered-table-cell/>
          <table:covered-table-cell/>
        </table:table-row>
        <table:table-row table:style-name="Map.1">
          <table:table-cell table:style-name="Map.A1" office:value-type="string">
            <text:p text:style-name="P28">5.1.0</text:p>
          </table:table-cell>
          <table:table-cell table:style-name="Map.A1" office:value-type="string">
            <text:p text:style-name="P8">Map shall have an array called map</text:p>
          </table:table-cell>
          <table:table-cell table:style-name="Map.A1" office:value-type="string">
            <text:p text:style-name="P116"><text:span text:style-name="T551">map</text:span> is no longer used. Any level data is read directly from “mapData” <text:span text:style-name="T484">of</text:span> “resources”.</text:p>
          </table:table-cell>
        </table:table-row>
        <table:table-row table:style-name="Map.1">
          <table:table-cell table:style-name="Map.A1" office:value-type="string">
            <text:p text:style-name="P28">5.1.1</text:p>
          </table:table-cell>
          <table:table-cell table:style-name="Map.A1" office:value-type="string">
            <text:p text:style-name="P8">The value of map shall be the value of “map” in the (value of levelKey) dictionary in the levelData dictionary from <text:span text:style-name="T150">Resource</text:span></text:p>
          </table:table-cell>
          <table:table-cell table:style-name="Map.A1" office:value-type="string">
            <text:p text:style-name="P116">N/A</text:p>
          </table:table-cell>
        </table:table-row>
        <table:table-row table:style-name="Map.1">
          <table:table-cell table:style-name="Map.A1" table:number-columns-spanned="3" office:value-type="string">
            <text:p text:style-name="P60"><text:span text:style-name="T18">5.2: </text:span>Map dimension check</text:p>
          </table:table-cell>
          <table:covered-table-cell/>
          <table:covered-table-cell/>
        </table:table-row>
        <table:table-row table:style-name="Map.1">
          <table:table-cell table:style-name="Map.A1" office:value-type="string">
            <text:p text:style-name="P28">5.2.0</text:p>
          </table:table-cell>
          <table:table-cell table:style-name="Map.A1" office:value-type="string">
            <text:p text:style-name="P8">The software shall check that map is a 2D nested array</text:p>
          </table:table-cell>
          <table:table-cell table:style-name="Map.A1" office:value-type="string">
            <text:p text:style-name="P117">Th<text:span text:style-name="T259">is</text:span> check is no longer done at this stage. The checking is done at the same time as the checking of all other level data when the software starts.</text:p>
          </table:table-cell>
        </table:table-row>
        <table:table-row table:style-name="Map.1">
          <table:table-cell table:style-name="Map.A1" office:value-type="string">
            <text:p text:style-name="P28">5.2.1</text:p>
          </table:table-cell>
          <table:table-cell table:style-name="Map.A1" office:value-type="string">
            <text:p text:style-name="P8">If map is not a 2D array, then the value of state shall be “main menu”</text:p>
          </table:table-cell>
          <table:table-cell table:style-name="Map.A1" office:value-type="string">
            <text:p text:style-name="P120">If any data for a level is not correct, then the entire level is not included in the game.</text:p>
          </table:table-cell>
        </table:table-row>
        <table:table-row table:style-name="Map.1">
          <table:table-cell table:style-name="Map.A1" office:value-type="string">
            <text:p text:style-name="P28">5.2.2</text:p>
          </table:table-cell>
          <table:table-cell table:style-name="Map.A1" office:value-type="string">
            <text:p text:style-name="P8">If map is not a 2D array, then the software shall print to the console that the map is not the right data type</text:p>
          </table:table-cell>
          <table:table-cell table:style-name="Map.A1" office:value-type="string">
            <text:p text:style-name="P120">If any data for a level is not correct, a message saying that the level data has problems is printed to the console.</text:p>
          </table:table-cell>
        </table:table-row>
        <table:table-row table:style-name="Map.1">
          <table:table-cell table:style-name="Map.A1" table:number-columns-spanned="3" office:value-type="string">
            <text:p text:style-name="P73">5.3: Map shape check</text:p>
          </table:table-cell>
          <table:covered-table-cell/>
          <table:covered-table-cell/>
        </table:table-row>
        <table:table-row table:style-name="Map.1">
          <table:table-cell table:style-name="Map.A1" office:value-type="string">
            <text:p text:style-name="P26"><text:span text:style-name="T18">5.</text:span><text:span text:style-name="T53">3</text:span><text:span text:style-name="T18">.4</text:span></text:p>
          </table:table-cell>
          <table:table-cell table:style-name="Map.A1" office:value-type="string">
            <text:p text:style-name="P8">The software shall check whether every inner array of map has the same length</text:p>
          </table:table-cell>
          <table:table-cell table:style-name="Map.A1" office:value-type="string">
            <text:p text:style-name="P117">This is checked at the same time as all other level data when the software starts.</text:p>
          </table:table-cell>
        </table:table-row>
        <table:table-row table:style-name="Map.1">
          <table:table-cell table:style-name="Map.A1" office:value-type="string">
            <text:p text:style-name="P26"><text:span text:style-name="T18">5.</text:span><text:span text:style-name="T53">3</text:span><text:span text:style-name="T18">.5</text:span></text:p>
          </table:table-cell>
          <table:table-cell table:style-name="Map.A1" office:value-type="string">
            <text:p text:style-name="P8">If some of the inner arrays of map have been found to be a different length, then the value of state shall be “main menu”</text:p>
          </table:table-cell>
          <table:table-cell table:style-name="Map.A1" office:value-type="string">
            <text:p text:style-name="P120">If any data for a level is not correct, then the entire level is not included in the game.</text:p>
          </table:table-cell>
        </table:table-row>
        <table:table-row table:style-name="Map.1">
          <table:table-cell table:style-name="Map.A1" office:value-type="string">
            <text:p text:style-name="P26"><text:span text:style-name="T18">5.</text:span><text:span text:style-name="T53">3</text:span><text:span text:style-name="T18">.6</text:span></text:p>
          </table:table-cell>
          <table:table-cell table:style-name="Map.A1" office:value-type="string">
            <text:p text:style-name="P8">If some of the inner arrays of map have been found to be a different length, then the software shall print to the console that some of the arrays are not the same length</text:p>
          </table:table-cell>
          <table:table-cell table:style-name="Map.A1" office:value-type="string">
            <text:p text:style-name="P120">If any data for a level is not correct, a message saying that the level data has problems is printed to the console.</text:p>
          </table:table-cell>
        </table:table-row>
        <table:table-row table:style-name="Map.1">
          <table:table-cell table:style-name="Map.A1" office:value-type="string">
            <text:p text:style-name="P26"><text:span text:style-name="T18">5.</text:span><text:span text:style-name="T53">3</text:span><text:span text:style-name="T18">.7</text:span></text:p>
          </table:table-cell>
          <table:table-cell table:style-name="Map.A1" office:value-type="string">
            <text:p text:style-name="P8">If some of the inner arrays of map have been found to be a different length, then the software shall print to the console the array of differing length</text:p>
          </table:table-cell>
          <table:table-cell table:style-name="Map.A1" office:value-type="string">
            <text:p text:style-name="P120">If any data for a level is not correct, the data that is not correct is printed to the console.</text:p>
          </table:table-cell>
        </table:table-row>
        <table:table-row table:style-name="Map.1">
          <table:table-cell table:style-name="Map.A1" table:number-columns-spanned="3" office:value-type="string">
            <text:p text:style-name="P60"><text:span text:style-name="T18">5.</text:span><text:span text:style-name="T53">4</text:span><text:span text:style-name="T18">: </text:span>Map <text:span text:style-name="T53">elements</text:span> check</text:p>
          </table:table-cell>
          <table:covered-table-cell/>
          <table:covered-table-cell/>
        </table:table-row>
        <table:table-row table:style-name="Map.1">
          <table:table-cell table:style-name="Map.A1" office:value-type="string">
            <text:p text:style-name="P26"><text:span text:style-name="T18">5.</text:span><text:span text:style-name="T53">4</text:span><text:span text:style-name="T18">.0</text:span></text:p>
          </table:table-cell>
          <table:table-cell table:style-name="Map.A1" office:value-type="string">
            <text:p text:style-name="P8">The software shall check that the elements in the inner arrays of map are all of string data type</text:p>
          </table:table-cell>
          <table:table-cell table:style-name="Map.A1" office:value-type="string">
            <text:p text:style-name="P118">This is checked at time as all other level data when the software starts. <text:span text:style-name="T165">The data in the arrays </text:span><text:span text:style-name="T166">should</text:span><text:span text:style-name="T165"> no longer strings but </text:span><text:span text:style-name="T166">should be</text:span><text:span text:style-name="T165"> integers.</text:span></text:p>
          </table:table-cell>
        </table:table-row>
        <table:table-row table:style-name="Map.1">
          <table:table-cell table:style-name="Map.A1" office:value-type="string">
            <text:p text:style-name="P26"><text:span text:style-name="T18">5.</text:span><text:span text:style-name="T53">4</text:span><text:span text:style-name="T18">.1</text:span></text:p>
          </table:table-cell>
          <table:table-cell table:style-name="Map.A1" office:value-type="string">
            <text:p text:style-name="P8">The software shall check that every inner element of map could be used to access an <text:soft-page-break/>image element in images from Resource</text:p>
          </table:table-cell>
          <table:table-cell table:style-name="Map.A1" office:value-type="string">
            <text:p text:style-name="P119">This is checked at time as all other level data when the software starts. <text:span text:style-name="T165">The data in </text:span><text:soft-page-break/><text:span text:style-name="T165">the arrays </text:span><text:span text:style-name="T166">should</text:span><text:span text:style-name="T165"> no longer strings but </text:span><text:span text:style-name="T166">should be</text:span><text:span text:style-name="T165"> integers </text:span><text:span text:style-name="T167">that point to a specific area in the tile map image</text:span><text:span text:style-name="T165">.</text:span></text:p>
          </table:table-cell>
        </table:table-row>
        <table:table-row table:style-name="Map.1">
          <table:table-cell table:style-name="Map.A1" office:value-type="string">
            <text:p text:style-name="P26"><text:span text:style-name="T18">5.</text:span><text:span text:style-name="T53">4</text:span><text:span text:style-name="T18">.2</text:span></text:p>
          </table:table-cell>
          <table:table-cell table:style-name="Map.A1" office:value-type="string">
            <text:p text:style-name="P8">If any element in the inner array of map cannot be used to access an image element from Resource, then the value of state shall be “main menu”</text:p>
          </table:table-cell>
          <table:table-cell table:style-name="Map.A1" office:value-type="string">
            <text:p text:style-name="P121">N/A</text:p>
          </table:table-cell>
        </table:table-row>
        <table:table-row table:style-name="Map.1">
          <table:table-cell table:style-name="Map.A1" office:value-type="string">
            <text:p text:style-name="P28">5.3.3</text:p>
          </table:table-cell>
          <table:table-cell table:style-name="Map.A1" office:value-type="string">
            <text:p text:style-name="P8">If any element in the inner array of map cannot be used to access an image element from Resource, then the software shall print to the console that a map tile is invalid</text:p>
          </table:table-cell>
          <table:table-cell table:style-name="Map.A1" office:value-type="string">
            <text:p text:style-name="P120">If any data for a level is not correct, a message saying that the level data has problems is printed to the console.</text:p>
          </table:table-cell>
        </table:table-row>
        <table:table-row table:style-name="Map.1">
          <table:table-cell table:style-name="Map.A1" office:value-type="string">
            <text:p text:style-name="P26"><text:span text:style-name="T18">5.</text:span><text:span text:style-name="T53">4</text:span><text:span text:style-name="T18">.4</text:span></text:p>
          </table:table-cell>
          <table:table-cell table:style-name="Map.A1" office:value-type="string">
            <text:p text:style-name="P8">If any element in the inner array of map cannot be used to access an image element from Resource, then the software shall print to the console the coordinates of the element that caused the error</text:p>
          </table:table-cell>
          <table:table-cell table:style-name="Map.A1" office:value-type="string">
            <text:p text:style-name="P120">If any data for a level is not correct, the data that is not correct is printed to the console.</text:p>
          </table:table-cell>
        </table:table-row>
        <table:table-row table:style-name="Map.1">
          <table:table-cell table:style-name="Map.A1" table:number-columns-spanned="3" office:value-type="string">
            <text:p text:style-name="P60"><text:span text:style-name="T18">5.</text:span><text:span text:style-name="T53">5</text:span><text:span text:style-name="T18">: </text:span>Map size</text:p>
          </table:table-cell>
          <table:covered-table-cell/>
          <table:covered-table-cell/>
        </table:table-row>
        <table:table-row table:style-name="Map.1">
          <table:table-cell table:style-name="Map.A1" office:value-type="string">
            <text:p text:style-name="P26"><text:span text:style-name="T18">5.</text:span><text:span text:style-name="T53">5</text:span><text:span text:style-name="T18">.0</text:span></text:p>
          </table:table-cell>
          <table:table-cell table:style-name="Map.A1" office:value-type="string">
            <text:p text:style-name="P8">Map shall have an integer variable called outer</text:p>
          </table:table-cell>
          <table:table-cell table:style-name="Map.A1" office:value-type="string">
            <text:p text:style-name="P121"><text:span text:style-name="T551">outer</text:span> is no <text:span text:style-name="T260">longer</text:span> used.</text:p>
          </table:table-cell>
        </table:table-row>
        <table:table-row table:style-name="Map.1">
          <table:table-cell table:style-name="Map.A1" office:value-type="string">
            <text:p text:style-name="P26"><text:span text:style-name="T18">5.</text:span><text:span text:style-name="T53">5</text:span><text:span text:style-name="T18">.1</text:span></text:p>
          </table:table-cell>
          <table:table-cell table:style-name="Map.A1" office:value-type="string">
            <text:p text:style-name="P8">The value of outer shall be the length of the outer array of map</text:p>
          </table:table-cell>
          <table:table-cell table:style-name="Map.A1" office:value-type="string">
            <text:p text:style-name="P121">N/A</text:p>
          </table:table-cell>
        </table:table-row>
        <table:table-row table:style-name="Map.1">
          <table:table-cell table:style-name="Map.A1" office:value-type="string">
            <text:p text:style-name="P26"><text:span text:style-name="T18">5.</text:span><text:span text:style-name="T53">5</text:span><text:span text:style-name="T18">.2</text:span></text:p>
          </table:table-cell>
          <table:table-cell table:style-name="Map.A1" office:value-type="string">
            <text:p text:style-name="P8">Map shall have an integer variable called inner</text:p>
          </table:table-cell>
          <table:table-cell table:style-name="Map.A1" office:value-type="string">
            <text:p text:style-name="P121"><text:span text:style-name="T551">inner</text:span> is no <text:span text:style-name="T260">longer</text:span> used.</text:p>
          </table:table-cell>
        </table:table-row>
        <table:table-row table:style-name="Map.1">
          <table:table-cell table:style-name="Map.A1" office:value-type="string">
            <text:p text:style-name="P26"><text:span text:style-name="T18">5.</text:span><text:span text:style-name="T53">5</text:span><text:span text:style-name="T18">.3</text:span></text:p>
          </table:table-cell>
          <table:table-cell table:style-name="Map.A1" office:value-type="string">
            <text:p text:style-name="P8">The value of inner shall be the length of the first inner array of map</text:p>
          </table:table-cell>
          <table:table-cell table:style-name="Map.A1" office:value-type="string">
            <text:p text:style-name="P121">N/A</text:p>
          </table:table-cell>
        </table:table-row>
        <table:table-row table:style-name="Map.1">
          <table:table-cell table:style-name="Map.A1" table:number-columns-spanned="3" office:value-type="string">
            <text:p text:style-name="P60"><text:span text:style-name="T18">5.</text:span><text:span text:style-name="T53">6</text:span><text:span text:style-name="T18">: </text:span>Tile size</text:p>
          </table:table-cell>
          <table:covered-table-cell/>
          <table:covered-table-cell/>
        </table:table-row>
        <table:table-row table:style-name="Map.1">
          <table:table-cell table:style-name="Map.A1" office:value-type="string">
            <text:p text:style-name="P26"><text:span text:style-name="T18">5.</text:span><text:span text:style-name="T53">6</text:span><text:span text:style-name="T18">.0</text:span></text:p>
          </table:table-cell>
          <table:table-cell table:style-name="Map.A1" office:value-type="string">
            <text:p text:style-name="P8">Map shall have a float variable called gridHeight</text:p>
          </table:table-cell>
          <table:table-cell table:style-name="Map.A1" office:value-type="string">
            <text:p text:style-name="P121"><text:span text:style-name="T551">gridHeight</text:span> is no <text:span text:style-name="T261">longer</text:span> used. <text:span text:style-name="T168">The height of the tiles is the value of “size” </text:span><text:span text:style-name="T485">of</text:span><text:span text:style-name="T168"> “mapData” of “resources”.</text:span></text:p>
          </table:table-cell>
        </table:table-row>
        <table:table-row table:style-name="Map.1">
          <table:table-cell table:style-name="Map.A1" office:value-type="string">
            <text:p text:style-name="P26"><text:span text:style-name="T18">5.</text:span><text:span text:style-name="T53">6</text:span><text:span text:style-name="T18">.1</text:span></text:p>
          </table:table-cell>
          <table:table-cell table:style-name="Map.A1" office:value-type="string">
            <text:p text:style-name="P8">The value of gridHeight shall be screenHeight divided by the value of outer</text:p>
          </table:table-cell>
          <table:table-cell table:style-name="Map.A1" office:value-type="string">
            <text:p text:style-name="P121">N/A</text:p>
          </table:table-cell>
        </table:table-row>
        <table:table-row table:style-name="Map.1">
          <table:table-cell table:style-name="Map.A1" office:value-type="string">
            <text:p text:style-name="P26"><text:span text:style-name="T18">5.</text:span><text:span text:style-name="T53">6</text:span><text:span text:style-name="T18">.2</text:span></text:p>
          </table:table-cell>
          <table:table-cell table:style-name="Map.A1" office:value-type="string">
            <text:p text:style-name="P8">Map shall have a float variable called gridWidth</text:p>
          </table:table-cell>
          <table:table-cell table:style-name="Map.A1" office:value-type="string">
            <text:p text:style-name="P121"><text:span text:style-name="T551">gridWidth</text:span> is no <text:span text:style-name="T485">longer</text:span> used. <text:span text:style-name="T168">The width of the tiles is the value of “size” </text:span><text:span text:style-name="T485">of</text:span><text:span text:style-name="T168"> “mapData” of “resources”.</text:span></text:p>
          </table:table-cell>
        </table:table-row>
        <table:table-row table:style-name="Map.1">
          <table:table-cell table:style-name="Map.A1" office:value-type="string">
            <text:p text:style-name="P26"><text:span text:style-name="T18">5.</text:span><text:span text:style-name="T53">6</text:span><text:span text:style-name="T18">.3</text:span></text:p>
          </table:table-cell>
          <table:table-cell table:style-name="Map.A1" office:value-type="string">
            <text:p text:style-name="P8">The value of gridWidth shall be screenWidth divided by the value of inner</text:p>
          </table:table-cell>
          <table:table-cell table:style-name="Map.A1" office:value-type="string">
            <text:p text:style-name="P121">N/A</text:p>
          </table:table-cell>
        </table:table-row>
        <table:table-row table:style-name="Map.1">
          <table:table-cell table:style-name="Map.A1" table:number-columns-spanned="3" office:value-type="string">
            <text:p text:style-name="P60"><text:span text:style-name="T18">5.</text:span><text:span text:style-name="T53">7</text:span><text:span text:style-name="T18">: </text:span>Origin</text:p>
          </table:table-cell>
          <table:covered-table-cell/>
          <table:covered-table-cell/>
        </table:table-row>
        <table:table-row table:style-name="Map.1">
          <table:table-cell table:style-name="Map.A1" office:value-type="string">
            <text:p text:style-name="P26"><text:span text:style-name="T18">5.</text:span><text:span text:style-name="T53">7</text:span><text:span text:style-name="T18">.0</text:span></text:p>
          </table:table-cell>
          <table:table-cell table:style-name="Map.A1" office:value-type="string">
            <text:p text:style-name="P8">Map shall have a tuple of two integer variables called originLoc</text:p>
          </table:table-cell>
          <table:table-cell table:style-name="Map.A1" office:value-type="string">
            <text:p text:style-name="P121"><text:span text:style-name="T552">originLoc</text:span> is <text:span text:style-name="T169">now called “originCoords”.</text:span> The software would check if <text:span text:style-name="T486">elements of “tiles” of “mapData” of “resources”</text:span> have the same index as the input for the origin. If it is found, the game would use the coordinates where this <text:span text:style-name="T486">element</text:span> is found. The coordinates for the origin <text:span text:style-name="T170">in pixels</text:span> is derived <text:span text:style-name="T168">using</text:span> the coordinates <text:span text:style-name="T170">in tiles</text:span> <text:span text:style-name="T168">and</text:span> the value of “size” in “map<text:span text:style-name="T262">D</text:span>ata” <text:span text:style-name="T262">o</text:span><text:span text:style-name="T461">f</text:span><text:span text:style-name="T262"> “resources”</text:span>.</text:p>
          </table:table-cell>
        </table:table-row>
        <table:table-row table:style-name="Map.1">
          <table:table-cell table:style-name="Map.A1" office:value-type="string">
            <text:p text:style-name="P26"><text:span text:style-name="T18">5.</text:span><text:span text:style-name="T53">7</text:span><text:span text:style-name="T18">.1</text:span></text:p>
          </table:table-cell>
          <table:table-cell table:style-name="Map.A1" office:value-type="string">
            <text:p text:style-name="P8">The software shall search map for data that references the originData dictionary from Resource</text:p>
          </table:table-cell>
          <table:table-cell table:style-name="Map.A1" office:value-type="string">
            <text:p text:style-name="P121">The <text:span text:style-name="T168">search of an origin is done by th</text:span><text:span text:style-name="T263">e</text:span><text:span text:style-name="T168"> findTile() </text:span><text:span text:style-name="T263">method</text:span><text:span text:style-name="T168"> </text:span><text:span text:style-name="T263">of</text:span><text:span text:style-name="T168"> mapLogic.</text:span><text:span text:style-name="T263">js.</text:span></text:p>
          </table:table-cell>
        </table:table-row>
        <table:table-row table:style-name="Map.1">
          <table:table-cell table:style-name="Map.A1" office:value-type="string">
            <text:p text:style-name="P26"><text:span text:style-name="T18">5.</text:span><text:span text:style-name="T53">7</text:span><text:span text:style-name="T18">.2</text:span></text:p>
          </table:table-cell>
          <table:table-cell table:style-name="Map.A1" office:value-type="string">
            <text:p text:style-name="P8">If none of the entries in map reference <text:soft-page-break/>originData, then the value of state shall be “main menu”</text:p>
          </table:table-cell>
          <table:table-cell table:style-name="Map.A1" office:value-type="string">
            <text:p text:style-name="P122">This is done at the end of findTile() <text:span text:style-name="T263">of</text:span> <text:soft-page-break/>mapLogic.<text:span text:style-name="T263">js</text:span> if the search fails.</text:p>
          </table:table-cell>
        </table:table-row>
        <table:table-row table:style-name="Map.1">
          <table:table-cell table:style-name="Map.A1" office:value-type="string">
            <text:p text:style-name="P26"><text:span text:style-name="T18">5.</text:span><text:span text:style-name="T53">7</text:span><text:span text:style-name="T18">.3</text:span></text:p>
          </table:table-cell>
          <table:table-cell table:style-name="Map.A1" office:value-type="string">
            <text:p text:style-name="P8">If none of the entries in map reference originData, then the software shall print to the console that no origin has been found</text:p>
          </table:table-cell>
          <table:table-cell table:style-name="Map.A1" office:value-type="string">
            <text:p text:style-name="P122">This is done at the end of findTile() <text:span text:style-name="T263">of</text:span> mapLogic.<text:span text:style-name="T263">js</text:span> if the search fails.</text:p>
          </table:table-cell>
        </table:table-row>
        <table:table-row table:style-name="Map.1">
          <table:table-cell table:style-name="Map.A1" office:value-type="string">
            <text:p text:style-name="P26"><text:span text:style-name="T18">5.</text:span><text:span text:style-name="T53">7</text:span><text:span text:style-name="T18">.4</text:span></text:p>
          </table:table-cell>
          <table:table-cell table:style-name="Map.A1" office:value-type="string">
            <text:p text:style-name="P8">When the entry in map that references originData has been found, the index of the inner array where it is found shall be saved to the first entry of originLoc</text:p>
          </table:table-cell>
          <table:table-cell table:style-name="Map.A1" office:value-type="string">
            <text:p text:style-name="P122">If the search using findTile() <text:span text:style-name="T263">of</text:span> mapLogic.<text:span text:style-name="T263">js</text:span> is successful, an array of two numbers would be returned. The x coordinate of the origin would be one of them.</text:p>
          </table:table-cell>
        </table:table-row>
        <table:table-row table:style-name="Map.1">
          <table:table-cell table:style-name="Map.A1" office:value-type="string">
            <text:p text:style-name="P26"><text:span text:style-name="T18">5.</text:span><text:span text:style-name="T53">7</text:span><text:span text:style-name="T18">.5</text:span></text:p>
          </table:table-cell>
          <table:table-cell table:style-name="Map.A1" office:value-type="string">
            <text:p text:style-name="P8">When the entry in map that references originData has been found, the index of the outer array where it is found shall be saved to the second entry of originLoc</text:p>
          </table:table-cell>
          <table:table-cell table:style-name="Map.A1" office:value-type="string">
            <text:p text:style-name="P122">If the search using findTile() <text:span text:style-name="T263">of</text:span> mapLogic.<text:span text:style-name="T263">js</text:span> is successful, an array of two numbers would be returned. The y coordinate of the origin would be one of them.</text:p>
          </table:table-cell>
        </table:table-row>
        <table:table-row table:style-name="Map.1">
          <table:table-cell table:style-name="Map.A1" office:value-type="string">
            <text:p text:style-name="P26"><text:span text:style-name="T18">5.</text:span><text:span text:style-name="T53">7</text:span><text:span text:style-name="T18">.6</text:span></text:p>
          </table:table-cell>
          <table:table-cell table:style-name="Map.A1" office:value-type="string">
            <text:p text:style-name="P8">When the entry in map that references originData has been found, Map shall have an OriginObj object called Origin </text:p>
          </table:table-cell>
          <table:table-cell table:style-name="Map.A1" office:value-type="string">
            <text:p text:style-name="P123"><text:span text:style-name="T552">Origin</text:span><text:span text:style-name="T267"> is now called “origin”. “</text:span>origin” is an object in map and is made <text:span text:style-name="T264">if the findTile() method of mapLogic.js succeeds. </text:span><text:span text:style-name="T267">This is done in the makePath() method of mapLogic.js.</text:span></text:p>
          </table:table-cell>
        </table:table-row>
        <table:table-row table:style-name="Map.1">
          <table:table-cell table:style-name="Map.A1" table:number-columns-spanned="3" office:value-type="string">
            <text:p text:style-name="P61"><text:span text:style-name="T18">5.</text:span><text:span text:style-name="T53">8</text:span><text:span text:style-name="T19">: </text:span>Destination</text:p>
          </table:table-cell>
          <table:covered-table-cell/>
          <table:covered-table-cell/>
        </table:table-row>
        <table:table-row table:style-name="Map.1">
          <table:table-cell table:style-name="Map.A1" office:value-type="string">
            <text:p text:style-name="P27"><text:span text:style-name="T18">5.</text:span><text:span text:style-name="T53">8</text:span><text:span text:style-name="T19">.0</text:span></text:p>
          </table:table-cell>
          <table:table-cell table:style-name="Map.A1" office:value-type="string">
            <text:p text:style-name="P8">Map shall have a tuple of two integer variables called destLoc</text:p>
          </table:table-cell>
          <table:table-cell table:style-name="Map.A1" office:value-type="string">
            <text:p text:style-name="P376"><text:span text:style-name="T552">destLoc</text:span> is <text:span text:style-name="T169">now called “</text:span><text:span text:style-name="T487">destination</text:span><text:span text:style-name="T169">Coords”.</text:span> The software would check if <text:span text:style-name="T486">elements of “tiles” of “mapData” of “resources”</text:span> have the same index as the input for the <text:span text:style-name="T487">destination</text:span>. If it is found, the game would use the coordinates where this <text:span text:style-name="T486">element</text:span> is found. The coordinates for the origin <text:span text:style-name="T170">in pixels</text:span> is derived <text:span text:style-name="T168">using</text:span> the coordinates <text:span text:style-name="T170">in tiles</text:span> <text:span text:style-name="T168">and</text:span> the value of “size” in “map<text:span text:style-name="T262">D</text:span>ata” <text:span text:style-name="T262">o</text:span><text:span text:style-name="T461">f</text:span><text:span text:style-name="T262"> “resources”</text:span>.</text:p>
          </table:table-cell>
        </table:table-row>
        <table:table-row table:style-name="Map.1">
          <table:table-cell table:style-name="Map.A1" office:value-type="string">
            <text:p text:style-name="P27"><text:span text:style-name="T18">5.</text:span><text:span text:style-name="T53">8</text:span><text:span text:style-name="T19">.1</text:span></text:p>
          </table:table-cell>
          <table:table-cell table:style-name="Map.A1" office:value-type="string">
            <text:p text:style-name="P8">The software shall search map for data that references the destData dictionary from Resource</text:p>
          </table:table-cell>
          <table:table-cell table:style-name="Map.A1" office:value-type="string">
            <text:p text:style-name="P121">The <text:span text:style-name="T168">search of a </text:span><text:span text:style-name="T265">destination</text:span><text:span text:style-name="T168"> is done by the findTile() </text:span><text:span text:style-name="T265">method</text:span><text:span text:style-name="T168"> </text:span><text:span text:style-name="T265">of</text:span><text:span text:style-name="T168"> mapLogic.</text:span><text:span text:style-name="T265">js.</text:span></text:p>
          </table:table-cell>
        </table:table-row>
        <table:table-row table:style-name="Map.1">
          <table:table-cell table:style-name="Map.A1" office:value-type="string">
            <text:p text:style-name="P27"><text:span text:style-name="T18">5.</text:span><text:span text:style-name="T53">8</text:span><text:span text:style-name="T19">.2</text:span></text:p>
          </table:table-cell>
          <table:table-cell table:style-name="Map.A1" office:value-type="string">
            <text:p text:style-name="P8">If none of the entries in map reference destData, then the value of state shall be “main menu”</text:p>
          </table:table-cell>
          <table:table-cell table:style-name="Map.A1" office:value-type="string">
            <text:p text:style-name="P122">This is done at the end of findTile() <text:span text:style-name="T265">of</text:span> mapLogic.<text:span text:style-name="T265">js</text:span> if the search fails.</text:p>
          </table:table-cell>
        </table:table-row>
        <table:table-row table:style-name="Map.1">
          <table:table-cell table:style-name="Map.A1" office:value-type="string">
            <text:p text:style-name="P27"><text:span text:style-name="T18">5.</text:span><text:span text:style-name="T53">8</text:span><text:span text:style-name="T19">.3</text:span></text:p>
          </table:table-cell>
          <table:table-cell table:style-name="Map.A1" office:value-type="string">
            <text:p text:style-name="P8">If none of the entries in map reference destData, then the software shall print to the console that no dest has been found</text:p>
          </table:table-cell>
          <table:table-cell table:style-name="Map.A1" office:value-type="string">
            <text:p text:style-name="P122">This is done at the end of findTile() <text:span text:style-name="T265">of</text:span> mapLogic.<text:span text:style-name="T265">js</text:span> if the search fails.</text:p>
          </table:table-cell>
        </table:table-row>
        <table:table-row table:style-name="Map.1">
          <table:table-cell table:style-name="Map.A1" office:value-type="string">
            <text:p text:style-name="P27"><text:span text:style-name="T18">5.</text:span><text:span text:style-name="T53">8</text:span><text:span text:style-name="T19">.4</text:span></text:p>
          </table:table-cell>
          <table:table-cell table:style-name="Map.A1" office:value-type="string">
            <text:p text:style-name="P8">When the entry in map that references destData has been found, the index of the inner array where it is found shall be saved to the first entry of destLoc</text:p>
          </table:table-cell>
          <table:table-cell table:style-name="Map.A1" office:value-type="string">
            <text:p text:style-name="P122">If the search using findTile() <text:span text:style-name="T265">of</text:span> mapLogic.<text:span text:style-name="T265">js</text:span> is successful, an array of two numbers would be returned. The x coordinate of the <text:span text:style-name="T461">destination</text:span> would be one of them.</text:p>
          </table:table-cell>
        </table:table-row>
        <table:table-row table:style-name="Map.1">
          <table:table-cell table:style-name="Map.A1" office:value-type="string">
            <text:p text:style-name="P27"><text:span text:style-name="T18">5.</text:span><text:span text:style-name="T53">8</text:span><text:span text:style-name="T19">.5</text:span></text:p>
          </table:table-cell>
          <table:table-cell table:style-name="Map.A1" office:value-type="string">
            <text:p text:style-name="P8">When the entry in map that references destData has been found, the index of the outer array where it is found shall be saved to the second entry of destLoc</text:p>
          </table:table-cell>
          <table:table-cell table:style-name="Map.A1" office:value-type="string">
            <text:p text:style-name="P122">If the search using findTile() <text:span text:style-name="T266">of</text:span> mapLogic.<text:span text:style-name="T266">js</text:span> is successful, an array of two numbers would be returned. The y coordinate of the <text:span text:style-name="T171">destination</text:span> would be one of them.</text:p>
          </table:table-cell>
        </table:table-row>
        <table:table-row table:style-name="Map.1">
          <table:table-cell table:style-name="Map.A1" office:value-type="string">
            <text:p text:style-name="P27"><text:span text:style-name="T18">5.</text:span><text:span text:style-name="T53">8</text:span><text:span text:style-name="T19">.6</text:span></text:p>
          </table:table-cell>
          <table:table-cell table:style-name="Map.A1" office:value-type="string">
            <text:p text:style-name="P8">When the entry in map that references destData has been found, Map shall have a <text:soft-page-break/>DestObj object called Destination </text:p>
          </table:table-cell>
          <table:table-cell table:style-name="Map.A1" office:value-type="string">
            <text:p text:style-name="P124"><text:span text:style-name="T552">Destination</text:span><text:span text:style-name="T267"> is now called “</text:span><text:span text:style-name="T268">dest”</text:span><text:span text:style-name="T267">. “</text:span><text:span text:style-name="T268">dest”</text:span> is an object in map and is made <text:span text:style-name="T264">if the </text:span><text:soft-page-break/><text:span text:style-name="T264">findTile() method of mapLogic.js succeeds. </text:span><text:span text:style-name="T267">This is done in the makePath() method of mapLogic.js.</text:span></text:p>
          </table:table-cell>
        </table:table-row>
        <table:table-row table:style-name="Map.1">
          <table:table-cell table:style-name="Map.A1" table:number-columns-spanned="3" office:value-type="string">
            <text:p text:style-name="P61"><text:span text:style-name="T18">5.</text:span><text:span text:style-name="T53">9</text:span><text:span text:style-name="T19">: </text:span>Paths</text:p>
          </table:table-cell>
          <table:covered-table-cell/>
          <table:covered-table-cell/>
        </table:table-row>
        <table:table-row table:style-name="Map.1">
          <table:table-cell table:style-name="Map.A1" office:value-type="string">
            <text:p text:style-name="P27"><text:span text:style-name="T18">5.</text:span><text:span text:style-name="T53">9</text:span><text:span text:style-name="T19">.0</text:span></text:p>
          </table:table-cell>
          <table:table-cell table:style-name="Map.A1" office:value-type="string">
            <text:p text:style-name="P8">Map shall have an integer variable called pathCount</text:p>
          </table:table-cell>
          <table:table-cell table:style-name="Map.A1" office:value-type="string">
            <text:p text:style-name="P125">pathCount is no longer used. </text:p>
          </table:table-cell>
        </table:table-row>
        <table:table-row table:style-name="Map.1">
          <table:table-cell table:style-name="Map.A1" office:value-type="string">
            <text:p text:style-name="P27"><text:span text:style-name="T18">5.</text:span><text:span text:style-name="T53">9</text:span><text:span text:style-name="T19">.1</text:span></text:p>
          </table:table-cell>
          <table:table-cell table:style-name="Map.A1" office:value-type="string">
            <text:p text:style-name="P8">When Map is first created, pathCount shall be 0</text:p>
          </table:table-cell>
          <table:table-cell table:style-name="Map.A1" office:value-type="string">
            <text:p text:style-name="P125">N/A</text:p>
          </table:table-cell>
        </table:table-row>
        <table:table-row table:style-name="Map.1">
          <table:table-cell table:style-name="Map.A1" office:value-type="string">
            <text:p text:style-name="P27"><text:span text:style-name="T18">5.</text:span><text:span text:style-name="T53">9</text:span><text:span text:style-name="T19">.2</text:span></text:p>
          </table:table-cell>
          <table:table-cell table:style-name="Map.A1" office:value-type="string">
            <text:p text:style-name="P8">Map shall have a tuple of two integer variables called pathLocTemp</text:p>
          </table:table-cell>
          <table:table-cell table:style-name="Map.A1" office:value-type="string">
            <text:p text:style-name="P125">pathLocTemp is no longer used.</text:p>
          </table:table-cell>
        </table:table-row>
        <table:table-row table:style-name="Map.1">
          <table:table-cell table:style-name="Map.A1" office:value-type="string">
            <text:p text:style-name="P27"><text:span text:style-name="T18">5.</text:span><text:span text:style-name="T53">9</text:span><text:span text:style-name="T19">.3</text:span></text:p>
          </table:table-cell>
          <table:table-cell table:style-name="Map.A1" office:value-type="string">
            <text:p text:style-name="P8">Map shall have a list of PathObj objects called pathList</text:p>
          </table:table-cell>
          <table:table-cell table:style-name="Map.A1" office:value-type="string">
            <text:p text:style-name="P126"><text:span text:style-name="T488">pathList is no longer used. The functionality this would have provided is</text:span><text:span text:style-name="T269"> now </text:span><text:span text:style-name="T488">part of</text:span><text:span text:style-name="T269"> a Phaser curve object called</text:span> “path” <text:span text:style-name="T489">of</text:span><text:span text:style-name="T172"> “</text:span><text:span text:style-name="T269">map”. “</text:span><text:span text:style-name="T489">path”</text:span><text:span text:style-name="T269"> is made in the makePath() method of mapLogic.js.</text:span></text:p>
          </table:table-cell>
        </table:table-row>
        <table:table-row table:style-name="Map.1">
          <table:table-cell table:style-name="Map.A1" office:value-type="string">
            <text:p text:style-name="P27"><text:span text:style-name="T18">5.</text:span><text:span text:style-name="T53">9</text:span><text:span text:style-name="T19">.4</text:span></text:p>
          </table:table-cell>
          <table:table-cell table:style-name="Map.A1" office:value-type="string">
            <text:p text:style-name="P8">Map shall have a list of tuples of two integer variables called pathLoc</text:p>
          </table:table-cell>
          <table:table-cell table:style-name="Map.A1" office:value-type="string">
            <text:p text:style-name="P127">The values which should be in pathLoc are now in “path” in “origin”.</text:p>
          </table:table-cell>
        </table:table-row>
        <table:table-row table:style-name="Map.1">
          <table:table-cell table:style-name="Map.A1" office:value-type="string">
            <text:p text:style-name="P27"><text:span text:style-name="T18">5.</text:span><text:span text:style-name="T53">9</text:span><text:span text:style-name="T19">.5</text:span></text:p>
          </table:table-cell>
          <table:table-cell table:style-name="Map.A1" office:value-type="string">
            <text:p text:style-name="P8">The software shall search the entirety of map for data that references the pathData dictionary from Resource</text:p>
          </table:table-cell>
          <table:table-cell table:style-name="Map.A1" office:value-type="string">
            <text:p text:style-name="P128">This is done through easystarjs <text:span text:style-name="T270">in the makePath() method of mapLogic.js.</text:span></text:p>
          </table:table-cell>
        </table:table-row>
        <table:table-row table:style-name="Map.1">
          <table:table-cell table:style-name="Map.A1" office:value-type="string">
            <text:p text:style-name="P27"><text:span text:style-name="T18">5.</text:span><text:span text:style-name="T53">9</text:span><text:span text:style-name="T19">.6</text:span></text:p>
          </table:table-cell>
          <table:table-cell table:style-name="Map.A1" office:value-type="string">
            <text:p text:style-name="P8">If none of the entries in map reference pathData, then the value of state shall be “main menu”</text:p>
          </table:table-cell>
          <table:table-cell table:style-name="Map.A1" office:value-type="string">
            <text:p text:style-name="P129"><text:s/>There is an added condition where if the<text:span text:style-name="T462">re is no</text:span> path <text:span text:style-name="T462">that</text:span> connect<text:span text:style-name="T462">s</text:span> the origin and destination <text:span text:style-name="T462">according to easystarjs</text:span>, the check also fails. This is done <text:span text:style-name="T270">in the makePath() method of mapLogic.js.</text:span></text:p>
          </table:table-cell>
        </table:table-row>
        <table:table-row table:style-name="Map.1">
          <table:table-cell table:style-name="Map.A1" office:value-type="string">
            <text:p text:style-name="P27"><text:span text:style-name="T18">5.</text:span><text:span text:style-name="T53">9</text:span><text:span text:style-name="T19">.7</text:span></text:p>
          </table:table-cell>
          <table:table-cell table:style-name="Map.A1" office:value-type="string">
            <text:p text:style-name="P8">If none of the entries in map reference pathData, then the software shall print to the console that no path has been found</text:p>
          </table:table-cell>
          <table:table-cell table:style-name="Map.A1" office:value-type="string">
            <text:p text:style-name="P129">This is done through easystarjs <text:span text:style-name="T270">in the makePath() method of mapLogic.js.</text:span></text:p>
          </table:table-cell>
        </table:table-row>
        <table:table-row table:style-name="Map.1">
          <table:table-cell table:style-name="Map.A1" office:value-type="string">
            <text:p text:style-name="P27"><text:span text:style-name="T18">5.</text:span><text:span text:style-name="T53">9</text:span><text:span text:style-name="T19">.8</text:span></text:p>
          </table:table-cell>
          <table:table-cell table:style-name="Map.A1" office:value-type="string">
            <text:p text:style-name="P8">When an entry in map that references pathData has been found, the index of the inner array where it is found shall be saved to the first entry of pathLocTemp</text:p>
          </table:table-cell>
          <table:table-cell table:style-name="Map.A1" office:value-type="string">
            <text:p text:style-name="P131">N/A</text:p>
          </table:table-cell>
        </table:table-row>
        <table:table-row table:style-name="Map.1">
          <table:table-cell table:style-name="Map.A1" office:value-type="string">
            <text:p text:style-name="P27"><text:span text:style-name="T18">5.</text:span><text:span text:style-name="T53">9</text:span><text:span text:style-name="T19">.9</text:span></text:p>
          </table:table-cell>
          <table:table-cell table:style-name="Map.A1" office:value-type="string">
            <text:p text:style-name="P8">When an entry in map that references pathData has been found, the index of the outer array where it is found shall be saved to the second entry of pathLocTemp</text:p>
          </table:table-cell>
          <table:table-cell table:style-name="Map.A1" office:value-type="string">
            <text:p text:style-name="P131">N/A</text:p>
          </table:table-cell>
        </table:table-row>
        <table:table-row table:style-name="Map.1">
          <table:table-cell table:style-name="Map.A1" office:value-type="string">
            <text:p text:style-name="P27"><text:span text:style-name="T18">5.</text:span><text:span text:style-name="T53">9</text:span><text:span text:style-name="T19">.10</text:span></text:p>
          </table:table-cell>
          <table:table-cell table:style-name="Map.A1" office:value-type="string">
            <text:p text:style-name="P8">When an entry in map that references pathData has been found, pathLocTemp shall be added to pathLoc</text:p>
          </table:table-cell>
          <table:table-cell table:style-name="Map.A1" office:value-type="string">
            <text:p text:style-name="P131">N/A</text:p>
          </table:table-cell>
        </table:table-row>
        <table:table-row table:style-name="Map.1">
          <table:table-cell table:style-name="Map.A1" office:value-type="string">
            <text:p text:style-name="P27"><text:span text:style-name="T18">5.</text:span><text:span text:style-name="T53">9</text:span><text:span text:style-name="T19">.11</text:span></text:p>
          </table:table-cell>
          <table:table-cell table:style-name="Map.A1" office:value-type="string">
            <text:p text:style-name="P8">When an entry in map that references pathData has been found, the value of pathCount shall increase by 1</text:p>
          </table:table-cell>
          <table:table-cell table:style-name="Map.A1" office:value-type="string">
            <text:p text:style-name="P131">N/A</text:p>
          </table:table-cell>
        </table:table-row>
        <table:table-row table:style-name="Map.1">
          <table:table-cell table:style-name="Map.A1" office:value-type="string">
            <text:p text:style-name="P27"><text:span text:style-name="T18">5.</text:span><text:span text:style-name="T53">9</text:span><text:span text:style-name="T19">.12</text:span></text:p>
          </table:table-cell>
          <table:table-cell table:style-name="Map.A1" office:value-type="string">
            <text:p text:style-name="P8">When an entry in map that references pathData has been found, Map shall create a PathObj object call PathTemp</text:p>
          </table:table-cell>
          <table:table-cell table:style-name="Map.A1" office:value-type="string">
            <text:p text:style-name="P131">N/A</text:p>
          </table:table-cell>
        </table:table-row>
        <table:table-row table:style-name="Map.1">
          <table:table-cell table:style-name="Map.A1" office:value-type="string">
            <text:p text:style-name="P27"><text:span text:style-name="T18">5.</text:span><text:span text:style-name="T53">9</text:span><text:span text:style-name="T19">.13</text:span></text:p>
          </table:table-cell>
          <table:table-cell table:style-name="Map.A1" office:value-type="string">
            <text:p text:style-name="P8">When an entry in map that references pathData has been found, Map shall copy PathTemp added to pathList under a different name</text:p>
          </table:table-cell>
          <table:table-cell table:style-name="Map.A1" office:value-type="string">
            <text:p text:style-name="P131">N/A</text:p>
          </table:table-cell>
        </table:table-row>
        <table:table-row table:style-name="Map.1">
          <table:table-cell table:style-name="Map.A1" table:number-columns-spanned="3" office:value-type="string">
            <text:p text:style-name="P61"><text:span text:style-name="T18">5.</text:span><text:span text:style-name="T53">10</text:span><text:span text:style-name="T19">: </text:span>Building Sites</text:p>
          </table:table-cell>
          <table:covered-table-cell/>
          <table:covered-table-cell/>
        </table:table-row>
        <table:table-row table:style-name="Map.1">
          <table:table-cell table:style-name="Map.A1" office:value-type="string">
            <text:p text:style-name="P27"><text:span text:style-name="T18">5.</text:span><text:span text:style-name="T53">10</text:span><text:span text:style-name="T19">.0</text:span></text:p>
          </table:table-cell>
          <table:table-cell table:style-name="Map.A1" office:value-type="string">
            <text:p text:style-name="P8">Map shall have an integer variable called siteCount</text:p>
          </table:table-cell>
          <table:table-cell table:style-name="Map.A1" office:value-type="string">
            <text:p text:style-name="P132">siteCount is no longer used.</text:p>
          </table:table-cell>
        </table:table-row>
        <text:soft-page-break/>
        <table:table-row table:style-name="Map.1">
          <table:table-cell table:style-name="Map.A1" office:value-type="string">
            <text:p text:style-name="P27"><text:span text:style-name="T18">5.</text:span><text:span text:style-name="T53">10</text:span><text:span text:style-name="T19">.1</text:span></text:p>
          </table:table-cell>
          <table:table-cell table:style-name="Map.A1" office:value-type="string">
            <text:p text:style-name="P8">When Map is first created, siteCount shall be 0</text:p>
          </table:table-cell>
          <table:table-cell table:style-name="Map.A1" office:value-type="string">
            <text:p text:style-name="P132">N/A</text:p>
          </table:table-cell>
        </table:table-row>
        <table:table-row table:style-name="Map.1">
          <table:table-cell table:style-name="Map.A1" office:value-type="string">
            <text:p text:style-name="P27"><text:span text:style-name="T18">5.</text:span><text:span text:style-name="T53">10</text:span><text:span text:style-name="T19">.2</text:span></text:p>
          </table:table-cell>
          <table:table-cell table:style-name="Map.A1" office:value-type="string">
            <text:p text:style-name="P8">Map shall have a tuple of two integer variables called siteLocTemp</text:p>
          </table:table-cell>
          <table:table-cell table:style-name="Map.A1" office:value-type="string">
            <text:p text:style-name="P132">siteLocTemp is no longer used.</text:p>
          </table:table-cell>
        </table:table-row>
        <table:table-row table:style-name="Map.1">
          <table:table-cell table:style-name="Map.A1" office:value-type="string">
            <text:p text:style-name="P27"><text:span text:style-name="T18">5.</text:span><text:span text:style-name="T53">10</text:span><text:span text:style-name="T19">.3</text:span></text:p>
          </table:table-cell>
          <table:table-cell table:style-name="Map.A1" office:value-type="string">
            <text:p text:style-name="P8">Map shall have a list of BuildingSiteObj objects called siteList</text:p>
          </table:table-cell>
          <table:table-cell table:style-name="Map.A1" office:value-type="string">
            <text:p text:style-name="P132">siteList is no longer used.</text:p>
          </table:table-cell>
        </table:table-row>
        <table:table-row table:style-name="Map.1">
          <table:table-cell table:style-name="Map.A1" office:value-type="string">
            <text:p text:style-name="P27"><text:span text:style-name="T18">5.</text:span><text:span text:style-name="T53">10</text:span><text:span text:style-name="T19">.4</text:span></text:p>
          </table:table-cell>
          <table:table-cell table:style-name="Map.A1" office:value-type="string">
            <text:p text:style-name="P8">The software shall search the entirety of map for data that references the siteData dictionary from Resource</text:p>
          </table:table-cell>
          <table:table-cell table:style-name="Map.A1" office:value-type="string">
            <text:p text:style-name="P133">Incomplete.</text:p>
          </table:table-cell>
        </table:table-row>
        <table:table-row table:style-name="Map.1">
          <table:table-cell table:style-name="Map.A1" office:value-type="string">
            <text:p text:style-name="P27"><text:span text:style-name="T18">5.</text:span><text:span text:style-name="T53">10</text:span><text:span text:style-name="T19">.5</text:span></text:p>
          </table:table-cell>
          <table:table-cell table:style-name="Map.A1" office:value-type="string">
            <text:p text:style-name="P8">If none of the entries in map reference siteData, then the value of state shall be “main menu”</text:p>
          </table:table-cell>
          <table:table-cell table:style-name="Map.A1" office:value-type="string">
            <text:p text:style-name="P182">Incomplete.</text:p>
          </table:table-cell>
        </table:table-row>
        <table:table-row table:style-name="Map.1">
          <table:table-cell table:style-name="Map.A1" office:value-type="string">
            <text:p text:style-name="P27"><text:span text:style-name="T18">5.</text:span><text:span text:style-name="T53">10</text:span><text:span text:style-name="T19">.6</text:span></text:p>
          </table:table-cell>
          <table:table-cell table:style-name="Map.A1" office:value-type="string">
            <text:p text:style-name="P8">If none of the entries in map reference siteData, then the software shall print to the console that no site has been found</text:p>
          </table:table-cell>
          <table:table-cell table:style-name="Map.A1" office:value-type="string">
            <text:p text:style-name="P182">Incomplete.</text:p>
          </table:table-cell>
        </table:table-row>
        <table:table-row table:style-name="Map.1">
          <table:table-cell table:style-name="Map.A1" office:value-type="string">
            <text:p text:style-name="P27"><text:span text:style-name="T18">5.</text:span><text:span text:style-name="T53">10</text:span><text:span text:style-name="T19">.7</text:span></text:p>
          </table:table-cell>
          <table:table-cell table:style-name="Map.A1" office:value-type="string">
            <text:p text:style-name="P8">When an entry in map that references siteData has been found, the index of the inner array where it is found shall be saved to the first entry of siteLocTemp</text:p>
          </table:table-cell>
          <table:table-cell table:style-name="Map.A1" office:value-type="string">
            <text:p text:style-name="P133">Any data about a building site is now saved in the tile object that contains it. It is no longer saved in another variable. <text:span text:style-name="T271">The tile objects are made in the makeTiles() method of mapLogic.js.</text:span></text:p>
          </table:table-cell>
        </table:table-row>
        <table:table-row table:style-name="Map.1">
          <table:table-cell table:style-name="Map.A1" office:value-type="string">
            <text:p text:style-name="P27"><text:span text:style-name="T18">5.</text:span><text:span text:style-name="T53">10</text:span><text:span text:style-name="T19">.8</text:span></text:p>
          </table:table-cell>
          <table:table-cell table:style-name="Map.A1" office:value-type="string">
            <text:p text:style-name="P8">When an entry in map that references siteData has been found, the index of the outer array where it is found shall be saved to the second entry of siteLocTemp</text:p>
          </table:table-cell>
          <table:table-cell table:style-name="Map.A1" office:value-type="string">
            <text:p text:style-name="P133">Any data about a building site is now saved in the tile object that contains it. It is no longer saved in another variable. <text:span text:style-name="T271">The tile objects are made in the makeTiles() method of mapLogic.js.</text:span></text:p>
          </table:table-cell>
        </table:table-row>
        <table:table-row table:style-name="Map.1">
          <table:table-cell table:style-name="Map.A1" office:value-type="string">
            <text:p text:style-name="P27"><text:span text:style-name="T18">5.</text:span><text:span text:style-name="T53">10</text:span><text:span text:style-name="T19">.9</text:span></text:p>
          </table:table-cell>
          <table:table-cell table:style-name="Map.A1" office:value-type="string">
            <text:p text:style-name="P8">When an entry in map that references siteData has been found, siteLocTemp shall be added to siteLoc</text:p>
          </table:table-cell>
          <table:table-cell table:style-name="Map.A1" office:value-type="string">
            <text:p text:style-name="P133">Any data about a building site is now saved in the tile object that contains it. It is no longer saved in another variable. <text:span text:style-name="T271">The tile objects are made in the makeTiles() method of mapLogic.js.</text:span></text:p>
          </table:table-cell>
        </table:table-row>
        <table:table-row table:style-name="Map.1">
          <table:table-cell table:style-name="Map.A1" office:value-type="string">
            <text:p text:style-name="P27"><text:span text:style-name="T18">5.</text:span><text:span text:style-name="T53">10</text:span><text:span text:style-name="T19">.10</text:span></text:p>
          </table:table-cell>
          <table:table-cell table:style-name="Map.A1" office:value-type="string">
            <text:p text:style-name="P8">When an entry in map that references siteData has been found, the value of siteCount shall increase by 1</text:p>
          </table:table-cell>
          <table:table-cell table:style-name="Map.A1" office:value-type="string">
            <text:p text:style-name="P133">N/A</text:p>
          </table:table-cell>
        </table:table-row>
        <table:table-row table:style-name="Map.1">
          <table:table-cell table:style-name="Map.A1" office:value-type="string">
            <text:p text:style-name="P27"><text:span text:style-name="T18">5.</text:span><text:span text:style-name="T53">10</text:span><text:span text:style-name="T19">.11</text:span></text:p>
          </table:table-cell>
          <table:table-cell table:style-name="Map.A1" office:value-type="string">
            <text:p text:style-name="P8">When an entry in map that references siteData has been found, Map shall create a BuildingSiteObj object call<text:span text:style-name="T56">ed</text:span> SiteTemp</text:p>
          </table:table-cell>
          <table:table-cell table:style-name="Map.A1" office:value-type="string">
            <text:p text:style-name="P133">N/A</text:p>
          </table:table-cell>
        </table:table-row>
        <table:table-row table:style-name="Map.1">
          <table:table-cell table:style-name="Map.A1" office:value-type="string">
            <text:p text:style-name="P27"><text:span text:style-name="T18">5.</text:span><text:span text:style-name="T53">10</text:span><text:span text:style-name="T19">.12</text:span></text:p>
          </table:table-cell>
          <table:table-cell table:style-name="Map.A1" office:value-type="string">
            <text:p text:style-name="P8">When an entry in map that references siteData has been found, Map shall copy SiteTemp added to siteList under a different name</text:p>
          </table:table-cell>
          <table:table-cell table:style-name="Map.A1" office:value-type="string">
            <text:p text:style-name="P133">N/A</text:p>
          </table:table-cell>
        </table:table-row>
        <table:table-row table:style-name="Map.1">
          <table:table-cell table:style-name="Map.A1" table:number-columns-spanned="3" office:value-type="string">
            <text:p text:style-name="P61"><text:span text:style-name="T18">5.</text:span><text:span text:style-name="T19">1</text:span><text:span text:style-name="T53">1</text:span><text:span text:style-name="T19">: </text:span>Decorations</text:p>
          </table:table-cell>
          <table:covered-table-cell/>
          <table:covered-table-cell/>
        </table:table-row>
        <table:table-row table:style-name="Map.1">
          <table:table-cell table:style-name="Map.A1" office:value-type="string">
            <text:p text:style-name="P27"><text:span text:style-name="T18">5.</text:span><text:span text:style-name="T19">1</text:span><text:span text:style-name="T53">1</text:span><text:span text:style-name="T19">.0</text:span></text:p>
          </table:table-cell>
          <table:table-cell table:style-name="Map.A1" office:value-type="string">
            <text:p text:style-name="P8">Map shall have an integer variable called decoCount</text:p>
          </table:table-cell>
          <table:table-cell table:style-name="Map.A1" office:value-type="string">
            <text:p text:style-name="P133">decoCount is no longer used.</text:p>
          </table:table-cell>
        </table:table-row>
        <table:table-row table:style-name="Map.1">
          <table:table-cell table:style-name="Map.A1" office:value-type="string">
            <text:p text:style-name="P27"><text:span text:style-name="T18">5.</text:span><text:span text:style-name="T19">1</text:span><text:span text:style-name="T53">1</text:span><text:span text:style-name="T19">.1</text:span></text:p>
          </table:table-cell>
          <table:table-cell table:style-name="Map.A1" office:value-type="string">
            <text:p text:style-name="P8">When Map is first created, decoCount shall be 0</text:p>
          </table:table-cell>
          <table:table-cell table:style-name="Map.A1" office:value-type="string">
            <text:p text:style-name="P133">N/A</text:p>
          </table:table-cell>
        </table:table-row>
        <table:table-row table:style-name="Map.1">
          <table:table-cell table:style-name="Map.A1" office:value-type="string">
            <text:p text:style-name="P27"><text:span text:style-name="T18">5.</text:span><text:span text:style-name="T19">1</text:span><text:span text:style-name="T53">1</text:span><text:span text:style-name="T19">.2</text:span></text:p>
          </table:table-cell>
          <table:table-cell table:style-name="Map.A1" office:value-type="string">
            <text:p text:style-name="P8">Map shall have a tuples of two integer variables called decoLocTemp</text:p>
          </table:table-cell>
          <table:table-cell table:style-name="Map.A1" office:value-type="string">
            <text:p text:style-name="P133">decoLocTemp is no longer used.</text:p>
          </table:table-cell>
        </table:table-row>
        <table:table-row table:style-name="Map.1">
          <table:table-cell table:style-name="Map.A1" office:value-type="string">
            <text:p text:style-name="P27"><text:span text:style-name="T18">5.</text:span><text:span text:style-name="T19">1</text:span><text:span text:style-name="T53">1</text:span><text:span text:style-name="T19">.3</text:span></text:p>
          </table:table-cell>
          <table:table-cell table:style-name="Map.A1" office:value-type="string">
            <text:p text:style-name="P8">Map shall have a list of DecoObj objects called decoList</text:p>
          </table:table-cell>
          <table:table-cell table:style-name="Map.A1" office:value-type="string">
            <text:p text:style-name="P133">decoList is no longer used.</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4</text:span></text:p>
          </table:table-cell>
          <table:table-cell table:style-name="Map.A1" office:value-type="string">
            <text:p text:style-name="P8">When an entry in map that references decoData has been found, the index of the inner array where it is found shall be saved <text:soft-page-break/>to the first entry of decoLocTemp</text:p>
          </table:table-cell>
          <table:table-cell table:style-name="Map.A1" office:value-type="string">
            <text:p text:style-name="P134">N/A</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5</text:span></text:p>
          </table:table-cell>
          <table:table-cell table:style-name="Map.A1" office:value-type="string">
            <text:p text:style-name="P8">When an entry in map that references decoData has been found, the index of the outer array where it is found shall be saved to the second entry of decoLocTemp</text:p>
          </table:table-cell>
          <table:table-cell table:style-name="Map.A1" office:value-type="string">
            <text:p text:style-name="P134">N/A</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6</text:span></text:p>
          </table:table-cell>
          <table:table-cell table:style-name="Map.A1" office:value-type="string">
            <text:p text:style-name="P8">When an entry in map that references decoData has been found, decoLocTemp shall be added to decoLoc</text:p>
          </table:table-cell>
          <table:table-cell table:style-name="Map.A1" office:value-type="string">
            <text:p text:style-name="P134">decoLoc is no longer used.</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7</text:span></text:p>
          </table:table-cell>
          <table:table-cell table:style-name="Map.A1" office:value-type="string">
            <text:p text:style-name="P8">When an entry in map that references decoData has been found, the value of decoCount shall increase by 1</text:p>
          </table:table-cell>
          <table:table-cell table:style-name="Map.A1" office:value-type="string">
            <text:p text:style-name="P134">N/A</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8</text:span></text:p>
          </table:table-cell>
          <table:table-cell table:style-name="Map.A1" office:value-type="string">
            <text:p text:style-name="P8">When an entry in map that references decoData has been found, Map shall create a DecoObj object call DecoTemp</text:p>
          </table:table-cell>
          <table:table-cell table:style-name="Map.A1" office:value-type="string">
            <text:p text:style-name="P134">N/A</text:p>
          </table:table-cell>
        </table:table-row>
        <table:table-row table:style-name="Map.1">
          <table:table-cell table:style-name="Map.A1" office:value-type="string">
            <text:p text:style-name="P27"><text:span text:style-name="T18">5.</text:span><text:span text:style-name="T19">1</text:span><text:span text:style-name="T53">1</text:span><text:span text:style-name="T19">.</text:span><text:span text:style-name="T55">9</text:span></text:p>
          </table:table-cell>
          <table:table-cell table:style-name="Map.A1" office:value-type="string">
            <text:p text:style-name="P8">When an entry in map that references decoData has been found, Map shall copy DecoTemp added to decoList under a different name</text:p>
          </table:table-cell>
          <table:table-cell table:style-name="Map.A1" office:value-type="string">
            <text:p text:style-name="P134">N/A</text:p>
          </table:table-cell>
        </table:table-row>
        <table:table-row table:style-name="Map.1">
          <table:table-cell table:style-name="Map.A1" table:number-columns-spanned="3" office:value-type="string">
            <text:p text:style-name="P61"><text:span text:style-name="T18">5.</text:span><text:span text:style-name="T19">1</text:span><text:span text:style-name="T53">2</text:span><text:span text:style-name="T19">: </text:span>Waypoint list</text:p>
          </table:table-cell>
          <table:covered-table-cell/>
          <table:covered-table-cell/>
        </table:table-row>
        <table:table-row table:style-name="Map.1">
          <table:table-cell table:style-name="Map.A1" office:value-type="string">
            <text:p text:style-name="P27"><text:span text:style-name="T18">5.</text:span><text:span text:style-name="T19">1</text:span><text:span text:style-name="T53">2</text:span><text:span text:style-name="T19">.0</text:span></text:p>
          </table:table-cell>
          <table:table-cell table:style-name="Map.A1" office:value-type="string">
            <text:p text:style-name="P8">Map shall have a list of tuples of two float values called waypoints</text:p>
          </table:table-cell>
          <table:table-cell table:style-name="Map.A1" office:value-type="string">
            <text:p text:style-name="P134">waypoints is no longer used.</text:p>
          </table:table-cell>
        </table:table-row>
        <table:table-row table:style-name="Map.1">
          <table:table-cell table:style-name="Map.A1" office:value-type="string">
            <text:p text:style-name="P27"><text:span text:style-name="T18">5.</text:span><text:span text:style-name="T19">1</text:span><text:span text:style-name="T53">2</text:span><text:span text:style-name="T19">.1</text:span></text:p>
          </table:table-cell>
          <table:table-cell table:style-name="Map.A1" office:value-type="string">
            <text:p text:style-name="P8">The software shall use the values of originLoc, destLoc and pathLoc to determine what the shortest route between the origin tile and destination tile traversing only path tiles would be with the aid of breadth first search</text:p>
          </table:table-cell>
          <table:table-cell table:style-name="Map.A1" office:value-type="string">
            <text:p text:style-name="P134">This is now done using easystarjs using the <text:span text:style-name="T272">tile map array, the indices of the origin, destination and path. This is done in the makePath() method of mapLogic.js.</text:span></text:p>
          </table:table-cell>
        </table:table-row>
        <table:table-row table:style-name="Map.1">
          <table:table-cell table:style-name="Map.A1" office:value-type="string">
            <text:p text:style-name="P27"><text:span text:style-name="T18">5.</text:span><text:span text:style-name="T19">1</text:span><text:span text:style-name="T53">2</text:span><text:span text:style-name="T19">.2</text:span></text:p>
          </table:table-cell>
          <table:table-cell table:style-name="Map.A1" office:value-type="string">
            <text:p text:style-name="P8">If the breadth first search fails, then the value of state shall be “main menu”</text:p>
          </table:table-cell>
          <table:table-cell table:style-name="Map.A1" office:value-type="string">
            <text:p text:style-name="P130"><text:span text:style-name="T174">The scene changes if the search </text:span><text:span text:style-name="T273">for a valid path</text:span><text:span text:style-name="T174"> fails. </text:span>This is done <text:span text:style-name="T489">with</text:span> easystarjs <text:span text:style-name="T273">in the makePath() method of mapLogic.js.</text:span></text:p>
          </table:table-cell>
        </table:table-row>
        <table:table-row table:style-name="Map.1">
          <table:table-cell table:style-name="Map.A1" office:value-type="string">
            <text:p text:style-name="P27"><text:span text:style-name="T18">5.</text:span><text:span text:style-name="T19">1</text:span><text:span text:style-name="T53">2</text:span><text:span text:style-name="T19">.3</text:span></text:p>
          </table:table-cell>
          <table:table-cell table:style-name="Map.A1" office:value-type="string">
            <text:p text:style-name="P8">If the breadth first search fails, then the software shall print to the console that the map has no route between origin and destination</text:p>
          </table:table-cell>
          <table:table-cell table:style-name="Map.A1" office:value-type="string">
            <text:p text:style-name="P135">A message is printed on the console if the search fails. <text:span text:style-name="T173">This is done </text:span><text:span text:style-name="T490">with</text:span><text:span text:style-name="T173"> easystarjs </text:span><text:span text:style-name="T273">in the makePath() method of mapLogic.js.</text:span></text:p>
          </table:table-cell>
        </table:table-row>
      </table:table>
      <text:p text:style-name="P80"><text:span text:style-name="T104"/></text:p>
      <text:p text:style-name="P80"><text:span text:style-name="T104">6: </text:span><text:span text:style-name="T102">Requirements for </text:span><text:span text:style-name="T105">the </text:span><text:span text:style-name="T106">GameStats</text:span><text:span text:style-name="T105"> object</text:span></text:p>
      <table:table table:name="Game" table:style-name="Game">
        <table:table-column table:style-name="Game.A"/>
        <table:table-column table:style-name="Game.B" table:number-columns-repeated="2"/>
        <table:table-row table:style-name="Game.1">
          <table:table-cell table:style-name="Game.A1" office:value-type="string">
            <text:p text:style-name="P8">ID</text:p>
          </table:table-cell>
          <table:table-cell table:style-name="Game.A1" office:value-type="string">
            <text:p text:style-name="P8">Requirement</text:p>
          </table:table-cell>
          <table:table-cell table:style-name="Game.A1" office:value-type="string">
            <text:p text:style-name="P379">How<text:span text:style-name="T175"> it was completed</text:span></text:p>
          </table:table-cell>
        </table:table-row>
        <table:table-row table:style-name="Game.1">
          <table:table-cell table:style-name="Game.A1" table:number-columns-spanned="3" office:value-type="string">
            <text:p text:style-name="P62">6.0: <text:span text:style-name="T20">Initial parameter</text:span></text:p>
          </table:table-cell>
          <table:covered-table-cell/>
          <table:covered-table-cell/>
        </table:table-row>
        <table:table-row table:style-name="Game.1">
          <table:table-cell table:style-name="Game.A1" office:value-type="string">
            <text:p text:style-name="P29">6.0.0</text:p>
          </table:table-cell>
          <table:table-cell table:style-name="Game.A1" office:value-type="string">
            <text:p text:style-name="P8">GameStats shall have a string <text:span text:style-name="T92">parameter</text:span> called levelKey</text:p>
          </table:table-cell>
          <table:table-cell table:style-name="Game.A1" office:value-type="string">
            <text:p text:style-name="P136">levelKey is no longer used.</text:p>
          </table:table-cell>
        </table:table-row>
        <table:table-row table:style-name="Game.1">
          <table:table-cell table:style-name="Game.A1" table:number-columns-spanned="3" office:value-type="string">
            <text:p text:style-name="P62">6.1: Wave counter</text:p>
          </table:table-cell>
          <table:covered-table-cell/>
          <table:covered-table-cell/>
        </table:table-row>
        <table:table-row table:style-name="Game.1">
          <table:table-cell table:style-name="Game.A1" office:value-type="string">
            <text:p text:style-name="P29">6.1.0</text:p>
          </table:table-cell>
          <table:table-cell table:style-name="Game.A1" office:value-type="string">
            <text:p text:style-name="P8">GameStats shall have an integer variable called waveCounter</text:p>
          </table:table-cell>
          <table:table-cell table:style-name="Game.A1" office:value-type="string">
            <text:p text:style-name="P136"><text:span text:style-name="T552">waveCounter</text:span> is now the “waveCounter” attribute of “origin” <text:span text:style-name="T491">of</text:span> “map”.</text:p>
          </table:table-cell>
        </table:table-row>
        <table:table-row table:style-name="Game.1">
          <table:table-cell table:style-name="Game.A1" office:value-type="string">
            <text:p text:style-name="P29">6.1.1</text:p>
          </table:table-cell>
          <table:table-cell table:style-name="Game.A1" office:value-type="string">
            <text:p text:style-name="P8">When GameStats is first created, waveCounter shall be 1</text:p>
          </table:table-cell>
          <table:table-cell table:style-name="Game.A1" office:value-type="string">
            <text:p text:style-name="P137">“waveCounter” <text:span text:style-name="T463">now</text:span> starts at 0.</text:p>
          </table:table-cell>
        </table:table-row>
        <table:table-row table:style-name="Game.1">
          <table:table-cell table:style-name="Game.A1" office:value-type="string">
            <text:p text:style-name="P29">6.1.2</text:p>
          </table:table-cell>
          <table:table-cell table:style-name="Game.A1" office:value-type="string">
            <text:p text:style-name="P8">When waveCounter reaches the length of wave in the current level’s dictionary of level<text:span text:style-name="T54">Data</text:span>, the value of state shall be “level complete”</text:p>
          </table:table-cell>
          <table:table-cell table:style-name="Game.A1" office:value-type="string">
            <text:p text:style-name="P137">After all enemies of a wave have been <text:span text:style-name="T180">made</text:span> and there are no living enemies, a check is done to see if <text:span text:style-name="T274">the value of</text:span> “waveCounter” <text:span text:style-name="T491">of “origin” of “map”</text:span> <text:s/>is <text:span text:style-name="T274">greater than the value of</text:span> “waveMax” of “origin”. <text:s/>“<text:span text:style-name="T464">waveMax” is an attribute of “origin” derived from getting the </text:span><text:span text:style-name="T491">length</text:span><text:span text:style-name="T464"> of “waves” </text:span><text:soft-page-break/><text:span text:style-name="T464">in “mapData”. </text:span>If it is <text:span text:style-name="T274">greater than</text:span> “waveMax”, then the scene is changed to the “<text:span text:style-name="T276">completeState</text:span>” scene. This is done in the coolDown<text:span text:style-name="T274">()</text:span> <text:span text:style-name="T274">method</text:span> of mapLogicEnemy.js</text:p>
          </table:table-cell>
        </table:table-row>
        <table:table-row table:style-name="Game.1">
          <table:table-cell table:style-name="Game.A1" table:number-columns-spanned="3" office:value-type="string">
            <text:p text:style-name="P62">6.2: Money</text:p>
          </table:table-cell>
          <table:covered-table-cell/>
          <table:covered-table-cell/>
        </table:table-row>
        <table:table-row table:style-name="Game.1">
          <table:table-cell table:style-name="Game.A1" office:value-type="string">
            <text:p text:style-name="P29">6.2.0</text:p>
          </table:table-cell>
          <table:table-cell table:style-name="Game.A1" office:value-type="string">
            <text:p text:style-name="P8">GameStats shall have in integer variable called startMoney</text:p>
          </table:table-cell>
          <table:table-cell table:style-name="Game.A1" office:value-type="string">
            <text:p text:style-name="P138">startMoney is no longer used.</text:p>
          </table:table-cell>
        </table:table-row>
        <table:table-row table:style-name="Game.1">
          <table:table-cell table:style-name="Game.A1" office:value-type="string">
            <text:p text:style-name="P29">6.2.1</text:p>
          </table:table-cell>
          <table:table-cell table:style-name="Game.A1" office:value-type="string">
            <text:p text:style-name="P8">The value of startMoney shall be the value of “money” in the (value of levelKey) dictionary in the levelData dictionary from Resource</text:p>
          </table:table-cell>
          <table:table-cell table:style-name="Game.A1" office:value-type="string">
            <text:p text:style-name="P138">N/A</text:p>
          </table:table-cell>
        </table:table-row>
        <table:table-row table:style-name="Game.1">
          <table:table-cell table:style-name="Game.A1" office:value-type="string">
            <text:p text:style-name="P29">6.2.2</text:p>
          </table:table-cell>
          <table:table-cell table:style-name="Game.A1" office:value-type="string">
            <text:p text:style-name="P8">GameStats shall have an integer variable called money</text:p>
          </table:table-cell>
          <table:table-cell table:style-name="Game.A1" office:value-type="string">
            <text:p text:style-name="P138">“gameStats” ha<text:span text:style-name="T178">s</text:span> this <text:span text:style-name="T464">attribute</text:span>.</text:p>
          </table:table-cell>
        </table:table-row>
        <table:table-row table:style-name="Game.1">
          <table:table-cell table:style-name="Game.A1" office:value-type="string">
            <text:p text:style-name="P29">6.2.3</text:p>
          </table:table-cell>
          <table:table-cell table:style-name="Game.A1" office:value-type="string">
            <text:p text:style-name="P8">When GameStats is first created, the value of money shall be the value of startMoney</text:p>
          </table:table-cell>
          <table:table-cell table:style-name="Game.A1" office:value-type="string">
            <text:p text:style-name="P138">The start value of “money” is determined by the value of “money” <text:span text:style-name="T492">of</text:span> “mapData” <text:span text:style-name="T492">of “resources”</text:span>.</text:p>
          </table:table-cell>
        </table:table-row>
        <table:table-row table:style-name="Game.1">
          <table:table-cell table:style-name="Game.A1" table:number-columns-spanned="3" office:value-type="string">
            <text:p text:style-name="P62">6.3: Score</text:p>
          </table:table-cell>
          <table:covered-table-cell/>
          <table:covered-table-cell/>
        </table:table-row>
        <table:table-row table:style-name="Game.1">
          <table:table-cell table:style-name="Game.A1" office:value-type="string">
            <text:p text:style-name="P29">6.3.0</text:p>
          </table:table-cell>
          <table:table-cell table:style-name="Game.A1" office:value-type="string">
            <text:p text:style-name="P8">GameStats shall have an integer variable called score</text:p>
          </table:table-cell>
          <table:table-cell table:style-name="Game.A1" office:value-type="string">
            <text:p text:style-name="P138">“gamesStats” ha<text:span text:style-name="T178">s</text:span> <text:span text:style-name="T465">this</text:span><text:span text:style-name="T275"> attribute</text:span>.</text:p>
          </table:table-cell>
        </table:table-row>
        <table:table-row table:style-name="Game.1">
          <table:table-cell table:style-name="Game.A1" office:value-type="string">
            <text:p text:style-name="P29">6.3.1</text:p>
          </table:table-cell>
          <table:table-cell table:style-name="Game.A1" office:value-type="string">
            <text:p text:style-name="P8">When GameStats is first created, the value of score shall be 0</text:p>
          </table:table-cell>
          <table:table-cell table:style-name="Game.A1" office:value-type="string">
            <text:p text:style-name="P138">The start value of “score” is determined by the value of “score” <text:span text:style-name="T492">of</text:span> “mapData”. This should be 0.</text:p>
          </table:table-cell>
        </table:table-row>
        <table:table-row table:style-name="Game.1">
          <table:table-cell table:style-name="Game.A1" table:number-columns-spanned="3" office:value-type="string">
            <text:p text:style-name="P62">6.4: Lives</text:p>
          </table:table-cell>
          <table:covered-table-cell/>
          <table:covered-table-cell/>
        </table:table-row>
        <table:table-row table:style-name="Game.1">
          <table:table-cell table:style-name="Game.A1" office:value-type="string">
            <text:p text:style-name="P29">6.4.0</text:p>
          </table:table-cell>
          <table:table-cell table:style-name="Game.A1" office:value-type="string">
            <text:p text:style-name="P8">GameStats shall have in integer variable called startLives</text:p>
          </table:table-cell>
          <table:table-cell table:style-name="Game.A1" office:value-type="string">
            <text:p text:style-name="P138">startLives is no longer used.</text:p>
          </table:table-cell>
        </table:table-row>
        <table:table-row table:style-name="Game.1">
          <table:table-cell table:style-name="Game.A1" office:value-type="string">
            <text:p text:style-name="P29">6.4.1</text:p>
          </table:table-cell>
          <table:table-cell table:style-name="Game.A1" office:value-type="string">
            <text:p text:style-name="P8">The value of startLives shall be the value of “lives” in the (value of levelKey) dictionary in the levelData dictionary from Resource</text:p>
          </table:table-cell>
          <table:table-cell table:style-name="Game.A1" office:value-type="string">
            <text:p text:style-name="P138">N/A</text:p>
          </table:table-cell>
        </table:table-row>
        <table:table-row table:style-name="Game.1">
          <table:table-cell table:style-name="Game.A1" office:value-type="string">
            <text:p text:style-name="P29">6.4.2</text:p>
          </table:table-cell>
          <table:table-cell table:style-name="Game.A1" office:value-type="string">
            <text:p text:style-name="P8">GameStats shall have an integer variable called lives</text:p>
          </table:table-cell>
          <table:table-cell table:style-name="Game.A1" office:value-type="string">
            <text:p text:style-name="P138">“gamesStats” ha<text:span text:style-name="T178">s</text:span> <text:span text:style-name="T465">this</text:span> <text:span text:style-name="T276">attribute</text:span>.</text:p>
          </table:table-cell>
        </table:table-row>
        <table:table-row table:style-name="Game.1">
          <table:table-cell table:style-name="Game.A1" office:value-type="string">
            <text:p text:style-name="P29">6.4.3</text:p>
          </table:table-cell>
          <table:table-cell table:style-name="Game.A1" office:value-type="string">
            <text:p text:style-name="P8">When GameStats is first created, the value of lives shall be the value of startLives</text:p>
          </table:table-cell>
          <table:table-cell table:style-name="Game.A1" office:value-type="string">
            <text:p text:style-name="P138">The start value of “lives” is determined by the value of “lives” in “mapData”.</text:p>
          </table:table-cell>
        </table:table-row>
        <table:table-row table:style-name="Game.1">
          <table:table-cell table:style-name="Game.A1" office:value-type="string">
            <text:p text:style-name="P29">6.4.4</text:p>
          </table:table-cell>
          <table:table-cell table:style-name="Game.A1" office:value-type="string">
            <text:p text:style-name="P8">When the value of lives is 0 or less, the value of state shall be “game over”</text:p>
          </table:table-cell>
          <table:table-cell table:style-name="Game.A1" office:value-type="string">
            <text:p text:style-name="P138">In the update<text:span text:style-name="T492">()</text:span> function of <text:span text:style-name="T466">gameStats.js</text:span>, there is a check to determine if the value of “lives” is 0 or less. If it is, then the scene is changed to the “<text:span text:style-name="T276">o</text:span>ver<text:span text:style-name="T276">State</text:span>” scene.</text:p>
          </table:table-cell>
        </table:table-row>
        <table:table-row table:style-name="Game.1">
          <table:table-cell table:style-name="Game.A1" table:number-columns-spanned="3" office:value-type="string">
            <text:p text:style-name="P62">6.5: <text:span text:style-name="T149">Speed</text:span> Settings</text:p>
          </table:table-cell>
          <table:covered-table-cell/>
          <table:covered-table-cell/>
        </table:table-row>
        <table:table-row table:style-name="Game.1">
          <table:table-cell table:style-name="Game.A1" office:value-type="string">
            <text:p text:style-name="P29">6.5.0</text:p>
          </table:table-cell>
          <table:table-cell table:style-name="Game.A1" office:value-type="string">
            <text:p text:style-name="P8">GameStats shall have a float value called speedSettings</text:p>
          </table:table-cell>
          <table:table-cell table:style-name="Game.A1" office:value-type="string">
            <text:p text:style-name="P139"><text:span text:style-name="T552">speedSettings</text:span><text:span text:style-name="T277"> is now an attribute called “</text:span>speedSetting”.</text:p>
          </table:table-cell>
        </table:table-row>
        <table:table-row table:style-name="Game.1">
          <table:table-cell table:style-name="Game.A1" office:value-type="string">
            <text:p text:style-name="P29">6.5.1</text:p>
          </table:table-cell>
          <table:table-cell table:style-name="Game.A1" office:value-type="string">
            <text:p text:style-name="P8">When GameStats is first created, the value of speedSettings shall be 1</text:p>
          </table:table-cell>
          <table:table-cell table:style-name="Game.A1" office:value-type="string">
            <text:p text:style-name="P139">The start value of “speedSetting” is determined by the value of “speedSetting” <text:span text:style-name="T492">of</text:span> “mapData”. This should be 1.</text:p>
          </table:table-cell>
        </table:table-row>
        <table:table-row table:style-name="Game.1">
          <table:table-cell table:style-name="Game.A1" table:number-columns-spanned="3" office:value-type="string">
            <text:p text:style-name="P62">6.6: Play speed</text:p>
          </table:table-cell>
          <table:covered-table-cell/>
          <table:covered-table-cell/>
        </table:table-row>
        <table:table-row table:style-name="Game.1">
          <table:table-cell table:style-name="Game.A1" office:value-type="string">
            <text:p text:style-name="P29">6.6.0</text:p>
          </table:table-cell>
          <table:table-cell table:style-name="Game.A1" office:value-type="string">
            <text:p text:style-name="P8">GameStats shall have a float value called playSpeed</text:p>
          </table:table-cell>
          <table:table-cell table:style-name="Game.A1" office:value-type="string">
            <text:p text:style-name="P139">“gameStats” <text:s/>ha<text:span text:style-name="T467">s</text:span> <text:span text:style-name="T467">this</text:span> <text:span text:style-name="T277">attribute</text:span>.</text:p>
          </table:table-cell>
        </table:table-row>
        <table:table-row table:style-name="Game.1">
          <table:table-cell table:style-name="Game.A1" office:value-type="string">
            <text:p text:style-name="P29">6.6.1</text:p>
          </table:table-cell>
          <table:table-cell table:style-name="Game.A1" office:value-type="string">
            <text:p text:style-name="P8">playSpeed shall be the value of speedSetting multiplied by the value of isPlaying</text:p>
          </table:table-cell>
          <table:table-cell table:style-name="Game.A1" office:value-type="string">
            <text:p text:style-name="P139">“playSpeed” <text:span text:style-name="T493">does this</text:span>. This is due to False being read the same as 0 in JavaScript. <text:span text:style-name="T278">This calculation takes place in the update() function of gameStats.js.</text:span></text:p>
          </table:table-cell>
        </table:table-row>
      </table:table>
      <text:p text:style-name="P370"/>
      <text:p text:style-name="P80"><text:span text:style-name="T107">7: </text:span><text:span text:style-name="T102">Requirements for </text:span><text:span text:style-name="T105">the </text:span><text:span text:style-name="T106">HUD</text:span><text:span text:style-name="T105"> object</text:span></text:p>
      <table:table table:name="HUD" table:style-name="HUD">
        <table:table-column table:style-name="HUD.A"/>
        <table:table-column table:style-name="HUD.B" table:number-columns-repeated="2"/>
        <text:soft-page-break/>
        <table:table-row table:style-name="HUD.1">
          <table:table-cell table:style-name="HUD.A1" office:value-type="string">
            <text:p text:style-name="P8">ID</text:p>
          </table:table-cell>
          <table:table-cell table:style-name="HUD.A1" office:value-type="string">
            <text:p text:style-name="P8">Requirement</text:p>
          </table:table-cell>
          <table:table-cell table:style-name="HUD.A1" office:value-type="string">
            <text:p text:style-name="P379">How<text:span text:style-name="T175"> it was completed</text:span></text:p>
          </table:table-cell>
        </table:table-row>
        <table:table-row table:style-name="HUD.1">
          <table:table-cell table:style-name="HUD.A1" table:number-columns-spanned="3" office:value-type="string">
            <text:p text:style-name="P63"><text:span text:style-name="T21">7.0: </text:span>Display values</text:p>
          </table:table-cell>
          <table:covered-table-cell/>
          <table:covered-table-cell/>
        </table:table-row>
        <table:table-row table:style-name="HUD.1">
          <table:table-cell table:style-name="HUD.A1" office:value-type="string">
            <text:p text:style-name="P30">7.0.0</text:p>
          </table:table-cell>
          <table:table-cell table:style-name="HUD.A1" office:value-type="string">
            <text:p text:style-name="P8">HUD shall display the value of lives from GameStats</text:p>
          </table:table-cell>
          <table:table-cell table:style-name="HUD.A1" office:value-type="string">
            <text:p text:style-name="P140">This is done in the showStats<text:span text:style-name="T279">()</text:span> <text:span text:style-name="T279">method</text:span> of hudLogic.js.</text:p>
          </table:table-cell>
        </table:table-row>
        <table:table-row table:style-name="HUD.1">
          <table:table-cell table:style-name="HUD.A1" office:value-type="string">
            <text:p text:style-name="P30">7.0.1</text:p>
          </table:table-cell>
          <table:table-cell table:style-name="HUD.A1" office:value-type="string">
            <text:p text:style-name="P8">HUD shall display the value of money from GameStats</text:p>
          </table:table-cell>
          <table:table-cell table:style-name="HUD.A1" office:value-type="string">
            <text:p text:style-name="P140">This is done in the showStats<text:span text:style-name="T279">()</text:span> <text:span text:style-name="T279">method</text:span> of hudLogic.js.</text:p>
          </table:table-cell>
        </table:table-row>
        <table:table-row table:style-name="HUD.1">
          <table:table-cell table:style-name="HUD.A1" office:value-type="string">
            <text:p text:style-name="P30">7.0.2</text:p>
          </table:table-cell>
          <table:table-cell table:style-name="HUD.A1" office:value-type="string">
            <text:p text:style-name="P8">HUD shall display the value of score from GameStats</text:p>
          </table:table-cell>
          <table:table-cell table:style-name="HUD.A1" office:value-type="string">
            <text:p text:style-name="P140">This is done in the showStats<text:span text:style-name="T279">()</text:span> <text:span text:style-name="T279">method</text:span> of hudLogic.js.</text:p>
          </table:table-cell>
        </table:table-row>
        <table:table-row table:style-name="HUD.1">
          <table:table-cell table:style-name="HUD.A1" office:value-type="string">
            <text:p text:style-name="P30">7.0.3</text:p>
          </table:table-cell>
          <table:table-cell table:style-name="HUD.A1" office:value-type="string">
            <text:p text:style-name="P8">HUD shall display the value of waveCounter from GameStats</text:p>
          </table:table-cell>
          <table:table-cell table:style-name="HUD.A1" office:value-type="string">
            <text:p text:style-name="P140">This is done in the showStats<text:span text:style-name="T279">()</text:span> <text:span text:style-name="T279">method</text:span> of hudLogic.js.</text:p>
          </table:table-cell>
        </table:table-row>
        <table:table-row table:style-name="HUD.1">
          <table:table-cell table:style-name="HUD.A1" table:number-columns-spanned="3" office:value-type="string">
            <text:p text:style-name="P64"><text:span text:style-name="T21">7.1: </text:span>Settings button</text:p>
          </table:table-cell>
          <table:covered-table-cell/>
          <table:covered-table-cell/>
        </table:table-row>
        <table:table-row table:style-name="HUD.1">
          <table:table-cell table:style-name="HUD.A1" office:value-type="string">
            <text:p text:style-name="P30">7.1.0</text:p>
          </table:table-cell>
          <table:table-cell table:style-name="HUD.A1" office:value-type="string">
            <text:p text:style-name="P8">HUD shall display the “Settings” button</text:p>
          </table:table-cell>
          <table:table-cell table:style-name="HUD.A1" office:value-type="string">
            <text:p text:style-name="P113">The “<text:span text:style-name="T176">Settings</text:span>” button is an image. This is done using <text:span text:style-name="T173">this.add.image() in </text:span><text:span text:style-name="T280">the create() funct</text:span><text:span text:style-name="T493">io</text:span><text:span text:style-name="T280">n of</text:span><text:span text:style-name="T173"> </text:span><text:span text:style-name="T176">hud</text:span><text:span text:style-name="T173">.js</text:span></text:p>
          </table:table-cell>
        </table:table-row>
        <table:table-row table:style-name="HUD.1">
          <table:table-cell table:style-name="HUD.A1" office:value-type="string">
            <text:p text:style-name="P30">7.1.1</text:p>
          </table:table-cell>
          <table:table-cell table:style-name="HUD.A1" office:value-type="string">
            <text:p text:style-name="P8">When the “Settings” button is clicked on, HUD shall have a SettingsObj object called Settings</text:p>
          </table:table-cell>
          <table:table-cell table:style-name="HUD.A1" office:value-type="string">
            <text:p text:style-name="P113">The image <text:span text:style-name="T163">is</text:span> set to be interactive. This is done by [image].setInteractive(). Then the <text:span text:style-name="T176">makeSettings() </text:span><text:span text:style-name="T280">method</text:span><text:span text:style-name="T176"> of hudLogic.js is called. This function would make a Phaser container object called “settings”.</text:span></text:p>
          </table:table-cell>
        </table:table-row>
        <table:table-row table:style-name="HUD.1">
          <table:table-cell table:style-name="HUD.A1" office:value-type="string">
            <text:p text:style-name="P30">7.1.2</text:p>
          </table:table-cell>
          <table:table-cell table:style-name="HUD.A1" office:value-type="string">
            <text:p text:style-name="P8">When the “Settings” button is clicked on, the value of state shall be “settings”</text:p>
          </table:table-cell>
          <table:table-cell table:style-name="HUD.A1" office:value-type="string">
            <text:p text:style-name="P141">N/A</text:p>
          </table:table-cell>
        </table:table-row>
        <table:table-row table:style-name="HUD.1">
          <table:table-cell table:style-name="HUD.A1" table:number-columns-spanned="3" office:value-type="string">
            <text:p text:style-name="P64"><text:span text:style-name="T21">7.2: </text:span>Speed Settings button</text:p>
          </table:table-cell>
          <table:covered-table-cell/>
          <table:covered-table-cell/>
        </table:table-row>
        <table:table-row table:style-name="HUD.1">
          <table:table-cell table:style-name="HUD.A1" office:value-type="string">
            <text:p text:style-name="P30">7.2.0</text:p>
          </table:table-cell>
          <table:table-cell table:style-name="HUD.A1" office:value-type="string">
            <text:p text:style-name="P8">HUD shall display the “Speed Settings” button</text:p>
          </table:table-cell>
          <table:table-cell table:style-name="HUD.A1" office:value-type="string">
            <text:p text:style-name="P114">The “<text:span text:style-name="T177">Speed </text:span><text:span text:style-name="T176">Settings</text:span>” button is an image. This is done using <text:span text:style-name="T173">this.add.image() in </text:span><text:span text:style-name="T281">the create() function of</text:span><text:span text:style-name="T173"> </text:span><text:span text:style-name="T176">hud</text:span><text:span text:style-name="T173">.js.</text:span></text:p>
          </table:table-cell>
        </table:table-row>
        <table:table-row table:style-name="HUD.1">
          <table:table-cell table:style-name="HUD.A1" office:value-type="string">
            <text:p text:style-name="P30">7.2.1</text:p>
          </table:table-cell>
          <table:table-cell table:style-name="HUD.A1" office:value-type="string">
            <text:p text:style-name="P8">When the “Speed Settings” button is clicked on and the value of speedSettings from GameStats is 1, the value of speedSettings from GameStats shall be 0</text:p>
          </table:table-cell>
          <table:table-cell table:style-name="HUD.A1" office:value-type="string">
            <text:p text:style-name="P142">Clicking the button no longer toggles between only 0 and 1. It changes between 0, 1, 2 and 3, each multiplying the game’s speed by these amounts. The <text:span text:style-name="T282">method</text:span> that handles the changes is changeSpeed() <text:span text:style-name="T282">of</text:span> hudLogic.js.</text:p>
          </table:table-cell>
        </table:table-row>
        <table:table-row table:style-name="HUD.1">
          <table:table-cell table:style-name="HUD.A1" office:value-type="string">
            <text:p text:style-name="P30">7.2.2</text:p>
          </table:table-cell>
          <table:table-cell table:style-name="HUD.A1" office:value-type="string">
            <text:p text:style-name="P8">When the “Speed Settings” button is clicked on and the value of speedSettings from GameStats is 0, the value of speedSettings from GameStats shall be 1</text:p>
          </table:table-cell>
          <table:table-cell table:style-name="HUD.A1" office:value-type="string">
            <text:p text:style-name="P142">Clicking the button no longer toggles between only 0 and 1. It changes between 0, 1, 2 and 3, each multiplying the game’s speed by these amounts. The <text:span text:style-name="T283">method</text:span> that handles the changes is changeSpeed() <text:span text:style-name="T283">of</text:span> hudLogic.js.</text:p>
          </table:table-cell>
        </table:table-row>
        <table:table-row table:style-name="HUD.1">
          <table:table-cell table:style-name="HUD.A1" table:number-columns-spanned="3" office:value-type="string">
            <text:p text:style-name="P64"><text:span text:style-name="T21">7.3: </text:span>Tower menu</text:p>
          </table:table-cell>
          <table:covered-table-cell/>
          <table:covered-table-cell/>
        </table:table-row>
        <table:table-row table:style-name="HUD.1">
          <table:table-cell table:style-name="HUD.A1" office:value-type="string">
            <text:p text:style-name="P30">7.3.0</text:p>
          </table:table-cell>
          <table:table-cell table:style-name="HUD.A1" office:value-type="string">
            <text:p text:style-name="P8">HUD shall have a TowerMenuObj called TowerMenu</text:p>
          </table:table-cell>
          <table:table-cell table:style-name="HUD.A1" office:value-type="string">
            <text:p text:style-name="P143"><text:span text:style-name="T553">TowerMenu</text:span><text:span text:style-name="T494"> is now</text:span> <text:span text:style-name="T494">called</text:span> “towerMenu” which is made through the makeTowerMenu() <text:span text:style-name="T284">method</text:span> <text:span text:style-name="T284">of</text:span> hudLogicTower.js.</text:p>
          </table:table-cell>
        </table:table-row>
        <table:table-row table:style-name="HUD.1">
          <table:table-cell table:style-name="HUD.A1" table:number-columns-spanned="3" office:value-type="string">
            <text:p text:style-name="P64"><text:span text:style-name="T21">7.4: </text:span>Start button</text:p>
          </table:table-cell>
          <table:covered-table-cell/>
          <table:covered-table-cell/>
        </table:table-row>
        <table:table-row table:style-name="HUD.1">
          <table:table-cell table:style-name="HUD.A1" office:value-type="string">
            <text:p text:style-name="P30">7.4.0</text:p>
          </table:table-cell>
          <table:table-cell table:style-name="HUD.A1" office:value-type="string">
            <text:p text:style-name="P8">When HUD is first created, it shall display the “Start” button</text:p>
          </table:table-cell>
          <table:table-cell table:style-name="HUD.A1" office:value-type="string">
            <text:p text:style-name="P143">The “Start” button is no longer a part of <text:span text:style-name="T285">hud</text:span> but is now a part of “map”. It is made using this.add.image() in the create() function of map.js.</text:p>
          </table:table-cell>
        </table:table-row>
        <table:table-row table:style-name="HUD.1">
          <table:table-cell table:style-name="HUD.A1" office:value-type="string">
            <text:p text:style-name="P30">7.4.1</text:p>
          </table:table-cell>
          <table:table-cell table:style-name="HUD.A1" office:value-type="string">
            <text:p text:style-name="P8">When the “Start” button is clicked on, the value originState from Origin in Map shall be “creating”</text:p>
          </table:table-cell>
          <table:table-cell table:style-name="HUD.A1" office:value-type="string">
            <text:p text:style-name="P144"><text:span text:style-name="T554">originState</text:span> is now called “state”. When the “Start” button is clicked on, the first wave start<text:span text:style-name="T286">s</text:span>. When a wave starts including the first one, the value of “state” is “creating”. This is done in the makeWave() <text:span text:style-name="T287">method</text:span> <text:span text:style-name="T287">of</text:span> <text:soft-page-break/>mapLogicEnemy.js.</text:p>
          </table:table-cell>
        </table:table-row>
        <table:table-row table:style-name="HUD.1">
          <table:table-cell table:style-name="HUD.A1" office:value-type="string">
            <text:p text:style-name="P30">7.4.2</text:p>
          </table:table-cell>
          <table:table-cell table:style-name="HUD.A1" office:value-type="string">
            <text:p text:style-name="P8">When the value of originState from Origin in Map is not “ready”, the “Start” button shall disappear</text:p>
          </table:table-cell>
          <table:table-cell table:style-name="HUD.A1" office:value-type="string">
            <text:p text:style-name="P146">“state” does not have the value “ready” but when the “Start” button is clicked on, the image for the button is replaced by the “Rush” button. This is all done in the create() function <text:span text:style-name="T289">of</text:span> map.js.</text:p>
          </table:table-cell>
        </table:table-row>
      </table:table>
      <text:p text:style-name="P39"/>
      <text:p text:style-name="P83"><text:span text:style-name="T112">8: </text:span><text:span text:style-name="T102">Requirements for </text:span><text:span text:style-name="T105">the </text:span><text:span text:style-name="T112">Settings</text:span><text:span text:style-name="T105"> object</text:span></text:p>
      <table:table table:name="Settings" table:style-name="Settings">
        <table:table-column table:style-name="Settings.A"/>
        <table:table-column table:style-name="Settings.B" table:number-columns-repeated="2"/>
        <table:table-row table:style-name="Settings.1">
          <table:table-cell table:style-name="Settings.A1" office:value-type="string">
            <text:p text:style-name="P8">ID</text:p>
          </table:table-cell>
          <table:table-cell table:style-name="Settings.A1" office:value-type="string">
            <text:p text:style-name="P8">Requirement</text:p>
          </table:table-cell>
          <table:table-cell table:style-name="Settings.A1" office:value-type="string">
            <text:p text:style-name="P379">How<text:span text:style-name="T175"> it was completed</text:span></text:p>
          </table:table-cell>
        </table:table-row>
        <table:table-row table:style-name="Settings.1">
          <table:table-cell table:style-name="Settings.A1" table:number-columns-spanned="3" office:value-type="string">
            <text:p text:style-name="P65"><text:span text:style-name="T22">8.0: </text:span>State variable</text:p>
          </table:table-cell>
          <table:covered-table-cell/>
          <table:covered-table-cell/>
        </table:table-row>
        <table:table-row table:style-name="Settings.1">
          <table:table-cell table:style-name="Settings.A1" office:value-type="string">
            <text:p text:style-name="P77">8.0.0</text:p>
          </table:table-cell>
          <table:table-cell table:style-name="Settings.A1" office:value-type="string">
            <text:p text:style-name="P8">The value of isPlaying shall be False</text:p>
          </table:table-cell>
          <table:table-cell table:style-name="Settings.A1" office:value-type="string">
            <text:p text:style-name="P147">This is done in the makeSettings() <text:span text:style-name="T288">method</text:span> of hudLogic.js.</text:p>
          </table:table-cell>
        </table:table-row>
        <table:table-row table:style-name="Settings.1">
          <table:table-cell table:style-name="Settings.A1" table:number-columns-spanned="3" office:value-type="string">
            <text:p text:style-name="P66"><text:span text:style-name="T22">8.1: </text:span>Resume button</text:p>
          </table:table-cell>
          <table:covered-table-cell/>
          <table:covered-table-cell/>
        </table:table-row>
        <table:table-row table:style-name="Settings.1">
          <table:table-cell table:style-name="Settings.A1" office:value-type="string">
            <text:p text:style-name="P31"><text:span text:style-name="T22">8.1.</text:span><text:span text:style-name="T23">0</text:span></text:p>
          </table:table-cell>
          <table:table-cell table:style-name="Settings.A1" office:value-type="string">
            <text:p text:style-name="P8">Settings shall display the “Resume” button</text:p>
          </table:table-cell>
          <table:table-cell table:style-name="Settings.A1" office:value-type="string">
            <text:p text:style-name="P148">The “Resume” button is an image made using Phaser.GameObjects.Image(). This is done in the makeSettings() <text:span text:style-name="T290">method</text:span> of hudLogic.js.</text:p>
          </table:table-cell>
        </table:table-row>
        <table:table-row table:style-name="Settings.1">
          <table:table-cell table:style-name="Settings.A1" office:value-type="string">
            <text:p text:style-name="P31"><text:span text:style-name="T22">8.1.</text:span><text:span text:style-name="T23">1</text:span></text:p>
          </table:table-cell>
          <table:table-cell table:style-name="Settings.A1" office:value-type="string">
            <text:p text:style-name="P8">When the “Resume” button is clicked on, the value of state shall be “play”</text:p>
          </table:table-cell>
          <table:table-cell table:style-name="Settings.A1" office:value-type="string">
            <text:p text:style-name="P148">The software has no global variable called “state” but when the “Resume” button is clicked on, all changes made to the software by making “settings” <text:s/><text:span text:style-name="T496">of</text:span> “hud” are undone. This is done in the makeSettings() <text:span text:style-name="T291">method</text:span> <text:span text:style-name="T291">of</text:span> hudLogic.js.</text:p>
          </table:table-cell>
        </table:table-row>
        <table:table-row table:style-name="Settings.1">
          <table:table-cell table:style-name="Settings.A1" office:value-type="string">
            <text:p text:style-name="P31"><text:span text:style-name="T22">8.1.</text:span><text:span text:style-name="T23">2</text:span></text:p>
          </table:table-cell>
          <table:table-cell table:style-name="Settings.A1" office:value-type="string">
            <text:p text:style-name="P8">When the “Resume” button is clicked on, Settings shall be deleted</text:p>
          </table:table-cell>
          <table:table-cell table:style-name="Settings.A1" office:value-type="string">
            <text:p text:style-name="P148">The “Resume” button is a part of the settings object. When “settings” <text:span text:style-name="T496">of “hud”</text:span> is removed, the “Resume” button is in turn removed. This is done in the makeSettings() <text:span text:style-name="T496">method</text:span> <text:span text:style-name="T496">of</text:span> hudLogic.js.</text:p>
          </table:table-cell>
        </table:table-row>
        <table:table-row table:style-name="Settings.1">
          <table:table-cell table:style-name="Settings.A1" table:number-columns-spanned="3" office:value-type="string">
            <text:p text:style-name="P67"><text:span text:style-name="T22">8.</text:span><text:span text:style-name="T23">2: </text:span>Restart button</text:p>
          </table:table-cell>
          <table:covered-table-cell/>
          <table:covered-table-cell/>
        </table:table-row>
        <table:table-row table:style-name="Settings.1">
          <table:table-cell table:style-name="Settings.A1" office:value-type="string">
            <text:p text:style-name="P31"><text:span text:style-name="T22">8.</text:span><text:span text:style-name="T23">2.0</text:span></text:p>
          </table:table-cell>
          <table:table-cell table:style-name="Settings.A1" office:value-type="string">
            <text:p text:style-name="P8">Settings shall display the “Restart” button</text:p>
          </table:table-cell>
          <table:table-cell table:style-name="Settings.A1" office:value-type="string">
            <text:p text:style-name="P148">The “<text:span text:style-name="T181">Restart</text:span>” button is an image made using Phaser.GameObjects.Image(). This is done in the makeSettings() <text:span text:style-name="T292">method</text:span> of hudLogic.js.</text:p>
          </table:table-cell>
        </table:table-row>
        <table:table-row table:style-name="Settings.1">
          <table:table-cell table:style-name="Settings.A1" office:value-type="string">
            <text:p text:style-name="P31"><text:span text:style-name="T22">8.</text:span><text:span text:style-name="T23">2.1</text:span></text:p>
          </table:table-cell>
          <table:table-cell table:style-name="Settings.A1" office:value-type="string">
            <text:p text:style-name="P8">When the “Restart” button is clicked on, the software shall delete Map</text:p>
          </table:table-cell>
          <table:table-cell table:style-name="Settings.A1" office:value-type="string">
            <text:p text:style-name="P150">Clicking the button changes the scene to “playingState” but doing so resets the states of scenes that this scene calls. The scenes that this call are “map”, “gameStats” and “hud”. It does not explicitly remove them. <text:span text:style-name="T293">This is done in the </text:span><text:span text:style-name="T294">create</text:span><text:span text:style-name="T293">() </text:span><text:span text:style-name="T294">function</text:span><text:span text:style-name="T293"> of </text:span><text:span text:style-name="T294">play</text:span><text:span text:style-name="T293">.js.</text:span></text:p>
          </table:table-cell>
        </table:table-row>
        <table:table-row table:style-name="Settings.1">
          <table:table-cell table:style-name="Settings.A1" office:value-type="string">
            <text:p text:style-name="P31"><text:span text:style-name="T22">8.</text:span><text:span text:style-name="T23">2.2</text:span></text:p>
          </table:table-cell>
          <table:table-cell table:style-name="Settings.A1" office:value-type="string">
            <text:p text:style-name="P8">When the “Restart” button is clicked on, the software shall delete GameStats</text:p>
          </table:table-cell>
          <table:table-cell table:style-name="Settings.A1" office:value-type="string">
            <text:p text:style-name="P150">Clicking the button changes the scene to “playingState” but doing so resets the states of scenes that this scene calls. The scenes that this call are “map”, “gameStats” and “hud”. It does not explicitly remove them. <text:span text:style-name="T293">This is done in the </text:span><text:span text:style-name="T294">create</text:span><text:span text:style-name="T293">() </text:span><text:span text:style-name="T294">function</text:span><text:span text:style-name="T293"> of </text:span><text:span text:style-name="T294">play</text:span><text:span text:style-name="T293">.js.</text:span></text:p>
          </table:table-cell>
        </table:table-row>
        <table:table-row table:style-name="Settings.1">
          <table:table-cell table:style-name="Settings.A1" office:value-type="string">
            <text:p text:style-name="P31"><text:span text:style-name="T22">8.</text:span><text:span text:style-name="T23">2.3</text:span></text:p>
          </table:table-cell>
          <table:table-cell table:style-name="Settings.A1" office:value-type="string">
            <text:p text:style-name="P8">When the “Restart” button is clicked on, the software shall delete HUD</text:p>
          </table:table-cell>
          <table:table-cell table:style-name="Settings.A1" office:value-type="string">
            <text:p text:style-name="P150">Clicking the button changes the scene to “playingState” but doing so resets the states of scenes that this scene calls. The scenes that this call are “map”, “gameStats” and “hud”. It does not explicitly remove them. <text:soft-page-break/><text:span text:style-name="T293">This is done in the </text:span><text:span text:style-name="T294">create</text:span><text:span text:style-name="T293">() </text:span><text:span text:style-name="T294">function</text:span><text:span text:style-name="T293"> of </text:span><text:span text:style-name="T294">play</text:span><text:span text:style-name="T293">.js.</text:span></text:p>
          </table:table-cell>
        </table:table-row>
        <table:table-row table:style-name="Settings.1">
          <table:table-cell table:style-name="Settings.A1" office:value-type="string">
            <text:p text:style-name="P31"><text:span text:style-name="T22">8.</text:span><text:span text:style-name="T23">2.4</text:span></text:p>
          </table:table-cell>
          <table:table-cell table:style-name="Settings.A1" office:value-type="string">
            <text:p text:style-name="P8">When the “Restart” button is clicked on, the value of state shall be “play”</text:p>
          </table:table-cell>
          <table:table-cell table:style-name="Settings.A1" office:value-type="string">
            <text:p text:style-name="P149">Clicking the button changes the scene to “playingState”. <text:span text:style-name="T182">This is done in the makeSettings() </text:span><text:span text:style-name="T294">method</text:span><text:span text:style-name="T182"> of hudLogic.js</text:span></text:p>
          </table:table-cell>
        </table:table-row>
        <table:table-row table:style-name="Settings.1">
          <table:table-cell table:style-name="Settings.A1" table:number-columns-spanned="3" office:value-type="string">
            <text:p text:style-name="P67"><text:span text:style-name="T22">8.</text:span><text:span text:style-name="T23">3: </text:span>Main Menu button</text:p>
          </table:table-cell>
          <table:covered-table-cell/>
          <table:covered-table-cell/>
        </table:table-row>
        <table:table-row table:style-name="Settings.1">
          <table:table-cell table:style-name="Settings.A1" office:value-type="string">
            <text:p text:style-name="P31"><text:span text:style-name="T22">8.</text:span><text:span text:style-name="T23">3.0</text:span></text:p>
          </table:table-cell>
          <table:table-cell table:style-name="Settings.A1" office:value-type="string">
            <text:p text:style-name="P8">Settings shall display the “Return to Main Menu” button</text:p>
          </table:table-cell>
          <table:table-cell table:style-name="Settings.A1" office:value-type="string">
            <text:p text:style-name="P148">The “<text:span text:style-name="T183">Main Menu</text:span>” button is an image made using Phaser.GameObjects.Image(). This is done in the makeSettings() <text:span text:style-name="T295">method</text:span> of hudLogic.js.</text:p>
          </table:table-cell>
        </table:table-row>
        <table:table-row table:style-name="Settings.1">
          <table:table-cell table:style-name="Settings.A1" office:value-type="string">
            <text:p text:style-name="P31"><text:span text:style-name="T22">8.</text:span><text:span text:style-name="T23">3.1</text:span></text:p>
          </table:table-cell>
          <table:table-cell table:style-name="Settings.A1" office:value-type="string">
            <text:p text:style-name="P8">When the “Return to Main Menu” button is clicked on, the software shall delete Map</text:p>
          </table:table-cell>
          <table:table-cell table:style-name="Settings.A1" office:value-type="string">
            <text:p text:style-name="P151">Clicking on the button changes the scene to “menuState” which explicitly removes “map”, “gameStats” and “hud”. The remov<text:span text:style-name="T297">ing</text:span> the scenes <text:span text:style-name="T297">is done</text:span> in the create<text:span text:style-name="T296">()</text:span> function of menu.js.</text:p>
          </table:table-cell>
        </table:table-row>
        <table:table-row table:style-name="Settings.1">
          <table:table-cell table:style-name="Settings.A1" office:value-type="string">
            <text:p text:style-name="P31"><text:span text:style-name="T22">8.</text:span><text:span text:style-name="T23">3.2</text:span></text:p>
          </table:table-cell>
          <table:table-cell table:style-name="Settings.A1" office:value-type="string">
            <text:p text:style-name="P8">When the “Return to Main Menu” button is clicked on, the software shall delete GameStats</text:p>
          </table:table-cell>
          <table:table-cell table:style-name="Settings.A1" office:value-type="string">
            <text:p text:style-name="P377">Clicking on the button changes the scene to “menuState” which explicitly removes “map”, “gameStats” and “hud”. The remov<text:span text:style-name="T297">ing</text:span> the scenes <text:span text:style-name="T297">is done</text:span> in the create<text:span text:style-name="T296">()</text:span> function of menu.js.</text:p>
          </table:table-cell>
        </table:table-row>
        <table:table-row table:style-name="Settings.1">
          <table:table-cell table:style-name="Settings.A1" office:value-type="string">
            <text:p text:style-name="P31"><text:span text:style-name="T22">8.</text:span><text:span text:style-name="T23">3.3</text:span></text:p>
          </table:table-cell>
          <table:table-cell table:style-name="Settings.A1" office:value-type="string">
            <text:p text:style-name="P8">When the “Return to Main Menu” button is clicked on, the software shall delete HUD</text:p>
          </table:table-cell>
          <table:table-cell table:style-name="Settings.A1" office:value-type="string">
            <text:p text:style-name="P377">Clicking on the button changes the scene to “menuState” which explicitly removes “map”, “gameStats” and “hud”. The remov<text:span text:style-name="T297">ing</text:span> the scenes <text:span text:style-name="T297">is done</text:span> in the create<text:span text:style-name="T296">()</text:span> function of menu.js.</text:p>
          </table:table-cell>
        </table:table-row>
        <table:table-row table:style-name="Settings.1">
          <table:table-cell table:style-name="Settings.A1" office:value-type="string">
            <text:p text:style-name="P31"><text:span text:style-name="T22">8.</text:span><text:span text:style-name="T23">3.4</text:span></text:p>
          </table:table-cell>
          <table:table-cell table:style-name="Settings.A1" office:value-type="string">
            <text:p text:style-name="P8">When the “Return to Main Menu” button is clicked on, the value of state shall be “main menu”</text:p>
          </table:table-cell>
          <table:table-cell table:style-name="Settings.A1" office:value-type="string">
            <text:p text:style-name="P149">Clicking the button changes the scene to “<text:span text:style-name="T184">menu</text:span>State”. <text:span text:style-name="T182">This is done in the makeSettings() </text:span><text:span text:style-name="T298">method</text:span><text:span text:style-name="T182"> of hudLogic.js.</text:span></text:p>
          </table:table-cell>
        </table:table-row>
        <table:table-row table:style-name="Settings.1">
          <table:table-cell table:style-name="Settings.A1" table:number-columns-spanned="3" office:value-type="string">
            <text:p text:style-name="P67"><text:span text:style-name="T22">8.</text:span><text:span text:style-name="T23">4: </text:span>Quit Game button</text:p>
          </table:table-cell>
          <table:covered-table-cell/>
          <table:covered-table-cell/>
        </table:table-row>
        <table:table-row table:style-name="Settings.1">
          <table:table-cell table:style-name="Settings.A1" office:value-type="string">
            <text:p text:style-name="P31"><text:span text:style-name="T22">8.</text:span><text:span text:style-name="T23">4.0</text:span></text:p>
          </table:table-cell>
          <table:table-cell table:style-name="Settings.A1" office:value-type="string">
            <text:p text:style-name="P8">Settings shall display the “Quit Game” button</text:p>
          </table:table-cell>
          <table:table-cell table:style-name="Settings.A1" office:value-type="string">
            <text:p text:style-name="P151">Incomplete.</text:p>
          </table:table-cell>
        </table:table-row>
        <table:table-row table:style-name="Settings.1">
          <table:table-cell table:style-name="Settings.A1" office:value-type="string">
            <text:p text:style-name="P31"><text:span text:style-name="T22">8.</text:span><text:span text:style-name="T23">4.1</text:span></text:p>
          </table:table-cell>
          <table:table-cell table:style-name="Settings.A1" office:value-type="string">
            <text:p text:style-name="P8">When the “Quit Game” button is clicked on, the software shall end execution</text:p>
          </table:table-cell>
          <table:table-cell table:style-name="Settings.A1" office:value-type="string">
            <text:p text:style-name="P184">Incomplete.</text:p>
          </table:table-cell>
        </table:table-row>
      </table:table>
      <text:p text:style-name="P11"/>
      <text:p text:style-name="P36"><text:span text:style-name="T23">9: </text:span>Requirements for <text:span text:style-name="T2">the </text:span><text:span text:style-name="T3">Origin</text:span><text:span text:style-name="T2"> object</text:span></text:p>
      <table:table table:name="Origin" table:style-name="Origin">
        <table:table-column table:style-name="Origin.A"/>
        <table:table-column table:style-name="Origin.B" table:number-columns-repeated="2"/>
        <table:table-row table:style-name="Origin.1">
          <table:table-cell table:style-name="Origin.A1" office:value-type="string">
            <text:p text:style-name="P8">ID</text:p>
          </table:table-cell>
          <table:table-cell table:style-name="Origin.A1" office:value-type="string">
            <text:p text:style-name="P8">Requirement</text:p>
          </table:table-cell>
          <table:table-cell table:style-name="Origin.A1" office:value-type="string">
            <text:p text:style-name="P379">How<text:span text:style-name="T175"> it was completed</text:span></text:p>
          </table:table-cell>
        </table:table-row>
        <table:table-row table:style-name="Origin.1">
          <table:table-cell table:style-name="Origin.A1" table:number-columns-spanned="3" office:value-type="string">
            <text:p text:style-name="P68"><text:span text:style-name="T24">9.0: </text:span>Initial parameters</text:p>
          </table:table-cell>
          <table:covered-table-cell/>
          <table:covered-table-cell/>
        </table:table-row>
        <table:table-row table:style-name="Origin.1">
          <table:table-cell table:style-name="Origin.A1" office:value-type="string">
            <text:p text:style-name="P78">9.0.0</text:p>
          </table:table-cell>
          <table:table-cell table:style-name="Origin.A1" office:value-type="string">
            <text:p text:style-name="P8">Origin shall have an image element <text:span text:style-name="T93">parameter</text:span> called pic</text:p>
          </table:table-cell>
          <table:table-cell table:style-name="Origin.A1" office:value-type="string">
            <text:p text:style-name="P152">“origin” does not have an image attribute but there is an image where the origin tile should be. This image is found in the tile map image. To extract the specific image, the size of the squares and the index of the image are used. <text:span text:style-name="T299">Phaser does most of the work.</text:span></text:p>
          </table:table-cell>
        </table:table-row>
        <table:table-row table:style-name="Origin.1">
          <table:table-cell table:style-name="Origin.A1" office:value-type="string">
            <text:p text:style-name="P78">9.0.1</text:p>
          </table:table-cell>
          <table:table-cell table:style-name="Origin.A1" office:value-type="string">
            <text:p text:style-name="P8">Origin shall have a string <text:span text:style-name="T93">parameter</text:span> called levelKey</text:p>
          </table:table-cell>
          <table:table-cell table:style-name="Origin.A1" office:value-type="string">
            <text:p text:style-name="P152"><text:span text:style-name="T497">levelKey</text:span> is no <text:span text:style-name="T502">longer</text:span> used.</text:p>
          </table:table-cell>
        </table:table-row>
        <table:table-row table:style-name="Origin.1">
          <table:table-cell table:style-name="Origin.A1" office:value-type="string">
            <text:p text:style-name="P78">9.0.2</text:p>
          </table:table-cell>
          <table:table-cell table:style-name="Origin.A1" office:value-type="string">
            <text:p text:style-name="P8">Origin shall have a tuple <text:span text:style-name="T94">parameter</text:span> of two float<text:span text:style-name="T99">s</text:span> called location</text:p>
          </table:table-cell>
          <table:table-cell table:style-name="Origin.A1" office:value-type="string">
            <text:p text:style-name="P156"><text:span text:style-name="T497">location</text:span> is no <text:span text:style-name="T502">longer</text:span> used. <text:span text:style-name="T187">The</text:span><text:span text:style-name="T186"> data about the location of </text:span><text:span text:style-name="T468">the</text:span><text:span text:style-name="T186"> origin is found in “path” </text:span><text:span text:style-name="T497">of</text:span><text:span text:style-name="T186"> “map”.</text:span></text:p>
          </table:table-cell>
        </table:table-row>
        <table:table-row table:style-name="Origin.1">
          <table:table-cell table:style-name="Origin.A1" table:number-columns-spanned="3" office:value-type="string">
            <text:p text:style-name="P69"><text:span text:style-name="T24">9.1: </text:span>Coordinates on screen</text:p>
          </table:table-cell>
          <table:covered-table-cell/>
          <table:covered-table-cell/>
        </table:table-row>
        <table:table-row table:style-name="Origin.1">
          <table:table-cell table:style-name="Origin.A1" office:value-type="string">
            <text:p text:style-name="P78">9.1.0</text:p>
          </table:table-cell>
          <table:table-cell table:style-name="Origin.A1" office:value-type="string">
            <text:p text:style-name="P9">Origin shall have a float variable called x<text:span text:style-name="T185">This attribute is not used. </text:span><text:span text:style-name="T187">The location</text:span><text:span text:style-name="T186"> data </text:span><text:soft-page-break/><text:span text:style-name="T186">about the location of origin is found in path in map.</text:span></text:p>
          </table:table-cell>
          <table:table-cell table:style-name="Origin.A1" office:value-type="string">
            <text:p text:style-name="P157"><text:span text:style-name="T498">x</text:span> is no <text:span text:style-name="T503">longer</text:span> used. <text:span text:style-name="T187">The</text:span><text:span text:style-name="T186"> data about the location of </text:span><text:span text:style-name="T468">the</text:span><text:span text:style-name="T186"> origin is found in “path” in </text:span><text:soft-page-break/><text:span text:style-name="T186">“map”.</text:span></text:p>
          </table:table-cell>
        </table:table-row>
        <table:table-row table:style-name="Origin.1">
          <table:table-cell table:style-name="Origin.A1" office:value-type="string">
            <text:p text:style-name="P78">9.1.1</text:p>
          </table:table-cell>
          <table:table-cell table:style-name="Origin.A1" office:value-type="string">
            <text:p text:style-name="P8">The value of x shall be the value of the first element of location multiplied by the value of gridWidth <text:span text:style-name="T89">from</text:span> Map</text:p>
          </table:table-cell>
          <table:table-cell table:style-name="Origin.A1" office:value-type="string">
            <text:p text:style-name="P158">N/A</text:p>
          </table:table-cell>
        </table:table-row>
        <table:table-row table:style-name="Origin.1">
          <table:table-cell table:style-name="Origin.A1" office:value-type="string">
            <text:p text:style-name="P78">9.1.2</text:p>
          </table:table-cell>
          <table:table-cell table:style-name="Origin.A1" office:value-type="string">
            <text:p text:style-name="P8">Origin shall have a float variable called y</text:p>
          </table:table-cell>
          <table:table-cell table:style-name="Origin.A1" office:value-type="string">
            <text:p text:style-name="P157"><text:span text:style-name="T498">y</text:span> is no <text:span text:style-name="T503">longer</text:span> used. <text:span text:style-name="T187">The</text:span><text:span text:style-name="T186"> data about the location of </text:span><text:span text:style-name="T468">the</text:span><text:span text:style-name="T186"> origin is found in “path” in “map”.</text:span></text:p>
          </table:table-cell>
        </table:table-row>
        <table:table-row table:style-name="Origin.1">
          <table:table-cell table:style-name="Origin.A1" office:value-type="string">
            <text:p text:style-name="P78">9.1.3</text:p>
          </table:table-cell>
          <table:table-cell table:style-name="Origin.A1" office:value-type="string">
            <text:p text:style-name="P8">The value of y shall be the value of the second element of location multiplied by the value of gridHeight <text:span text:style-name="T89">from</text:span> Map</text:p>
          </table:table-cell>
          <table:table-cell table:style-name="Origin.A1" office:value-type="string">
            <text:p text:style-name="P158">N/A</text:p>
          </table:table-cell>
        </table:table-row>
        <table:table-row table:style-name="Origin.1">
          <table:table-cell table:style-name="Origin.A1" table:number-columns-spanned="3" office:value-type="string">
            <text:p text:style-name="P69"><text:span text:style-name="T24">9.2: </text:span>Display picture</text:p>
          </table:table-cell>
          <table:covered-table-cell/>
          <table:covered-table-cell/>
        </table:table-row>
        <table:table-row table:style-name="Origin.1">
          <table:table-cell table:style-name="Origin.A1" office:value-type="string">
            <text:p text:style-name="P78">9.2.0</text:p>
          </table:table-cell>
          <table:table-cell table:style-name="Origin.A1" office:value-type="string">
            <text:p text:style-name="P8">Origin shall display pic to the screen at position x, y with width and height being gridWidth and gridHeight <text:span text:style-name="T89">from</text:span> Map respectively</text:p>
          </table:table-cell>
          <table:table-cell table:style-name="Origin.A1" office:value-type="string">
            <text:p text:style-name="P158">N/A</text:p>
          </table:table-cell>
        </table:table-row>
        <table:table-row table:style-name="Origin.1">
          <table:table-cell table:style-name="Origin.A1" table:number-columns-spanned="3" office:value-type="string">
            <text:p text:style-name="P69"><text:span text:style-name="T24">9.</text:span><text:span text:style-name="T57">3</text:span><text:span text:style-name="T24">: </text:span>Waves array</text:p>
          </table:table-cell>
          <table:covered-table-cell/>
          <table:covered-table-cell/>
        </table:table-row>
        <table:table-row table:style-name="Origin.1">
          <table:table-cell table:style-name="Origin.A1" office:value-type="string">
            <text:p text:style-name="P78">9.<text:span text:style-name="T57">3</text:span>.0</text:p>
          </table:table-cell>
          <table:table-cell table:style-name="Origin.A1" office:value-type="string">
            <text:p text:style-name="P8">Origin shall have an array of dictionaries called waves</text:p>
          </table:table-cell>
          <table:table-cell table:style-name="Origin.A1" office:value-type="string">
            <text:p text:style-name="P158"><text:span text:style-name="T499">waves</text:span> is no <text:span text:style-name="T501">longer</text:span> used. All data about the waves is recorded as separate attribute<text:span text:style-name="T189">s</text:span> in “origin”. These attributes are initiated in the makepath() <text:span text:style-name="T300">method</text:span> of mapLogic.js.</text:p>
          </table:table-cell>
        </table:table-row>
        <table:table-row table:style-name="Origin.1">
          <table:table-cell table:style-name="Origin.A1" office:value-type="string">
            <text:p text:style-name="P78">9.<text:span text:style-name="T57">3</text:span>.1</text:p>
          </table:table-cell>
          <table:table-cell table:style-name="Origin.A1" office:value-type="string">
            <text:p text:style-name="P8">The value of waves shall be the value of “wave” in the (value of levelKey) dictionary in the levelData dictionary from Resource</text:p>
          </table:table-cell>
          <table:table-cell table:style-name="Origin.A1" office:value-type="string">
            <text:p text:style-name="P159"><text:span text:style-name="T188">The attributes of “origin” that pertain to wave data are</text:span> change<text:span text:style-name="T188">d</text:span> using the makeWave() <text:span text:style-name="T301">method</text:span> of makeLogicEnemy.js.</text:p>
          </table:table-cell>
        </table:table-row>
        <table:table-row table:style-name="Origin.1">
          <table:table-cell table:style-name="Origin.A1" table:number-columns-spanned="3" office:value-type="string">
            <text:p text:style-name="P69"><text:span text:style-name="T24">9.</text:span><text:span text:style-name="T57">4</text:span><text:span text:style-name="T24">: </text:span>Check type</text:p>
          </table:table-cell>
          <table:covered-table-cell/>
          <table:covered-table-cell/>
        </table:table-row>
        <table:table-row table:style-name="Origin.1">
          <table:table-cell table:style-name="Origin.A1" office:value-type="string">
            <text:p text:style-name="P78">9.<text:span text:style-name="T57">4</text:span>.0</text:p>
          </table:table-cell>
          <table:table-cell table:style-name="Origin.A1" office:value-type="string">
            <text:p text:style-name="P8">The software shall traverse all elements of waves to ensure that all the “type” values are strings</text:p>
          </table:table-cell>
          <table:table-cell table:style-name="Origin.A1" office:value-type="string">
            <text:p text:style-name="P117">The checking is no longer done at this stage. The checking is done at the same time as the checking of all other level data at when the software starts.</text:p>
          </table:table-cell>
        </table:table-row>
        <table:table-row table:style-name="Origin.1">
          <table:table-cell table:style-name="Origin.A1" office:value-type="string">
            <text:p text:style-name="P78">9.<text:span text:style-name="T57">4</text:span>.1</text:p>
          </table:table-cell>
          <table:table-cell table:style-name="Origin.A1" office:value-type="string">
            <text:p text:style-name="P8">If any “type” value is not a string, then the value of state shall be “main menu”</text:p>
          </table:table-cell>
          <table:table-cell table:style-name="Origin.A1" office:value-type="string">
            <text:p text:style-name="P120">If any data for a level is not correct, then the entire level is not included in the game.</text:p>
          </table:table-cell>
        </table:table-row>
        <table:table-row table:style-name="Origin.1">
          <table:table-cell table:style-name="Origin.A1" office:value-type="string">
            <text:p text:style-name="P78">9.<text:span text:style-name="T57">4</text:span>.2</text:p>
          </table:table-cell>
          <table:table-cell table:style-name="Origin.A1" office:value-type="string">
            <text:p text:style-name="P8">If any “type” value is not a string, then the software shall print to the console that the data type of some type data in wave is not a string</text:p>
          </table:table-cell>
          <table:table-cell table:style-name="Origin.A1" office:value-type="string">
            <text:p text:style-name="P120">If any data for a level is not correct, a message saying that the level data has problems is printed to the console.</text:p>
          </table:table-cell>
        </table:table-row>
        <table:table-row table:style-name="Origin.1">
          <table:table-cell table:style-name="Origin.A1" table:number-columns-spanned="3" office:value-type="string">
            <text:p text:style-name="P69"><text:span text:style-name="T24">9.</text:span><text:span text:style-name="T57">5</text:span><text:span text:style-name="T24">: </text:span>Check quant</text:p>
          </table:table-cell>
          <table:covered-table-cell/>
          <table:covered-table-cell/>
        </table:table-row>
        <table:table-row table:style-name="Origin.1">
          <table:table-cell table:style-name="Origin.A1" office:value-type="string">
            <text:p text:style-name="P78">9.<text:span text:style-name="T57">5</text:span>.0</text:p>
          </table:table-cell>
          <table:table-cell table:style-name="Origin.A1" office:value-type="string">
            <text:p text:style-name="P8">The software shall traverse all elements of waves to ensure that all the “quant” values are integers</text:p>
          </table:table-cell>
          <table:table-cell table:style-name="Origin.A1" office:value-type="string">
            <text:p text:style-name="P117">The checking is no longer done at this stage. The checking is done at the same time as the checking of all other level data at when the software starts.</text:p>
          </table:table-cell>
        </table:table-row>
        <table:table-row table:style-name="Origin.1">
          <table:table-cell table:style-name="Origin.A1" office:value-type="string">
            <text:p text:style-name="P78">9.<text:span text:style-name="T57">5</text:span>.1</text:p>
          </table:table-cell>
          <table:table-cell table:style-name="Origin.A1" office:value-type="string">
            <text:p text:style-name="P8">If any “quant” value is not an integer, then the value of state shall be “main menu”</text:p>
          </table:table-cell>
          <table:table-cell table:style-name="Origin.A1" office:value-type="string">
            <text:p text:style-name="P120">If any data for a level is not correct, then the entire level is not included in the game.</text:p>
          </table:table-cell>
        </table:table-row>
        <table:table-row table:style-name="Origin.1">
          <table:table-cell table:style-name="Origin.A1" office:value-type="string">
            <text:p text:style-name="P78">9.<text:span text:style-name="T57">5</text:span>.2</text:p>
          </table:table-cell>
          <table:table-cell table:style-name="Origin.A1" office:value-type="string">
            <text:p text:style-name="P8">If any “quant” value is not an integer, then the software shall print to the console that the data type of some quantity data in wave is not an integer</text:p>
          </table:table-cell>
          <table:table-cell table:style-name="Origin.A1" office:value-type="string">
            <text:p text:style-name="P120">If any data for a level is not correct, a message saying that the level data has problems is printed to the console.</text:p>
          </table:table-cell>
        </table:table-row>
        <table:table-row table:style-name="Origin.1">
          <table:table-cell table:style-name="Origin.A1" table:number-columns-spanned="3" office:value-type="string">
            <text:p text:style-name="P69"><text:span text:style-name="T24">9.</text:span><text:span text:style-name="T57">6</text:span><text:span text:style-name="T24">: </text:span>Check rate</text:p>
          </table:table-cell>
          <table:covered-table-cell/>
          <table:covered-table-cell/>
        </table:table-row>
        <table:table-row table:style-name="Origin.1">
          <table:table-cell table:style-name="Origin.A1" office:value-type="string">
            <text:p text:style-name="P78">9.<text:span text:style-name="T57">6</text:span>.0</text:p>
          </table:table-cell>
          <table:table-cell table:style-name="Origin.A1" office:value-type="string">
            <text:p text:style-name="P8">The software shall traverse all elements of waves to ensure that all the “rate” values are floats</text:p>
          </table:table-cell>
          <table:table-cell table:style-name="Origin.A1" office:value-type="string">
            <text:p text:style-name="P117">The checking is no longer done at this stage. The checking is done at the same time as the checking of all other level data at when the software starts.</text:p>
          </table:table-cell>
        </table:table-row>
        <text:soft-page-break/>
        <table:table-row table:style-name="Origin.1">
          <table:table-cell table:style-name="Origin.A1" office:value-type="string">
            <text:p text:style-name="P78">9.<text:span text:style-name="T57">6</text:span>.1</text:p>
          </table:table-cell>
          <table:table-cell table:style-name="Origin.A1" office:value-type="string">
            <text:p text:style-name="P8">If any “rate” value is not a float, then the value of state shall be “main menu”</text:p>
          </table:table-cell>
          <table:table-cell table:style-name="Origin.A1" office:value-type="string">
            <text:p text:style-name="P120">If any data for a level is not correct, then the entire level is not included in the game.</text:p>
          </table:table-cell>
        </table:table-row>
        <table:table-row table:style-name="Origin.1">
          <table:table-cell table:style-name="Origin.A1" office:value-type="string">
            <text:p text:style-name="P78">9.<text:span text:style-name="T57">6</text:span>.2</text:p>
          </table:table-cell>
          <table:table-cell table:style-name="Origin.A1" office:value-type="string">
            <text:p text:style-name="P8">If any “rate” value is not a float, then the software shall print to the console that the data type of some rate data in wave is not a float</text:p>
          </table:table-cell>
          <table:table-cell table:style-name="Origin.A1" office:value-type="string">
            <text:p text:style-name="P120">If any data for a level is not correct, a message saying that the level data has problems is printed to the console.</text:p>
          </table:table-cell>
        </table:table-row>
        <table:table-row table:style-name="Origin.1">
          <table:table-cell table:style-name="Origin.A1" table:number-columns-spanned="3" office:value-type="string">
            <text:p text:style-name="P70"><text:span text:style-name="T24">9.</text:span><text:span text:style-name="T57">7</text:span><text:span text:style-name="T25">: </text:span>Wave dictionary</text:p>
          </table:table-cell>
          <table:covered-table-cell/>
          <table:covered-table-cell/>
        </table:table-row>
        <table:table-row table:style-name="Origin.1">
          <table:table-cell table:style-name="Origin.A1" office:value-type="string">
            <text:p text:style-name="P32"><text:span text:style-name="T24">9.</text:span><text:span text:style-name="T57">7</text:span><text:span text:style-name="T25">.0</text:span></text:p>
          </table:table-cell>
          <table:table-cell table:style-name="Origin.A1" office:value-type="string">
            <text:p text:style-name="P8">Origin shall have a dictionary called wave</text:p>
          </table:table-cell>
          <table:table-cell table:style-name="Origin.A1" office:value-type="string">
            <text:p text:style-name="P160"><text:span text:style-name="T500">wave</text:span> is no <text:span text:style-name="T504">longer</text:span> used. All data about the waves is recorded as separate attribute<text:span text:style-name="T189">s</text:span> in origin. These attributes are initiated in the makepath() <text:span text:style-name="T302">method</text:span> of mapLogic.js.</text:p>
          </table:table-cell>
        </table:table-row>
        <table:table-row table:style-name="Origin.1">
          <table:table-cell table:style-name="Origin.A1" office:value-type="string">
            <text:p text:style-name="P32"><text:span text:style-name="T24">9.</text:span><text:span text:style-name="T57">7</text:span><text:span text:style-name="T25">.1</text:span></text:p>
          </table:table-cell>
          <table:table-cell table:style-name="Origin.A1" office:value-type="string">
            <text:p text:style-name="P8">The value of wave shall be the value of waves at the index of value waveCount from GameStats minus 1</text:p>
          </table:table-cell>
          <table:table-cell table:style-name="Origin.A1" office:value-type="string">
            <text:p text:style-name="P160"><text:span text:style-name="T188">The attributes of origin that pert</text:span><text:span text:style-name="T189">a</text:span><text:span text:style-name="T188">in to wave data are</text:span> change<text:span text:style-name="T188">d</text:span> using the makeWave() <text:span text:style-name="T303">method</text:span> of ma<text:span text:style-name="T304">p</text:span>LogicEnemy.js.</text:p>
          </table:table-cell>
        </table:table-row>
        <table:table-row table:style-name="Origin.1">
          <table:table-cell table:style-name="Origin.A1" table:number-columns-spanned="3" office:value-type="string">
            <text:p text:style-name="P70"><text:span text:style-name="T24">9.</text:span><text:span text:style-name="T57">8</text:span><text:span text:style-name="T25">: </text:span>Type variable</text:p>
          </table:table-cell>
          <table:covered-table-cell/>
          <table:covered-table-cell/>
        </table:table-row>
        <table:table-row table:style-name="Origin.1">
          <table:table-cell table:style-name="Origin.A1" office:value-type="string">
            <text:p text:style-name="P32"><text:span text:style-name="T24">9.</text:span><text:span text:style-name="T57">8</text:span><text:span text:style-name="T25">.0</text:span></text:p>
          </table:table-cell>
          <table:table-cell table:style-name="Origin.A1" office:value-type="string">
            <text:p text:style-name="P8">Origin shall have a string variable called type</text:p>
          </table:table-cell>
          <table:table-cell table:style-name="Origin.A1" office:value-type="string">
            <text:p text:style-name="P161">Th<text:span text:style-name="T305">is</text:span> <text:span text:style-name="T305">variable</text:span><text:span text:style-name="T190"> is now </text:span><text:span text:style-name="T306">an attribute</text:span><text:span text:style-name="T190"> called “enemy”.</text:span></text:p>
          </table:table-cell>
        </table:table-row>
        <table:table-row table:style-name="Origin.1">
          <table:table-cell table:style-name="Origin.A1" office:value-type="string">
            <text:p text:style-name="P32"><text:span text:style-name="T24">9.</text:span><text:span text:style-name="T57">8</text:span><text:span text:style-name="T25">.1</text:span></text:p>
          </table:table-cell>
          <table:table-cell table:style-name="Origin.A1" office:value-type="string">
            <text:p text:style-name="P8">The value of type shall be the value of “type” of wave</text:p>
          </table:table-cell>
          <table:table-cell table:style-name="Origin.A1" office:value-type="string">
            <text:p text:style-name="P162">The attribute “enemy “of “origin” takes the <text:span text:style-name="T505">value</text:span> of <text:s/>“enemy” from <text:span text:style-name="T505">the current wave of</text:span> “mapData” <text:span text:style-name="T505">of</text:span> “resources” and uses this <text:span text:style-name="T505">value</text:span> as a key in “enemies” <text:span text:style-name="T505">of</text:span> “resources”. The value of this key <text:span text:style-name="T505">would be used</text:span> <text:span text:style-name="T505">to make</text:span> enemy <text:span text:style-name="T505">objects</text:span>.</text:p>
          </table:table-cell>
        </table:table-row>
        <table:table-row table:style-name="Origin.1">
          <table:table-cell table:style-name="Origin.A1" table:number-columns-spanned="3" office:value-type="string">
            <text:p text:style-name="P70"><text:span text:style-name="T24">9.</text:span><text:span text:style-name="T57">9</text:span><text:span text:style-name="T25">: </text:span>Create Enemies</text:p>
          </table:table-cell>
          <table:covered-table-cell/>
          <table:covered-table-cell/>
        </table:table-row>
        <table:table-row table:style-name="Origin.1">
          <table:table-cell table:style-name="Origin.A1" office:value-type="string">
            <text:p text:style-name="P32"><text:span text:style-name="T24">9.</text:span><text:span text:style-name="T57">9</text:span><text:span text:style-name="T25">.0</text:span></text:p>
          </table:table-cell>
          <table:table-cell table:style-name="Origin.A1" office:value-type="string">
            <text:p text:style-name="P8">Origin shall have an integer variable called createdEnemies</text:p>
          </table:table-cell>
          <table:table-cell table:style-name="Origin.A1" office:value-type="string">
            <text:p text:style-name="P163"><text:span text:style-name="T307">This variable is now an attribute</text:span> called “created”.</text:p>
          </table:table-cell>
        </table:table-row>
        <table:table-row table:style-name="Origin.1">
          <table:table-cell table:style-name="Origin.A1" office:value-type="string">
            <text:p text:style-name="P32"><text:span text:style-name="T24">9.</text:span><text:span text:style-name="T57">9</text:span><text:span text:style-name="T25">.1</text:span></text:p>
          </table:table-cell>
          <table:table-cell table:style-name="Origin.A1" office:value-type="string">
            <text:p text:style-name="P8">When Origin is first created, the value of createdEnemies shall be 0</text:p>
          </table:table-cell>
          <table:table-cell table:style-name="Origin.A1" office:value-type="string">
            <text:p text:style-name="P163">This is done in the makeWave() <text:span text:style-name="T307">method</text:span> of ma<text:span text:style-name="T468">p</text:span>LogicEnemy.js</text:p>
          </table:table-cell>
        </table:table-row>
        <table:table-row table:style-name="Origin.1">
          <table:table-cell table:style-name="Origin.A1" office:value-type="string">
            <text:p text:style-name="P32"><text:span text:style-name="T24">9.</text:span><text:span text:style-name="T57">9</text:span><text:span text:style-name="T25">.2</text:span></text:p>
          </table:table-cell>
          <table:table-cell table:style-name="Origin.A1" office:value-type="string">
            <text:p text:style-name="P8">When the value of waveCount from GameStats changes, the value of createdEnemies shall be 0</text:p>
          </table:table-cell>
          <table:table-cell table:style-name="Origin.A1" office:value-type="string">
            <text:p text:style-name="P163">This is done in the makeWave() <text:span text:style-name="T307">method</text:span> of ma<text:span text:style-name="T468">p</text:span>LogicEnemy.js</text:p>
          </table:table-cell>
        </table:table-row>
        <table:table-row table:style-name="Origin.1">
          <table:table-cell table:style-name="Origin.A1" office:value-type="string">
            <text:p text:style-name="P32"><text:span text:style-name="T24">9.</text:span><text:span text:style-name="T57">9</text:span><text:span text:style-name="T25">.3</text:span></text:p>
          </table:table-cell>
          <table:table-cell table:style-name="Origin.A1" office:value-type="string">
            <text:p text:style-name="P8">Origin shall have a list of EnemyObj objects called enemyList</text:p>
          </table:table-cell>
          <table:table-cell table:style-name="Origin.A1" office:value-type="string">
            <text:p text:style-name="P164"><text:span text:style-name="T308">This list</text:span> is now <text:span text:style-name="T308">a Phaser </text:span><text:span text:style-name="T309">g</text:span><text:span text:style-name="T308">roup object</text:span> called “enemyGroup” and is now an object of “map” instead of <text:span text:style-name="T468">the</text:span> origin <text:span text:style-name="T468">object</text:span>.</text:p>
          </table:table-cell>
        </table:table-row>
        <table:table-row table:style-name="Origin.1">
          <table:table-cell table:style-name="Origin.A1" office:value-type="string">
            <text:p text:style-name="P32"><text:span text:style-name="T24">9.</text:span><text:span text:style-name="T57">9</text:span><text:span text:style-name="T25">.4</text:span></text:p>
          </table:table-cell>
          <table:table-cell table:style-name="Origin.A1" office:value-type="string">
            <text:p text:style-name="P8">Origin shall have a string variable called originState</text:p>
          </table:table-cell>
          <table:table-cell table:style-name="Origin.A1" office:value-type="string">
            <text:p text:style-name="P145"><text:span text:style-name="T310">This variable is now an</text:span> attribute called “state”.</text:p>
          </table:table-cell>
        </table:table-row>
        <table:table-row table:style-name="Origin.1">
          <table:table-cell table:style-name="Origin.A1" office:value-type="string">
            <text:p text:style-name="P32"><text:span text:style-name="T24">9.</text:span><text:span text:style-name="T57">9</text:span><text:span text:style-name="T25">.5</text:span></text:p>
          </table:table-cell>
          <table:table-cell table:style-name="Origin.A1" office:value-type="string">
            <text:p text:style-name="P8">When Origin is first created, the value of originState shall be “ready”</text:p>
          </table:table-cell>
          <table:table-cell table:style-name="Origin.A1" office:value-type="string">
            <text:p text:style-name="P164">Incomplete.</text:p>
          </table:table-cell>
        </table:table-row>
        <table:table-row table:style-name="Origin.1">
          <table:table-cell table:style-name="Origin.A1" office:value-type="string">
            <text:p text:style-name="P32"><text:span text:style-name="T24">9.</text:span><text:span text:style-name="T57">9</text:span><text:span text:style-name="T25">.6</text:span></text:p>
          </table:table-cell>
          <table:table-cell table:style-name="Origin.A1" office:value-type="string">
            <text:p text:style-name="P8">When the value of originState is “creating”, Origin shall create an EnemyObj object called EnemyTemp</text:p>
          </table:table-cell>
          <table:table-cell table:style-name="Origin.A1" office:value-type="string">
            <text:p text:style-name="P165">This is done in the makeEnemy() <text:span text:style-name="T311">method</text:span> of mapLogicEnemy.js.</text:p>
          </table:table-cell>
        </table:table-row>
        <table:table-row table:style-name="Origin.1">
          <table:table-cell table:style-name="Origin.A1" office:value-type="string">
            <text:p text:style-name="P32"><text:span text:style-name="T24">9.</text:span><text:span text:style-name="T57">9</text:span><text:span text:style-name="T25">.7</text:span></text:p>
          </table:table-cell>
          <table:table-cell table:style-name="Origin.A1" office:value-type="string">
            <text:p text:style-name="P8">When the value of originState is “creating”, Origin shall create a copy of EnemyTemp to enemyList under a different name</text:p>
          </table:table-cell>
          <table:table-cell table:style-name="Origin.A1" office:value-type="string">
            <text:p text:style-name="P169">There is no <text:span text:style-name="T312">longer a</text:span> need for this step. The enemy objects are directly added to “enemyGroup” of “map”.</text:p>
          </table:table-cell>
        </table:table-row>
        <table:table-row table:style-name="Origin.1">
          <table:table-cell table:style-name="Origin.A1" office:value-type="string">
            <text:p text:style-name="P32"><text:span text:style-name="T24">9.</text:span><text:span text:style-name="T57">9</text:span><text:span text:style-name="T25">.8</text:span></text:p>
          </table:table-cell>
          <table:table-cell table:style-name="Origin.A1" office:value-type="string">
            <text:p text:style-name="P8">When an EnemyObj object has been added to enemyList, the value of originState shall be “created”</text:p>
          </table:table-cell>
          <table:table-cell table:style-name="Origin.A1" office:value-type="string">
            <text:p text:style-name="P166">This is done in the makeEnemy() <text:span text:style-name="T313">method</text:span> of mapLogicEnemy.js.</text:p>
          </table:table-cell>
        </table:table-row>
        <table:table-row table:style-name="Origin.1">
          <table:table-cell table:style-name="Origin.A1" table:number-columns-spanned="3" office:value-type="string">
            <text:p text:style-name="P70"><text:span text:style-name="T24">9.</text:span><text:span text:style-name="T57">10</text:span><text:span text:style-name="T25">: Create s</text:span>peed</text:p>
          </table:table-cell>
          <table:covered-table-cell/>
          <table:covered-table-cell/>
        </table:table-row>
        <table:table-row table:style-name="Origin.1">
          <table:table-cell table:style-name="Origin.A1" office:value-type="string">
            <text:p text:style-name="P32"><text:span text:style-name="T24">9.</text:span><text:span text:style-name="T25">1</text:span><text:span text:style-name="T57">0</text:span><text:span text:style-name="T25">.0</text:span></text:p>
          </table:table-cell>
          <table:table-cell table:style-name="Origin.A1" office:value-type="string">
            <text:p text:style-name="P8">Origin shall have a float variable called speedMaster</text:p>
          </table:table-cell>
          <table:table-cell table:style-name="Origin.A1" office:value-type="string">
            <text:p text:style-name="P170">This is done in the makePath() <text:span text:style-name="T468">method </text:span>of mapLogic.js</text:p>
          </table:table-cell>
        </table:table-row>
        <table:table-row table:style-name="Origin.1">
          <table:table-cell table:style-name="Origin.A1" office:value-type="string">
            <text:p text:style-name="P32"><text:span text:style-name="T24">9.</text:span><text:span text:style-name="T25">1</text:span><text:span text:style-name="T57">0</text:span><text:span text:style-name="T25">.1</text:span></text:p>
          </table:table-cell>
          <table:table-cell table:style-name="Origin.A1" office:value-type="string">
            <text:p text:style-name="P8">The value of speedMaster shall be the value of “rate” of wave </text:p>
          </table:table-cell>
          <table:table-cell table:style-name="Origin.A1" office:value-type="string">
            <text:p text:style-name="P167">This is done in the makeEnemy() <text:span text:style-name="T469">method</text:span> of mapLogicEnemy.js.</text:p>
          </table:table-cell>
        </table:table-row>
        <text:soft-page-break/>
        <table:table-row table:style-name="Origin.1">
          <table:table-cell table:style-name="Origin.A1" office:value-type="string">
            <text:p text:style-name="P32"><text:span text:style-name="T24">9.</text:span><text:span text:style-name="T25">1</text:span><text:span text:style-name="T57">0</text:span><text:span text:style-name="T25">.2</text:span></text:p>
          </table:table-cell>
          <table:table-cell table:style-name="Origin.A1" office:value-type="string">
            <text:p text:style-name="P8">Origin shall have a float variable called speed</text:p>
          </table:table-cell>
          <table:table-cell table:style-name="Origin.A1" office:value-type="string">
            <text:p text:style-name="P171"><text:span text:style-name="T506">speed</text:span> is no longer used.</text:p>
          </table:table-cell>
        </table:table-row>
        <table:table-row table:style-name="Origin.1">
          <table:table-cell table:style-name="Origin.A1" office:value-type="string">
            <text:p text:style-name="P32"><text:span text:style-name="T24">9.</text:span><text:span text:style-name="T25">1</text:span><text:span text:style-name="T57">0</text:span><text:span text:style-name="T25">.3</text:span></text:p>
          </table:table-cell>
          <table:table-cell table:style-name="Origin.A1" office:value-type="string">
            <text:p text:style-name="P8">The value of speed shall be the value of speedMaster multiplied by the value of playSpeed from GameStats</text:p>
          </table:table-cell>
          <table:table-cell table:style-name="Origin.A1" office:value-type="string">
            <text:p text:style-name="P171">N/A</text:p>
          </table:table-cell>
        </table:table-row>
        <table:table-row table:style-name="Origin.1">
          <table:table-cell table:style-name="Origin.A1" table:number-columns-spanned="3" office:value-type="string">
            <text:p text:style-name="P70"><text:span text:style-name="T24">9.</text:span><text:span text:style-name="T25">1</text:span><text:span text:style-name="T57">1</text:span><text:span text:style-name="T25">: </text:span><text:span text:style-name="T26">Quant</text:span></text:p>
          </table:table-cell>
          <table:covered-table-cell/>
          <table:covered-table-cell/>
        </table:table-row>
        <table:table-row table:style-name="Origin.1">
          <table:table-cell table:style-name="Origin.A1" office:value-type="string">
            <text:p text:style-name="P33"><text:span text:style-name="T24">9.</text:span><text:span text:style-name="T25">1</text:span><text:span text:style-name="T57">1</text:span><text:span text:style-name="T25">.</text:span><text:span text:style-name="T26">0</text:span></text:p>
          </table:table-cell>
          <table:table-cell table:style-name="Origin.A1" office:value-type="string">
            <text:p text:style-name="P8">Origin shall have a string variable called quant</text:p>
          </table:table-cell>
          <table:table-cell table:style-name="Origin.A1" office:value-type="string">
            <text:p text:style-name="P168">This is done in the makeEnemy() <text:span text:style-name="T314">method</text:span> of mapLogicEnemy.js.</text:p>
          </table:table-cell>
        </table:table-row>
        <table:table-row table:style-name="Origin.1">
          <table:table-cell table:style-name="Origin.A1" office:value-type="string">
            <text:p text:style-name="P33"><text:span text:style-name="T24">9.</text:span><text:span text:style-name="T25">1</text:span><text:span text:style-name="T57">1</text:span><text:span text:style-name="T25">.</text:span><text:span text:style-name="T26">1</text:span></text:p>
          </table:table-cell>
          <table:table-cell table:style-name="Origin.A1" office:value-type="string">
            <text:p text:style-name="P8">The value of <text:span text:style-name="T142">quant</text:span> shall be the value of “quant” of wave</text:p>
          </table:table-cell>
          <table:table-cell table:style-name="Origin.A1" office:value-type="string">
            <text:p text:style-name="P168">This is done in the makeEnemy() <text:span text:style-name="T315">method</text:span> of mapLogicEnemy.js.</text:p>
          </table:table-cell>
        </table:table-row>
        <table:table-row table:style-name="Origin.1">
          <table:table-cell table:style-name="Origin.A1" table:number-columns-spanned="3" office:value-type="string">
            <text:p text:style-name="P72"><text:span text:style-name="T24">9.</text:span><text:span text:style-name="T25">1</text:span><text:span text:style-name="T57">2</text:span>: After creating</text:p>
          </table:table-cell>
          <table:covered-table-cell/>
          <table:covered-table-cell/>
        </table:table-row>
        <table:table-row table:style-name="Origin.1">
          <table:table-cell table:style-name="Origin.A1" office:value-type="string">
            <text:p text:style-name="P34"><text:span text:style-name="T24">9.</text:span><text:span text:style-name="T25">1</text:span><text:span text:style-name="T57">2</text:span>.0</text:p>
          </table:table-cell>
          <table:table-cell table:style-name="Origin.A1" office:value-type="string">
            <text:p text:style-name="P8">When the value of createdEnemies is at or above the value of quant, originState shall be “rest”</text:p>
          </table:table-cell>
          <table:table-cell table:style-name="Origin.A1" office:value-type="string">
            <text:p text:style-name="P172">The value “rest” is now the value “coolDown” which serves the same purpose.</text:p>
          </table:table-cell>
        </table:table-row>
        <table:table-row table:style-name="Origin.1">
          <table:table-cell table:style-name="Origin.A1" office:value-type="string">
            <text:p text:style-name="P34"><text:span text:style-name="T24">9.</text:span><text:span text:style-name="T25">1</text:span><text:span text:style-name="T57">2</text:span>.1</text:p>
          </table:table-cell>
          <table:table-cell table:style-name="Origin.A1" office:value-type="string">
            <text:p text:style-name="P8">When the value of originState is “created”, Origin shall wait for a time determined by the value of rate, then originState shall be “creating”</text:p>
          </table:table-cell>
          <table:table-cell table:style-name="Origin.A1" office:value-type="string">
            <text:p text:style-name="P173">The timer to wait a certain amount of time is <text:span text:style-name="T191">made</text:span> in <text:span text:style-name="T191">the </text:span>updateWave<text:span text:style-name="T191">() </text:span><text:span text:style-name="T316">method</text:span> <text:span text:style-name="T191">mapLogicEnemy.js and the changing of the value of state is in the reloadWave() </text:span><text:span text:style-name="T317">method</text:span><text:span text:style-name="T191"> of mapLogicEnemy.js</text:span></text:p>
          </table:table-cell>
        </table:table-row>
        <table:table-row table:style-name="Origin.1">
          <table:table-cell table:style-name="Origin.A1" table:number-columns-spanned="3" office:value-type="string">
            <text:p text:style-name="P71"><text:span text:style-name="T24">9.</text:span><text:span text:style-name="T25">1</text:span><text:span text:style-name="T57">3</text:span><text:span text:style-name="T26">: </text:span>Rest <text:span text:style-name="T26">state</text:span></text:p>
          </table:table-cell>
          <table:covered-table-cell/>
          <table:covered-table-cell/>
        </table:table-row>
        <table:table-row table:style-name="Origin.1">
          <table:table-cell table:style-name="Origin.A1" office:value-type="string">
            <text:p text:style-name="P33"><text:span text:style-name="T24">9.</text:span><text:span text:style-name="T25">1</text:span><text:span text:style-name="T57">3</text:span><text:span text:style-name="T26">.0</text:span></text:p>
          </table:table-cell>
          <table:table-cell table:style-name="Origin.A1" office:value-type="string">
            <text:p text:style-name="P8">Origin shall have a float variable called rest</text:p>
          </table:table-cell>
          <table:table-cell table:style-name="Origin.A1" office:value-type="string">
            <text:p text:style-name="P174"><text:span text:style-name="T506">rest</text:span> is no <text:span text:style-name="T470">longer</text:span> used. </text:p>
          </table:table-cell>
        </table:table-row>
        <table:table-row table:style-name="Origin.1">
          <table:table-cell table:style-name="Origin.A1" office:value-type="string">
            <text:p text:style-name="P33"><text:span text:style-name="T24">9.</text:span><text:span text:style-name="T25">1</text:span><text:span text:style-name="T57">3</text:span><text:span text:style-name="T26">.1</text:span></text:p>
          </table:table-cell>
          <table:table-cell table:style-name="Origin.A1" office:value-type="string">
            <text:p text:style-name="P8">The value of rest shall be the value of “rest” in the (value of levelKey) dictionary in the levelData dictionary from Resource</text:p>
          </table:table-cell>
          <table:table-cell table:style-name="Origin.A1" office:value-type="string">
            <text:p text:style-name="P174">N/A</text:p>
          </table:table-cell>
        </table:table-row>
        <table:table-row table:style-name="Origin.1">
          <table:table-cell table:style-name="Origin.A1" office:value-type="string">
            <text:p text:style-name="P33"><text:span text:style-name="T24">9.</text:span><text:span text:style-name="T25">1</text:span><text:span text:style-name="T57">3</text:span><text:span text:style-name="T26">.2</text:span></text:p>
          </table:table-cell>
          <table:table-cell table:style-name="Origin.A1" office:value-type="string">
            <text:p text:style-name="P8">When createState is “rest and the length of enemyList is 0, Origin shall wait for an amount of time determined by the value of rest, the wait time is paused if the value of speed is 0</text:p>
          </table:table-cell>
          <table:table-cell table:style-name="Origin.A1" office:value-type="string">
            <text:p text:style-name="P174">Between waves, the amount of time to pause is derived by reading the value of “wavePause” of “mapData” of “resources”.</text:p>
          </table:table-cell>
        </table:table-row>
        <table:table-row table:style-name="Origin.1">
          <table:table-cell table:style-name="Origin.A1" office:value-type="string">
            <text:p text:style-name="P33"><text:span text:style-name="T24">9.</text:span><text:span text:style-name="T25">1</text:span><text:span text:style-name="T57">3</text:span><text:span text:style-name="T26">.3</text:span></text:p>
          </table:table-cell>
          <table:table-cell table:style-name="Origin.A1" office:value-type="string">
            <text:p text:style-name="P8">When Origin has waited an amount of time determined by the value of rest, waveCount from GameStats shall increase by 1 and the value of originState shall be “creating”</text:p>
          </table:table-cell>
          <table:table-cell table:style-name="Origin.A1" office:value-type="string">
            <text:p text:style-name="P174">This is done in the callNextWave() <text:span text:style-name="T318">method</text:span> in mapLogicEnemy.js</text:p>
          </table:table-cell>
        </table:table-row>
      </table:table>
      <text:p text:style-name="P43"/>
      <text:p text:style-name="P81"><text:span text:style-name="T108">10: </text:span><text:span text:style-name="T102">Requirements for </text:span><text:span text:style-name="T105">the </text:span><text:span text:style-name="T109">Destination</text:span><text:span text:style-name="T105"> object</text:span></text:p>
      <table:table table:name="Destination" table:style-name="Destination">
        <table:table-column table:style-name="Destination.A"/>
        <table:table-column table:style-name="Destination.B" table:number-columns-repeated="2"/>
        <table:table-row table:style-name="Destination.1">
          <table:table-cell table:style-name="Destination.A1" office:value-type="string">
            <text:p text:style-name="P1">ID</text:p>
          </table:table-cell>
          <table:table-cell table:style-name="Destination.A1" office:value-type="string">
            <text:p text:style-name="P1">Requirement</text:p>
          </table:table-cell>
          <table:table-cell table:style-name="Destination.A1" office:value-type="string">
            <text:p text:style-name="P379">How<text:span text:style-name="T175"> it was completed</text:span></text:p>
          </table:table-cell>
        </table:table-row>
        <table:table-row table:style-name="Destination.1">
          <table:table-cell table:style-name="Destination.A1" table:number-columns-spanned="3" office:value-type="string">
            <text:p text:style-name="P203"><text:span text:style-name="T27">10.0: </text:span>Initial parameters</text:p>
          </table:table-cell>
          <table:covered-table-cell/>
          <table:covered-table-cell/>
        </table:table-row>
        <table:table-row table:style-name="Destination.1">
          <table:table-cell table:style-name="Destination.A1" office:value-type="string">
            <text:p text:style-name="P185">10.0.0</text:p>
          </table:table-cell>
          <table:table-cell table:style-name="Destination.A1" office:value-type="string">
            <text:p text:style-name="P1">Destination shall have an image element <text:span text:style-name="T95">parameter</text:span> called pic</text:p>
          </table:table-cell>
          <table:table-cell table:style-name="Destination.A1" office:value-type="string">
            <text:p text:style-name="P155"><text:span text:style-name="T192">“dest”</text:span> does have an image attribut<text:span text:style-name="T319">e but</text:span> <text:span text:style-name="T192">as it has 0 width and 0 height </text:span><text:span text:style-name="T507">so</text:span> <text:span text:style-name="T319">this image is not displayed. T</text:span>here is an image where the <text:span text:style-name="T192">destination</text:span> tile should be. This image is found in the tile map image. To extract the specific image, the size of the squares and the index of the image are used. </text:p>
          </table:table-cell>
        </table:table-row>
        <table:table-row table:style-name="Destination.1">
          <table:table-cell table:style-name="Destination.A1" office:value-type="string">
            <text:p text:style-name="P185">10.0.1</text:p>
          </table:table-cell>
          <table:table-cell table:style-name="Destination.A1" office:value-type="string">
            <text:p text:style-name="P1">Destination shall have a tuple <text:span text:style-name="T96">parameter</text:span> of two float<text:span text:style-name="T99">s</text:span> called location</text:p>
          </table:table-cell>
          <table:table-cell table:style-name="Destination.A1" office:value-type="string">
            <text:p text:style-name="P175"><text:span text:style-name="T508">location</text:span> is no <text:span text:style-name="T470">longer</text:span> used.</text:p>
          </table:table-cell>
        </table:table-row>
        <table:table-row table:style-name="Destination.1">
          <table:table-cell table:style-name="Destination.A1" table:number-columns-spanned="3" office:value-type="string">
            <text:p text:style-name="P204">10.1: Coordinates on screen</text:p>
          </table:table-cell>
          <table:covered-table-cell/>
          <table:covered-table-cell/>
        </table:table-row>
        <table:table-row table:style-name="Destination.1">
          <table:table-cell table:style-name="Destination.A1" office:value-type="string">
            <text:p text:style-name="P185">10.1.0</text:p>
          </table:table-cell>
          <table:table-cell table:style-name="Destination.A1" office:value-type="string">
            <text:p text:style-name="P6">Destination shall have a float variable called x<text:span text:style-name="T141">The elements of the tuple are split into two elements which are input parameters used to make the dest object.</text:span></text:p>
          </table:table-cell>
          <table:table-cell table:style-name="Destination.A1" office:value-type="string">
            <text:p text:style-name="P175">This is the first <text:span text:style-name="T319">input</text:span> parameter used to make “dest”.</text:p>
          </table:table-cell>
        </table:table-row>
        <table:table-row table:style-name="Destination.1">
          <table:table-cell table:style-name="Destination.A1" office:value-type="string">
            <text:p text:style-name="P185">10.1.1</text:p>
          </table:table-cell>
          <table:table-cell table:style-name="Destination.A1" office:value-type="string">
            <text:p text:style-name="P1">The value of x shall be the value of the first <text:soft-page-break/>element of location multiplied by the value of gridWidth <text:span text:style-name="T89">from</text:span> Map</text:p>
          </table:table-cell>
          <table:table-cell table:style-name="Destination.A1" office:value-type="string">
            <text:p text:style-name="P304">N/A</text:p>
          </table:table-cell>
        </table:table-row>
        <table:table-row table:style-name="Destination.1">
          <table:table-cell table:style-name="Destination.A1" office:value-type="string">
            <text:p text:style-name="P185">10.1.2</text:p>
          </table:table-cell>
          <table:table-cell table:style-name="Destination.A1" office:value-type="string">
            <text:p text:style-name="P1">Destination shall have a float variable called y</text:p>
          </table:table-cell>
          <table:table-cell table:style-name="Destination.A1" office:value-type="string">
            <text:p text:style-name="P304">This is the second <text:span text:style-name="T319">input</text:span> parameter used to make “dest”.</text:p>
          </table:table-cell>
        </table:table-row>
        <table:table-row table:style-name="Destination.1">
          <table:table-cell table:style-name="Destination.A1" office:value-type="string">
            <text:p text:style-name="P185">10.1.3</text:p>
          </table:table-cell>
          <table:table-cell table:style-name="Destination.A1" office:value-type="string">
            <text:p text:style-name="P1">The value of y shall be the value of the second element of location multiplied by the value of gridHeight <text:span text:style-name="T89">from</text:span> Map</text:p>
          </table:table-cell>
          <table:table-cell table:style-name="Destination.A1" office:value-type="string">
            <text:p text:style-name="P304">N/A</text:p>
          </table:table-cell>
        </table:table-row>
        <table:table-row table:style-name="Destination.1">
          <table:table-cell table:style-name="Destination.A1" table:number-columns-spanned="3" office:value-type="string">
            <text:p text:style-name="P204">10.2: Display picture</text:p>
          </table:table-cell>
          <table:covered-table-cell/>
          <table:covered-table-cell/>
        </table:table-row>
        <table:table-row table:style-name="Destination.1">
          <table:table-cell table:style-name="Destination.A1" office:value-type="string">
            <text:p text:style-name="P185">10.2.0</text:p>
          </table:table-cell>
          <table:table-cell table:style-name="Destination.A1" office:value-type="string">
            <text:p text:style-name="P1">Destination shall display pic to the screen at position x, y with width and height being gridWidth and gridHeight <text:span text:style-name="T89">from</text:span> Map respectively</text:p>
          </table:table-cell>
          <table:table-cell table:style-name="Destination.A1" office:value-type="string">
            <text:p text:style-name="P304">“dest” <text:span text:style-name="T508">no longer</text:span> display<text:span text:style-name="T508">s</text:span> an image. It is <text:span text:style-name="T509">now</text:span> used to measure whether an enemy has reached a destination but has 0 width and 0 height.</text:p>
          </table:table-cell>
        </table:table-row>
      </table:table>
      <text:p text:style-name="P371"/>
      <text:p text:style-name="P82"><text:span text:style-name="T110">11: </text:span><text:span text:style-name="T102">Requirements for </text:span><text:span text:style-name="T105">the </text:span><text:span text:style-name="T111">Path</text:span><text:span text:style-name="T105"> object</text:span><text:span text:style-name="T111">s</text:span></text:p>
      <table:table table:name="Path" table:style-name="Path">
        <table:table-column table:style-name="Path.A"/>
        <table:table-column table:style-name="Path.B" table:number-columns-repeated="2"/>
        <table:table-row table:style-name="Path.1">
          <table:table-cell table:style-name="Path.A1" office:value-type="string">
            <text:p text:style-name="P1">ID</text:p>
          </table:table-cell>
          <table:table-cell table:style-name="Path.A1" office:value-type="string">
            <text:p text:style-name="P1">Requirement</text:p>
          </table:table-cell>
          <table:table-cell table:style-name="Path.A1" office:value-type="string">
            <text:p text:style-name="P379">How<text:span text:style-name="T175"> it was completed</text:span></text:p>
          </table:table-cell>
        </table:table-row>
        <table:table-row table:style-name="Path.1">
          <table:table-cell table:style-name="Path.A1" table:number-columns-spanned="3" office:value-type="string">
            <text:p text:style-name="P205">11.0: Initial parameters</text:p>
          </table:table-cell>
          <table:covered-table-cell/>
          <table:covered-table-cell/>
        </table:table-row>
        <table:table-row table:style-name="Path.1">
          <table:table-cell table:style-name="Path.A1" office:value-type="string">
            <text:p text:style-name="P186">11.0.0</text:p>
          </table:table-cell>
          <table:table-cell table:style-name="Path.A1" office:value-type="string">
            <text:p text:style-name="P1">Path shall have an image element <text:span text:style-name="T97">parameter</text:span> called pic</text:p>
          </table:table-cell>
          <table:table-cell table:style-name="Path.A1" office:value-type="string">
            <text:p text:style-name="P152"><text:span text:style-name="T195">Apart from the tile objects which cover “map”, there are no path </text:span><text:span text:style-name="T510">objects</text:span><text:span text:style-name="T195">. There is an object called “path” which is a </text:span><text:span text:style-name="T320">Phaser</text:span><text:span text:style-name="T195"> curve </text:span><text:span text:style-name="T470">object</text:span><text:span text:style-name="T195">. “</text:span><text:span text:style-name="T193">path”</text:span> does not have an image attribute but there <text:span text:style-name="T193">are</text:span> image<text:span text:style-name="T193">s</text:span> where the <text:span text:style-name="T193">path</text:span> tile<text:span text:style-name="T193">s</text:span> should be. Th<text:span text:style-name="T321">ese</text:span> image<text:span text:style-name="T193">s</text:span> <text:span text:style-name="T193">are</text:span> found in the tile map image. To extract the specific image<text:span text:style-name="T193">s</text:span>, the size of the squares and the ind<text:span text:style-name="T193">ices</text:span> of the image<text:span text:style-name="T194">s</text:span> are used. </text:p>
          </table:table-cell>
        </table:table-row>
        <table:table-row table:style-name="Path.1">
          <table:table-cell table:style-name="Path.A1" office:value-type="string">
            <text:p text:style-name="P186">11.0.1</text:p>
          </table:table-cell>
          <table:table-cell table:style-name="Path.A1" office:value-type="string">
            <text:p text:style-name="P1">Path shall have a tuple <text:span text:style-name="T97">parameter</text:span> of two float<text:span text:style-name="T99">s</text:span> called location</text:p>
          </table:table-cell>
          <table:table-cell table:style-name="Path.A1" office:value-type="string">
            <text:p text:style-name="P176"><text:span text:style-name="T511">location</text:span> is no <text:span text:style-name="T470">longer</text:span> used.</text:p>
          </table:table-cell>
        </table:table-row>
        <table:table-row table:style-name="Path.1">
          <table:table-cell table:style-name="Path.A1" table:number-columns-spanned="3" office:value-type="string">
            <text:p text:style-name="P205">11.1: Coordinates on screen</text:p>
          </table:table-cell>
          <table:covered-table-cell/>
          <table:covered-table-cell/>
        </table:table-row>
        <table:table-row table:style-name="Path.1">
          <table:table-cell table:style-name="Path.A1" office:value-type="string">
            <text:p text:style-name="P186">11.1.0</text:p>
          </table:table-cell>
          <table:table-cell table:style-name="Path.A1" office:value-type="string">
            <text:p text:style-name="P1">Path shall have a float variable called x</text:p>
          </table:table-cell>
          <table:table-cell table:style-name="Path.A1" office:value-type="string">
            <text:p text:style-name="P305">Tile objects have <text:span text:style-name="T196">an attribute called “x”.</text:span></text:p>
          </table:table-cell>
        </table:table-row>
        <table:table-row table:style-name="Path.1">
          <table:table-cell table:style-name="Path.A1" office:value-type="string">
            <text:p text:style-name="P186">11.1.1</text:p>
          </table:table-cell>
          <table:table-cell table:style-name="Path.A1" office:value-type="string">
            <text:p text:style-name="P1">The value of x shall be the value of the first element of location multiplied by the value of gridWidth <text:span text:style-name="T89">from</text:span> Map</text:p>
          </table:table-cell>
          <table:table-cell table:style-name="Path.A1" office:value-type="string">
            <text:p text:style-name="P342">“x” is the coordinate of the tile in tiles, not pixels.</text:p>
          </table:table-cell>
        </table:table-row>
        <table:table-row table:style-name="Path.1">
          <table:table-cell table:style-name="Path.A1" office:value-type="string">
            <text:p text:style-name="P186">11.1.2</text:p>
          </table:table-cell>
          <table:table-cell table:style-name="Path.A1" office:value-type="string">
            <text:p text:style-name="P1">Path shall have a float variable called y</text:p>
          </table:table-cell>
          <table:table-cell table:style-name="Path.A1" office:value-type="string">
            <text:p text:style-name="P305">Tile objects have <text:span text:style-name="T196">an attribute called “y”.</text:span></text:p>
          </table:table-cell>
        </table:table-row>
        <table:table-row table:style-name="Path.1">
          <table:table-cell table:style-name="Path.A1" office:value-type="string">
            <text:p text:style-name="P186">11.1.3</text:p>
          </table:table-cell>
          <table:table-cell table:style-name="Path.A1" office:value-type="string">
            <text:p text:style-name="P1">The value of y shall be the value of the second element of location multiplied by the value of gridHeight <text:span text:style-name="T89">from</text:span> Map</text:p>
          </table:table-cell>
          <table:table-cell table:style-name="Path.A1" office:value-type="string">
            <text:p text:style-name="P342">“y” is the coordinate of the tile in tiles, not pixels.</text:p>
          </table:table-cell>
        </table:table-row>
        <table:table-row table:style-name="Path.1">
          <table:table-cell table:style-name="Path.A1" table:number-columns-spanned="3" office:value-type="string">
            <text:p text:style-name="P205">11.2: Display picture</text:p>
          </table:table-cell>
          <table:covered-table-cell/>
          <table:covered-table-cell/>
        </table:table-row>
        <table:table-row table:style-name="Path.1">
          <table:table-cell table:style-name="Path.A1" office:value-type="string">
            <text:p text:style-name="P186">11.2.0</text:p>
          </table:table-cell>
          <table:table-cell table:style-name="Path.A1" office:value-type="string">
            <text:p text:style-name="P1">Path shall display pic to the screen at position x, y and width with height being gridWidth and gridHeight <text:span text:style-name="T89">from</text:span> Map respectively</text:p>
          </table:table-cell>
          <table:table-cell table:style-name="Path.A1" office:value-type="string">
            <text:p text:style-name="P305">The displaying of the images of tiles is done through the drawTiles() <text:span text:style-name="T322">method</text:span> <text:span text:style-name="T512">of</text:span> mapLogic.js.</text:p>
          </table:table-cell>
        </table:table-row>
      </table:table>
      <text:p text:style-name="P372"/>
      <text:p text:style-name="P301"><text:span text:style-name="T133">12: </text:span><text:span text:style-name="T120">Requirements for </text:span><text:span text:style-name="T121">the </text:span><text:span text:style-name="T134">Site</text:span><text:span text:style-name="T121"> object</text:span><text:span text:style-name="T134">s</text:span></text:p>
      <table:table table:name="Site" table:style-name="Site">
        <table:table-column table:style-name="Site.A"/>
        <table:table-column table:style-name="Site.B" table:number-columns-repeated="2"/>
        <table:table-row table:style-name="Site.1">
          <table:table-cell table:style-name="Site.A1" office:value-type="string">
            <text:p text:style-name="P1">ID</text:p>
          </table:table-cell>
          <table:table-cell table:style-name="Site.A1" office:value-type="string">
            <text:p text:style-name="P1">Requirement</text:p>
          </table:table-cell>
          <table:table-cell table:style-name="Site.A1" office:value-type="string">
            <text:p text:style-name="P379">How<text:span text:style-name="T175"> it was completed</text:span></text:p>
          </table:table-cell>
        </table:table-row>
        <table:table-row table:style-name="Site.1">
          <table:table-cell table:style-name="Site.A1" table:number-columns-spanned="3" office:value-type="string">
            <text:p text:style-name="P206"><text:span text:style-name="T28">12.0: </text:span>Initial parameters</text:p>
          </table:table-cell>
          <table:covered-table-cell/>
          <table:covered-table-cell/>
        </table:table-row>
        <table:table-row table:style-name="Site.1">
          <table:table-cell table:style-name="Site.A1" office:value-type="string">
            <text:p text:style-name="P187">12.0.0</text:p>
          </table:table-cell>
          <table:table-cell table:style-name="Site.A1" office:value-type="string">
            <text:p text:style-name="P1">Site shall have an image element <text:span text:style-name="T97">parameter </text:span>called pic</text:p>
          </table:table-cell>
          <table:table-cell table:style-name="Site.A1" office:value-type="string">
            <text:p text:style-name="P153"><text:span text:style-name="T195">Apart from the tile objects which </text:span><text:span text:style-name="T199">c</text:span><text:span text:style-name="T195">over “map”, there are no </text:span><text:span text:style-name="T513">building s</text:span><text:span text:style-name="T195">ite objects. </text:span><text:s/></text:p>
          </table:table-cell>
        </table:table-row>
        <table:table-row table:style-name="Site.1">
          <table:table-cell table:style-name="Site.A1" office:value-type="string">
            <text:p text:style-name="P187">12.0.1</text:p>
          </table:table-cell>
          <table:table-cell table:style-name="Site.A1" office:value-type="string">
            <text:p text:style-name="P1">Site shall have a tuple <text:span text:style-name="T97">parameter</text:span> of two float<text:span text:style-name="T99">s</text:span> called location</text:p>
          </table:table-cell>
          <table:table-cell table:style-name="Site.A1" office:value-type="string">
            <text:p text:style-name="P176"><text:span text:style-name="T514">location</text:span> is not used.</text:p>
          </table:table-cell>
        </table:table-row>
        <table:table-row table:style-name="Site.1">
          <table:table-cell table:style-name="Site.A1" table:number-columns-spanned="3" office:value-type="string">
            <text:p text:style-name="P207">12.1: Coordinates on screen of top left corner</text:p>
          </table:table-cell>
          <table:covered-table-cell/>
          <table:covered-table-cell/>
        </table:table-row>
        <table:table-row table:style-name="Site.1">
          <table:table-cell table:style-name="Site.A1" office:value-type="string">
            <text:p text:style-name="P187">12.1.0</text:p>
          </table:table-cell>
          <table:table-cell table:style-name="Site.A1" office:value-type="string">
            <text:p text:style-name="P1">Site shall have a float variable called x</text:p>
          </table:table-cell>
          <table:table-cell table:style-name="Site.A1" office:value-type="string">
            <text:p text:style-name="P305">Tile objects have <text:span text:style-name="T196">an attribute called “x”.</text:span></text:p>
          </table:table-cell>
        </table:table-row>
        <text:soft-page-break/>
        <table:table-row table:style-name="Site.1">
          <table:table-cell table:style-name="Site.A1" office:value-type="string">
            <text:p text:style-name="P187">12.1.1</text:p>
          </table:table-cell>
          <table:table-cell table:style-name="Site.A1" office:value-type="string">
            <text:p text:style-name="P1">The value of x shall be the value of the first element of location multiplied by the value of gridWidth <text:span text:style-name="T89">from</text:span> Map</text:p>
          </table:table-cell>
          <table:table-cell table:style-name="Site.A1" office:value-type="string">
            <text:p text:style-name="P342">“x” is the coordinate of the tile in tiles, not pixels.</text:p>
          </table:table-cell>
        </table:table-row>
        <table:table-row table:style-name="Site.1">
          <table:table-cell table:style-name="Site.A1" office:value-type="string">
            <text:p text:style-name="P187">12.1.2</text:p>
          </table:table-cell>
          <table:table-cell table:style-name="Site.A1" office:value-type="string">
            <text:p text:style-name="P1">Site shall have a float variable called y</text:p>
          </table:table-cell>
          <table:table-cell table:style-name="Site.A1" office:value-type="string">
            <text:p text:style-name="P305">Tile objects have <text:span text:style-name="T196">an attribute called “y”.</text:span></text:p>
          </table:table-cell>
        </table:table-row>
        <table:table-row table:style-name="Site.1">
          <table:table-cell table:style-name="Site.A1" office:value-type="string">
            <text:p text:style-name="P187">12.1.3</text:p>
          </table:table-cell>
          <table:table-cell table:style-name="Site.A1" office:value-type="string">
            <text:p text:style-name="P1">The value of y shall be the value of the second element of location multiplied by the value of gridHeight <text:span text:style-name="T89">from</text:span> Map</text:p>
          </table:table-cell>
          <table:table-cell table:style-name="Site.A1" office:value-type="string">
            <text:p text:style-name="P342">“y” is the coordinate of the tile in tiles, not pixels.</text:p>
          </table:table-cell>
        </table:table-row>
        <table:table-row table:style-name="Site.1">
          <table:table-cell table:style-name="Site.A1" table:number-columns-spanned="3" office:value-type="string">
            <text:p text:style-name="P208"><text:span text:style-name="T28">12.</text:span><text:span text:style-name="T68">2</text:span><text:span text:style-name="T29">: </text:span>Occupied state</text:p>
          </table:table-cell>
          <table:covered-table-cell/>
          <table:covered-table-cell/>
        </table:table-row>
        <table:table-row table:style-name="Site.1">
          <table:table-cell table:style-name="Site.A1" office:value-type="string">
            <text:p text:style-name="P188">12.<text:span text:style-name="T68">2</text:span><text:span text:style-name="T29">.0</text:span></text:p>
          </table:table-cell>
          <table:table-cell table:style-name="Site.A1" office:value-type="string">
            <text:p text:style-name="P1">Site shall have a string variable called occupation</text:p>
          </table:table-cell>
          <table:table-cell table:style-name="Site.A1" office:value-type="string">
            <text:p text:style-name="P307">occupation is no <text:span text:style-name="T470">longer</text:span> used. <text:span text:style-name="T197">Instead of that, the tile that contains a building site would have an attribute called “id”. The value of “id” would be an integer which is used to identify which tower currently occupies it.</text:span></text:p>
          </table:table-cell>
        </table:table-row>
        <table:table-row table:style-name="Site.1">
          <table:table-cell table:style-name="Site.A1" office:value-type="string">
            <text:p text:style-name="P188">12.<text:span text:style-name="T68">2</text:span><text:span text:style-name="T29">.1</text:span></text:p>
          </table:table-cell>
          <table:table-cell table:style-name="Site.A1" office:value-type="string">
            <text:p text:style-name="P1">When Site is first created, the value of occupation shall be “empty”</text:p>
          </table:table-cell>
          <table:table-cell table:style-name="Site.A1" office:value-type="string">
            <text:p text:style-name="P308">When the building site is empty, the tile that represents it would have an “id” value of 0.</text:p>
          </table:table-cell>
        </table:table-row>
        <table:table-row table:style-name="Site.1">
          <table:table-cell table:style-name="Site.A1" office:value-type="string">
            <text:p text:style-name="P188">12.<text:span text:style-name="T68">2</text:span><text:span text:style-name="T29">.2</text:span></text:p>
          </table:table-cell>
          <table:table-cell table:style-name="Site.A1" office:value-type="string">
            <text:p text:style-name="P1">When the value of occupation changes, Site shall delete Tower</text:p>
          </table:table-cell>
          <table:table-cell table:style-name="Site.A1" office:value-type="string">
            <text:p text:style-name="P308">This is done in the removeTower() <text:span text:style-name="T323">method</text:span> <text:span text:style-name="T323">of</text:span> hudLogicTower.js.</text:p>
          </table:table-cell>
        </table:table-row>
        <table:table-row table:style-name="Site.1">
          <table:table-cell table:style-name="Site.A1" office:value-type="string">
            <text:p text:style-name="P188">12.<text:span text:style-name="T68">2</text:span><text:span text:style-name="T29">.3</text:span></text:p>
          </table:table-cell>
          <table:table-cell table:style-name="Site.A1" office:value-type="string">
            <text:p text:style-name="P1">When the value of occupation is not “empty”, Site shall have a TowerObj object called Tower</text:p>
          </table:table-cell>
          <table:table-cell table:style-name="Site.A1" office:value-type="string">
            <text:p text:style-name="P308">When the building site is <text:span text:style-name="T324">not</text:span> empty, the tile that represents it would have an “id” value other than 0.</text:p>
          </table:table-cell>
        </table:table-row>
        <table:table-row table:style-name="Site.1">
          <table:table-cell table:style-name="Site.A1" table:number-columns-spanned="3" office:value-type="string">
            <text:p text:style-name="P208"><text:span text:style-name="T28">12.</text:span><text:span text:style-name="T68">3</text:span><text:span text:style-name="T29">: </text:span>Display picture</text:p>
          </table:table-cell>
          <table:covered-table-cell/>
          <table:covered-table-cell/>
        </table:table-row>
        <table:table-row table:style-name="Site.1">
          <table:table-cell table:style-name="Site.A1" office:value-type="string">
            <text:p text:style-name="P189"><text:span text:style-name="T28">12.</text:span><text:span text:style-name="T68">3</text:span><text:span text:style-name="T29">.0</text:span></text:p>
          </table:table-cell>
          <table:table-cell table:style-name="Site.A1" office:value-type="string">
            <text:p text:style-name="P1">When the value of occupation is “empty”, Site shall display pic to the screen at positions x, y with width and height being gridWidth and gridHeight <text:span text:style-name="T89">from</text:span> Map respectively</text:p>
          </table:table-cell>
          <table:table-cell table:style-name="Site.A1" office:value-type="string">
            <text:p text:style-name="P306">The displaying of the images of tile <text:span text:style-name="T471">objects</text:span> is done through the drawTiles() <text:span text:style-name="T325">method</text:span> <text:span text:style-name="T326">of</text:span> mapLogic.js.</text:p>
          </table:table-cell>
        </table:table-row>
        <table:table-row table:style-name="Site.1">
          <table:table-cell table:style-name="Site.A1" office:value-type="string">
            <text:p text:style-name="P189"><text:span text:style-name="T28">12.</text:span><text:span text:style-name="T68">3</text:span><text:span text:style-name="T29">.1</text:span></text:p>
          </table:table-cell>
          <table:table-cell table:style-name="Site.A1" office:value-type="string">
            <text:p text:style-name="P1">When the value of occupation is “empty”, Site shall delete Tower</text:p>
          </table:table-cell>
          <table:table-cell table:style-name="Site.A1" office:value-type="string">
            <text:p text:style-name="P308">This is done in the removeTower() <text:span text:style-name="T327">method</text:span> <text:span text:style-name="T327">of</text:span> hudLogicTower.js.</text:p>
          </table:table-cell>
        </table:table-row>
        <table:table-row table:style-name="Site.1">
          <table:table-cell table:style-name="Site.A1" table:number-columns-spanned="3" office:value-type="string">
            <text:p text:style-name="P208"><text:span text:style-name="T28">12.</text:span><text:span text:style-name="T68">4</text:span><text:span text:style-name="T29">: </text:span>Active state</text:p>
          </table:table-cell>
          <table:covered-table-cell/>
          <table:covered-table-cell/>
        </table:table-row>
        <table:table-row table:style-name="Site.1">
          <table:table-cell table:style-name="Site.A1" office:value-type="string">
            <text:p text:style-name="P189"><text:span text:style-name="T28">12.</text:span><text:span text:style-name="T68">4</text:span><text:span text:style-name="T29">.0</text:span></text:p>
          </table:table-cell>
          <table:table-cell table:style-name="Site.A1" office:value-type="string">
            <text:p text:style-name="P1">Site shall have a boolean variable called active</text:p>
          </table:table-cell>
          <table:table-cell table:style-name="Site.A1" office:value-type="string">
            <text:p text:style-name="P309"><text:span text:style-name="T515">active</text:span> is no longer used. <text:span text:style-name="T198">Selection of the building site tile is done by the tile in question as a</text:span><text:span text:style-name="T329">n input</text:span><text:span text:style-name="T198"> parameter when calling the makeTowerMenu() </text:span><text:span text:style-name="T328">method of</text:span><text:span text:style-name="T198"> hudLogicTower.js.</text:span></text:p>
          </table:table-cell>
        </table:table-row>
        <table:table-row table:style-name="Site.1">
          <table:table-cell table:style-name="Site.A1" office:value-type="string">
            <text:p text:style-name="P189"><text:span text:style-name="T28">12.</text:span><text:span text:style-name="T68">4</text:span><text:span text:style-name="T29">.1</text:span></text:p>
          </table:table-cell>
          <table:table-cell table:style-name="Site.A1" office:value-type="string">
            <text:p text:style-name="P1">When Site is first created, active shall be False</text:p>
          </table:table-cell>
          <table:table-cell table:style-name="Site.A1" office:value-type="string">
            <text:p text:style-name="P310">N/A</text:p>
          </table:table-cell>
        </table:table-row>
        <table:table-row table:style-name="Site.1">
          <table:table-cell table:style-name="Site.A1" office:value-type="string">
            <text:p text:style-name="P189"><text:span text:style-name="T28">12.</text:span><text:span text:style-name="T68">4</text:span><text:span text:style-name="T29">.2</text:span></text:p>
          </table:table-cell>
          <table:table-cell table:style-name="Site.A1" office:value-type="string">
            <text:p text:style-name="P1">When the mouse is clicked on the tile with Site, the value of active shall be true</text:p>
          </table:table-cell>
          <table:table-cell table:style-name="Site.A1" office:value-type="string">
            <text:p text:style-name="P311">N/A</text:p>
          </table:table-cell>
        </table:table-row>
        <table:table-row table:style-name="Site.1">
          <table:table-cell table:style-name="Site.A1" office:value-type="string">
            <text:p text:style-name="P189"><text:span text:style-name="T28">12.</text:span><text:span text:style-name="T68">4</text:span><text:span text:style-name="T29">.3</text:span></text:p>
          </table:table-cell>
          <table:table-cell table:style-name="Site.A1" office:value-type="string">
            <text:p text:style-name="P1">While the value of active is True, the value of active for all other BuildingSiteObj objects in siteList <text:span text:style-name="T89">from</text:span> Map shall be False</text:p>
          </table:table-cell>
          <table:table-cell table:style-name="Site.A1" office:value-type="string">
            <text:p text:style-name="P311">N/A</text:p>
          </table:table-cell>
        </table:table-row>
        <table:table-row table:style-name="Site.1">
          <table:table-cell table:style-name="Site.A1" office:value-type="string">
            <text:p text:style-name="P189"><text:span text:style-name="T28">12.</text:span><text:span text:style-name="T68">4</text:span><text:span text:style-name="T29">.4</text:span></text:p>
          </table:table-cell>
          <table:table-cell table:style-name="Site.A1" office:value-type="string">
            <text:p text:style-name="P1">When the mouse is clicked anywhere on Map but on the tile with Site, the value of active shall be False</text:p>
          </table:table-cell>
          <table:table-cell table:style-name="Site.A1" office:value-type="string">
            <text:p text:style-name="P311">Incomplete</text:p>
          </table:table-cell>
        </table:table-row>
        <table:table-row table:style-name="Site.1">
          <table:table-cell table:style-name="Site.A1" table:number-columns-spanned="3" office:value-type="string">
            <text:p text:style-name="P208"><text:span text:style-name="T28">12.</text:span><text:span text:style-name="T68">5</text:span><text:span text:style-name="T29">: </text:span>Bullet list</text:p>
          </table:table-cell>
          <table:covered-table-cell/>
          <table:covered-table-cell/>
        </table:table-row>
        <table:table-row table:style-name="Site.1">
          <table:table-cell table:style-name="Site.A1" office:value-type="string">
            <text:p text:style-name="P189"><text:span text:style-name="T28">12.</text:span><text:span text:style-name="T68">5</text:span><text:span text:style-name="T29">.0</text:span></text:p>
          </table:table-cell>
          <table:table-cell table:style-name="Site.A1" office:value-type="string">
            <text:p text:style-name="P1">Site shall have a list of BulletObj objects called bulletList</text:p>
          </table:table-cell>
          <table:table-cell table:style-name="Site.A1" office:value-type="string">
            <text:p text:style-name="P311"><text:span text:style-name="T555">bulletList is no longer used. </text:span>The list of bullets is now <text:span text:style-name="T516">a</text:span> <text:span text:style-name="T330">Phaser group object called</text:span> “bulletGroup” <text:span text:style-name="T471">of</text:span> “map”.</text:p>
          </table:table-cell>
        </table:table-row>
      </table:table>
      <text:p text:style-name="P44"/>
      <text:p text:style-name="P297"><text:span text:style-name="T119">13: </text:span><text:span text:style-name="T120">Requirements for </text:span><text:span text:style-name="T121">the </text:span><text:span text:style-name="T122">Decoration</text:span><text:span text:style-name="T121"> object</text:span><text:span text:style-name="T122">s</text:span></text:p>
      <table:table table:name="Decoration" table:style-name="Decoration">
        <table:table-column table:style-name="Decoration.A"/>
        <table:table-column table:style-name="Decoration.B" table:number-columns-repeated="2"/>
        <table:table-row table:style-name="Decoration.1">
          <table:table-cell table:style-name="Decoration.A1" office:value-type="string">
            <text:p text:style-name="P1">ID</text:p>
          </table:table-cell>
          <table:table-cell table:style-name="Decoration.A1" office:value-type="string">
            <text:p text:style-name="P1">Requirement</text:p>
          </table:table-cell>
          <table:table-cell table:style-name="Decoration.A1" office:value-type="string">
            <text:p text:style-name="P379">How<text:span text:style-name="T175"> it was completed</text:span></text:p>
          </table:table-cell>
        </table:table-row>
        <text:soft-page-break/>
        <table:table-row table:style-name="Decoration.1">
          <table:table-cell table:style-name="Decoration.A1" table:number-columns-spanned="3" office:value-type="string">
            <text:p text:style-name="P209">13.0: Initial parameters</text:p>
          </table:table-cell>
          <table:covered-table-cell/>
          <table:covered-table-cell/>
        </table:table-row>
        <table:table-row table:style-name="Decoration.1">
          <table:table-cell table:style-name="Decoration.A1" office:value-type="string">
            <text:p text:style-name="P190">13.0.0</text:p>
          </table:table-cell>
          <table:table-cell table:style-name="Decoration.A1" office:value-type="string">
            <text:p text:style-name="P1">Decoration shall have an image element <text:span text:style-name="T97">parameter</text:span> called pic</text:p>
          </table:table-cell>
          <table:table-cell table:style-name="Decoration.A1" office:value-type="string">
            <text:p text:style-name="P154"><text:span text:style-name="T195">Apart from the tile objects which </text:span><text:span text:style-name="T199">c</text:span><text:span text:style-name="T195">over “map”, there are no </text:span><text:span text:style-name="T200">Decoration</text:span><text:span text:style-name="T195"> objects. </text:span><text:s/></text:p>
          </table:table-cell>
        </table:table-row>
        <table:table-row table:style-name="Decoration.1">
          <table:table-cell table:style-name="Decoration.A1" office:value-type="string">
            <text:p text:style-name="P190">13.0.1</text:p>
          </table:table-cell>
          <table:table-cell table:style-name="Decoration.A1" office:value-type="string">
            <text:p text:style-name="P1">Decoration shall have a tuple <text:span text:style-name="T97">parameter</text:span> of two float<text:span text:style-name="T100">s</text:span> called location</text:p>
          </table:table-cell>
          <table:table-cell table:style-name="Decoration.A1" office:value-type="string">
            <text:p text:style-name="P177"><text:span text:style-name="T517">location</text:span> is not used.</text:p>
          </table:table-cell>
        </table:table-row>
        <table:table-row table:style-name="Decoration.1">
          <table:table-cell table:style-name="Decoration.A1" table:number-columns-spanned="3" office:value-type="string">
            <text:p text:style-name="P209">13.1: Coordinates on screen</text:p>
          </table:table-cell>
          <table:covered-table-cell/>
          <table:covered-table-cell/>
        </table:table-row>
        <table:table-row table:style-name="Decoration.1">
          <table:table-cell table:style-name="Decoration.A1" office:value-type="string">
            <text:p text:style-name="P190">13.1.0</text:p>
          </table:table-cell>
          <table:table-cell table:style-name="Decoration.A1" office:value-type="string">
            <text:p text:style-name="P1">Decoration shall have a float variable called x</text:p>
          </table:table-cell>
          <table:table-cell table:style-name="Decoration.A1" office:value-type="string">
            <text:p text:style-name="P305">Tile objects have <text:span text:style-name="T196">an attribute called “x”.</text:span></text:p>
          </table:table-cell>
        </table:table-row>
        <table:table-row table:style-name="Decoration.1">
          <table:table-cell table:style-name="Decoration.A1" office:value-type="string">
            <text:p text:style-name="P190">13.1.1</text:p>
          </table:table-cell>
          <table:table-cell table:style-name="Decoration.A1" office:value-type="string">
            <text:p text:style-name="P1">The value of x shall be the value of the first element of location multiplied by the value of gridWidth from Map</text:p>
          </table:table-cell>
          <table:table-cell table:style-name="Decoration.A1" office:value-type="string">
            <text:p text:style-name="P342">“x” is the coordinate of the tile in tiles, not pixels.</text:p>
          </table:table-cell>
        </table:table-row>
        <table:table-row table:style-name="Decoration.1">
          <table:table-cell table:style-name="Decoration.A1" office:value-type="string">
            <text:p text:style-name="P190">13.1.2</text:p>
          </table:table-cell>
          <table:table-cell table:style-name="Decoration.A1" office:value-type="string">
            <text:p text:style-name="P1">Decoration shall have a float variable called y</text:p>
          </table:table-cell>
          <table:table-cell table:style-name="Decoration.A1" office:value-type="string">
            <text:p text:style-name="P305">Tile objects have <text:span text:style-name="T196">an attribute called “y”.</text:span></text:p>
          </table:table-cell>
        </table:table-row>
        <table:table-row table:style-name="Decoration.1">
          <table:table-cell table:style-name="Decoration.A1" office:value-type="string">
            <text:p text:style-name="P190">13.1.3</text:p>
          </table:table-cell>
          <table:table-cell table:style-name="Decoration.A1" office:value-type="string">
            <text:p text:style-name="P1">The value of y shall be the value of the second element of location multiplied by the value of gridHeight from Map</text:p>
          </table:table-cell>
          <table:table-cell table:style-name="Decoration.A1" office:value-type="string">
            <text:p text:style-name="P342">“y” is the coordinate of the tile in tiles, not pixels.</text:p>
          </table:table-cell>
        </table:table-row>
        <table:table-row table:style-name="Decoration.1">
          <table:table-cell table:style-name="Decoration.A1" table:number-columns-spanned="3" office:value-type="string">
            <text:p text:style-name="P209">13.2: Display picture</text:p>
          </table:table-cell>
          <table:covered-table-cell/>
          <table:covered-table-cell/>
        </table:table-row>
        <table:table-row table:style-name="Decoration.1">
          <table:table-cell table:style-name="Decoration.A1" office:value-type="string">
            <text:p text:style-name="P190">13.2.0</text:p>
          </table:table-cell>
          <table:table-cell table:style-name="Decoration.A1" office:value-type="string">
            <text:p text:style-name="P1">Decoration shall display pic to the screen at position x, y with width and height being gridWidth and gridHeight from Map respectively</text:p>
          </table:table-cell>
          <table:table-cell table:style-name="Decoration.A1" office:value-type="string">
            <text:p text:style-name="P306">The displaying of the images of tile <text:span text:style-name="T472">objects</text:span> is done through the drawTiles() <text:span text:style-name="T331">method of</text:span> mapLogic.js.</text:p>
          </table:table-cell>
        </table:table-row>
      </table:table>
      <text:p text:style-name="P37"/>
      <text:p text:style-name="P37"><text:span text:style-name="T30">14: </text:span>Requirements for <text:span text:style-name="T2">the </text:span><text:span text:style-name="T4">TowerMenu</text:span><text:span text:style-name="T2"> object</text:span></text:p>
      <table:table table:name="TowerMenu" table:style-name="TowerMenu">
        <table:table-column table:style-name="TowerMenu.A"/>
        <table:table-column table:style-name="TowerMenu.B"/>
        <table:table-column table:style-name="TowerMenu.C"/>
        <table:table-row table:style-name="TowerMenu.1">
          <table:table-cell table:style-name="TowerMenu.A1" office:value-type="string">
            <text:p text:style-name="P1">ID</text:p>
          </table:table-cell>
          <table:table-cell table:style-name="TowerMenu.A1" office:value-type="string">
            <text:p text:style-name="P1">Requirement</text:p>
          </table:table-cell>
          <table:table-cell table:style-name="TowerMenu.A1" office:value-type="string">
            <text:p text:style-name="P379">How<text:span text:style-name="T175"> it was completed</text:span></text:p>
          </table:table-cell>
        </table:table-row>
        <table:table-row table:style-name="TowerMenu.1">
          <table:table-cell table:style-name="TowerMenu.A1" table:number-columns-spanned="3" office:value-type="string">
            <text:p text:style-name="P210"><text:span text:style-name="T31">14.0: </text:span>Display nothing</text:p>
          </table:table-cell>
          <table:covered-table-cell/>
          <table:covered-table-cell/>
        </table:table-row>
        <table:table-row table:style-name="TowerMenu.1">
          <table:table-cell table:style-name="TowerMenu.A1" office:value-type="string">
            <text:p text:style-name="P244">14.0.0</text:p>
          </table:table-cell>
          <table:table-cell table:style-name="TowerMenu.A1" office:value-type="string">
            <text:p text:style-name="P1">TowerMenu shall have a boolean variable called display</text:p>
          </table:table-cell>
          <table:table-cell table:style-name="TowerMenu.A1" office:value-type="string">
            <text:p text:style-name="P312"><text:span text:style-name="T518">display</text:span> is no longer used.</text:p>
          </table:table-cell>
        </table:table-row>
        <table:table-row table:style-name="TowerMenu.4">
          <table:table-cell table:style-name="TowerMenu.A1" office:value-type="string">
            <text:p text:style-name="P244">14.0.1</text:p>
          </table:table-cell>
          <table:table-cell table:style-name="TowerMenu.A1" office:value-type="string">
            <text:p text:style-name="P1">When no BuildingSiteObj obejcts in siteList from Map have the value of active equal to True, the value of display shall be False</text:p>
          </table:table-cell>
          <table:table-cell table:style-name="TowerMenu.A1" office:value-type="string">
            <text:p text:style-name="P313">N/A</text:p>
          </table:table-cell>
        </table:table-row>
        <table:table-row table:style-name="TowerMenu.1">
          <table:table-cell table:style-name="TowerMenu.A1" office:value-type="string">
            <text:p text:style-name="P244">14.0.2</text:p>
          </table:table-cell>
          <table:table-cell table:style-name="TowerMenu.A1" office:value-type="string">
            <text:p text:style-name="P1">When the value of display is False, TowerMenu shall display nothing</text:p>
          </table:table-cell>
          <table:table-cell table:style-name="TowerMenu.A1" office:value-type="string">
            <text:p text:style-name="P313">N/A</text:p>
          </table:table-cell>
        </table:table-row>
        <table:table-row table:style-name="TowerMenu.1">
          <table:table-cell table:style-name="TowerMenu.A1" office:value-type="string">
            <text:p text:style-name="P244">14.0.3</text:p>
          </table:table-cell>
          <table:table-cell table:style-name="TowerMenu.A1" office:value-type="string">
            <text:p text:style-name="P1">When more than one BuildingSiteObj object in siteList <text:span text:style-name="T30">from</text:span> Map has the value of active equal to True, the value of active <text:span text:style-name="T143">from</text:span> all BuildingSiteData objects in siteList shall be False</text:p>
          </table:table-cell>
          <table:table-cell table:style-name="TowerMenu.A1" office:value-type="string">
            <text:p text:style-name="P313">N/A</text:p>
          </table:table-cell>
        </table:table-row>
        <table:table-row table:style-name="TowerMenu.1">
          <table:table-cell table:style-name="TowerMenu.A1" table:number-columns-spanned="3" office:value-type="string">
            <text:p text:style-name="P211"><text:span text:style-name="T31">14.1: </text:span>Display something</text:p>
          </table:table-cell>
          <table:covered-table-cell/>
          <table:covered-table-cell/>
        </table:table-row>
        <table:table-row table:style-name="TowerMenu.1">
          <table:table-cell table:style-name="TowerMenu.A1" office:value-type="string">
            <text:p text:style-name="P244">14.1.0</text:p>
          </table:table-cell>
          <table:table-cell table:style-name="TowerMenu.A1" office:value-type="string">
            <text:p text:style-name="P1">When one BuildingSiteObj obejct in siteList <text:span text:style-name="T30">from</text:span> Map has the value of active equal to True, the value of display shall be True</text:p>
          </table:table-cell>
          <table:table-cell table:style-name="TowerMenu.A1" office:value-type="string">
            <text:p text:style-name="P313">N/A</text:p>
          </table:table-cell>
        </table:table-row>
        <table:table-row table:style-name="TowerMenu.1">
          <table:table-cell table:style-name="TowerMenu.A1" table:number-columns-spanned="3" office:value-type="string">
            <text:p text:style-name="P212"><text:span text:style-name="T31">14.2: </text:span>Menu objects</text:p>
          </table:table-cell>
          <table:covered-table-cell/>
          <table:covered-table-cell/>
        </table:table-row>
        <table:table-row table:style-name="TowerMenu.1">
          <table:table-cell table:style-name="TowerMenu.A1" office:value-type="string">
            <text:p text:style-name="P244">14.2.0</text:p>
          </table:table-cell>
          <table:table-cell table:style-name="TowerMenu.A1" office:value-type="string">
            <text:p text:style-name="P1">When the value of display is True and the value of occupation of that Site is “empty”, <text:soft-page-break/>TowerMenu shall have a TowerMenuBuyObj object called MenuBuy</text:p>
          </table:table-cell>
          <table:table-cell table:style-name="TowerMenu.A1" office:value-type="string">
            <text:p text:style-name="P314"><text:span text:style-name="T253">occupation</text:span><text:span text:style-name="T252"> </text:span><text:span text:style-name="T254">is</text:span><text:span text:style-name="T252"> </text:span><text:span text:style-name="T255">now called</text:span><text:span text:style-name="T252"> “id”</text:span>. If the value <text:span text:style-name="T332">of “id”</text:span> is 0 or null, then this condition is <text:soft-page-break/>fulfilled. <text:span text:style-name="T334">This check is done in the makeTowerMenu() method of hudLogicTower.js.</text:span></text:p>
          </table:table-cell>
        </table:table-row>
        <table:table-row table:style-name="TowerMenu.1">
          <table:table-cell table:style-name="TowerMenu.A1" office:value-type="string">
            <text:p text:style-name="P244">14.2.1</text:p>
          </table:table-cell>
          <table:table-cell table:style-name="TowerMenu.A1" office:value-type="string">
            <text:p text:style-name="P1">When the value of display is True and the value of occupation of that Site is not “empty, TowerMenu shall have a TowerMenuStatsObj object called MenuStats</text:p>
          </table:table-cell>
          <table:table-cell table:style-name="TowerMenu.A1" office:value-type="string">
            <text:p text:style-name="P315"><text:span text:style-name="T256">occupation</text:span><text:span text:style-name="T252"> is no</text:span><text:span text:style-name="T257">w called</text:span><text:span text:style-name="T252"> “id”.</text:span> If the value <text:span text:style-name="T333">of “id”</text:span> is a number other than 0, then this condition is fulfilled. <text:span text:style-name="T334">This check is done in the makeTowerMenu() method of hudLogicTower.js.</text:span></text:p>
          </table:table-cell>
        </table:table-row>
        <table:table-row table:style-name="TowerMenu.1">
          <table:table-cell table:style-name="TowerMenu.A1" table:number-columns-spanned="3" office:value-type="string">
            <text:p text:style-name="P212"><text:span text:style-name="T31">14.3: </text:span>Delete menu objects</text:p>
          </table:table-cell>
          <table:covered-table-cell/>
          <table:covered-table-cell/>
        </table:table-row>
        <table:table-row table:style-name="TowerMenu.1">
          <table:table-cell table:style-name="TowerMenu.A1" office:value-type="string">
            <text:p text:style-name="P244">14.3.0</text:p>
          </table:table-cell>
          <table:table-cell table:style-name="TowerMenu.A1" office:value-type="string">
            <text:p text:style-name="P1">When the value of display is False, the software shall delete MenuStats</text:p>
          </table:table-cell>
          <table:table-cell table:style-name="TowerMenu.A1" office:value-type="string">
            <text:p text:style-name="P316">All <text:span text:style-name="T472">object that are a part of</text:span> tower <text:span text:style-name="T472">m</text:span>enu <text:span text:style-name="T472">the</text:span> object are <text:span text:style-name="T472">also</text:span> <text:span text:style-name="T472">removed when the tower menu object is removed.</text:span></text:p>
          </table:table-cell>
        </table:table-row>
        <table:table-row table:style-name="TowerMenu.1">
          <table:table-cell table:style-name="TowerMenu.A1" office:value-type="string">
            <text:p text:style-name="P244">14.3.1</text:p>
          </table:table-cell>
          <table:table-cell table:style-name="TowerMenu.A1" office:value-type="string">
            <text:p text:style-name="P1">When the value of display is False, the software shall delete MenuBuy</text:p>
          </table:table-cell>
          <table:table-cell table:style-name="TowerMenu.A1" office:value-type="string">
            <text:p text:style-name="P383">All <text:span text:style-name="T472">object that are a part of</text:span> tower <text:span text:style-name="T472">m</text:span>enu <text:span text:style-name="T472">the</text:span> object are <text:span text:style-name="T472">also</text:span> <text:span text:style-name="T472">removed when the tower menu object is removed.</text:span></text:p>
          </table:table-cell>
        </table:table-row>
        <table:table-row table:style-name="TowerMenu.1">
          <table:table-cell table:style-name="TowerMenu.A1" office:value-type="string">
            <text:p text:style-name="P244">14.3.2</text:p>
          </table:table-cell>
          <table:table-cell table:style-name="TowerMenu.A1" office:value-type="string">
            <text:p text:style-name="P1">When TowerMenu creates MenuBuy, the software shall delete MenuStats</text:p>
          </table:table-cell>
          <table:table-cell table:style-name="TowerMenu.A1" office:value-type="string">
            <text:p text:style-name="P383">All <text:span text:style-name="T472">object that are a part of</text:span> tower <text:span text:style-name="T472">m</text:span>enu <text:span text:style-name="T472">the</text:span> object are <text:span text:style-name="T472">also</text:span> <text:span text:style-name="T472">removed when the tower menu object is removed.</text:span></text:p>
          </table:table-cell>
        </table:table-row>
        <table:table-row table:style-name="TowerMenu.1">
          <table:table-cell table:style-name="TowerMenu.A1" office:value-type="string">
            <text:p text:style-name="P244">14.3.3</text:p>
          </table:table-cell>
          <table:table-cell table:style-name="TowerMenu.A1" office:value-type="string">
            <text:p text:style-name="P1">When TowerMenu creates MenuStats, the software shall delete MenuBuy</text:p>
          </table:table-cell>
          <table:table-cell table:style-name="TowerMenu.A1" office:value-type="string">
            <text:p text:style-name="P383">All <text:span text:style-name="T472">object that are a part of</text:span> tower <text:span text:style-name="T472">m</text:span>enu <text:span text:style-name="T472">the</text:span> object are <text:span text:style-name="T472">also</text:span> <text:span text:style-name="T472">removed when the tower menu object is removed.</text:span></text:p>
          </table:table-cell>
        </table:table-row>
      </table:table>
      <text:p text:style-name="P47"/>
      <text:p text:style-name="P298"><text:span text:style-name="T123">15: </text:span><text:span text:style-name="T120">Requirements for </text:span><text:span text:style-name="T121">the </text:span><text:span text:style-name="T124">Enemy</text:span><text:span text:style-name="T121"> object</text:span><text:span text:style-name="T124">s</text:span></text:p>
      <table:table table:name="Enemy" table:style-name="Enemy">
        <table:table-column table:style-name="Enemy.A"/>
        <table:table-column table:style-name="Enemy.B"/>
        <table:table-column table:style-name="Enemy.C"/>
        <table:table-row table:style-name="Enemy.1">
          <table:table-cell table:style-name="Enemy.A1" office:value-type="string">
            <text:p text:style-name="P1">ID</text:p>
          </table:table-cell>
          <table:table-cell table:style-name="Enemy.A1" office:value-type="string">
            <text:p text:style-name="P1">Requirement</text:p>
          </table:table-cell>
          <table:table-cell table:style-name="Enemy.A1" office:value-type="string">
            <text:p text:style-name="P379">How<text:span text:style-name="T175"> it was completed</text:span></text:p>
          </table:table-cell>
        </table:table-row>
        <table:table-row table:style-name="Enemy.1">
          <table:table-cell table:style-name="Enemy.A1" table:number-columns-spanned="3" office:value-type="string">
            <text:p text:style-name="P213"><text:span text:style-name="T32">15.0: </text:span>Initial parameters</text:p>
          </table:table-cell>
          <table:covered-table-cell/>
          <table:covered-table-cell/>
        </table:table-row>
        <table:table-row table:style-name="Enemy.1">
          <table:table-cell table:style-name="Enemy.A1" office:value-type="string">
            <text:p text:style-name="P245">15.0.1</text:p>
          </table:table-cell>
          <table:table-cell table:style-name="Enemy.A1" office:value-type="string">
            <text:p text:style-name="P1">Enemy shall have a string <text:span text:style-name="T98">parameter</text:span> called enemyKey </text:p>
          </table:table-cell>
          <table:table-cell table:style-name="Enemy.A1" office:value-type="string">
            <text:p text:style-name="P317">This attribute is no longer used.</text:p>
          </table:table-cell>
        </table:table-row>
        <table:table-row table:style-name="Enemy.1">
          <table:table-cell table:style-name="Enemy.A1" office:value-type="string">
            <text:p text:style-name="P245">15.0.2</text:p>
          </table:table-cell>
          <table:table-cell table:style-name="Enemy.A1" office:value-type="string">
            <text:p text:style-name="P1">Enemy shall have a tuple <text:span text:style-name="T98">parameter</text:span> of two float<text:span text:style-name="T100">s</text:span> called location</text:p>
          </table:table-cell>
          <table:table-cell table:style-name="Enemy.A1" office:value-type="string">
            <text:p text:style-name="P318"><text:span text:style-name="T520">location</text:span> is no longer used.</text:p>
          </table:table-cell>
        </table:table-row>
        <table:table-row table:style-name="Enemy.1">
          <table:table-cell table:style-name="Enemy.A1" office:value-type="string">
            <text:p text:style-name="P245">15.0.3</text:p>
          </table:table-cell>
          <table:table-cell table:style-name="Enemy.A1" office:value-type="string">
            <text:p text:style-name="P1">Enemy shall have an integer <text:span text:style-name="T98">parameter</text:span> called ID</text:p>
          </table:table-cell>
          <table:table-cell table:style-name="Enemy.A1" office:value-type="string">
            <text:p text:style-name="P318"><text:span text:style-name="T520">ID</text:span> is no longer used. <text:s/><text:span text:style-name="T336">T</text:span>he makeBullet() <text:span text:style-name="T335">method</text:span> in mapLogicTower.js requires an enemy <text:span text:style-name="T472">object</text:span> as an input parameter, so all the details of the specific enemy <text:span text:style-name="T472">object</text:span> is known <text:span text:style-name="T335">to a bullet </text:span><text:span text:style-name="T472">object</text:span><text:span text:style-name="T335"> targeting it</text:span>.</text:p>
          </table:table-cell>
        </table:table-row>
        <table:table-row table:style-name="Enemy.1">
          <table:table-cell table:style-name="Enemy.A1" table:number-columns-spanned="3" office:value-type="string">
            <text:p text:style-name="P254"><text:span text:style-name="T32">15.1: </text:span>Coordinates on screen</text:p>
          </table:table-cell>
          <table:covered-table-cell/>
          <table:covered-table-cell/>
        </table:table-row>
        <table:table-row table:style-name="Enemy.1">
          <table:table-cell table:style-name="Enemy.A1" office:value-type="string">
            <text:p text:style-name="P253">15.1.0</text:p>
          </table:table-cell>
          <table:table-cell table:style-name="Enemy.A1" office:value-type="string">
            <text:p text:style-name="P252">Enemy shall have a float variable called x</text:p>
          </table:table-cell>
          <table:table-cell table:style-name="Enemy.A1" office:value-type="string">
            <text:p text:style-name="P256"><text:span text:style-name="T557">“x”</text:span> is automatically added upon making “enemy”. It is done in the makeEnemy() <text:s/><text:span text:style-name="T336">method of</text:span> mapLogicEnemy.js.</text:p>
          </table:table-cell>
        </table:table-row>
        <table:table-row table:style-name="Enemy.1">
          <table:table-cell table:style-name="Enemy.A1" office:value-type="string">
            <text:p text:style-name="P253">15.1.1</text:p>
          </table:table-cell>
          <table:table-cell table:style-name="Enemy.A1" office:value-type="string">
            <text:p text:style-name="P252">When Enemy is first created, the value of x shall be the first entry of location</text:p>
          </table:table-cell>
          <table:table-cell table:style-name="Enemy.A1" office:value-type="string">
            <text:p text:style-name="P256">N/A</text:p>
          </table:table-cell>
        </table:table-row>
        <table:table-row table:style-name="Enemy.1">
          <table:table-cell table:style-name="Enemy.A1" office:value-type="string">
            <text:p text:style-name="P253">15.1.2</text:p>
          </table:table-cell>
          <table:table-cell table:style-name="Enemy.A1" office:value-type="string">
            <text:p text:style-name="P252">Enemy shall have a float variable called y</text:p>
          </table:table-cell>
          <table:table-cell table:style-name="Enemy.A1" office:value-type="string">
            <text:p text:style-name="P256">“<text:span text:style-name="T558">y”</text:span> is automatically added upon making “enemy”. It is done in the makeEnemy() <text:span text:style-name="T337">method</text:span> <text:span text:style-name="T337">of</text:span> mapLogicEnemy.js.</text:p>
          </table:table-cell>
        </table:table-row>
        <table:table-row table:style-name="Enemy.1">
          <table:table-cell table:style-name="Enemy.A1" office:value-type="string">
            <text:p text:style-name="P253">15.1.3</text:p>
          </table:table-cell>
          <table:table-cell table:style-name="Enemy.A1" office:value-type="string">
            <text:p text:style-name="P252">When Enemy is first created, the value of y shall be the second entry of location</text:p>
          </table:table-cell>
          <table:table-cell table:style-name="Enemy.A1" office:value-type="string">
            <text:p text:style-name="P256">N/A</text:p>
          </table:table-cell>
        </table:table-row>
        <table:table-row table:style-name="Enemy.1">
          <table:table-cell table:style-name="Enemy.A1" table:number-columns-spanned="3" office:value-type="string">
            <text:p text:style-name="P214"><text:span text:style-name="T32">15.2: </text:span>Extract picture</text:p>
          </table:table-cell>
          <table:covered-table-cell/>
          <table:covered-table-cell/>
        </table:table-row>
        <table:table-row table:style-name="Enemy.1">
          <table:table-cell table:style-name="Enemy.A1" office:value-type="string">
            <text:p text:style-name="P245">15.2.0</text:p>
          </table:table-cell>
          <table:table-cell table:style-name="Enemy.A1" office:value-type="string">
            <text:p text:style-name="P1">Enemy shall have a string variable called imageLink</text:p>
          </table:table-cell>
          <table:table-cell table:style-name="Enemy.A1" office:value-type="string">
            <text:p text:style-name="P319">This is an input parameter used <text:span text:style-name="T339">in</text:span> the making of “enemy”. This is done in the makeEnemy() <text:span text:style-name="T338">method</text:span> of mapLogicEnemy.js.</text:p>
          </table:table-cell>
        </table:table-row>
        <table:table-row table:style-name="Enemy.1">
          <table:table-cell table:style-name="Enemy.A1" office:value-type="string">
            <text:p text:style-name="P253">15.2.1</text:p>
          </table:table-cell>
          <table:table-cell table:style-name="Enemy.A1" office:value-type="string">
            <text:p text:style-name="P252">The value of imageLink shall be the value of “imageLink” in the (value of enemyKey) <text:soft-page-break/>dictionary in the enemyData dictionary from Resource</text:p>
          </table:table-cell>
          <table:table-cell table:style-name="Enemy.A1" office:value-type="string">
            <text:p text:style-name="P257">This is done in the makeEnemy() <text:span text:style-name="T340">method</text:span> of mapLogicEnemy.js.</text:p>
          </table:table-cell>
        </table:table-row>
        <table:table-row table:style-name="Enemy.1">
          <table:table-cell table:style-name="Enemy.A1" office:value-type="string">
            <text:p text:style-name="P253">15.2.2</text:p>
          </table:table-cell>
          <table:table-cell table:style-name="Enemy.A1" office:value-type="string">
            <text:p text:style-name="P252">Enemy shall have an image element called pic</text:p>
          </table:table-cell>
          <table:table-cell table:style-name="Enemy.A1" office:value-type="string">
            <text:p text:style-name="P258">This attribute is hidden within the attribute <text:span text:style-name="T472">of “enemy”</text:span> called “texture”.</text:p>
          </table:table-cell>
        </table:table-row>
        <table:table-row table:style-name="Enemy.1">
          <table:table-cell table:style-name="Enemy.A1" office:value-type="string">
            <text:p text:style-name="P253">15.2.3</text:p>
          </table:table-cell>
          <table:table-cell table:style-name="Enemy.A1" office:value-type="string">
            <text:p text:style-name="P252">The value of pic shall be the image element in images from Resource that imageLink references</text:p>
          </table:table-cell>
          <table:table-cell table:style-name="Enemy.A1" office:value-type="string">
            <text:p text:style-name="P258">This attribute is hidden within the attribute <text:span text:style-name="T472">of “enemy”</text:span> called “texture”.</text:p>
          </table:table-cell>
        </table:table-row>
        <table:table-row table:style-name="Enemy.1">
          <table:table-cell table:style-name="Enemy.A1" table:number-columns-spanned="3" office:value-type="string">
            <text:p text:style-name="P255"><text:span text:style-name="T32">15.3: </text:span>Display picture</text:p>
          </table:table-cell>
          <table:covered-table-cell/>
          <table:covered-table-cell/>
        </table:table-row>
        <table:table-row table:style-name="Enemy.1">
          <table:table-cell table:style-name="Enemy.A1" office:value-type="string">
            <text:p text:style-name="P253">15.3.0</text:p>
          </table:table-cell>
          <table:table-cell table:style-name="Enemy.A1" office:value-type="string">
            <text:p text:style-name="P252">Enemy shall have a float variable called size</text:p>
          </table:table-cell>
          <table:table-cell table:style-name="Enemy.A1" office:value-type="string">
            <text:p text:style-name="P259">This is done in the makeEnemy() <text:span text:style-name="T341">method</text:span> of mapLogicEnemy.js.</text:p>
          </table:table-cell>
        </table:table-row>
        <table:table-row table:style-name="Enemy.1">
          <table:table-cell table:style-name="Enemy.A1" office:value-type="string">
            <text:p text:style-name="P253">15.3.1</text:p>
          </table:table-cell>
          <table:table-cell table:style-name="Enemy.A1" office:value-type="string">
            <text:p text:style-name="P252">The value of size shall be the value of “size” in the (value of enemyKey) dictionary in the enemyData dictionary from Resource</text:p>
          </table:table-cell>
          <table:table-cell table:style-name="Enemy.A1" office:value-type="string">
            <text:p text:style-name="P259">This is done in the makeEnemy() <text:span text:style-name="T342">method</text:span> of mapLogicEnemy.js.</text:p>
          </table:table-cell>
        </table:table-row>
        <table:table-row table:style-name="Enemy.1">
          <table:table-cell table:style-name="Enemy.A1" office:value-type="string">
            <text:p text:style-name="P253">15.3.2</text:p>
          </table:table-cell>
          <table:table-cell table:style-name="Enemy.A1" office:value-type="string">
            <text:p text:style-name="P252">Enemy shall have a float variable called w</text:p>
          </table:table-cell>
          <table:table-cell table:style-name="Enemy.A1" office:value-type="string">
            <text:p text:style-name="P260"><text:span text:style-name="T559">w</text:span> is now <text:span text:style-name="T343">an attribute called</text:span> “displayWidth” and is automatically added upon making “enemy”. This is done in the makeEnemy() <text:span text:style-name="T344">method</text:span> of mapLogicEnemy.js.</text:p>
          </table:table-cell>
        </table:table-row>
        <table:table-row table:style-name="Enemy.1">
          <table:table-cell table:style-name="Enemy.A1" office:value-type="string">
            <text:p text:style-name="P253">15.3.3</text:p>
          </table:table-cell>
          <table:table-cell table:style-name="Enemy.A1" office:value-type="string">
            <text:p text:style-name="P252">The value of w shall be the value of size multiplied by gridWidth from Map</text:p>
          </table:table-cell>
          <table:table-cell table:style-name="Enemy.A1" office:value-type="string">
            <text:p text:style-name="P262">N/A</text:p>
          </table:table-cell>
        </table:table-row>
        <table:table-row table:style-name="Enemy.1">
          <table:table-cell table:style-name="Enemy.A1" office:value-type="string">
            <text:p text:style-name="P253">15.3.4</text:p>
          </table:table-cell>
          <table:table-cell table:style-name="Enemy.A1" office:value-type="string">
            <text:p text:style-name="P252">Enemy shall have a float variable called h</text:p>
          </table:table-cell>
          <table:table-cell table:style-name="Enemy.A1" office:value-type="string">
            <text:p text:style-name="P261"><text:span text:style-name="T559">h</text:span> is now <text:span text:style-name="T343">an attribute called</text:span> “display<text:span text:style-name="T345">Height”</text:span> and is automatically added upon making “enemy”. This is done in the makeEnemy() <text:span text:style-name="T344">method</text:span> of mapLogicEnemy.js.</text:p>
          </table:table-cell>
        </table:table-row>
        <table:table-row table:style-name="Enemy.1">
          <table:table-cell table:style-name="Enemy.A1" office:value-type="string">
            <text:p text:style-name="P245">15.3.5</text:p>
          </table:table-cell>
          <table:table-cell table:style-name="Enemy.A1" office:value-type="string">
            <text:p text:style-name="P1">The value of h shall be the value of size multiplied by gridHeight from Map</text:p>
          </table:table-cell>
          <table:table-cell table:style-name="Enemy.A1" office:value-type="string">
            <text:p text:style-name="P320">N/A</text:p>
          </table:table-cell>
        </table:table-row>
        <table:table-row table:style-name="Enemy.1">
          <table:table-cell table:style-name="Enemy.A1" office:value-type="string">
            <text:p text:style-name="P246">15.3.<text:span text:style-name="T61">6</text:span></text:p>
          </table:table-cell>
          <table:table-cell table:style-name="Enemy.A1" office:value-type="string">
            <text:p text:style-name="P264">Enemy shall have a float variable called drawX</text:p>
          </table:table-cell>
          <table:table-cell table:style-name="Enemy.A1" office:value-type="string">
            <text:p text:style-name="P320"><text:span text:style-name="T520">drawX</text:span> is no longer used. “displayWidth” handles the functionality this would provide.</text:p>
          </table:table-cell>
        </table:table-row>
        <table:table-row table:style-name="Enemy.1">
          <table:table-cell table:style-name="Enemy.A1" office:value-type="string">
            <text:p text:style-name="P246">15.3.<text:span text:style-name="T61">7</text:span></text:p>
          </table:table-cell>
          <table:table-cell table:style-name="Enemy.A1" office:value-type="string">
            <text:p text:style-name="P264">The value of drawX shall be the value of x multiplied by the value of gridWidth then add to that, half the value of gridWidth</text:p>
          </table:table-cell>
          <table:table-cell table:style-name="Enemy.A1" office:value-type="string">
            <text:p text:style-name="P320">N/A</text:p>
          </table:table-cell>
        </table:table-row>
        <table:table-row table:style-name="Enemy.1">
          <table:table-cell table:style-name="Enemy.A1" office:value-type="string">
            <text:p text:style-name="P246">15.3.<text:span text:style-name="T61">8</text:span></text:p>
          </table:table-cell>
          <table:table-cell table:style-name="Enemy.A1" office:value-type="string">
            <text:p text:style-name="P264">Enemy shall have a float variable called drawY</text:p>
          </table:table-cell>
          <table:table-cell table:style-name="Enemy.A1" office:value-type="string">
            <text:p text:style-name="P320"><text:span text:style-name="T520">drawY</text:span> is no longer used. “displayHeight” handles the functionality this would provide.</text:p>
          </table:table-cell>
        </table:table-row>
        <table:table-row table:style-name="Enemy.1">
          <table:table-cell table:style-name="Enemy.A1" office:value-type="string">
            <text:p text:style-name="P246">15.3.<text:span text:style-name="T61">9</text:span></text:p>
          </table:table-cell>
          <table:table-cell table:style-name="Enemy.A1" office:value-type="string">
            <text:p text:style-name="P264">The value of draw<text:span text:style-name="T60">Y</text:span> shall be the value of <text:span text:style-name="T60">y</text:span> multiplied by the value of grid<text:span text:style-name="T60">Height</text:span> then add to that, half the value of grid<text:span text:style-name="T60">Height</text:span></text:p>
          </table:table-cell>
          <table:table-cell table:style-name="Enemy.A1" office:value-type="string">
            <text:p text:style-name="P320">N/A</text:p>
          </table:table-cell>
        </table:table-row>
        <table:table-row table:style-name="Enemy.1">
          <table:table-cell table:style-name="Enemy.A1" office:value-type="string">
            <text:p text:style-name="P245">15.3.<text:span text:style-name="T61">10</text:span></text:p>
          </table:table-cell>
          <table:table-cell table:style-name="Enemy.A1" office:value-type="string">
            <text:p text:style-name="P1">Enemy shall display pic to the screen at position x, y with width and height of w and h respectively</text:p>
          </table:table-cell>
          <table:table-cell table:style-name="Enemy.A1" office:value-type="string">
            <text:p text:style-name="P321">This is done automatically as a function of “enemy” being a Phaser <text:span text:style-name="T346">pathFollower </text:span>object.</text:p>
          </table:table-cell>
        </table:table-row>
        <table:table-row table:style-name="Enemy.1">
          <table:table-cell table:style-name="Enemy.A1" table:number-columns-spanned="3" office:value-type="string">
            <text:p text:style-name="P214"><text:span text:style-name="T32">15.4: </text:span>Extract speed</text:p>
          </table:table-cell>
          <table:covered-table-cell/>
          <table:covered-table-cell/>
        </table:table-row>
        <table:table-row table:style-name="Enemy.1">
          <table:table-cell table:style-name="Enemy.A1" office:value-type="string">
            <text:p text:style-name="P245">15.4.0</text:p>
          </table:table-cell>
          <table:table-cell table:style-name="Enemy.A1" office:value-type="string">
            <text:p text:style-name="P1">Enemy shall have a float variable called speedMaster</text:p>
          </table:table-cell>
          <table:table-cell table:style-name="Enemy.A1" office:value-type="string">
            <text:p text:style-name="P322">This is done in the makeEnemy() <text:span text:style-name="T347">method</text:span> of mapLogicEnemy.js.</text:p>
          </table:table-cell>
        </table:table-row>
        <table:table-row table:style-name="Enemy.1">
          <table:table-cell table:style-name="Enemy.A1" office:value-type="string">
            <text:p text:style-name="P245">15.4.1</text:p>
          </table:table-cell>
          <table:table-cell table:style-name="Enemy.A1" office:value-type="string">
            <text:p text:style-name="P1">The value of speedMaster shall be the value of “speed” in the (value of enemyKey) dictionary in the enemyData dictionary from Resource</text:p>
          </table:table-cell>
          <table:table-cell table:style-name="Enemy.A1" office:value-type="string">
            <text:p text:style-name="P323">This is done in the makeEnemy() <text:span text:style-name="T348">method</text:span> of mapLogicEnemy.js.</text:p>
          </table:table-cell>
        </table:table-row>
        <table:table-row table:style-name="Enemy.1">
          <table:table-cell table:style-name="Enemy.A1" office:value-type="string">
            <text:p text:style-name="P245">15.4.2</text:p>
          </table:table-cell>
          <table:table-cell table:style-name="Enemy.A1" office:value-type="string">
            <text:p text:style-name="P1">Enemy shall have a float variable called speed</text:p>
          </table:table-cell>
          <table:table-cell table:style-name="Enemy.A1" office:value-type="string">
            <text:p text:style-name="P324">This is done in the makeEnemy() <text:span text:style-name="T349">method</text:span> of mapLogicEnemy.js.</text:p>
          </table:table-cell>
        </table:table-row>
        <table:table-row table:style-name="Enemy.1">
          <table:table-cell table:style-name="Enemy.A1" office:value-type="string">
            <text:p text:style-name="P245">15.4.3</text:p>
          </table:table-cell>
          <table:table-cell table:style-name="Enemy.A1" office:value-type="string">
            <text:p text:style-name="P1">The value of speed shall be the value of speedMaster multiplied by the value of <text:soft-page-break/>playSpeed from GameStats</text:p>
          </table:table-cell>
          <table:table-cell table:style-name="Enemy.A1" office:value-type="string">
            <text:p text:style-name="P324">This is done in the makeEnemy() <text:span text:style-name="T350">method</text:span> of mapLogicEnemy.js.</text:p>
          </table:table-cell>
        </table:table-row>
        <table:table-row table:style-name="Enemy.1">
          <table:table-cell table:style-name="Enemy.A1" table:number-columns-spanned="3" office:value-type="string">
            <text:p text:style-name="P214"><text:span text:style-name="T32">15.</text:span><text:span text:style-name="T67">5</text:span><text:span text:style-name="T32">: </text:span>Extract waypoints</text:p>
          </table:table-cell>
          <table:covered-table-cell/>
          <table:covered-table-cell/>
        </table:table-row>
        <table:table-row table:style-name="Enemy.1">
          <table:table-cell table:style-name="Enemy.A1" office:value-type="string">
            <text:p text:style-name="P245">15.<text:span text:style-name="T67">5</text:span>.0</text:p>
          </table:table-cell>
          <table:table-cell table:style-name="Enemy.A1" office:value-type="string">
            <text:p text:style-name="P1">Enemy shall have a <text:span text:style-name="T62">list</text:span> of tuples of two float variables called waypoints</text:p>
          </table:table-cell>
          <table:table-cell table:style-name="Enemy.A1" office:value-type="string">
            <text:p text:style-name="P326"><text:span text:style-name="T520">waypoints</text:span> is no longer used. Any calculations as to how “enemy” follows a path is done automatically as a function of “enemy” being a Phaser <text:span text:style-name="T351">pathFoll</text:span><text:span text:style-name="T352">o</text:span><text:span text:style-name="T351">wer</text:span> object.</text:p>
          </table:table-cell>
        </table:table-row>
        <table:table-row table:style-name="Enemy.1">
          <table:table-cell table:style-name="Enemy.A1" office:value-type="string">
            <text:p text:style-name="P245">15.<text:span text:style-name="T67">5</text:span>.1</text:p>
          </table:table-cell>
          <table:table-cell table:style-name="Enemy.A1" office:value-type="string">
            <text:p text:style-name="P1">The value of waypoints shall be the value of <text:span text:style-name="T58">waypoints</text:span> <text:span text:style-name="T58">from</text:span> Map</text:p>
          </table:table-cell>
          <table:table-cell table:style-name="Enemy.A1" office:value-type="string">
            <text:p text:style-name="P326">N/A</text:p>
          </table:table-cell>
        </table:table-row>
        <table:table-row table:style-name="Enemy.1">
          <table:table-cell table:style-name="Enemy.A1" table:number-columns-spanned="3" office:value-type="string">
            <text:p text:style-name="P214"><text:span text:style-name="T32">15.7: </text:span>Waypoints tuple</text:p>
          </table:table-cell>
          <table:covered-table-cell/>
          <table:covered-table-cell/>
        </table:table-row>
        <table:table-row table:style-name="Enemy.1">
          <table:table-cell table:style-name="Enemy.A1" office:value-type="string">
            <text:p text:style-name="P247">15.<text:span text:style-name="T67">6</text:span>.0</text:p>
          </table:table-cell>
          <table:table-cell table:style-name="Enemy.A1" office:value-type="string">
            <text:p text:style-name="P265">Enemy shall have an integer variable called wayCount</text:p>
          </table:table-cell>
          <table:table-cell table:style-name="Enemy.A1" office:value-type="string">
            <text:p text:style-name="P366"><text:span text:style-name="T520">wayCount</text:span> is no longer used</text:p>
          </table:table-cell>
        </table:table-row>
        <table:table-row table:style-name="Enemy.1">
          <table:table-cell table:style-name="Enemy.A1" office:value-type="string">
            <text:p text:style-name="P248">15.<text:span text:style-name="T67">6</text:span>.<text:span text:style-name="T64">1</text:span></text:p>
          </table:table-cell>
          <table:table-cell table:style-name="Enemy.A1" office:value-type="string">
            <text:p text:style-name="P266">When Enemy is first created, the value of wayCount shall be 0</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6</text:span>.<text:span text:style-name="T64">2</text:span></text:p>
          </table:table-cell>
          <table:table-cell table:style-name="Enemy.A1" office:value-type="string">
            <text:p text:style-name="P1">Enemy shall have a tuple of two float variables called target</text:p>
          </table:table-cell>
          <table:table-cell table:style-name="Enemy.A1" office:value-type="string">
            <text:p text:style-name="P367"><text:span text:style-name="T520">target</text:span> is no longer used.</text:p>
          </table:table-cell>
        </table:table-row>
        <table:table-row table:style-name="Enemy.1">
          <table:table-cell table:style-name="Enemy.A1" office:value-type="string">
            <text:p text:style-name="P245">15.<text:span text:style-name="T67">6</text:span>.<text:span text:style-name="T64">3</text:span></text:p>
          </table:table-cell>
          <table:table-cell table:style-name="Enemy.A1" office:value-type="string">
            <text:p text:style-name="P1">The value of target shall be the tuple <text:span text:style-name="T65">at index of</text:span> waypoints <text:span text:style-name="T65">dictated by the value of wayCount</text:span></text:p>
          </table:table-cell>
          <table:table-cell table:style-name="Enemy.A1" office:value-type="string">
            <text:p text:style-name="P326">N/A</text:p>
          </table:table-cell>
        </table:table-row>
        <table:table-row table:style-name="Enemy.1">
          <table:table-cell table:style-name="Enemy.A1" table:number-columns-spanned="3" office:value-type="string">
            <text:p text:style-name="P215"><text:span text:style-name="T32">15.</text:span><text:span text:style-name="T67">7</text:span><text:span text:style-name="T32">: </text:span>Move to waypoint x</text:p>
          </table:table-cell>
          <table:covered-table-cell/>
          <table:covered-table-cell/>
        </table:table-row>
        <table:table-row table:style-name="Enemy.1">
          <table:table-cell table:style-name="Enemy.A1" office:value-type="string">
            <text:p text:style-name="P245">15.<text:span text:style-name="T67">7</text:span>.0</text:p>
          </table:table-cell>
          <table:table-cell table:style-name="Enemy.A1" office:value-type="string">
            <text:p text:style-name="P1">When the value of the first entry of target is greater than the value of x by the value of w or greater, x shall increase by <text:span text:style-name="T59">the value of speed</text:span></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7</text:span>.1</text:p>
          </table:table-cell>
          <table:table-cell table:style-name="Enemy.A1" office:value-type="string">
            <text:p text:style-name="P3">When the value of the value of x is greater than the first entry of target by the value of w or greater, x shall decrease by <text:span text:style-name="T59">the value of speed</text:span></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7</text:span>.2</text:p>
          </table:table-cell>
          <table:table-cell table:style-name="Enemy.A1" office:value-type="string">
            <text:p text:style-name="P1">When the difference between the value of x and the value of the first entry of target is less than w, the value of x shall be value of the first entry of target</text:p>
          </table:table-cell>
          <table:table-cell table:style-name="Enemy.A1" office:value-type="string">
            <text:p text:style-name="P326">N/A</text:p>
          </table:table-cell>
        </table:table-row>
        <table:table-row table:style-name="Enemy.1">
          <table:table-cell table:style-name="Enemy.A1" table:number-columns-spanned="3" office:value-type="string">
            <text:p text:style-name="P215"><text:span text:style-name="T32">15.</text:span><text:span text:style-name="T67">8</text:span><text:span text:style-name="T32">: </text:span>Move to waypoint y</text:p>
          </table:table-cell>
          <table:covered-table-cell/>
          <table:covered-table-cell/>
        </table:table-row>
        <table:table-row table:style-name="Enemy.1">
          <table:table-cell table:style-name="Enemy.A1" office:value-type="string">
            <text:p text:style-name="P245">15.<text:span text:style-name="T67">8</text:span>.0</text:p>
          </table:table-cell>
          <table:table-cell table:style-name="Enemy.A1" office:value-type="string">
            <text:p text:style-name="P4">When the value of y is greater than the value the of second entry of target by the value of h or greater, y shall decrease by <text:span text:style-name="T59">the value of speed</text:span></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8</text:span>.1</text:p>
          </table:table-cell>
          <table:table-cell table:style-name="Enemy.A1" office:value-type="string">
            <text:p text:style-name="P4">When the value of the second entry of target is greater than the value of y by the value of h or greater, y shall increase by <text:span text:style-name="T59">the value of speed</text:span></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8</text:span>.2</text:p>
          </table:table-cell>
          <table:table-cell table:style-name="Enemy.A1" office:value-type="string">
            <text:p text:style-name="P1">When the difference between the value of y and the value of the second entry of target is less than h, the value of y shall be the value of the second entry of target</text:p>
          </table:table-cell>
          <table:table-cell table:style-name="Enemy.A1" office:value-type="string">
            <text:p text:style-name="P326">N/A</text:p>
          </table:table-cell>
        </table:table-row>
        <table:table-row table:style-name="Enemy.1">
          <table:table-cell table:style-name="Enemy.A1" table:number-columns-spanned="3" office:value-type="string">
            <text:p text:style-name="P215"><text:span text:style-name="T32">15.</text:span><text:span text:style-name="T67">9</text:span><text:span text:style-name="T32">: </text:span>Arrive at waypoint</text:p>
          </table:table-cell>
          <table:covered-table-cell/>
          <table:covered-table-cell/>
        </table:table-row>
        <table:table-row table:style-name="Enemy.1">
          <table:table-cell table:style-name="Enemy.A1" office:value-type="string">
            <text:p text:style-name="P245">15.<text:span text:style-name="T67">9</text:span>.0</text:p>
          </table:table-cell>
          <table:table-cell table:style-name="Enemy.A1" office:value-type="string">
            <text:p text:style-name="P1">When the value of x is the same as the first entry of target and the value of y is the same as the value of the second entry of target, <text:span text:style-name="T63">wayCount shall increase by 1</text:span></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9</text:span>.1</text:p>
          </table:table-cell>
          <table:table-cell table:style-name="Enemy.A1" office:value-type="string">
            <text:p text:style-name="P1">When <text:span text:style-name="T66">the value of wayCount is equal to the length of waypoints</text:span>, the value of lives from <text:soft-page-break/>GameStats shall decrease by 1</text:p>
          </table:table-cell>
          <table:table-cell table:style-name="Enemy.A1" office:value-type="string">
            <text:p text:style-name="P326">N/A</text:p>
          </table:table-cell>
        </table:table-row>
        <table:table-row table:style-name="Enemy.1">
          <table:table-cell table:style-name="Enemy.A1" office:value-type="string">
            <text:p text:style-name="P245">15.<text:span text:style-name="T67">9</text:span>.2</text:p>
          </table:table-cell>
          <table:table-cell table:style-name="Enemy.A1" office:value-type="string">
            <text:p text:style-name="P7">When <text:span text:style-name="T66">the value of wayCount is equal to the length of waypoints</text:span>, the software shall delete Enemy</text:p>
          </table:table-cell>
          <table:table-cell table:style-name="Enemy.A1" office:value-type="string">
            <text:p text:style-name="P326">N/A</text:p>
          </table:table-cell>
        </table:table-row>
        <table:table-row table:style-name="Enemy.1">
          <table:table-cell table:style-name="Enemy.A1" table:number-columns-spanned="3" office:value-type="string">
            <text:p text:style-name="P216"><text:span text:style-name="T32">15.1</text:span><text:span text:style-name="T67">0</text:span><text:span text:style-name="T32">: </text:span>Extract HP</text:p>
          </table:table-cell>
          <table:covered-table-cell/>
          <table:covered-table-cell/>
        </table:table-row>
        <table:table-row table:style-name="Enemy.1">
          <table:table-cell table:style-name="Enemy.A1" office:value-type="string">
            <text:p text:style-name="P245">15.1<text:span text:style-name="T67">0</text:span>.0</text:p>
          </table:table-cell>
          <table:table-cell table:style-name="Enemy.A1" office:value-type="string">
            <text:p text:style-name="P1">Enemy shall have a float variable called maxHP</text:p>
          </table:table-cell>
          <table:table-cell table:style-name="Enemy.A1" office:value-type="string">
            <text:p text:style-name="P325">This is done in the makeEnemy() <text:span text:style-name="T353">method</text:span> of mapLogicEnemy.js.</text:p>
          </table:table-cell>
        </table:table-row>
        <table:table-row table:style-name="Enemy.1">
          <table:table-cell table:style-name="Enemy.A1" office:value-type="string">
            <text:p text:style-name="P245">15.1<text:span text:style-name="T67">0</text:span>.1</text:p>
          </table:table-cell>
          <table:table-cell table:style-name="Enemy.A1" office:value-type="string">
            <text:p text:style-name="P1">The value of maxHP shall be the value of “maxHP” in the (value of enemyKey) dictionary in the enemyData dictionary from Resource</text:p>
          </table:table-cell>
          <table:table-cell table:style-name="Enemy.A1" office:value-type="string">
            <text:p text:style-name="P325">This is done in the makeEnemy() <text:span text:style-name="T353">method</text:span> of mapLogicEnemy.js.</text:p>
          </table:table-cell>
        </table:table-row>
        <table:table-row table:style-name="Enemy.1">
          <table:table-cell table:style-name="Enemy.A1" office:value-type="string">
            <text:p text:style-name="P245">15.1<text:span text:style-name="T67">0</text:span>.2</text:p>
          </table:table-cell>
          <table:table-cell table:style-name="Enemy.A1" office:value-type="string">
            <text:p text:style-name="P1">Enemy shall have a float variable called HP</text:p>
          </table:table-cell>
          <table:table-cell table:style-name="Enemy.A1" office:value-type="string">
            <text:p text:style-name="P325">This is done in the makeEnemy() function of mapLogicEnemy.js.</text:p>
          </table:table-cell>
        </table:table-row>
        <table:table-row table:style-name="Enemy.1">
          <table:table-cell table:style-name="Enemy.A1" office:value-type="string">
            <text:p text:style-name="P245">15.1<text:span text:style-name="T67">0</text:span>.3</text:p>
          </table:table-cell>
          <table:table-cell table:style-name="Enemy.A1" office:value-type="string">
            <text:p text:style-name="P1">When Enemy is first created, the value of HP shall be the value of maxHP</text:p>
          </table:table-cell>
          <table:table-cell table:style-name="Enemy.A1" office:value-type="string">
            <text:p text:style-name="P325">This is done in the makeEnemy() <text:span text:style-name="T354">method</text:span> of mapLogicEnemy.js.</text:p>
          </table:table-cell>
        </table:table-row>
        <table:table-row table:style-name="Enemy.1">
          <table:table-cell table:style-name="Enemy.A1" table:number-columns-spanned="3" office:value-type="string">
            <text:p text:style-name="P217"><text:span text:style-name="T32">15.1</text:span><text:span text:style-name="T67">1</text:span><text:span text:style-name="T32">: </text:span>When enemy is defeated</text:p>
          </table:table-cell>
          <table:covered-table-cell/>
          <table:covered-table-cell/>
        </table:table-row>
        <table:table-row table:style-name="Enemy.1">
          <table:table-cell table:style-name="Enemy.A1" office:value-type="string">
            <text:p text:style-name="P245">15.1<text:span text:style-name="T67">1</text:span>.0</text:p>
          </table:table-cell>
          <table:table-cell table:style-name="Enemy.A1" office:value-type="string">
            <text:p text:style-name="P1">Enemy shall have an integer variable called reward</text:p>
          </table:table-cell>
          <table:table-cell table:style-name="Enemy.A1" office:value-type="string">
            <text:p text:style-name="P327"><text:span text:style-name="T560">reward</text:span> is now <text:span text:style-name="T356">an attribute</text:span> called “value”. <text:span text:style-name="T201">This is done in the makeEnemy() </text:span><text:span text:style-name="T355">method</text:span><text:span text:style-name="T201"> of mapLogicEnemy.js.</text:span></text:p>
          </table:table-cell>
        </table:table-row>
        <table:table-row table:style-name="Enemy.1">
          <table:table-cell table:style-name="Enemy.A1" office:value-type="string">
            <text:p text:style-name="P245">15.1<text:span text:style-name="T67">1</text:span>.1</text:p>
          </table:table-cell>
          <table:table-cell table:style-name="Enemy.A1" office:value-type="string">
            <text:p text:style-name="P1">The value of reward shall be the value of “reward” in [enemyKey] dictionary in enemyData dictionary in Resource</text:p>
          </table:table-cell>
          <table:table-cell table:style-name="Enemy.A1" office:value-type="string">
            <text:p text:style-name="P325">This is done in the makeEnemy() <text:span text:style-name="T357">method</text:span> of mapLogicEnemy.js.</text:p>
          </table:table-cell>
        </table:table-row>
        <table:table-row table:style-name="Enemy.1">
          <table:table-cell table:style-name="Enemy.A1" office:value-type="string">
            <text:p text:style-name="P245">15.1<text:span text:style-name="T67">1</text:span>.2</text:p>
          </table:table-cell>
          <table:table-cell table:style-name="Enemy.A1" office:value-type="string">
            <text:p text:style-name="P1">When the value of HP is 0 or less, the value of money from GameStats shall increase by the value of reward</text:p>
          </table:table-cell>
          <table:table-cell table:style-name="Enemy.A1" office:value-type="string">
            <text:p text:style-name="P327">This is done in the damageEnemy() <text:span text:style-name="T358">method</text:span> of mapLogicTower.js.</text:p>
          </table:table-cell>
        </table:table-row>
        <table:table-row table:style-name="Enemy.1">
          <table:table-cell table:style-name="Enemy.A1" office:value-type="string">
            <text:p text:style-name="P245">15.1<text:span text:style-name="T67">1</text:span>.3</text:p>
          </table:table-cell>
          <table:table-cell table:style-name="Enemy.A1" office:value-type="string">
            <text:p text:style-name="P1">When the value of HP is 0 or less, the value of score from GameStats shall increase by the value of reward</text:p>
          </table:table-cell>
          <table:table-cell table:style-name="Enemy.A1" office:value-type="string">
            <text:p text:style-name="P327">This is done in the damageEnemy() function of mapLogicTower.js.</text:p>
          </table:table-cell>
        </table:table-row>
        <table:table-row table:style-name="Enemy.1">
          <table:table-cell table:style-name="Enemy.A1" office:value-type="string">
            <text:p text:style-name="P245">15.1<text:span text:style-name="T67">1</text:span>.4</text:p>
          </table:table-cell>
          <table:table-cell table:style-name="Enemy.A1" office:value-type="string">
            <text:p text:style-name="P1">When the value of HP is 0 or less, the software shall delete Enemy</text:p>
          </table:table-cell>
          <table:table-cell table:style-name="Enemy.A1" office:value-type="string">
            <text:p text:style-name="P327">This is done in the damageEnemy() <text:span text:style-name="T359">method</text:span> of mapLogicTower.js.</text:p>
          </table:table-cell>
        </table:table-row>
        <table:table-row table:style-name="Enemy.1">
          <table:table-cell table:style-name="Enemy.A1" table:number-columns-spanned="3" office:value-type="string">
            <text:p text:style-name="P217"><text:span text:style-name="T32">15.1</text:span><text:span text:style-name="T67">2</text:span><text:span text:style-name="T32">: </text:span>When enemy is buggy</text:p>
          </table:table-cell>
          <table:covered-table-cell/>
          <table:covered-table-cell/>
        </table:table-row>
        <table:table-row table:style-name="Enemy.1">
          <table:table-cell table:style-name="Enemy.A1" office:value-type="string">
            <text:p text:style-name="P245">15.1<text:span text:style-name="T67">2</text:span>.0</text:p>
          </table:table-cell>
          <table:table-cell table:style-name="Enemy.A1" office:value-type="string">
            <text:p text:style-name="P1">Enemy shall have an integer value called time</text:p>
          </table:table-cell>
          <table:table-cell table:style-name="Enemy.A1" office:value-type="string">
            <text:p text:style-name="P328"><text:span text:style-name="T521">time</text:span> is no longer used. Instead, a delayed call is made upon making the enemy. The delay is 60000 milliseconds or 60 seconds. After the time has passed, another function is called. <text:span text:style-name="T360">The delayed call is done in the makeEnemy() method of mapLogicEnemy.js.</text:span></text:p>
          </table:table-cell>
        </table:table-row>
        <table:table-row table:style-name="Enemy.1">
          <table:table-cell table:style-name="Enemy.A1" office:value-type="string">
            <text:p text:style-name="P245">15.1<text:span text:style-name="T67">2</text:span>.1</text:p>
          </table:table-cell>
          <table:table-cell table:style-name="Enemy.A1" office:value-type="string">
            <text:p text:style-name="P1">When Enemy is first created, the value of time shall be 0</text:p>
          </table:table-cell>
          <table:table-cell table:style-name="Enemy.A1" office:value-type="string">
            <text:p text:style-name="P328">N/A</text:p>
          </table:table-cell>
        </table:table-row>
        <table:table-row table:style-name="Enemy.1">
          <table:table-cell table:style-name="Enemy.A1" office:value-type="string">
            <text:p text:style-name="P245">15.1<text:span text:style-name="T67">2</text:span>.2</text:p>
          </table:table-cell>
          <table:table-cell table:style-name="Enemy.A1" office:value-type="string">
            <text:p text:style-name="P1">For every second that passes, the value of time shall increase by 1</text:p>
          </table:table-cell>
          <table:table-cell table:style-name="Enemy.A1" office:value-type="string">
            <text:p text:style-name="P328">N/A</text:p>
          </table:table-cell>
        </table:table-row>
        <table:table-row table:style-name="Enemy.1">
          <table:table-cell table:style-name="Enemy.A1" office:value-type="string">
            <text:p text:style-name="P245">15.1<text:span text:style-name="T67">2</text:span>.3</text:p>
          </table:table-cell>
          <table:table-cell table:style-name="Enemy.A1" office:value-type="string">
            <text:p text:style-name="P1">When the value of time is equal to 300 or greater, the software shall delete Enemy</text:p>
          </table:table-cell>
          <table:table-cell table:style-name="Enemy.A1" office:value-type="string">
            <text:p text:style-name="P328">This is done in the debugEnemy() <text:span text:style-name="T361">method</text:span> of mapLogicEnemy.js.</text:p>
          </table:table-cell>
        </table:table-row>
        <table:table-row table:style-name="Enemy.1">
          <table:table-cell table:style-name="Enemy.A1" office:value-type="string">
            <text:p text:style-name="P245">15.1<text:span text:style-name="T67">2</text:span>.4</text:p>
          </table:table-cell>
          <table:table-cell table:style-name="Enemy.A1" office:value-type="string">
            <text:p text:style-name="P1">When the value of time is equal to 300 or greater, the software shall print to the console that an Enemy is buggy</text:p>
          </table:table-cell>
          <table:table-cell table:style-name="Enemy.A1" office:value-type="string">
            <text:p text:style-name="P328">This is done in the debugEnemy() <text:span text:style-name="T362">method</text:span> of mapLogicEnemy.js.</text:p>
          </table:table-cell>
        </table:table-row>
      </table:table>
      <text:p text:style-name="P48"/>
      <text:p text:style-name="P299"><text:span text:style-name="T125">16: </text:span><text:span text:style-name="T120">Requirements for </text:span><text:span text:style-name="T121">the </text:span><text:span text:style-name="T126">Tower</text:span><text:span text:style-name="T121"> object</text:span><text:span text:style-name="T126">s</text:span></text:p>
      <table:table table:name="Tower" table:style-name="Tower">
        <table:table-column table:style-name="Tower.A"/>
        <table:table-column table:style-name="Tower.B" table:number-columns-repeated="2"/>
        <table:table-row table:style-name="Tower.1">
          <table:table-cell table:style-name="Tower.A1" office:value-type="string">
            <text:p text:style-name="P1">ID</text:p>
          </table:table-cell>
          <table:table-cell table:style-name="Tower.A1" office:value-type="string">
            <text:p text:style-name="P1">Requirement</text:p>
          </table:table-cell>
          <table:table-cell table:style-name="Tower.A1" office:value-type="string">
            <text:p text:style-name="P379">How<text:span text:style-name="T175"> it was completed</text:span></text:p>
          </table:table-cell>
        </table:table-row>
        <table:table-row table:style-name="Tower.1">
          <table:table-cell table:style-name="Tower.A1" table:number-columns-spanned="3" office:value-type="string">
            <text:p text:style-name="P218"><text:span text:style-name="T33">16.0: </text:span>Initial parameter</text:p>
          </table:table-cell>
          <table:covered-table-cell/>
          <table:covered-table-cell/>
        </table:table-row>
        <table:table-row table:style-name="Tower.1">
          <table:table-cell table:style-name="Tower.A1" office:value-type="string">
            <text:p text:style-name="P249">16.0.0</text:p>
          </table:table-cell>
          <table:table-cell table:style-name="Tower.A1" office:value-type="string">
            <text:p text:style-name="P1">Tower shall have a string <text:span text:style-name="T99">parameter</text:span> called <text:soft-page-break/>towerKey</text:p>
          </table:table-cell>
          <table:table-cell table:style-name="Tower.A1" office:value-type="string">
            <text:p text:style-name="P329">This attribute is no longer used.</text:p>
          </table:table-cell>
        </table:table-row>
        <table:table-row table:style-name="Tower.1">
          <table:table-cell table:style-name="Tower.A1" table:number-columns-spanned="3" office:value-type="string">
            <text:p text:style-name="P219"><text:span text:style-name="T33">16.1: </text:span>Coordinates of top left corner on screen</text:p>
          </table:table-cell>
          <table:covered-table-cell/>
          <table:covered-table-cell/>
        </table:table-row>
        <table:table-row table:style-name="Tower.1">
          <table:table-cell table:style-name="Tower.A1" office:value-type="string">
            <text:p text:style-name="P249">16.1.0</text:p>
          </table:table-cell>
          <table:table-cell table:style-name="Tower.A1" office:value-type="string">
            <text:p text:style-name="P1"><text:span text:style-name="T152">Tower</text:span> shall have a float variable called x</text:p>
          </table:table-cell>
          <table:table-cell table:style-name="Tower.A1" office:value-type="string">
            <text:p text:style-name="P330">This is the second input parameter when making the tower object. This is done in the makeTower() <text:span text:style-name="T363">method</text:span> of mapLogicTower.js.</text:p>
          </table:table-cell>
        </table:table-row>
        <table:table-row table:style-name="Tower.1">
          <table:table-cell table:style-name="Tower.A1" office:value-type="string">
            <text:p text:style-name="P249">16.1.1</text:p>
          </table:table-cell>
          <table:table-cell table:style-name="Tower.A1" office:value-type="string">
            <text:p text:style-name="P1">The value of x shall be the value of x from Site <text:span text:style-name="T69">multiplied by the value of gridWidth from Map</text:span></text:p>
          </table:table-cell>
          <table:table-cell table:style-name="Tower.A1" office:value-type="string">
            <text:p text:style-name="P332">This is done in the makeTower() <text:span text:style-name="T364">method</text:span> of mapLogicTower.js.</text:p>
          </table:table-cell>
        </table:table-row>
        <table:table-row table:style-name="Tower.1">
          <table:table-cell table:style-name="Tower.A1" office:value-type="string">
            <text:p text:style-name="P249">16.1.2</text:p>
          </table:table-cell>
          <table:table-cell table:style-name="Tower.A1" office:value-type="string">
            <text:p text:style-name="P1"><text:span text:style-name="T152">Tower</text:span> shall have a float variable called y</text:p>
          </table:table-cell>
          <table:table-cell table:style-name="Tower.A1" office:value-type="string">
            <text:p text:style-name="P330">This is the third input parameter when making the tower object. This is done in the makeTower() <text:span text:style-name="T365">method</text:span> of mapLogicTower.js.</text:p>
          </table:table-cell>
        </table:table-row>
        <table:table-row table:style-name="Tower.1">
          <table:table-cell table:style-name="Tower.A1" office:value-type="string">
            <text:p text:style-name="P249">16.1.3</text:p>
          </table:table-cell>
          <table:table-cell table:style-name="Tower.A1" office:value-type="string">
            <text:p text:style-name="P1">The value of y shall be the value of y from Site <text:span text:style-name="T69">multiplied by the value of gridHeight from Map</text:span></text:p>
          </table:table-cell>
          <table:table-cell table:style-name="Tower.A1" office:value-type="string">
            <text:p text:style-name="P332">This is done in the makeTower() <text:span text:style-name="T366">method</text:span> of mapLogicTower.js.</text:p>
          </table:table-cell>
        </table:table-row>
        <table:table-row table:style-name="Tower.1">
          <table:table-cell table:style-name="Tower.A1" table:number-columns-spanned="3" office:value-type="string">
            <text:p text:style-name="P220"><text:span text:style-name="T33">16.</text:span><text:span text:style-name="T70">2</text:span><text:span text:style-name="T34">: </text:span>Display picture</text:p>
          </table:table-cell>
          <table:covered-table-cell/>
          <table:covered-table-cell/>
        </table:table-row>
        <table:table-row table:style-name="Tower.1">
          <table:table-cell table:style-name="Tower.A1" office:value-type="string">
            <text:p text:style-name="P191"><text:span text:style-name="T33">16.</text:span><text:span text:style-name="T70">2</text:span><text:span text:style-name="T34">.0</text:span></text:p>
          </table:table-cell>
          <table:table-cell table:style-name="Tower.A1" office:value-type="string">
            <text:p text:style-name="P1">Tower shall have a string variable called imageLink</text:p>
          </table:table-cell>
          <table:table-cell table:style-name="Tower.A1" office:value-type="string">
            <text:p text:style-name="P331">This is the <text:span text:style-name="T202">fourth</text:span> input parameter when making the tower object. This is done in the makeTower() <text:span text:style-name="T367">method</text:span> of mapLogicTower.js.</text:p>
          </table:table-cell>
        </table:table-row>
        <table:table-row table:style-name="Tower.1">
          <table:table-cell table:style-name="Tower.A1" office:value-type="string">
            <text:p text:style-name="P191"><text:span text:style-name="T33">16.</text:span><text:span text:style-name="T70">2</text:span><text:span text:style-name="T34">.1</text:span></text:p>
          </table:table-cell>
          <table:table-cell table:style-name="Tower.A1" office:value-type="string">
            <text:p text:style-name="P1">The value of imageLink shall be the value of “imageLink” in the (value of towerKey) dictionary in the towerData dictionary from Resource</text:p>
          </table:table-cell>
          <table:table-cell table:style-name="Tower.A1" office:value-type="string">
            <text:p text:style-name="P332">This is done in the makeTower() <text:span text:style-name="T368">method</text:span> of mapLogicTower.js.</text:p>
          </table:table-cell>
        </table:table-row>
        <table:table-row table:style-name="Tower.1">
          <table:table-cell table:style-name="Tower.A1" office:value-type="string">
            <text:p text:style-name="P191"><text:span text:style-name="T33">16.</text:span><text:span text:style-name="T70">2</text:span><text:span text:style-name="T34">.2</text:span></text:p>
          </table:table-cell>
          <table:table-cell table:style-name="Tower.A1" office:value-type="string">
            <text:p text:style-name="P1">Tower shall have an image element called pic</text:p>
          </table:table-cell>
          <table:table-cell table:style-name="Tower.A1" office:value-type="string">
            <text:p text:style-name="P335">This is done automatically as a due to “tower” being a <text:span text:style-name="T369">Phaser image</text:span> object.</text:p>
          </table:table-cell>
        </table:table-row>
        <table:table-row table:style-name="Tower.1">
          <table:table-cell table:style-name="Tower.A1" office:value-type="string">
            <text:p text:style-name="P191"><text:span text:style-name="T33">16.</text:span><text:span text:style-name="T70">2</text:span><text:span text:style-name="T34">.3</text:span></text:p>
          </table:table-cell>
          <table:table-cell table:style-name="Tower.A1" office:value-type="string">
            <text:p text:style-name="P1">The value of pic shall be the element in images of Resource that imageLink references</text:p>
          </table:table-cell>
          <table:table-cell table:style-name="Tower.A1" office:value-type="string">
            <text:p text:style-name="P336">N/A</text:p>
          </table:table-cell>
        </table:table-row>
        <table:table-row table:style-name="Tower.1">
          <table:table-cell table:style-name="Tower.A1" office:value-type="string">
            <text:p text:style-name="P191"><text:span text:style-name="T33">16.</text:span><text:span text:style-name="T70">2</text:span><text:span text:style-name="T34">.4</text:span></text:p>
          </table:table-cell>
          <table:table-cell table:style-name="Tower.A1" office:value-type="string">
            <text:p text:style-name="P1">Tower shall display pic to the screen at position x, y with width and height being gridWidth and gridHeight from Map respectively</text:p>
          </table:table-cell>
          <table:table-cell table:style-name="Tower.A1" office:value-type="string">
            <text:p text:style-name="P336">N/A</text:p>
          </table:table-cell>
        </table:table-row>
        <table:table-row table:style-name="Tower.1">
          <table:table-cell table:style-name="Tower.A1" table:number-columns-spanned="3" office:value-type="string">
            <text:p text:style-name="P220"><text:span text:style-name="T33">16.</text:span><text:span text:style-name="T70">3</text:span><text:span text:style-name="T34">: </text:span>Bullet count</text:p>
          </table:table-cell>
          <table:covered-table-cell/>
          <table:covered-table-cell/>
        </table:table-row>
        <table:table-row table:style-name="Tower.1">
          <table:table-cell table:style-name="Tower.A1" office:value-type="string">
            <text:p text:style-name="P191"><text:span text:style-name="T33">16.</text:span><text:span text:style-name="T70">3</text:span><text:span text:style-name="T34">.0</text:span></text:p>
          </table:table-cell>
          <table:table-cell table:style-name="Tower.A1" office:value-type="string">
            <text:p text:style-name="P1">Tower shall have an integer variable called bulletCount</text:p>
          </table:table-cell>
          <table:table-cell table:style-name="Tower.A1" office:value-type="string">
            <text:p text:style-name="P336"><text:span text:style-name="T561">bulletCount</text:span> is no longer used.</text:p>
          </table:table-cell>
        </table:table-row>
        <table:table-row table:style-name="Tower.1">
          <table:table-cell table:style-name="Tower.A1" office:value-type="string">
            <text:p text:style-name="P191"><text:span text:style-name="T33">16.</text:span><text:span text:style-name="T70">3</text:span><text:span text:style-name="T34">.1</text:span></text:p>
          </table:table-cell>
          <table:table-cell table:style-name="Tower.A1" office:value-type="string">
            <text:p text:style-name="P1">When Tower is first created, the value of bulletCount shall be 0</text:p>
          </table:table-cell>
          <table:table-cell table:style-name="Tower.A1" office:value-type="string">
            <text:p text:style-name="P336">N/A</text:p>
          </table:table-cell>
        </table:table-row>
        <table:table-row table:style-name="Tower.1">
          <table:table-cell table:style-name="Tower.A1" office:value-type="string">
            <text:p text:style-name="P191"><text:span text:style-name="T33">16.</text:span><text:span text:style-name="T70">3</text:span><text:span text:style-name="T34">.2</text:span></text:p>
          </table:table-cell>
          <table:table-cell table:style-name="Tower.A1" office:value-type="string">
            <text:p text:style-name="P1">When the value of value of waveCount increases, the value of bulletCount shall be 0</text:p>
          </table:table-cell>
          <table:table-cell table:style-name="Tower.A1" office:value-type="string">
            <text:p text:style-name="P336">N/A</text:p>
          </table:table-cell>
        </table:table-row>
        <table:table-row table:style-name="Tower.1">
          <table:table-cell table:style-name="Tower.A1" table:number-columns-spanned="3" office:value-type="string">
            <text:p text:style-name="P220"><text:span text:style-name="T33">16.</text:span><text:span text:style-name="T70">4</text:span><text:span text:style-name="T34">: </text:span>Extract range</text:p>
          </table:table-cell>
          <table:covered-table-cell/>
          <table:covered-table-cell/>
        </table:table-row>
        <table:table-row table:style-name="Tower.1">
          <table:table-cell table:style-name="Tower.A1" office:value-type="string">
            <text:p text:style-name="P191"><text:span text:style-name="T33">16.</text:span><text:span text:style-name="T70">4</text:span><text:span text:style-name="T34">.0</text:span></text:p>
          </table:table-cell>
          <table:table-cell table:style-name="Tower.A1" office:value-type="string">
            <text:p text:style-name="P1">Tower shall have a float variable called range</text:p>
          </table:table-cell>
          <table:table-cell table:style-name="Tower.A1" office:value-type="string">
            <text:p text:style-name="P333">This is done in the makeTower() <text:span text:style-name="T370">method</text:span> of mapLogicTower.js.</text:p>
          </table:table-cell>
        </table:table-row>
        <table:table-row table:style-name="Tower.1">
          <table:table-cell table:style-name="Tower.A1" office:value-type="string">
            <text:p text:style-name="P191"><text:span text:style-name="T33">16.</text:span><text:span text:style-name="T70">4</text:span><text:span text:style-name="T34">.1</text:span></text:p>
          </table:table-cell>
          <table:table-cell table:style-name="Tower.A1" office:value-type="string">
            <text:p text:style-name="P1">The value of range shall be the value of “range” in the (value of towerKey) dictionary in the towerData dictionary from Resource</text:p>
          </table:table-cell>
          <table:table-cell table:style-name="Tower.A1" office:value-type="string">
            <text:p text:style-name="P333">This is done in the makeTower() <text:span text:style-name="T371">method</text:span> of mapLogicTower.js.</text:p>
          </table:table-cell>
        </table:table-row>
        <table:table-row table:style-name="Tower.1">
          <table:table-cell table:style-name="Tower.A1" table:number-columns-spanned="3" office:value-type="string">
            <text:p text:style-name="P220"><text:span text:style-name="T33">16.</text:span><text:span text:style-name="T70">5</text:span><text:span text:style-name="T34">: </text:span>Extract bullet key</text:p>
          </table:table-cell>
          <table:covered-table-cell/>
          <table:covered-table-cell/>
        </table:table-row>
        <table:table-row table:style-name="Tower.1">
          <table:table-cell table:style-name="Tower.A1" office:value-type="string">
            <text:p text:style-name="P191"><text:span text:style-name="T33">16.</text:span><text:span text:style-name="T70">5</text:span><text:span text:style-name="T34">.0</text:span></text:p>
          </table:table-cell>
          <table:table-cell table:style-name="Tower.A1" office:value-type="string">
            <text:p text:style-name="P1">Tower shall have a string variable called bulletKey</text:p>
          </table:table-cell>
          <table:table-cell table:style-name="Tower.A1" office:value-type="string">
            <text:p text:style-name="P333">This is done in the makeTower() <text:span text:style-name="T372">method</text:span> of mapLogicTower.js.</text:p>
          </table:table-cell>
        </table:table-row>
        <table:table-row table:style-name="Tower.1">
          <table:table-cell table:style-name="Tower.A1" office:value-type="string">
            <text:p text:style-name="P191"><text:span text:style-name="T33">16.</text:span><text:span text:style-name="T70">5</text:span><text:span text:style-name="T34">.1</text:span></text:p>
          </table:table-cell>
          <table:table-cell table:style-name="Tower.A1" office:value-type="string">
            <text:p text:style-name="P1">The value of bulletKey shall be the value of “bulletKey” in the (value of towerKey) dictionary in the towerData dictionary from <text:soft-page-break/>Resource</text:p>
          </table:table-cell>
          <table:table-cell table:style-name="Tower.A1" office:value-type="string">
            <text:p text:style-name="P333">This is done in the makeTower() <text:span text:style-name="T373">method</text:span> of mapLogicTower.js.</text:p>
          </table:table-cell>
        </table:table-row>
        <table:table-row table:style-name="Tower.1">
          <table:table-cell table:style-name="Tower.A1" table:number-columns-spanned="3" office:value-type="string">
            <text:p text:style-name="P220"><text:span text:style-name="T33">16.</text:span><text:span text:style-name="T70">6</text:span><text:span text:style-name="T34">: </text:span>Tower state variable</text:p>
          </table:table-cell>
          <table:covered-table-cell/>
          <table:covered-table-cell/>
        </table:table-row>
        <table:table-row table:style-name="Tower.1">
          <table:table-cell table:style-name="Tower.A1" office:value-type="string">
            <text:p text:style-name="P191"><text:span text:style-name="T33">16.</text:span><text:span text:style-name="T70">6</text:span><text:span text:style-name="T34">.0</text:span></text:p>
          </table:table-cell>
          <table:table-cell table:style-name="Tower.A1" office:value-type="string">
            <text:p text:style-name="P1">Tower shall have a string value called towerState</text:p>
          </table:table-cell>
          <table:table-cell table:style-name="Tower.A1" office:value-type="string">
            <text:p text:style-name="P337"><text:span text:style-name="T522">towerState</text:span> is now called “state”.</text:p>
          </table:table-cell>
        </table:table-row>
        <table:table-row table:style-name="Tower.1">
          <table:table-cell table:style-name="Tower.A1" office:value-type="string">
            <text:p text:style-name="P191"><text:span text:style-name="T33">16.</text:span><text:span text:style-name="T70">6</text:span><text:span text:style-name="T34">.1</text:span></text:p>
          </table:table-cell>
          <table:table-cell table:style-name="Tower.A1" office:value-type="string">
            <text:p text:style-name="P1">When Tower is first created, towerState shall be “ready”</text:p>
          </table:table-cell>
          <table:table-cell table:style-name="Tower.A1" office:value-type="string">
            <text:p text:style-name="P333">This is done in the makeTower() <text:span text:style-name="T374">method</text:span> of mapLogicTower.js.</text:p>
          </table:table-cell>
        </table:table-row>
        <table:table-row table:style-name="Tower.1">
          <table:table-cell table:style-name="Tower.A1" office:value-type="string">
            <text:p text:style-name="P191"><text:span text:style-name="T33">16.</text:span><text:span text:style-name="T70">6</text:span><text:span text:style-name="T34">.2</text:span></text:p>
          </table:table-cell>
          <table:table-cell table:style-name="Tower.A1" office:value-type="string">
            <text:p text:style-name="P1">When the value of towerState is “ready” and the distance between Tower and an Enemy is equal to or less than <text:span text:style-name="T144">r</text:span>ange, towerState shall be “firing”</text:p>
          </table:table-cell>
          <table:table-cell table:style-name="Tower.A1" office:value-type="string">
            <text:p text:style-name="P333">This is done in the make<text:span text:style-name="T203">Bullet</text:span>() <text:span text:style-name="T375">method</text:span> of mapLogicTower.js.</text:p>
          </table:table-cell>
        </table:table-row>
        <table:table-row table:style-name="Tower.1">
          <table:table-cell table:style-name="Tower.A1" office:value-type="string">
            <text:p text:style-name="P191"><text:span text:style-name="T33">16.</text:span><text:span text:style-name="T70">6</text:span><text:span text:style-name="T34">.3</text:span></text:p>
          </table:table-cell>
          <table:table-cell table:style-name="Tower.A1" office:value-type="string">
            <text:p text:style-name="P1">When the value of towerState is “firing”, Tower shall create a BulletObj object called BulletTemp </text:p>
          </table:table-cell>
          <table:table-cell table:style-name="Tower.A1" office:value-type="string">
            <text:p text:style-name="P337"><text:span text:style-name="T378">BulletObj objects are no longer used but a</text:span><text:span text:style-name="T377"> </text:span><text:span text:style-name="T378">Phaser image object called</text:span> “bullet” is made at this stage. <text:span text:style-name="T202">This is done in the make</text:span>Bullet<text:span text:style-name="T202">() </text:span><text:span text:style-name="T376">method</text:span><text:span text:style-name="T202"> of mapLogicTower.js.</text:span></text:p>
          </table:table-cell>
        </table:table-row>
        <table:table-row table:style-name="Tower.1">
          <table:table-cell table:style-name="Tower.A1" office:value-type="string">
            <text:p text:style-name="P191"><text:span text:style-name="T33">16.</text:span><text:span text:style-name="T70">6</text:span><text:span text:style-name="T34">.4</text:span></text:p>
          </table:table-cell>
          <table:table-cell table:style-name="Tower.A1" office:value-type="string">
            <text:p text:style-name="P1">When the value of towerState is “firing”, Tower shall create a copy of BulletTemp added to bulletList from Site under a different name</text:p>
          </table:table-cell>
          <table:table-cell table:style-name="Tower.A1" office:value-type="string">
            <text:p text:style-name="P337">N/A</text:p>
          </table:table-cell>
        </table:table-row>
        <table:table-row table:style-name="Tower.1">
          <table:table-cell table:style-name="Tower.A1" office:value-type="string">
            <text:p text:style-name="P191"><text:span text:style-name="T33">16.</text:span><text:span text:style-name="T70">6</text:span><text:span text:style-name="T34">.5</text:span></text:p>
          </table:table-cell>
          <table:table-cell table:style-name="Tower.A1" office:value-type="string">
            <text:p text:style-name="P1">When a BulletObj object has been added to bulletList from Site, the value of towerState shall be “reloading”</text:p>
          </table:table-cell>
          <table:table-cell table:style-name="Tower.A1" office:value-type="string">
            <text:p text:style-name="P337">When “bullet” is made, the value of “state” of <text:span text:style-name="T379">the</text:span> “tower” <text:span text:style-name="T473">that</text:span><text:span text:style-name="T379"> “bullet” originated from</text:span> becomes “reload”. This is done in the updateTower() <text:span text:style-name="T379">method</text:span> of mapLogicTower.js.</text:p>
          </table:table-cell>
        </table:table-row>
        <table:table-row table:style-name="Tower.1">
          <table:table-cell table:style-name="Tower.A1" table:number-columns-spanned="3" office:value-type="string">
            <text:p text:style-name="P220"><text:span text:style-name="T33">16.</text:span><text:span text:style-name="T70">7</text:span><text:span text:style-name="T34">: </text:span>Attack speed</text:p>
          </table:table-cell>
          <table:covered-table-cell/>
          <table:covered-table-cell/>
        </table:table-row>
        <table:table-row table:style-name="Tower.1">
          <table:table-cell table:style-name="Tower.A1" office:value-type="string">
            <text:p text:style-name="P191"><text:span text:style-name="T33">16.</text:span><text:span text:style-name="T70">7</text:span><text:span text:style-name="T34">.0</text:span></text:p>
          </table:table-cell>
          <table:table-cell table:style-name="Tower.A1" office:value-type="string">
            <text:p text:style-name="P1">Tower shall have a float variable called speedMaster</text:p>
          </table:table-cell>
          <table:table-cell table:style-name="Tower.A1" office:value-type="string">
            <text:p text:style-name="P334">This is done in the makeTower() <text:span text:style-name="T380">method</text:span> of mapLogicTower.js.</text:p>
          </table:table-cell>
        </table:table-row>
        <table:table-row table:style-name="Tower.1">
          <table:table-cell table:style-name="Tower.A1" office:value-type="string">
            <text:p text:style-name="P191"><text:span text:style-name="T33">16.</text:span><text:span text:style-name="T70">7</text:span><text:span text:style-name="T34">.1</text:span></text:p>
          </table:table-cell>
          <table:table-cell table:style-name="Tower.A1" office:value-type="string">
            <text:p text:style-name="P1">The value of speedMaster shall be the value of “speed” in the (value of towerKey) dictionary in the towerData dictionary from Resource</text:p>
          </table:table-cell>
          <table:table-cell table:style-name="Tower.A1" office:value-type="string">
            <text:p text:style-name="P334">This is done in the makeTower() <text:span text:style-name="T381">method</text:span> of mapLogicTower.js.</text:p>
          </table:table-cell>
        </table:table-row>
        <table:table-row table:style-name="Tower.1">
          <table:table-cell table:style-name="Tower.A1" office:value-type="string">
            <text:p text:style-name="P191"><text:span text:style-name="T33">16.</text:span><text:span text:style-name="T70">7</text:span><text:span text:style-name="T34">.2</text:span></text:p>
          </table:table-cell>
          <table:table-cell table:style-name="Tower.A1" office:value-type="string">
            <text:p text:style-name="P1">Tower shall have a float variable called speed</text:p>
          </table:table-cell>
          <table:table-cell table:style-name="Tower.A1" office:value-type="string">
            <text:p text:style-name="P338"><text:span text:style-name="T522">speed</text:span> is no longer used. Any speed changes are made by changing the timescale value of the delay <text:span text:style-name="T473">between making of bullet objects</text:span>. <text:span text:style-name="T382">The timescale value is dictated through the updateSpeed() method of mapLogic.js.</text:span></text:p>
          </table:table-cell>
        </table:table-row>
        <table:table-row table:style-name="Tower.1">
          <table:table-cell table:style-name="Tower.A1" office:value-type="string">
            <text:p text:style-name="P191"><text:span text:style-name="T33">16.</text:span><text:span text:style-name="T70">7</text:span><text:span text:style-name="T34">.3</text:span></text:p>
          </table:table-cell>
          <table:table-cell table:style-name="Tower.A1" office:value-type="string">
            <text:p text:style-name="P1">The value of speed shall be the value of speedMaster multiplied by the value of playSpeed from GameStats</text:p>
          </table:table-cell>
          <table:table-cell table:style-name="Tower.A1" office:value-type="string">
            <text:p text:style-name="P338">N/A</text:p>
          </table:table-cell>
        </table:table-row>
        <table:table-row table:style-name="Tower.37">
          <table:table-cell table:style-name="Tower.A1" office:value-type="string">
            <text:p text:style-name="P191"><text:span text:style-name="T33">16.</text:span><text:span text:style-name="T70">7</text:span><text:span text:style-name="T34">.4</text:span></text:p>
          </table:table-cell>
          <table:table-cell table:style-name="Tower.A1" office:value-type="string">
            <text:p text:style-name="P1">When the value of towerState is “reloading”, Tower shall wait for a time determined by the value of speed, then the towerState shall be “ready”</text:p>
          </table:table-cell>
          <table:table-cell table:style-name="Tower.A1" office:value-type="string">
            <text:p text:style-name="P338">This is <text:span text:style-name="T383">done by</text:span> adding a delay event when the tower has made a bullet. The delay time is determined by the value of “speedMaster” and “playSpeed” of “gameStats”. <text:span text:style-name="T384">This is done in the update</text:span><text:span text:style-name="T385">Tower</text:span><text:span text:style-name="T384">() method of mapLogic</text:span><text:span text:style-name="T385">Tower</text:span><text:span text:style-name="T384">.js.</text:span></text:p>
          </table:table-cell>
        </table:table-row>
      </table:table>
      <text:p text:style-name="P373"/>
      <text:p text:style-name="P394"><text:span text:style-name="T127">17: </text:span><text:span text:style-name="T120">Requirements for </text:span><text:span text:style-name="T121">the </text:span><text:span text:style-name="T128">Bullet</text:span><text:span text:style-name="T121"> object</text:span><text:span text:style-name="T128">s</text:span></text:p>
      <table:table table:name="Bullet" table:style-name="Bullet">
        <table:table-column table:style-name="Bullet.A"/>
        <table:table-column table:style-name="Bullet.B" table:number-columns-repeated="2"/>
        <table:table-row table:style-name="Bullet.1">
          <table:table-cell table:style-name="Bullet.A1" office:value-type="string">
            <text:p text:style-name="P269">ID</text:p>
          </table:table-cell>
          <table:table-cell table:style-name="Bullet.A1" office:value-type="string">
            <text:p text:style-name="P269">Requirement</text:p>
          </table:table-cell>
          <table:table-cell table:style-name="Bullet.A1" office:value-type="string">
            <text:p text:style-name="P381">How<text:span text:style-name="T175"> it was completed</text:span></text:p>
          </table:table-cell>
        </table:table-row>
        <table:table-row table:style-name="Bullet.1">
          <table:table-cell table:style-name="Bullet.A1" table:number-columns-spanned="3" office:value-type="string">
            <text:p text:style-name="P239"><text:span text:style-name="T37">17.0: </text:span>Initial parameters</text:p>
          </table:table-cell>
          <table:covered-table-cell/>
          <table:covered-table-cell/>
        </table:table-row>
        <table:table-row table:style-name="Bullet.1">
          <table:table-cell table:style-name="Bullet.A1" office:value-type="string">
            <text:p text:style-name="P271">17.0.0</text:p>
          </table:table-cell>
          <table:table-cell table:style-name="Bullet.A1" office:value-type="string">
            <text:p text:style-name="P269">Bullet shall have a string <text:span text:style-name="T99">parameter</text:span> called bulletKey</text:p>
          </table:table-cell>
          <table:table-cell table:style-name="Bullet.A1" office:value-type="string">
            <text:p text:style-name="P277"><text:span text:style-name="T522">bulletKey</text:span> is no longer used.</text:p>
          </table:table-cell>
        </table:table-row>
        <table:table-row table:style-name="Bullet.1">
          <table:table-cell table:style-name="Bullet.A1" office:value-type="string">
            <text:p text:style-name="P271">17.0.1</text:p>
          </table:table-cell>
          <table:table-cell table:style-name="Bullet.A1" office:value-type="string">
            <text:p text:style-name="P269">Bullet shall have a tuple <text:span text:style-name="T99">parameter</text:span> of two <text:soft-page-break/>float<text:span text:style-name="T99">s</text:span> called location</text:p>
          </table:table-cell>
          <table:table-cell table:style-name="Bullet.A1" office:value-type="string">
            <text:p text:style-name="P278"><text:span text:style-name="T522">location</text:span> is no longer used.</text:p>
          </table:table-cell>
        </table:table-row>
        <table:table-row table:style-name="Bullet.1">
          <table:table-cell table:style-name="Bullet.A1" office:value-type="string">
            <text:p text:style-name="P271">17.0.2</text:p>
          </table:table-cell>
          <table:table-cell table:style-name="Bullet.A1" office:value-type="string">
            <text:p text:style-name="P269">Bullet shall have an integer <text:span text:style-name="T99">parameter</text:span> called targetID</text:p>
          </table:table-cell>
          <table:table-cell table:style-name="Bullet.A1" office:value-type="string">
            <text:p text:style-name="P278"><text:span text:style-name="T522">targetID</text:span> is no longer used.</text:p>
          </table:table-cell>
        </table:table-row>
        <table:table-row table:style-name="Bullet.1">
          <table:table-cell table:style-name="Bullet.A1" table:number-columns-spanned="3" office:value-type="string">
            <text:p text:style-name="P238"><text:span text:style-name="T37">17.1: </text:span>Coordinates on <text:span text:style-name="T75">map</text:span></text:p>
          </table:table-cell>
          <table:covered-table-cell/>
          <table:covered-table-cell/>
        </table:table-row>
        <table:table-row table:style-name="Bullet.1">
          <table:table-cell table:style-name="Bullet.A1" office:value-type="string">
            <text:p text:style-name="P271">17.1.0</text:p>
          </table:table-cell>
          <table:table-cell table:style-name="Bullet.A1" office:value-type="string">
            <text:p text:style-name="P269">Bullet shall have a float variable called x</text:p>
          </table:table-cell>
          <table:table-cell table:style-name="Bullet.A1" office:value-type="string">
            <text:p text:style-name="P279">This is the second input parameter when making the bullet object. This is done in the makeBullet() <text:span text:style-name="T386">method</text:span> of mapLogicTower.js.</text:p>
          </table:table-cell>
        </table:table-row>
        <table:table-row table:style-name="Bullet.1">
          <table:table-cell table:style-name="Bullet.A1" office:value-type="string">
            <text:p text:style-name="P271">17.1.1</text:p>
          </table:table-cell>
          <table:table-cell table:style-name="Bullet.A1" office:value-type="string">
            <text:p text:style-name="P269">When Bullet is first created, the value of x shall be the value of the first entry of location</text:p>
          </table:table-cell>
          <table:table-cell table:style-name="Bullet.A1" office:value-type="string">
            <text:p text:style-name="P279">This is done in the makeBullet() <text:span text:style-name="T386">method</text:span> of mapLogicTower.js.</text:p>
          </table:table-cell>
        </table:table-row>
        <table:table-row table:style-name="Bullet.1">
          <table:table-cell table:style-name="Bullet.A1" office:value-type="string">
            <text:p text:style-name="P271">17.1.2</text:p>
          </table:table-cell>
          <table:table-cell table:style-name="Bullet.A1" office:value-type="string">
            <text:p text:style-name="P269">Bullet shall have a float variable called y</text:p>
          </table:table-cell>
          <table:table-cell table:style-name="Bullet.A1" office:value-type="string">
            <text:p text:style-name="P279">This is the third input parameter when making the bullet object. This is done in the makeBullet() <text:span text:style-name="T387">method</text:span> of mapLogicTower.js.</text:p>
          </table:table-cell>
        </table:table-row>
        <table:table-row table:style-name="Bullet.1">
          <table:table-cell table:style-name="Bullet.A1" office:value-type="string">
            <text:p text:style-name="P271">17.1.3</text:p>
          </table:table-cell>
          <table:table-cell table:style-name="Bullet.A1" office:value-type="string">
            <text:p text:style-name="P269">When Bullet is first created, the value of y shall be the value of the second entry of location</text:p>
          </table:table-cell>
          <table:table-cell table:style-name="Bullet.A1" office:value-type="string">
            <text:p text:style-name="P279">This is done in the makeBullet() <text:span text:style-name="T388">method</text:span> of mapLogicTower.js.</text:p>
          </table:table-cell>
        </table:table-row>
        <table:table-row table:style-name="Bullet.1">
          <table:table-cell table:style-name="Bullet.A1" table:number-columns-spanned="3" office:value-type="string">
            <text:p text:style-name="P238"><text:span text:style-name="T37">17.</text:span><text:span text:style-name="T90">2</text:span><text:span text:style-name="T37">: </text:span>Extract speed</text:p>
          </table:table-cell>
          <table:covered-table-cell/>
          <table:covered-table-cell/>
        </table:table-row>
        <table:table-row table:style-name="Bullet.1">
          <table:table-cell table:style-name="Bullet.A1" office:value-type="string">
            <text:p text:style-name="P271">17.<text:span text:style-name="T90">2</text:span>.0</text:p>
          </table:table-cell>
          <table:table-cell table:style-name="Bullet.A1" office:value-type="string">
            <text:p text:style-name="P269">Bullet shall have a float variable called speedMaster</text:p>
          </table:table-cell>
          <table:table-cell table:style-name="Bullet.A1" office:value-type="string">
            <text:p text:style-name="P280">This is done in the makeBullet() <text:span text:style-name="T389">method</text:span> of mapLogicTower.js.</text:p>
          </table:table-cell>
        </table:table-row>
        <table:table-row table:style-name="Bullet.1">
          <table:table-cell table:style-name="Bullet.A1" office:value-type="string">
            <text:p text:style-name="P271">17.<text:span text:style-name="T90">2</text:span>.1</text:p>
          </table:table-cell>
          <table:table-cell table:style-name="Bullet.A1" office:value-type="string">
            <text:p text:style-name="P269">The value of speedMaster shall be the value of “speed” in the (value of bulletKey) dictionary in the bulletData dictionary from Resource</text:p>
          </table:table-cell>
          <table:table-cell table:style-name="Bullet.A1" office:value-type="string">
            <text:p text:style-name="P280">This is done in the makeBullet() <text:span text:style-name="T390">method</text:span> of mapLogicTower.js.</text:p>
          </table:table-cell>
        </table:table-row>
        <table:table-row table:style-name="Bullet.1">
          <table:table-cell table:style-name="Bullet.A1" office:value-type="string">
            <text:p text:style-name="P271">17.<text:span text:style-name="T90">2</text:span>.2</text:p>
          </table:table-cell>
          <table:table-cell table:style-name="Bullet.A1" office:value-type="string">
            <text:p text:style-name="P270">Bullet shall have a float variable called speed<text:span text:style-name="T204">This is done in the makeBullet() function of mapLogicTower.js.</text:span></text:p>
          </table:table-cell>
          <table:table-cell table:style-name="Bullet.A1" office:value-type="string">
            <text:p text:style-name="P280">This is done in the makeBullet() <text:span text:style-name="T391">method</text:span> of mapLogicTower.js.</text:p>
          </table:table-cell>
        </table:table-row>
        <table:table-row table:style-name="Bullet.1">
          <table:table-cell table:style-name="Bullet.A1" office:value-type="string">
            <text:p text:style-name="P271">17.<text:span text:style-name="T90">2</text:span>.3</text:p>
          </table:table-cell>
          <table:table-cell table:style-name="Bullet.A1" office:value-type="string">
            <text:p text:style-name="P269">The value of speed shall be the value of speedMaster multiplied by the value of playSpeed from GameStats</text:p>
          </table:table-cell>
          <table:table-cell table:style-name="Bullet.A1" office:value-type="string">
            <text:p text:style-name="P280">This is done in the makeBullet() <text:span text:style-name="T391">method</text:span> of mapLogicTower.js.</text:p>
          </table:table-cell>
        </table:table-row>
        <table:table-row table:style-name="Bullet.1">
          <table:table-cell table:style-name="Bullet.A1" table:number-columns-spanned="3" office:value-type="string">
            <text:p text:style-name="P238"><text:span text:style-name="T37">17.</text:span><text:span text:style-name="T90">3</text:span><text:span text:style-name="T37">: </text:span>Extract damage <text:span text:style-name="T36">type</text:span></text:p>
          </table:table-cell>
          <table:covered-table-cell/>
          <table:covered-table-cell/>
        </table:table-row>
        <table:table-row table:style-name="Bullet.1">
          <table:table-cell table:style-name="Bullet.A1" office:value-type="string">
            <text:p text:style-name="P271">17.<text:span text:style-name="T90">3</text:span>.0</text:p>
          </table:table-cell>
          <table:table-cell table:style-name="Bullet.A1" office:value-type="string">
            <text:p text:style-name="P269">Bullet shall have a string variable called damageType</text:p>
          </table:table-cell>
          <table:table-cell table:style-name="Bullet.A1" office:value-type="string">
            <text:p text:style-name="P280">This is done in the makeBullet() <text:span text:style-name="T391">method</text:span> of mapLogicTower.js.</text:p>
          </table:table-cell>
        </table:table-row>
        <table:table-row table:style-name="Bullet.1">
          <table:table-cell table:style-name="Bullet.A1" office:value-type="string">
            <text:p text:style-name="P271">17.<text:span text:style-name="T90">3</text:span>.1</text:p>
          </table:table-cell>
          <table:table-cell table:style-name="Bullet.A1" office:value-type="string">
            <text:p text:style-name="P269">The value of damageType shall be the value of “damageType” in the (value of bulletType) dictionary in the bulletData dictionary from Resource</text:p>
          </table:table-cell>
          <table:table-cell table:style-name="Bullet.A1" office:value-type="string">
            <text:p text:style-name="P280">This is done in the makeBullet() <text:span text:style-name="T392">method</text:span> of mapLogicTower.js.</text:p>
          </table:table-cell>
        </table:table-row>
        <table:table-row table:style-name="Bullet.1">
          <table:table-cell table:style-name="Bullet.A1" table:number-columns-spanned="3" office:value-type="string">
            <text:p text:style-name="P236"><text:span text:style-name="T37">17.</text:span><text:span text:style-name="T90">4</text:span><text:span text:style-name="T37">: </text:span>Calculate target coordinates x</text:p>
          </table:table-cell>
          <table:covered-table-cell/>
          <table:covered-table-cell/>
        </table:table-row>
        <table:table-row table:style-name="Bullet.1">
          <table:table-cell table:style-name="Bullet.A1" office:value-type="string">
            <text:p text:style-name="P271">17.<text:span text:style-name="T90">4</text:span>.0</text:p>
          </table:table-cell>
          <table:table-cell table:style-name="Bullet.A1" office:value-type="string">
            <text:p text:style-name="P269">Bullet shall have a float value called t<text:span text:style-name="T82">arX</text:span></text:p>
          </table:table-cell>
          <table:table-cell table:style-name="Bullet.A1" office:value-type="string">
            <text:p text:style-name="P282">All the data on the target of “bullet” is <text:span text:style-name="T394">an attribute</text:span> <text:span text:style-name="T523">of</text:span> “bullet” <text:span text:style-name="T474">called “target”</text:span>. There is no longer a need to calculate the position of the target. This is done in the makeBullet() <text:span text:style-name="T393">method</text:span> of mapLogicTower.js.</text:p>
          </table:table-cell>
        </table:table-row>
        <table:table-row table:style-name="Bullet.1">
          <table:table-cell table:style-name="Bullet.A1" office:value-type="string">
            <text:p text:style-name="P271">17.<text:span text:style-name="T90">4</text:span>.1</text:p>
          </table:table-cell>
          <table:table-cell table:style-name="Bullet.A1" office:value-type="string">
            <text:p text:style-name="P269">The value of t<text:span text:style-name="T82">arX</text:span> shall be the value of x of the Enemy object in enemyList <text:span text:style-name="T73">from</text:span> Origin <text:span text:style-name="T72">from</text:span> Map that has the value of ID that is the same as the value of targetID</text:p>
          </table:table-cell>
          <table:table-cell table:style-name="Bullet.A1" office:value-type="string">
            <text:p text:style-name="P282">N/A</text:p>
          </table:table-cell>
        </table:table-row>
        <table:table-row table:style-name="Bullet.1">
          <table:table-cell table:style-name="Bullet.A1" office:value-type="string">
            <text:p text:style-name="P271">17.<text:span text:style-name="T90">4</text:span>.2</text:p>
          </table:table-cell>
          <table:table-cell table:style-name="Bullet.A1" office:value-type="string">
            <text:p text:style-name="P269">When damageType is “AOE”, the value of t<text:span text:style-name="T82">arX</text:span> shall <text:span text:style-name="T72">remain</text:span> constant</text:p>
          </table:table-cell>
          <table:table-cell table:style-name="Bullet.A1" office:value-type="string">
            <text:p text:style-name="P282">This is done by making a new Phaser <text:span text:style-name="T396">image</text:span> object with a static position using the position of the enemy <text:span text:style-name="T397">at the time</text:span>. <text:span text:style-name="T205">This object is then made the target of “bullet”. </text:span>This is done in the makeBullet() <text:span text:style-name="T395">method</text:span> of mapLogicTower.js.</text:p>
          </table:table-cell>
        </table:table-row>
        <text:soft-page-break/>
        <table:table-row table:style-name="Bullet.1">
          <table:table-cell table:style-name="Bullet.A1" table:number-columns-spanned="3" office:value-type="string">
            <text:p text:style-name="P236"><text:span text:style-name="T37">17.</text:span><text:span text:style-name="T90">5</text:span><text:span text:style-name="T37">: </text:span>Calculate target coordinates y</text:p>
          </table:table-cell>
          <table:covered-table-cell/>
          <table:covered-table-cell/>
        </table:table-row>
        <table:table-row table:style-name="Bullet.1">
          <table:table-cell table:style-name="Bullet.A1" office:value-type="string">
            <text:p text:style-name="P271">17.<text:span text:style-name="T90">5</text:span>.0</text:p>
          </table:table-cell>
          <table:table-cell table:style-name="Bullet.A1" office:value-type="string">
            <text:p text:style-name="P269">Bullet shall have a float value called t<text:span text:style-name="T82">arY</text:span></text:p>
          </table:table-cell>
          <table:table-cell table:style-name="Bullet.A1" office:value-type="string">
            <text:p text:style-name="P385">All the data on the target of “bullet” is <text:span text:style-name="T394">an attribute</text:span> <text:span text:style-name="T523">of</text:span> “bullet” <text:span text:style-name="T474">called “target”</text:span>. There is no longer a need to calculate the position of the target. This is done in the makeBullet() <text:span text:style-name="T393">method</text:span> of mapLogicTower.js.</text:p>
          </table:table-cell>
        </table:table-row>
        <table:table-row table:style-name="Bullet.1">
          <table:table-cell table:style-name="Bullet.A1" office:value-type="string">
            <text:p text:style-name="P271">17.<text:span text:style-name="T90">5</text:span>.1</text:p>
          </table:table-cell>
          <table:table-cell table:style-name="Bullet.A1" office:value-type="string">
            <text:p text:style-name="P269">The value of t<text:span text:style-name="T82">arY</text:span> shall be the value of y of the Enemy object in enemyList <text:span text:style-name="T73">from</text:span> Origin <text:span text:style-name="T73">from</text:span> Map that has the value of ID that is the same as the value of targetID</text:p>
          </table:table-cell>
          <table:table-cell table:style-name="Bullet.A1" office:value-type="string">
            <text:p text:style-name="P283">N/A</text:p>
          </table:table-cell>
        </table:table-row>
        <table:table-row table:style-name="Bullet.1">
          <table:table-cell table:style-name="Bullet.A1" office:value-type="string">
            <text:p text:style-name="P271">17.<text:span text:style-name="T90">5</text:span>.2</text:p>
          </table:table-cell>
          <table:table-cell table:style-name="Bullet.A1" office:value-type="string">
            <text:p text:style-name="P269">When damageType is “AOE”, the value of t<text:span text:style-name="T82">arY</text:span> shall <text:span text:style-name="T74">remain</text:span> constant</text:p>
          </table:table-cell>
          <table:table-cell table:style-name="Bullet.A1" office:value-type="string">
            <text:p text:style-name="P384">This is done by making a new Phaser <text:span text:style-name="T396">image</text:span> object with a static position using the position of the enemy <text:span text:style-name="T397">at the time</text:span>. <text:span text:style-name="T205">This object is then made the target of “bullet”. </text:span>This is done in the makeBullet() <text:span text:style-name="T395">method</text:span> of mapLogicTower.js.</text:p>
          </table:table-cell>
        </table:table-row>
        <table:table-row table:style-name="Bullet.1">
          <table:table-cell table:style-name="Bullet.A1" table:number-columns-spanned="3" office:value-type="string">
            <text:p text:style-name="P236"><text:span text:style-name="T37">17.</text:span><text:span text:style-name="T90">6</text:span><text:span text:style-name="T37">: </text:span>Calculate displacement from target</text:p>
          </table:table-cell>
          <table:covered-table-cell/>
          <table:covered-table-cell/>
        </table:table-row>
        <table:table-row table:style-name="Bullet.1">
          <table:table-cell table:style-name="Bullet.A1" office:value-type="string">
            <text:p text:style-name="P271">17.<text:span text:style-name="T90">6</text:span>.0</text:p>
          </table:table-cell>
          <table:table-cell table:style-name="Bullet.A1" office:value-type="string">
            <text:p text:style-name="P269">Bullet shall have a float value called d<text:span text:style-name="T83">isX</text:span></text:p>
          </table:table-cell>
          <table:table-cell table:style-name="Bullet.A1" office:value-type="string">
            <text:p text:style-name="P386"><text:span text:style-name="T523">distX</text:span> is no longer used.</text:p>
          </table:table-cell>
        </table:table-row>
        <table:table-row table:style-name="Bullet.1">
          <table:table-cell table:style-name="Bullet.A1" office:value-type="string">
            <text:p text:style-name="P271">17.<text:span text:style-name="T90">6</text:span>.1</text:p>
          </table:table-cell>
          <table:table-cell table:style-name="Bullet.A1" office:value-type="string">
            <text:p text:style-name="P269">The value of d<text:span text:style-name="T83">isX</text:span> shall be the value of t<text:span text:style-name="T83">arX</text:span> minus the value of x</text:p>
          </table:table-cell>
          <table:table-cell table:style-name="Bullet.A1" office:value-type="string">
            <text:p text:style-name="P283">N/A</text:p>
          </table:table-cell>
        </table:table-row>
        <table:table-row table:style-name="Bullet.1">
          <table:table-cell table:style-name="Bullet.A1" office:value-type="string">
            <text:p text:style-name="P271">17.<text:span text:style-name="T90">6</text:span>.2</text:p>
          </table:table-cell>
          <table:table-cell table:style-name="Bullet.A1" office:value-type="string">
            <text:p text:style-name="P269">Bullet shall have a float value called d<text:span text:style-name="T83">isY</text:span></text:p>
          </table:table-cell>
          <table:table-cell table:style-name="Bullet.A1" office:value-type="string">
            <text:p text:style-name="P386"><text:span text:style-name="T523">distY</text:span> is no longer used.</text:p>
          </table:table-cell>
        </table:table-row>
        <table:table-row table:style-name="Bullet.1">
          <table:table-cell table:style-name="Bullet.A1" office:value-type="string">
            <text:p text:style-name="P271">17.<text:span text:style-name="T90">6</text:span>.3</text:p>
          </table:table-cell>
          <table:table-cell table:style-name="Bullet.A1" office:value-type="string">
            <text:p text:style-name="P269">The value of d<text:span text:style-name="T83">isY</text:span> shall be the value of t<text:span text:style-name="T83">arY</text:span> minus the value of y</text:p>
          </table:table-cell>
          <table:table-cell table:style-name="Bullet.A1" office:value-type="string">
            <text:p text:style-name="P283">N/A</text:p>
          </table:table-cell>
        </table:table-row>
        <table:table-row table:style-name="Bullet.1">
          <table:table-cell table:style-name="Bullet.A1" table:number-columns-spanned="3" office:value-type="string">
            <text:p text:style-name="P235"><text:span text:style-name="T37">17.</text:span><text:span text:style-name="T90">7</text:span><text:span text:style-name="T38">: </text:span>Calculate angle from target</text:p>
          </table:table-cell>
          <table:covered-table-cell/>
          <table:covered-table-cell/>
        </table:table-row>
        <table:table-row table:style-name="Bullet.1">
          <table:table-cell table:style-name="Bullet.A1" office:value-type="string">
            <text:p text:style-name="P267"><text:span text:style-name="T37">17.</text:span><text:span text:style-name="T90">7</text:span><text:span text:style-name="T38">.0</text:span></text:p>
          </table:table-cell>
          <table:table-cell table:style-name="Bullet.A1" office:value-type="string">
            <text:p text:style-name="P269">Bullet shall have a float value called angle</text:p>
          </table:table-cell>
          <table:table-cell table:style-name="Bullet.A1" office:value-type="string">
            <text:p text:style-name="P386"><text:span text:style-name="T523">angle</text:span> is no longer used.</text:p>
          </table:table-cell>
        </table:table-row>
        <table:table-row table:style-name="Bullet.1">
          <table:table-cell table:style-name="Bullet.A1" office:value-type="string">
            <text:p text:style-name="P267"><text:span text:style-name="T37">17.</text:span><text:span text:style-name="T90">7</text:span><text:span text:style-name="T38">.1</text:span></text:p>
          </table:table-cell>
          <table:table-cell table:style-name="Bullet.A1" office:value-type="string">
            <text:p text:style-name="P269">The value of angle shall be the inverse tan of d<text:span text:style-name="T84">isY</text:span> divided by d<text:span text:style-name="T84">isX</text:span></text:p>
          </table:table-cell>
          <table:table-cell table:style-name="Bullet.A1" office:value-type="string">
            <text:p text:style-name="P283">N/A</text:p>
          </table:table-cell>
        </table:table-row>
        <table:table-row table:style-name="Bullet.1">
          <table:table-cell table:style-name="Bullet.A1" office:value-type="string">
            <text:p text:style-name="P267"><text:span text:style-name="T37">17.</text:span><text:span text:style-name="T90">7</text:span><text:span text:style-name="T38">.2</text:span></text:p>
          </table:table-cell>
          <table:table-cell table:style-name="Bullet.A1" office:value-type="string">
            <text:p text:style-name="P269">When the value of d<text:span text:style-name="T84">isY</text:span> has a negative value, the value of angle shall have the value of pi added to it</text:p>
          </table:table-cell>
          <table:table-cell table:style-name="Bullet.A1" office:value-type="string">
            <text:p text:style-name="P283">N/A</text:p>
          </table:table-cell>
        </table:table-row>
        <table:table-row table:style-name="Bullet.1">
          <table:table-cell table:style-name="Bullet.A1" table:number-columns-spanned="3" office:value-type="string">
            <text:p text:style-name="P235"><text:span text:style-name="T37">17.</text:span><text:span text:style-name="T90">8</text:span><text:span text:style-name="T38">: </text:span>Extract picture</text:p>
          </table:table-cell>
          <table:covered-table-cell/>
          <table:covered-table-cell/>
        </table:table-row>
        <table:table-row table:style-name="Bullet.1">
          <table:table-cell table:style-name="Bullet.A1" office:value-type="string">
            <text:p text:style-name="P267"><text:span text:style-name="T37">17.</text:span><text:span text:style-name="T90">8</text:span><text:span text:style-name="T38">.0</text:span></text:p>
          </table:table-cell>
          <table:table-cell table:style-name="Bullet.A1" office:value-type="string">
            <text:p text:style-name="P269">Bullet shall have a string variable called imageLink</text:p>
          </table:table-cell>
          <table:table-cell table:style-name="Bullet.A1" office:value-type="string">
            <text:p text:style-name="P281">This is the <text:span text:style-name="T398">fourth</text:span> input parameter when making “bullet”. This is done in the makeBullet() <text:span text:style-name="T386">method</text:span> of mapLogicTower.js.</text:p>
          </table:table-cell>
        </table:table-row>
        <table:table-row table:style-name="Bullet.1">
          <table:table-cell table:style-name="Bullet.A1" office:value-type="string">
            <text:p text:style-name="P267"><text:span text:style-name="T37">17.</text:span><text:span text:style-name="T90">8</text:span><text:span text:style-name="T38">.1</text:span></text:p>
          </table:table-cell>
          <table:table-cell table:style-name="Bullet.A1" office:value-type="string">
            <text:p text:style-name="P269">The value of imageLink shall be the value of “imageLink” in the (value of bulletKey) dictionary in the bulletData dictionary from Resource</text:p>
          </table:table-cell>
          <table:table-cell table:style-name="Bullet.A1" office:value-type="string">
            <text:p text:style-name="P284">This is done in the makeBullet() <text:span text:style-name="T398">method</text:span> of mapLogicTower.js.</text:p>
          </table:table-cell>
        </table:table-row>
        <table:table-row table:style-name="Bullet.1">
          <table:table-cell table:style-name="Bullet.A1" office:value-type="string">
            <text:p text:style-name="P267"><text:span text:style-name="T37">17.</text:span><text:span text:style-name="T90">8</text:span><text:span text:style-name="T38">.2</text:span></text:p>
          </table:table-cell>
          <table:table-cell table:style-name="Bullet.A1" office:value-type="string">
            <text:p text:style-name="P269">Bullet shall have an image element called pic</text:p>
          </table:table-cell>
          <table:table-cell table:style-name="Bullet.A1" office:value-type="string">
            <text:p text:style-name="P285">This is done automatically as a consequence of “bullet” being a Phaser <text:span text:style-name="T399">image</text:span> object.</text:p>
          </table:table-cell>
        </table:table-row>
        <table:table-row table:style-name="Bullet.1">
          <table:table-cell table:style-name="Bullet.A1" office:value-type="string">
            <text:p text:style-name="P267"><text:span text:style-name="T37">17.</text:span><text:span text:style-name="T90">8</text:span><text:span text:style-name="T38">.3</text:span></text:p>
          </table:table-cell>
          <table:table-cell table:style-name="Bullet.A1" office:value-type="string">
            <text:p text:style-name="P269">The value of pic shall be the image element in images from Resource that imageLink references</text:p>
          </table:table-cell>
          <table:table-cell table:style-name="Bullet.A1" office:value-type="string">
            <text:p text:style-name="P286">This is done in the makeBullet() <text:span text:style-name="T400">method</text:span> of mapLogicTower.js.</text:p>
          </table:table-cell>
        </table:table-row>
        <table:table-row table:style-name="Bullet.1">
          <table:table-cell table:style-name="Bullet.A1" table:number-columns-spanned="3" office:value-type="string">
            <text:p text:style-name="P238"><text:span text:style-name="T37">17.</text:span><text:span text:style-name="T90">9</text:span><text:span text:style-name="T37">: </text:span>Extract size</text:p>
          </table:table-cell>
          <table:covered-table-cell/>
          <table:covered-table-cell/>
        </table:table-row>
        <table:table-row table:style-name="Bullet.1">
          <table:table-cell table:style-name="Bullet.A1" office:value-type="string">
            <text:p text:style-name="P271">17.<text:span text:style-name="T90">9</text:span>.0</text:p>
          </table:table-cell>
          <table:table-cell table:style-name="Bullet.A1" office:value-type="string">
            <text:p text:style-name="P269">Bullet shall have a float variable called size</text:p>
          </table:table-cell>
          <table:table-cell table:style-name="Bullet.A1" office:value-type="string">
            <text:p text:style-name="P287">This is done in the makeBullet() <text:span text:style-name="T401">method</text:span> of mapLogicTower.js.</text:p>
          </table:table-cell>
        </table:table-row>
        <table:table-row table:style-name="Bullet.1">
          <table:table-cell table:style-name="Bullet.A1" office:value-type="string">
            <text:p text:style-name="P271">17.<text:span text:style-name="T90">9</text:span>.1</text:p>
          </table:table-cell>
          <table:table-cell table:style-name="Bullet.A1" office:value-type="string">
            <text:p text:style-name="P269">The value of size shall be the value of “size” in the (value of bulletKey) dictionary in the bulletData dictionary from Resource</text:p>
          </table:table-cell>
          <table:table-cell table:style-name="Bullet.A1" office:value-type="string">
            <text:p text:style-name="P287">This is done in the makeBullet() <text:span text:style-name="T402">method</text:span> of mapLogicTower.js.</text:p>
          </table:table-cell>
        </table:table-row>
        <table:table-row table:style-name="Bullet.1">
          <table:table-cell table:style-name="Bullet.A1" table:number-columns-spanned="3" office:value-type="string">
            <text:p text:style-name="P235"><text:span text:style-name="T37">17.</text:span><text:span text:style-name="T38">1</text:span><text:span text:style-name="T90">0</text:span><text:span text:style-name="T38">: </text:span>Calculate size on screen</text:p>
          </table:table-cell>
          <table:covered-table-cell/>
          <table:covered-table-cell/>
        </table:table-row>
        <table:table-row table:style-name="Bullet.1">
          <table:table-cell table:style-name="Bullet.A1" office:value-type="string">
            <text:p text:style-name="P267"><text:span text:style-name="T37">17.</text:span><text:span text:style-name="T38">1</text:span><text:span text:style-name="T90">0</text:span><text:span text:style-name="T38">.0</text:span></text:p>
          </table:table-cell>
          <table:table-cell table:style-name="Bullet.A1" office:value-type="string">
            <text:p text:style-name="P269">Bullet shall have a float variable called w</text:p>
          </table:table-cell>
          <table:table-cell table:style-name="Bullet.A1" office:value-type="string">
            <text:p text:style-name="P263">This <text:span text:style-name="T343">variable</text:span> is now called <text:span text:style-name="T343">an attribute called</text:span> displayWidth and is automatically <text:soft-page-break/>added upon making <text:span text:style-name="T403">bullet</text:span>. This is done in the make<text:span text:style-name="T403">Bullet</text:span>() <text:span text:style-name="T344">method</text:span> of mapLogic<text:span text:style-name="T403">Tower</text:span>.js.</text:p>
          </table:table-cell>
        </table:table-row>
        <table:table-row table:style-name="Bullet.1">
          <table:table-cell table:style-name="Bullet.A1" office:value-type="string">
            <text:p text:style-name="P267"><text:span text:style-name="T37">17.</text:span><text:span text:style-name="T38">1</text:span><text:span text:style-name="T90">0</text:span><text:span text:style-name="T38">.1</text:span></text:p>
          </table:table-cell>
          <table:table-cell table:style-name="Bullet.A1" office:value-type="string">
            <text:p text:style-name="P269">The value of w shall be the value of size multiplied by gridWidth <text:span text:style-name="T78">from</text:span> Map</text:p>
          </table:table-cell>
          <table:table-cell table:style-name="Bullet.A1" office:value-type="string">
            <text:p text:style-name="P287">This is done in the makeBullet() <text:span text:style-name="T403">method</text:span> of mapLogicTower.js.</text:p>
          </table:table-cell>
        </table:table-row>
        <table:table-row table:style-name="Bullet.1">
          <table:table-cell table:style-name="Bullet.A1" office:value-type="string">
            <text:p text:style-name="P267"><text:span text:style-name="T37">17.</text:span><text:span text:style-name="T38">1</text:span><text:span text:style-name="T90">0</text:span><text:span text:style-name="T38">.2</text:span></text:p>
          </table:table-cell>
          <table:table-cell table:style-name="Bullet.A1" office:value-type="string">
            <text:p text:style-name="P269">Bullet shall have a float variable called h</text:p>
          </table:table-cell>
          <table:table-cell table:style-name="Bullet.A1" office:value-type="string">
            <text:p text:style-name="P263">This <text:span text:style-name="T343">variable</text:span> is now called <text:span text:style-name="T343">an attribute called</text:span> display<text:span text:style-name="T403">Height</text:span> and is automatically added upon making <text:span text:style-name="T403">bullet</text:span>. This is done in the make<text:span text:style-name="T403">Bullet</text:span>() <text:span text:style-name="T344">method</text:span> of mapLogic<text:span text:style-name="T403">Tower</text:span>.js.</text:p>
          </table:table-cell>
        </table:table-row>
        <table:table-row table:style-name="Bullet.1">
          <table:table-cell table:style-name="Bullet.A1" office:value-type="string">
            <text:p text:style-name="P267"><text:span text:style-name="T37">17.</text:span><text:span text:style-name="T38">1</text:span><text:span text:style-name="T90">0</text:span><text:span text:style-name="T38">.3</text:span></text:p>
          </table:table-cell>
          <table:table-cell table:style-name="Bullet.A1" office:value-type="string">
            <text:p text:style-name="P269">The value of h shall be the value of size multiplied by gridHeight <text:span text:style-name="T77">from</text:span> Map</text:p>
          </table:table-cell>
          <table:table-cell table:style-name="Bullet.A1" office:value-type="string">
            <text:p text:style-name="P287">This is done in the makeBullet() <text:span text:style-name="T403">method</text:span> of mapLogicTower.js.</text:p>
          </table:table-cell>
        </table:table-row>
        <table:table-row table:style-name="Bullet.1">
          <table:table-cell table:style-name="Bullet.A1" table:number-columns-spanned="3" office:value-type="string">
            <text:p text:style-name="P240">17.<text:span text:style-name="T90">11</text:span>: <text:span text:style-name="T76">Display picture</text:span> on screen</text:p>
          </table:table-cell>
          <table:covered-table-cell/>
          <table:covered-table-cell/>
        </table:table-row>
        <table:table-row table:style-name="Bullet.1">
          <table:table-cell table:style-name="Bullet.A1" office:value-type="string">
            <text:p text:style-name="P294">17.<text:span text:style-name="T90">11.0</text:span></text:p>
          </table:table-cell>
          <table:table-cell table:style-name="Bullet.A1" office:value-type="string">
            <text:p text:style-name="P295">Bullet shall have a float variable called <text:span text:style-name="T77">drawX</text:span></text:p>
          </table:table-cell>
          <table:table-cell table:style-name="Bullet.A1" office:value-type="string">
            <text:p text:style-name="P288"><text:span text:style-name="T524">drawX</text:span> is no longer used.</text:p>
          </table:table-cell>
        </table:table-row>
        <table:table-row table:style-name="Bullet.1">
          <table:table-cell table:style-name="Bullet.A1" office:value-type="string">
            <text:p text:style-name="P294">17.<text:span text:style-name="T90">11.1</text:span></text:p>
          </table:table-cell>
          <table:table-cell table:style-name="Bullet.A1" office:value-type="string">
            <text:p text:style-name="P296">The value of drawX shall be the value of x multiplied by the value of gridWidth <text:span text:style-name="T79">from Map</text:span> then add to that, half the value of gridWidth <text:span text:style-name="T79">from Map</text:span></text:p>
          </table:table-cell>
          <table:table-cell table:style-name="Bullet.A1" office:value-type="string">
            <text:p text:style-name="P288">N/A</text:p>
          </table:table-cell>
        </table:table-row>
        <table:table-row table:style-name="Bullet.1">
          <table:table-cell table:style-name="Bullet.A1" office:value-type="string">
            <text:p text:style-name="P294">17.<text:span text:style-name="T90">11.2</text:span></text:p>
          </table:table-cell>
          <table:table-cell table:style-name="Bullet.A1" office:value-type="string">
            <text:p text:style-name="P272">Bullet shall have a float variable called <text:span text:style-name="T77">drawY</text:span></text:p>
          </table:table-cell>
          <table:table-cell table:style-name="Bullet.A1" office:value-type="string">
            <text:p text:style-name="P288"><text:span text:style-name="T524">drawY</text:span> is no longer used.</text:p>
          </table:table-cell>
        </table:table-row>
        <table:table-row table:style-name="Bullet.1">
          <table:table-cell table:style-name="Bullet.A1" office:value-type="string">
            <text:p text:style-name="P294">17.<text:span text:style-name="T90">11.3</text:span></text:p>
          </table:table-cell>
          <table:table-cell table:style-name="Bullet.A1" office:value-type="string">
            <text:p text:style-name="P276">The value of draw<text:span text:style-name="T77">Y</text:span> shall be the value of <text:span text:style-name="T77">y</text:span> multiplied by the value of gridWidth <text:span text:style-name="T79">from Map</text:span> then add to that, half the value of gridWidth <text:span text:style-name="T79">from Map</text:span></text:p>
          </table:table-cell>
          <table:table-cell table:style-name="Bullet.A1" office:value-type="string">
            <text:p text:style-name="P288">N/A</text:p>
          </table:table-cell>
        </table:table-row>
        <table:table-row table:style-name="Bullet.1">
          <table:table-cell table:style-name="Bullet.A1" office:value-type="string">
            <text:p text:style-name="P267"><text:span text:style-name="T37">17.</text:span><text:span text:style-name="T38">11.4</text:span></text:p>
          </table:table-cell>
          <table:table-cell table:style-name="Bullet.A1" office:value-type="string">
            <text:p text:style-name="P269">Bullet shall display pic to the screen at position <text:span text:style-name="T77">drawX</text:span>, <text:span text:style-name="T77">drawY</text:span> with width and height of w and h respectively rotated by the value of angle</text:p>
          </table:table-cell>
          <table:table-cell table:style-name="Bullet.A1" office:value-type="string">
            <text:p text:style-name="P288">N/A</text:p>
          </table:table-cell>
        </table:table-row>
        <table:table-row table:style-name="Bullet.1">
          <table:table-cell table:style-name="Bullet.A1" table:number-columns-spanned="3" office:value-type="string">
            <text:p text:style-name="P235"><text:span text:style-name="T37">17.</text:span><text:span text:style-name="T38">12: </text:span>Calculate velocity</text:p>
          </table:table-cell>
          <table:covered-table-cell/>
          <table:covered-table-cell/>
        </table:table-row>
        <table:table-row table:style-name="Bullet.1">
          <table:table-cell table:style-name="Bullet.A1" office:value-type="string">
            <text:p text:style-name="P267"><text:span text:style-name="T37">17.</text:span><text:span text:style-name="T38">12.0</text:span></text:p>
          </table:table-cell>
          <table:table-cell table:style-name="Bullet.A1" office:value-type="string">
            <text:p text:style-name="P269">Bullet shall have a float value <text:span text:style-name="T80">velX</text:span></text:p>
          </table:table-cell>
          <table:table-cell table:style-name="Bullet.A1" office:value-type="string">
            <text:p text:style-name="P289"><text:span text:style-name="T525">velX</text:span> is no longer used. The movement of “bullet” is done using the moveToObject() method which is a default Phaser method. This makes the calculations needed for “bullet” to head towards “target”. <text:span text:style-name="T206">This is done in the moveBullet() </text:span><text:span text:style-name="T404">method</text:span><text:span text:style-name="T206"> of mapLogicTower.js.</text:span></text:p>
          </table:table-cell>
        </table:table-row>
        <table:table-row table:style-name="Bullet.1">
          <table:table-cell table:style-name="Bullet.A1" office:value-type="string">
            <text:p text:style-name="P267"><text:span text:style-name="T37">17.</text:span><text:span text:style-name="T38">12.1</text:span></text:p>
          </table:table-cell>
          <table:table-cell table:style-name="Bullet.A1" office:value-type="string">
            <text:p text:style-name="P269">The value of <text:span text:style-name="T80">velX</text:span> shall be cosine of angle multiplied by the value of <text:span text:style-name="T71">speed</text:span></text:p>
          </table:table-cell>
          <table:table-cell table:style-name="Bullet.A1" office:value-type="string">
            <text:p text:style-name="P387">N/A</text:p>
          </table:table-cell>
        </table:table-row>
        <table:table-row table:style-name="Bullet.1">
          <table:table-cell table:style-name="Bullet.A1" office:value-type="string">
            <text:p text:style-name="P267"><text:span text:style-name="T37">17.</text:span><text:span text:style-name="T38">12.2</text:span></text:p>
          </table:table-cell>
          <table:table-cell table:style-name="Bullet.A1" office:value-type="string">
            <text:p text:style-name="P269">Bullet shall have a float value v<text:span text:style-name="T80">elY</text:span></text:p>
          </table:table-cell>
          <table:table-cell table:style-name="Bullet.A1" office:value-type="string">
            <text:p text:style-name="P290"><text:span text:style-name="T525">velY</text:span> is no longer used. </text:p>
          </table:table-cell>
        </table:table-row>
        <table:table-row table:style-name="Bullet.1">
          <table:table-cell table:style-name="Bullet.A1" office:value-type="string">
            <text:p text:style-name="P267"><text:span text:style-name="T37">17.</text:span><text:span text:style-name="T38">12.3</text:span></text:p>
          </table:table-cell>
          <table:table-cell table:style-name="Bullet.A1" office:value-type="string">
            <text:p text:style-name="P269">The value of <text:span text:style-name="T80">velY</text:span> shall be sine of angle multiplied by the value of <text:span text:style-name="T71">speed</text:span></text:p>
          </table:table-cell>
          <table:table-cell table:style-name="Bullet.A1" office:value-type="string">
            <text:p text:style-name="P387"><text:span text:style-name="T525">speed</text:span> is no longer used.</text:p>
          </table:table-cell>
        </table:table-row>
        <table:table-row table:style-name="Bullet.1">
          <table:table-cell table:style-name="Bullet.A1" table:number-columns-spanned="3" office:value-type="string">
            <text:p text:style-name="P237"><text:span text:style-name="T37">17.</text:span><text:span text:style-name="T38">1</text:span><text:span text:style-name="T39">3: </text:span>Calculate <text:span text:style-name="T35">movement</text:span></text:p>
          </table:table-cell>
          <table:covered-table-cell/>
          <table:covered-table-cell/>
        </table:table-row>
        <table:table-row table:style-name="Bullet.1">
          <table:table-cell table:style-name="Bullet.A1" office:value-type="string">
            <text:p text:style-name="P268"><text:span text:style-name="T37">17.</text:span><text:span text:style-name="T38">1</text:span><text:span text:style-name="T39">3.0</text:span></text:p>
          </table:table-cell>
          <table:table-cell table:style-name="Bullet.A1" office:value-type="string">
            <text:p text:style-name="P269">The value of x shall have the value of v<text:span text:style-name="T80">elX</text:span> added to it</text:p>
          </table:table-cell>
          <table:table-cell table:style-name="Bullet.A1" office:value-type="string">
            <text:p text:style-name="P291">N/A</text:p>
          </table:table-cell>
        </table:table-row>
        <table:table-row table:style-name="Bullet.1">
          <table:table-cell table:style-name="Bullet.A1" office:value-type="string">
            <text:p text:style-name="P268"><text:span text:style-name="T37">17.</text:span><text:span text:style-name="T38">1</text:span><text:span text:style-name="T39">3.1</text:span></text:p>
          </table:table-cell>
          <table:table-cell table:style-name="Bullet.A1" office:value-type="string">
            <text:p text:style-name="P269">When the value of d<text:span text:style-name="T85">isX</text:span> is between the value of v<text:span text:style-name="T80">elX</text:span> multiplied by -1 and the value of v<text:span text:style-name="T80">elX</text:span>, the value of x shall be the value of t<text:span text:style-name="T85">arX</text:span></text:p>
          </table:table-cell>
          <table:table-cell table:style-name="Bullet.A1" office:value-type="string">
            <text:p text:style-name="P291">N/A</text:p>
          </table:table-cell>
        </table:table-row>
        <table:table-row table:style-name="Bullet.1">
          <table:table-cell table:style-name="Bullet.A1" office:value-type="string">
            <text:p text:style-name="P268"><text:span text:style-name="T37">17.</text:span><text:span text:style-name="T38">1</text:span><text:span text:style-name="T39">3.2</text:span></text:p>
          </table:table-cell>
          <table:table-cell table:style-name="Bullet.A1" office:value-type="string">
            <text:p text:style-name="P269">The value of y shall have the value of v<text:span text:style-name="T81">elY</text:span> added to it</text:p>
          </table:table-cell>
          <table:table-cell table:style-name="Bullet.A1" office:value-type="string">
            <text:p text:style-name="P291">N/A</text:p>
          </table:table-cell>
        </table:table-row>
        <table:table-row table:style-name="Bullet.1">
          <table:table-cell table:style-name="Bullet.A1" office:value-type="string">
            <text:p text:style-name="P268"><text:span text:style-name="T37">17.</text:span><text:span text:style-name="T38">1</text:span><text:span text:style-name="T39">3.3</text:span></text:p>
          </table:table-cell>
          <table:table-cell table:style-name="Bullet.A1" office:value-type="string">
            <text:p text:style-name="P269">When the value of d<text:span text:style-name="T85">isY</text:span> is between the <text:soft-page-break/>value of v<text:span text:style-name="T81">elY</text:span> multiplied by -1 and the value of v<text:span text:style-name="T81">elY</text:span>, the value of x shall be the value of t<text:span text:style-name="T85">arY</text:span></text:p>
          </table:table-cell>
          <table:table-cell table:style-name="Bullet.A1" office:value-type="string">
            <text:p text:style-name="P291">N/A</text:p>
          </table:table-cell>
        </table:table-row>
        <table:table-row table:style-name="Bullet.1">
          <table:table-cell table:style-name="Bullet.A1" table:number-columns-spanned="3" office:value-type="string">
            <text:p text:style-name="P241"><text:span text:style-name="T37">17.</text:span><text:span text:style-name="T38">1</text:span><text:span text:style-name="T39">4: </text:span>Extract damage</text:p>
          </table:table-cell>
          <table:covered-table-cell/>
          <table:covered-table-cell/>
        </table:table-row>
        <table:table-row table:style-name="Bullet.1">
          <table:table-cell table:style-name="Bullet.A1" office:value-type="string">
            <text:p text:style-name="P273"><text:span text:style-name="T37">17.</text:span><text:span text:style-name="T38">1</text:span><text:span text:style-name="T39">4.0</text:span></text:p>
          </table:table-cell>
          <table:table-cell table:style-name="Bullet.A1" office:value-type="string">
            <text:p text:style-name="P269">Bullet shall have a float variable called damage</text:p>
          </table:table-cell>
          <table:table-cell table:style-name="Bullet.A1" office:value-type="string">
            <text:p text:style-name="P291">This is done in the makeBullet() <text:span text:style-name="T405">method</text:span> of mapLogicTower.js.</text:p>
          </table:table-cell>
        </table:table-row>
        <table:table-row table:style-name="Bullet.1">
          <table:table-cell table:style-name="Bullet.A1" office:value-type="string">
            <text:p text:style-name="P273"><text:span text:style-name="T37">17.</text:span><text:span text:style-name="T38">1</text:span><text:span text:style-name="T39">4.1</text:span></text:p>
          </table:table-cell>
          <table:table-cell table:style-name="Bullet.A1" office:value-type="string">
            <text:p text:style-name="P269">The value of damage shall be the value of “damage” in the (value of bulletKey) dictionary in the bulletData dictionary from Resource</text:p>
          </table:table-cell>
          <table:table-cell table:style-name="Bullet.A1" office:value-type="string">
            <text:p text:style-name="P291">This is done in the makeBullet() <text:span text:style-name="T405">method</text:span> of mapLogicTower.js.</text:p>
          </table:table-cell>
        </table:table-row>
        <table:table-row table:style-name="Bullet.1">
          <table:table-cell table:style-name="Bullet.A1" table:number-columns-spanned="3" office:value-type="string">
            <text:p text:style-name="P242"><text:span text:style-name="T37">17.</text:span><text:span text:style-name="T38">1</text:span><text:span text:style-name="T39">5: </text:span>Calculate damage on single target</text:p>
          </table:table-cell>
          <table:covered-table-cell/>
          <table:covered-table-cell/>
        </table:table-row>
        <table:table-row table:style-name="Bullet.1">
          <table:table-cell table:style-name="Bullet.A1" office:value-type="string">
            <text:p text:style-name="P274"><text:span text:style-name="T37">17.</text:span><text:span text:style-name="T38">1</text:span><text:span text:style-name="T39">5.0</text:span></text:p>
          </table:table-cell>
          <table:table-cell table:style-name="Bullet.A1" office:value-type="string">
            <text:p text:style-name="P269">When the values of d<text:span text:style-name="T86">isX</text:span> and d<text:span text:style-name="T86">isY</text:span> are 0 and the damageType is “single”, the HP value of the Enemy object in enemyList from Origin from Map with an ID value the same as targetID shall decrease by the value of damage</text:p>
          </table:table-cell>
          <table:table-cell table:style-name="Bullet.A1" office:value-type="string">
            <text:p text:style-name="P291">The determination of whether <text:span text:style-name="T207"><text:s/>“bullet” has reached “target” is done by adding an overlap </text:span><text:span text:style-name="T406">event (a Phaser event)</text:span><text:span text:style-name="T207"> between the “bullet” and “target” </text:span><text:span text:style-name="T525">of “bullet”</text:span><text:span text:style-name="T207">. This is added in the moveBullet() </text:span><text:span text:style-name="T407">method</text:span><text:span text:style-name="T207"> of mapLogicTower.js. The decreasing of the “HP” </text:span><text:span text:style-name="T475">of “target”</text:span><text:span text:style-name="T207"> is done in the damageEnemy() </text:span><text:span text:style-name="T405">method</text:span><text:span text:style-name="T207"> of mapLogicTower.js.</text:span></text:p>
          </table:table-cell>
        </table:table-row>
        <table:table-row table:style-name="Bullet.1">
          <table:table-cell table:style-name="Bullet.A1" table:number-columns-spanned="3" office:value-type="string">
            <text:p text:style-name="P242"><text:span text:style-name="T37">17.</text:span><text:span text:style-name="T38">1</text:span><text:span text:style-name="T39">6: </text:span>Extract AOE range</text:p>
          </table:table-cell>
          <table:covered-table-cell/>
          <table:covered-table-cell/>
        </table:table-row>
        <table:table-row table:style-name="Bullet.1">
          <table:table-cell table:style-name="Bullet.A1" office:value-type="string">
            <text:p text:style-name="P274"><text:span text:style-name="T37">17.</text:span><text:span text:style-name="T38">1</text:span><text:span text:style-name="T39">6.0</text:span></text:p>
          </table:table-cell>
          <table:table-cell table:style-name="Bullet.A1" office:value-type="string">
            <text:p text:style-name="P269">Bullet shall have a float value called AOE</text:p>
          </table:table-cell>
          <table:table-cell table:style-name="Bullet.A1" office:value-type="string">
            <text:p text:style-name="P292">This is done in the makeBullet() <text:span text:style-name="T407">method</text:span> of mapLogicTower.js.</text:p>
          </table:table-cell>
        </table:table-row>
        <table:table-row table:style-name="Bullet.1">
          <table:table-cell table:style-name="Bullet.A1" office:value-type="string">
            <text:p text:style-name="P274"><text:span text:style-name="T37">17.</text:span><text:span text:style-name="T38">1</text:span><text:span text:style-name="T39">6.1</text:span></text:p>
          </table:table-cell>
          <table:table-cell table:style-name="Bullet.A1" office:value-type="string">
            <text:p text:style-name="P269">The value of AOE shall be the value of “AOE” in the (value of bulletKey) dictionary in the bulletData dictionary from Resource</text:p>
          </table:table-cell>
          <table:table-cell table:style-name="Bullet.A1" office:value-type="string">
            <text:p text:style-name="P292">This is done in the makeBullet() <text:span text:style-name="T407">method</text:span> of mapLogicTower.js.</text:p>
          </table:table-cell>
        </table:table-row>
        <table:table-row table:style-name="Bullet.1">
          <table:table-cell table:style-name="Bullet.A1" table:number-columns-spanned="3" office:value-type="string">
            <text:p text:style-name="P242"><text:span text:style-name="T37">17.</text:span><text:span text:style-name="T38">1</text:span><text:span text:style-name="T90">7</text:span><text:span text:style-name="T39">: </text:span>Calculate damage on AOE</text:p>
          </table:table-cell>
          <table:covered-table-cell/>
          <table:covered-table-cell/>
        </table:table-row>
        <table:table-row table:style-name="Bullet.1">
          <table:table-cell table:style-name="Bullet.A1" office:value-type="string">
            <text:p text:style-name="P274"><text:span text:style-name="T37">17.</text:span><text:span text:style-name="T38">1</text:span><text:span text:style-name="T90">7</text:span><text:span text:style-name="T39">.0</text:span></text:p>
          </table:table-cell>
          <table:table-cell table:style-name="Bullet.A1" office:value-type="string">
            <text:p text:style-name="P269">When the values of d<text:span text:style-name="T87">isX</text:span> and d<text:span text:style-name="T87">isX</text:span> are 0 and the damageType is “AOE”, Bullet shall calculate the distance between itself and each Enemy and determine if it is within the blast radius</text:p>
          </table:table-cell>
          <table:table-cell table:style-name="Bullet.A1" office:value-type="string">
            <text:p text:style-name="P292">This is done in the hitTarget() <text:span text:style-name="T407">method</text:span> of mapLogicTower.js.</text:p>
          </table:table-cell>
        </table:table-row>
        <table:table-row table:style-name="Bullet.1">
          <table:table-cell table:style-name="Bullet.A1" office:value-type="string">
            <text:p text:style-name="P274"><text:span text:style-name="T37">17.</text:span><text:span text:style-name="T38">1</text:span><text:span text:style-name="T90">7</text:span><text:span text:style-name="T39">.1</text:span></text:p>
          </table:table-cell>
          <table:table-cell table:style-name="Bullet.A1" office:value-type="string">
            <text:p text:style-name="P269">When the Enemy is within the blast radius, the HP value of the enemy shall decrease by the value of damage</text:p>
          </table:table-cell>
          <table:table-cell table:style-name="Bullet.A1" office:value-type="string">
            <text:p text:style-name="P292">The search for every “enemy” within range is done in hitTarget() <text:span text:style-name="T407">method</text:span> of mapLogicTower.js. The decreasing of “HP” is done in the damageEnemy() <text:span text:style-name="T407">method</text:span> of mapLogicTower.js.</text:p>
          </table:table-cell>
        </table:table-row>
        <table:table-row table:style-name="Bullet.1">
          <table:table-cell table:style-name="Bullet.A1" table:number-columns-spanned="3" office:value-type="string">
            <text:p text:style-name="P243"><text:span text:style-name="T37">17.</text:span><text:span text:style-name="T90">18</text:span><text:span text:style-name="T39">:</text:span>Delete bullet</text:p>
          </table:table-cell>
          <table:covered-table-cell/>
          <table:covered-table-cell/>
        </table:table-row>
        <table:table-row table:style-name="Bullet.1">
          <table:table-cell table:style-name="Bullet.A1" office:value-type="string">
            <text:p text:style-name="P275"><text:span text:style-name="T37">17.</text:span><text:span text:style-name="T90">18</text:span><text:span text:style-name="T39">.0</text:span></text:p>
          </table:table-cell>
          <table:table-cell table:style-name="Bullet.A1" office:value-type="string">
            <text:p text:style-name="P269">When the values of d<text:span text:style-name="T88">isX</text:span> and d<text:span text:style-name="T88">isY</text:span> are 0, the software shall delete Bullet</text:p>
          </table:table-cell>
          <table:table-cell table:style-name="Bullet.A1" office:value-type="string">
            <text:p text:style-name="P293">This is done in the hitTarget() <text:span text:style-name="T408">method</text:span> of mapLogicTower.js</text:p>
          </table:table-cell>
        </table:table-row>
        <table:table-row table:style-name="Bullet.1">
          <table:table-cell table:style-name="Bullet.A1" office:value-type="string">
            <text:p text:style-name="P275"><text:span text:style-name="T37">17.</text:span><text:span text:style-name="T90">18</text:span><text:span text:style-name="T39">.1</text:span></text:p>
          </table:table-cell>
          <table:table-cell table:style-name="Bullet.A1" office:value-type="string">
            <text:p text:style-name="P269">When the value of damageType is “single” and the Enemy with the value of ID the same as the value of enemyID cannot be found, the software shall delete Bullet</text:p>
          </table:table-cell>
          <table:table-cell table:style-name="Bullet.A1" office:value-type="string">
            <text:p text:style-name="P293">This is done in the updateBullet() <text:span text:style-name="T408">method</text:span> of mapLogicTower.js</text:p>
          </table:table-cell>
        </table:table-row>
      </table:table>
      <text:p text:style-name="P45"/>
      <text:p text:style-name="P300"><text:span text:style-name="T129">18: </text:span><text:span text:style-name="T120">Requirements for </text:span><text:span text:style-name="T121">the </text:span><text:span text:style-name="T139">MenuBuy</text:span><text:span text:style-name="T121"> object</text:span></text:p>
      <table:table table:name="BuyMenu" table:style-name="BuyMenu">
        <table:table-column table:style-name="BuyMenu.A"/>
        <table:table-column table:style-name="BuyMenu.B" table:number-columns-repeated="2"/>
        <table:table-row table:style-name="BuyMenu.1">
          <table:table-cell table:style-name="BuyMenu.A1" office:value-type="string">
            <text:p text:style-name="P1">ID</text:p>
          </table:table-cell>
          <table:table-cell table:style-name="BuyMenu.A1" office:value-type="string">
            <text:p text:style-name="P1">Requirement</text:p>
          </table:table-cell>
          <table:table-cell table:style-name="BuyMenu.A1" office:value-type="string">
            <text:p text:style-name="P379">How<text:span text:style-name="T175"> it was completed</text:span></text:p>
          </table:table-cell>
        </table:table-row>
        <table:table-row table:style-name="BuyMenu.1">
          <table:table-cell table:style-name="BuyMenu.A1" table:number-columns-spanned="3" office:value-type="string">
            <text:p text:style-name="P221">18.0: List of all possible towers</text:p>
          </table:table-cell>
          <table:covered-table-cell/>
          <table:covered-table-cell/>
        </table:table-row>
        <table:table-row table:style-name="BuyMenu.1">
          <table:table-cell table:style-name="BuyMenu.A1" office:value-type="string">
            <text:p text:style-name="P192">18.0.0</text:p>
          </table:table-cell>
          <table:table-cell table:style-name="BuyMenu.A1" office:value-type="string">
            <text:p text:style-name="P1"><text:span text:style-name="T153">MenuBuy</text:span> shall have list of strings called towerList</text:p>
          </table:table-cell>
          <table:table-cell table:style-name="BuyMenu.A1" office:value-type="string">
            <text:p text:style-name="P339">This <text:span text:style-name="T409">list</text:span> is not used.</text:p>
          </table:table-cell>
        </table:table-row>
        <table:table-row table:style-name="BuyMenu.1">
          <table:table-cell table:style-name="BuyMenu.A1" office:value-type="string">
            <text:p text:style-name="P192">18.0.1</text:p>
          </table:table-cell>
          <table:table-cell table:style-name="BuyMenu.A1" office:value-type="string">
            <text:p text:style-name="P1">MenuBuy shall add all the keys in <text:soft-page-break/>towerData dictionary of Resource to towerList</text:p>
          </table:table-cell>
          <table:table-cell table:style-name="BuyMenu.A1" office:value-type="string">
            <text:p text:style-name="P339">N/A</text:p>
          </table:table-cell>
        </table:table-row>
        <table:table-row table:style-name="BuyMenu.1">
          <table:table-cell table:style-name="BuyMenu.A1" office:value-type="string">
            <text:p text:style-name="P192">18.0.2</text:p>
          </table:table-cell>
          <table:table-cell table:style-name="BuyMenu.A1" office:value-type="string">
            <text:p text:style-name="P1">MenuBuy shall a have a list of strings called intialList</text:p>
          </table:table-cell>
          <table:table-cell table:style-name="BuyMenu.A1" office:value-type="string">
            <text:p text:style-name="P339"><text:span text:style-name="T526">intialL</text:span><text:span text:style-name="T410">ist</text:span> is now “startTowers” of “resources”.</text:p>
          </table:table-cell>
        </table:table-row>
        <table:table-row table:style-name="BuyMenu.1">
          <table:table-cell table:style-name="BuyMenu.A1" office:value-type="string">
            <text:p text:style-name="P192">18.0.3</text:p>
          </table:table-cell>
          <table:table-cell table:style-name="BuyMenu.A1" office:value-type="string">
            <text:p text:style-name="P1">MenuBuy shall add the string values in towerList that end with “00” to intialList</text:p>
          </table:table-cell>
          <table:table-cell table:style-name="BuyMenu.A1" office:value-type="string">
            <text:p text:style-name="P339">This done by reading the last <text:span text:style-name="T410">character</text:span> of the keys in “towers” of “resources”. If the last character is “a”, it is added to “startTowers”. This is done once and is done in the create() function of resources.js.</text:p>
          </table:table-cell>
        </table:table-row>
        <table:table-row table:style-name="BuyMenu.1">
          <table:table-cell table:style-name="BuyMenu.A1" table:number-columns-spanned="3" office:value-type="string">
            <text:p text:style-name="P222">18.<text:span text:style-name="T40">1: </text:span>List of all low level towers</text:p>
          </table:table-cell>
          <table:covered-table-cell/>
          <table:covered-table-cell/>
        </table:table-row>
        <table:table-row table:style-name="BuyMenu.1">
          <table:table-cell table:style-name="BuyMenu.A1" office:value-type="string">
            <text:p text:style-name="P193">18.<text:span text:style-name="T40">1.0</text:span></text:p>
          </table:table-cell>
          <table:table-cell table:style-name="BuyMenu.A1" office:value-type="string">
            <text:p text:style-name="P1">MenuBuy shall have a list of BuyTower<text:span text:style-name="T151">Obj</text:span> object<text:span text:style-name="T145">s</text:span> called buyList</text:p>
          </table:table-cell>
          <table:table-cell table:style-name="BuyMenu.A1" office:value-type="string">
            <text:p text:style-name="P340"><text:span text:style-name="T526">buyL</text:span><text:span text:style-name="T410">ist</text:span> is no longer used.</text:p>
          </table:table-cell>
        </table:table-row>
        <table:table-row table:style-name="BuyMenu.1">
          <table:table-cell table:style-name="BuyMenu.A1" office:value-type="string">
            <text:p text:style-name="P193">18.<text:span text:style-name="T40">1.1</text:span></text:p>
          </table:table-cell>
          <table:table-cell table:style-name="BuyMenu.A1" office:value-type="string">
            <text:p text:style-name="P1">MenuBuy shall add a BuyTower<text:span text:style-name="T151">Obj</text:span> object for every element in initialList and name them after these entries</text:p>
          </table:table-cell>
          <table:table-cell table:style-name="BuyMenu.A1" office:value-type="string">
            <text:p text:style-name="P341">The objects representing the different low level towers that could be bought are made in the makeMenuBuy() <text:span text:style-name="T411">method</text:span> of hudLogicTower.js.</text:p>
          </table:table-cell>
        </table:table-row>
        <table:table-row table:style-name="BuyMenu.1">
          <table:table-cell table:style-name="BuyMenu.A1" table:number-columns-spanned="3" office:value-type="string">
            <text:p text:style-name="P222">18.<text:span text:style-name="T40">2: </text:span>Display low level towers</text:p>
          </table:table-cell>
          <table:covered-table-cell/>
          <table:covered-table-cell/>
        </table:table-row>
        <table:table-row table:style-name="BuyMenu.1">
          <table:table-cell table:style-name="BuyMenu.A1" office:value-type="string">
            <text:p text:style-name="P193">18.<text:span text:style-name="T40">2.0</text:span></text:p>
          </table:table-cell>
          <table:table-cell table:style-name="BuyMenu.A1" office:value-type="string">
            <text:p text:style-name="P1">MenuBuy shall display all the elements in <text:span text:style-name="T146">buy</text:span>List</text:p>
          </table:table-cell>
          <table:table-cell table:style-name="BuyMenu.A1" office:value-type="string">
            <text:p text:style-name="P340">The objects representing the different low level towers that could be bought are <text:span text:style-name="T208">displayed</text:span> in the makeMenuBuy() <text:span text:style-name="T527">method</text:span> of hudLogicTower.js.</text:p>
          </table:table-cell>
        </table:table-row>
      </table:table>
      <text:p text:style-name="P49"/>
      <text:p text:style-name="P300"><text:span text:style-name="T131">19: </text:span><text:span text:style-name="T120">Requirements for </text:span><text:span text:style-name="T121">the M</text:span><text:span text:style-name="T130">enuStats</text:span><text:span text:style-name="T121"> object</text:span></text:p>
      <table:table table:name="MenuStats" table:style-name="MenuStats">
        <table:table-column table:style-name="MenuStats.A"/>
        <table:table-column table:style-name="MenuStats.B" table:number-columns-repeated="2"/>
        <table:table-row table:style-name="MenuStats.1">
          <table:table-cell table:style-name="MenuStats.A1" office:value-type="string">
            <text:p text:style-name="P1">ID</text:p>
          </table:table-cell>
          <table:table-cell table:style-name="MenuStats.A1" office:value-type="string">
            <text:p text:style-name="P1">Requirement</text:p>
          </table:table-cell>
          <table:table-cell table:style-name="MenuStats.A1" office:value-type="string">
            <text:p text:style-name="P379">How<text:span text:style-name="T175"> it was completed</text:span></text:p>
          </table:table-cell>
        </table:table-row>
        <table:table-row table:style-name="MenuStats.1">
          <table:table-cell table:style-name="MenuStats.A1" table:number-columns-spanned="3" office:value-type="string">
            <text:p text:style-name="P223"><text:span text:style-name="T42">19.0: </text:span>Current tower key</text:p>
          </table:table-cell>
          <table:covered-table-cell/>
          <table:covered-table-cell/>
        </table:table-row>
        <table:table-row table:style-name="MenuStats.1">
          <table:table-cell table:style-name="MenuStats.A1" office:value-type="string">
            <text:p text:style-name="P197">19.0.0</text:p>
          </table:table-cell>
          <table:table-cell table:style-name="MenuStats.A1" office:value-type="string">
            <text:p text:style-name="P1">MenuStats shall have a string variable called cTowerKey</text:p>
          </table:table-cell>
          <table:table-cell table:style-name="MenuStats.A1" office:value-type="string">
            <text:p text:style-name="P343"><text:span text:style-name="T528">cTowerKey</text:span> is no longer used. Instead of taking the key of the tower that is being inspected, the “tower” that is being inspected is used. This is done in the makeMenuStats() <text:span text:style-name="T412">method</text:span> of hudLogicTower.js.</text:p>
          </table:table-cell>
        </table:table-row>
        <table:table-row table:style-name="MenuStats.1">
          <table:table-cell table:style-name="MenuStats.A1" office:value-type="string">
            <text:p text:style-name="P197">19.0.1</text:p>
          </table:table-cell>
          <table:table-cell table:style-name="MenuStats.A1" office:value-type="string">
            <text:p text:style-name="P1">The value of cTowerKey shall be the value occupation of the BuildingSiteData object which has the value of active is True</text:p>
          </table:table-cell>
          <table:table-cell table:style-name="MenuStats.A1" office:value-type="string">
            <text:p text:style-name="P343">N/A</text:p>
          </table:table-cell>
        </table:table-row>
        <table:table-row table:style-name="MenuStats.1">
          <table:table-cell table:style-name="MenuStats.A1" table:number-columns-spanned="3" office:value-type="string">
            <text:p text:style-name="P224"><text:span text:style-name="T42">19.1: </text:span>Current tower bullet key</text:p>
          </table:table-cell>
          <table:covered-table-cell/>
          <table:covered-table-cell/>
        </table:table-row>
        <table:table-row table:style-name="MenuStats.1">
          <table:table-cell table:style-name="MenuStats.A1" office:value-type="string">
            <text:p text:style-name="P197">19.1.0</text:p>
          </table:table-cell>
          <table:table-cell table:style-name="MenuStats.A1" office:value-type="string">
            <text:p text:style-name="P1">MenuStats shall have a string variable called cBulletKey</text:p>
          </table:table-cell>
          <table:table-cell table:style-name="MenuStats.A1" office:value-type="string">
            <text:p text:style-name="P344"><text:span text:style-name="T529">cBulletKey</text:span><text:span text:style-name="T209"> is now called “bullet”. </text:span>This is done in the makeMenuStats() <text:span text:style-name="T476">method</text:span> of hudLogicTower.js.</text:p>
          </table:table-cell>
        </table:table-row>
        <table:table-row table:style-name="MenuStats.1">
          <table:table-cell table:style-name="MenuStats.A1" office:value-type="string">
            <text:p text:style-name="P197">19.1.1</text:p>
          </table:table-cell>
          <table:table-cell table:style-name="MenuStats.A1" office:value-type="string">
            <text:p text:style-name="P1">The value of cBulletKey shall be the value of “bulletKey” in the (value of cTowerKey) dictionary in the tower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3">method</text:span> of hudLogicTower.js.</text:p>
          </table:table-cell>
        </table:table-row>
        <table:table-row table:style-name="MenuStats.1">
          <table:table-cell table:style-name="MenuStats.A1" table:number-columns-spanned="3" office:value-type="string">
            <text:p text:style-name="P224"><text:span text:style-name="T42">19.2: </text:span>Current tower name</text:p>
          </table:table-cell>
          <table:covered-table-cell/>
          <table:covered-table-cell/>
        </table:table-row>
        <table:table-row table:style-name="MenuStats.1">
          <table:table-cell table:style-name="MenuStats.A1" office:value-type="string">
            <text:p text:style-name="P197">19.2.0</text:p>
          </table:table-cell>
          <table:table-cell table:style-name="MenuStats.A1" office:value-type="string">
            <text:p text:style-name="P1">MenuStats shall have a string variable called cName</text:p>
          </table:table-cell>
          <table:table-cell table:style-name="MenuStats.A1" office:value-type="string">
            <text:p text:style-name="P345"><text:span text:style-name="T530">cName</text:span><text:span text:style-name="T209"> is now called “name”. </text:span>This is done in the makeMenuStats() <text:span text:style-name="T413">method</text:span> of hudLogicTower.js.</text:p>
          </table:table-cell>
        </table:table-row>
        <table:table-row table:style-name="MenuStats.1">
          <table:table-cell table:style-name="MenuStats.A1" office:value-type="string">
            <text:p text:style-name="P197">19.2.1</text:p>
          </table:table-cell>
          <table:table-cell table:style-name="MenuStats.A1" office:value-type="string">
            <text:p text:style-name="P1">The value of cName shall be the value of “name” in the (value of cTowerKey) dictionary in the tower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3">method</text:span> of hudLogicTower.js.</text:p>
          </table:table-cell>
        </table:table-row>
        <table:table-row table:style-name="MenuStats.1">
          <table:table-cell table:style-name="MenuStats.A1" office:value-type="string">
            <text:p text:style-name="P197">19.2.2</text:p>
          </table:table-cell>
          <table:table-cell table:style-name="MenuStats.A1" office:value-type="string">
            <text:p text:style-name="P1">MenuStats shall display the value of cName</text:p>
          </table:table-cell>
          <table:table-cell table:style-name="MenuStats.A1" office:value-type="string">
            <text:p text:style-name="P346">This is done in the makeMenuStats() <text:span text:style-name="T414">method</text:span> of hudLogicTower.js.</text:p>
          </table:table-cell>
        </table:table-row>
        <text:soft-page-break/>
        <table:table-row table:style-name="MenuStats.1">
          <table:table-cell table:style-name="MenuStats.A1" table:number-columns-spanned="3" office:value-type="string">
            <text:p text:style-name="P224"><text:span text:style-name="T42">19.3: </text:span>Current tower <text:span text:style-name="T42">attack</text:span> damage</text:p>
          </table:table-cell>
          <table:covered-table-cell/>
          <table:covered-table-cell/>
        </table:table-row>
        <table:table-row table:style-name="MenuStats.1">
          <table:table-cell table:style-name="MenuStats.A1" office:value-type="string">
            <text:p text:style-name="P197">19.3.0</text:p>
          </table:table-cell>
          <table:table-cell table:style-name="MenuStats.A1" office:value-type="string">
            <text:p text:style-name="P1">MenuStats shall have a float variable called cDamage</text:p>
          </table:table-cell>
          <table:table-cell table:style-name="MenuStats.A1" office:value-type="string">
            <text:p text:style-name="P347"><text:span text:style-name="T531">cDamage</text:span> is now called “damage”. This is done in the makeMenuStats() <text:span text:style-name="T414">method</text:span> of hudLogicTower.js.</text:p>
          </table:table-cell>
        </table:table-row>
        <table:table-row table:style-name="MenuStats.1">
          <table:table-cell table:style-name="MenuStats.A1" office:value-type="string">
            <text:p text:style-name="P197">19.3.1</text:p>
          </table:table-cell>
          <table:table-cell table:style-name="MenuStats.A1" office:value-type="string">
            <text:p text:style-name="P1">The value of uDamage shall be the value of “damage” in the (value of cBulletKey) dictionary in the bullet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5">method</text:span> of hudLogicTower.js.</text:p>
          </table:table-cell>
        </table:table-row>
        <table:table-row table:style-name="MenuStats.1">
          <table:table-cell table:style-name="MenuStats.A1" office:value-type="string">
            <text:p text:style-name="P197">19.3.2</text:p>
          </table:table-cell>
          <table:table-cell table:style-name="MenuStats.A1" office:value-type="string">
            <text:p text:style-name="P1">MenuStats shall display the value of cDamage</text:p>
          </table:table-cell>
          <table:table-cell table:style-name="MenuStats.A1" office:value-type="string">
            <text:p text:style-name="P349">This is done in the makeMenuStats() <text:span text:style-name="T415">method</text:span> of hudLogicTower.js.</text:p>
          </table:table-cell>
        </table:table-row>
        <table:table-row table:style-name="MenuStats.1">
          <table:table-cell table:style-name="MenuStats.A1" table:number-columns-spanned="3" office:value-type="string">
            <text:p text:style-name="P224"><text:span text:style-name="T42">19.4: </text:span>Current tower range</text:p>
          </table:table-cell>
          <table:covered-table-cell/>
          <table:covered-table-cell/>
        </table:table-row>
        <table:table-row table:style-name="MenuStats.1">
          <table:table-cell table:style-name="MenuStats.A1" office:value-type="string">
            <text:p text:style-name="P197">19.4.0</text:p>
          </table:table-cell>
          <table:table-cell table:style-name="MenuStats.A1" office:value-type="string">
            <text:p text:style-name="P1">MenuStats shall have a float variable called cRange</text:p>
          </table:table-cell>
          <table:table-cell table:style-name="MenuStats.A1" office:value-type="string">
            <text:p text:style-name="P347"><text:span text:style-name="T532">cRange</text:span> is now called “<text:span text:style-name="T210">range”</text:span>. This is done in the makeMenuStats() <text:span text:style-name="T416">method</text:span> of hudLogicTower.js.</text:p>
          </table:table-cell>
        </table:table-row>
        <table:table-row table:style-name="MenuStats.1">
          <table:table-cell table:style-name="MenuStats.A1" office:value-type="string">
            <text:p text:style-name="P197">19.4.1</text:p>
          </table:table-cell>
          <table:table-cell table:style-name="MenuStats.A1" office:value-type="string">
            <text:p text:style-name="P1">The value of cRange shall be the value of “range” in the (value of cTowerKey) dictionary in the tower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7">method</text:span> of hudLogicTower.js.</text:p>
          </table:table-cell>
        </table:table-row>
        <table:table-row table:style-name="MenuStats.1">
          <table:table-cell table:style-name="MenuStats.A1" office:value-type="string">
            <text:p text:style-name="P197">19.4.2</text:p>
          </table:table-cell>
          <table:table-cell table:style-name="MenuStats.A1" office:value-type="string">
            <text:p text:style-name="P1">MenuStats shall display the value of cRange</text:p>
          </table:table-cell>
          <table:table-cell table:style-name="MenuStats.A1" office:value-type="string">
            <text:p text:style-name="P349">This is done in the makeMenuStats() <text:span text:style-name="T417">method</text:span> of hudLogicTower.js.</text:p>
          </table:table-cell>
        </table:table-row>
        <table:table-row table:style-name="MenuStats.1">
          <table:table-cell table:style-name="MenuStats.A1" table:number-columns-spanned="3" office:value-type="string">
            <text:p text:style-name="P224"><text:span text:style-name="T42">19.5: </text:span>Current tower attack speed</text:p>
          </table:table-cell>
          <table:covered-table-cell/>
          <table:covered-table-cell/>
        </table:table-row>
        <table:table-row table:style-name="MenuStats.1">
          <table:table-cell table:style-name="MenuStats.A1" office:value-type="string">
            <text:p text:style-name="P197">19.5.0</text:p>
          </table:table-cell>
          <table:table-cell table:style-name="MenuStats.A1" office:value-type="string">
            <text:p text:style-name="P1">MenuStats shall have a float variable called cSpeed</text:p>
          </table:table-cell>
          <table:table-cell table:style-name="MenuStats.A1" office:value-type="string">
            <text:p text:style-name="P347"><text:span text:style-name="T533">cSpeed</text:span> is now called “<text:span text:style-name="T211">speed”</text:span>. This is done in the makeMenuStats() <text:span text:style-name="T417">method</text:span> of hudLogicTower.js.</text:p>
          </table:table-cell>
        </table:table-row>
        <table:table-row table:style-name="MenuStats.1">
          <table:table-cell table:style-name="MenuStats.A1" office:value-type="string">
            <text:p text:style-name="P197">19.5.1</text:p>
          </table:table-cell>
          <table:table-cell table:style-name="MenuStats.A1" office:value-type="string">
            <text:p text:style-name="P1">The value of cSpeed shall be the value of “speed” in the (value of cTowerKey) dictionary in the tower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7">method</text:span> of hudLogicTower.js.</text:p>
          </table:table-cell>
        </table:table-row>
        <table:table-row table:style-name="MenuStats.1">
          <table:table-cell table:style-name="MenuStats.A1" office:value-type="string">
            <text:p text:style-name="P197">19.5.2</text:p>
          </table:table-cell>
          <table:table-cell table:style-name="MenuStats.A1" office:value-type="string">
            <text:p text:style-name="P1">MenuStats shall display the value of cSpeed</text:p>
          </table:table-cell>
          <table:table-cell table:style-name="MenuStats.A1" office:value-type="string">
            <text:p text:style-name="P349">This is done in the makeMenuStats() <text:span text:style-name="T417">method</text:span> of hudLogicTower.js.</text:p>
          </table:table-cell>
        </table:table-row>
        <table:table-row table:style-name="MenuStats.1">
          <table:table-cell table:style-name="MenuStats.A1" table:number-columns-spanned="3" office:value-type="string">
            <text:p text:style-name="P224"><text:span text:style-name="T42">19.6: </text:span>Current tower AOE range</text:p>
          </table:table-cell>
          <table:covered-table-cell/>
          <table:covered-table-cell/>
        </table:table-row>
        <table:table-row table:style-name="MenuStats.1">
          <table:table-cell table:style-name="MenuStats.A1" office:value-type="string">
            <text:p text:style-name="P197">19.6.0</text:p>
          </table:table-cell>
          <table:table-cell table:style-name="MenuStats.A1" office:value-type="string">
            <text:p text:style-name="P1">MenuStats shall have a float variable called cAOE</text:p>
          </table:table-cell>
          <table:table-cell table:style-name="MenuStats.A1" office:value-type="string">
            <text:p text:style-name="P350">Incomplete.</text:p>
          </table:table-cell>
        </table:table-row>
        <table:table-row table:style-name="MenuStats.1">
          <table:table-cell table:style-name="MenuStats.A1" office:value-type="string">
            <text:p text:style-name="P197">19.6.1</text:p>
          </table:table-cell>
          <table:table-cell table:style-name="MenuStats.A1" office:value-type="string">
            <text:p text:style-name="P1">The value of cAOE shall be the value of “AOE” in the (value of cBulletKey) dictionary in the bulletData dictionary from Resource</text:p>
          </table:table-cell>
          <table:table-cell table:style-name="MenuStats.A1" office:value-type="string">
            <text:p text:style-name="P389">Incomplete.</text:p>
          </table:table-cell>
        </table:table-row>
        <table:table-row table:style-name="MenuStats.1">
          <table:table-cell table:style-name="MenuStats.A1" office:value-type="string">
            <text:p text:style-name="P197">19.6.2</text:p>
          </table:table-cell>
          <table:table-cell table:style-name="MenuStats.A1" office:value-type="string">
            <text:p text:style-name="P2">MenuStats shall display the value of <text:span text:style-name="T42">cAOE</text:span></text:p>
          </table:table-cell>
          <table:table-cell table:style-name="MenuStats.A1" office:value-type="string">
            <text:p text:style-name="P389">Incomplete.</text:p>
          </table:table-cell>
        </table:table-row>
        <table:table-row table:style-name="MenuStats.1">
          <table:table-cell table:style-name="MenuStats.A1" table:number-columns-spanned="3" office:value-type="string">
            <text:p text:style-name="P224"><text:span text:style-name="T42">19.7: </text:span>Upgrade <text:span text:style-name="T41">tower</text:span> button</text:p>
          </table:table-cell>
          <table:covered-table-cell/>
          <table:covered-table-cell/>
        </table:table-row>
        <table:table-row table:style-name="MenuStats.1">
          <table:table-cell table:style-name="MenuStats.A1" office:value-type="string">
            <text:p text:style-name="P197">19.7.0</text:p>
          </table:table-cell>
          <table:table-cell table:style-name="MenuStats.A1" office:value-type="string">
            <text:p text:style-name="P1">MenuStats shall display the “Upgrade Tower” button </text:p>
          </table:table-cell>
          <table:table-cell table:style-name="MenuStats.A1" office:value-type="string">
            <text:p text:style-name="P350">This is done in the makeMenuStats() <text:span text:style-name="T418">method</text:span> of hudLogicTower.js.</text:p>
          </table:table-cell>
        </table:table-row>
        <table:table-row table:style-name="MenuStats.1">
          <table:table-cell table:style-name="MenuStats.A1" table:number-columns-spanned="3" office:value-type="string">
            <text:p text:style-name="P224"><text:span text:style-name="T42">19.8: </text:span>Upgrade tower key</text:p>
          </table:table-cell>
          <table:covered-table-cell/>
          <table:covered-table-cell/>
        </table:table-row>
        <table:table-row table:style-name="MenuStats.1">
          <table:table-cell table:style-name="MenuStats.A1" office:value-type="string">
            <text:p text:style-name="P197">19.8.0</text:p>
          </table:table-cell>
          <table:table-cell table:style-name="MenuStats.A1" office:value-type="string">
            <text:p text:style-name="P1">MenuStats shall have a string variable called uTowerKey</text:p>
          </table:table-cell>
          <table:table-cell table:style-name="MenuStats.A1" office:value-type="string">
            <text:p text:style-name="P348"><text:span text:style-name="T534">uTowerKey</text:span> is now called “<text:span text:style-name="T212">upgrade”</text:span>. This is done in the makeMenuStats() <text:span text:style-name="T419">method</text:span> of hudLogicTower.js.</text:p>
          </table:table-cell>
        </table:table-row>
        <table:table-row table:style-name="MenuStats.1">
          <table:table-cell table:style-name="MenuStats.A1" office:value-type="string">
            <text:p text:style-name="P197">19.8.1</text:p>
          </table:table-cell>
          <table:table-cell table:style-name="MenuStats.A1" office:value-type="string">
            <text:p text:style-name="P1">The value of uTowerKey shall be the value of “upgradeKey” in the (value of cTowerKey) dictionary in the towerData dictionary from Resource</text:p>
          </table:table-cell>
          <table:table-cell table:style-name="MenuStats.A1" office:value-type="string">
            <text:p text:style-name="P345"><text:span text:style-name="T209">The value of this variable is now taken from “tower”. </text:span>This is done in the makeMenuStats() <text:span text:style-name="T419">method</text:span> of hudLogicTower.js.</text:p>
          </table:table-cell>
        </table:table-row>
        <table:table-row table:style-name="MenuStats.1">
          <table:table-cell table:style-name="MenuStats.A1" table:number-columns-spanned="3" office:value-type="string">
            <text:p text:style-name="P224"><text:span text:style-name="T42">19.9: </text:span>Upgrade tower cost</text:p>
          </table:table-cell>
          <table:covered-table-cell/>
          <table:covered-table-cell/>
        </table:table-row>
        <table:table-row table:style-name="MenuStats.1">
          <table:table-cell table:style-name="MenuStats.A1" office:value-type="string">
            <text:p text:style-name="P197">19.9.0</text:p>
          </table:table-cell>
          <table:table-cell table:style-name="MenuStats.A1" office:value-type="string">
            <text:p text:style-name="P1">When the value of uTowerKey is not “none”, MenuStats shall have an integer <text:soft-page-break/>variable called upgradeCost</text:p>
          </table:table-cell>
          <table:table-cell table:style-name="MenuStats.A1" office:value-type="string">
            <text:p text:style-name="P351"><text:span text:style-name="T534">upgradeCost</text:span> is now called “cost”. This is done in the clickBuy() <text:span text:style-name="T419">method</text:span> of <text:soft-page-break/>hudLogicTower.js.</text:p>
          </table:table-cell>
        </table:table-row>
        <table:table-row table:style-name="MenuStats.1">
          <table:table-cell table:style-name="MenuStats.A1" office:value-type="string">
            <text:p text:style-name="P197">19.9.1</text:p>
          </table:table-cell>
          <table:table-cell table:style-name="MenuStats.A1" office:value-type="string">
            <text:p text:style-name="P1">The value of upgradeCost shall be the value of “cost” in the (value of uTowerKey) dictionary in the towerData dictionary from Resource</text:p>
          </table:table-cell>
          <table:table-cell table:style-name="MenuStats.A1" office:value-type="string">
            <text:p text:style-name="P352">This is done in the clickBuy() <text:span text:style-name="T420">method</text:span> of hudLogicTower.js.</text:p>
          </table:table-cell>
        </table:table-row>
        <table:table-row table:style-name="MenuStats.1">
          <table:table-cell table:style-name="MenuStats.A1" table:number-columns-spanned="3" office:value-type="string">
            <text:p text:style-name="P224"><text:span text:style-name="T42">19.10: </text:span>Upgrade tower bullet key</text:p>
          </table:table-cell>
          <table:covered-table-cell/>
          <table:covered-table-cell/>
        </table:table-row>
        <table:table-row table:style-name="MenuStats.1">
          <table:table-cell table:style-name="MenuStats.A1" office:value-type="string">
            <text:p text:style-name="P197">19.10.0</text:p>
          </table:table-cell>
          <table:table-cell table:style-name="MenuStats.A1" office:value-type="string">
            <text:p text:style-name="P1">When the value of uTowerKey is not “none”, MenuStats shall have a string variable called uBulletKey</text:p>
          </table:table-cell>
          <table:table-cell table:style-name="MenuStats.A1" office:value-type="string">
            <text:p text:style-name="P351"><text:span text:style-name="T534">uBulletKey</text:span> is now called “<text:span text:style-name="T213">bullet”</text:span>. This is done in the clickBuy() <text:span text:style-name="T420">method</text:span> of hudLogicTower.js.</text:p>
          </table:table-cell>
        </table:table-row>
        <table:table-row table:style-name="MenuStats.1">
          <table:table-cell table:style-name="MenuStats.A1" office:value-type="string">
            <text:p text:style-name="P197">19.10.1</text:p>
          </table:table-cell>
          <table:table-cell table:style-name="MenuStats.A1" office:value-type="string">
            <text:p text:style-name="P1">The value of uBulletKey shall be the value of “bulletKey” in the (value of uTowerKey) dictionary in the towerData dictionary from Resource</text:p>
          </table:table-cell>
          <table:table-cell table:style-name="MenuStats.A1" office:value-type="string">
            <text:p text:style-name="P352">This is done in the clickBuy() <text:span text:style-name="T420">method</text:span> of hudLogicTower.js.</text:p>
          </table:table-cell>
        </table:table-row>
        <table:table-row table:style-name="MenuStats.1">
          <table:table-cell table:style-name="MenuStats.A1" table:number-columns-spanned="3" office:value-type="string">
            <text:p text:style-name="P225"><text:span text:style-name="T42">19.1</text:span><text:span text:style-name="T43">1: </text:span>Upgrade button glow or dim</text:p>
          </table:table-cell>
          <table:covered-table-cell/>
          <table:covered-table-cell/>
        </table:table-row>
        <table:table-row table:style-name="MenuStats.1">
          <table:table-cell table:style-name="MenuStats.A1" office:value-type="string">
            <text:p text:style-name="P194"><text:span text:style-name="T42">19.1</text:span><text:span text:style-name="T43">1.0</text:span></text:p>
          </table:table-cell>
          <table:table-cell table:style-name="MenuStats.A1" office:value-type="string">
            <text:p text:style-name="P1">When the value of money from GameStats is equal to or greater than the value of upgradeCost, the “Upgrade Tower” button shall glow</text:p>
          </table:table-cell>
          <table:table-cell table:style-name="MenuStats.A1" office:value-type="string">
            <text:p text:style-name="P357">This is done in the updateTint() <text:span text:style-name="T421">method</text:span> of hudLogicTower.js.</text:p>
          </table:table-cell>
        </table:table-row>
        <table:table-row table:style-name="MenuStats.1">
          <table:table-cell table:style-name="MenuStats.A1" office:value-type="string">
            <text:p text:style-name="P194"><text:span text:style-name="T42">19.1</text:span><text:span text:style-name="T43">1.1</text:span></text:p>
          </table:table-cell>
          <table:table-cell table:style-name="MenuStats.A1" office:value-type="string">
            <text:p text:style-name="P1">When the value of money from GameStats is less than the value of upgradeCost, the “Upgrade Tower” button shall dim</text:p>
          </table:table-cell>
          <table:table-cell table:style-name="MenuStats.A1" office:value-type="string">
            <text:p text:style-name="P357">This is done in the updateTint() <text:span text:style-name="T422">method</text:span> of hudLogicTower.js.</text:p>
          </table:table-cell>
        </table:table-row>
        <table:table-row table:style-name="MenuStats.1">
          <table:table-cell table:style-name="MenuStats.A1" office:value-type="string">
            <text:p text:style-name="P194"><text:span text:style-name="T42">19.1</text:span><text:span text:style-name="T43">1.2</text:span></text:p>
          </table:table-cell>
          <table:table-cell table:style-name="MenuStats.A1" office:value-type="string">
            <text:p text:style-name="P1">When the value of uTowerKey is “none”, the “Upgrade Tower” button shall dim</text:p>
          </table:table-cell>
          <table:table-cell table:style-name="MenuStats.A1" office:value-type="string">
            <text:p text:style-name="P357">Instead of making the button dim, the software does not make the button at all if “tower” does no<text:span text:style-name="T535">t</text:span> have a valid upgrade. This is done in the makeMenuStats() <text:span text:style-name="T423">method</text:span> of hudLogicTower.js.</text:p>
          </table:table-cell>
        </table:table-row>
        <table:table-row table:style-name="MenuStats.1">
          <table:table-cell table:style-name="MenuStats.A1" table:number-columns-spanned="3" office:value-type="string">
            <text:p text:style-name="P225"><text:span text:style-name="T42">19.1</text:span><text:span text:style-name="T43">2: </text:span>Upgrade tower name</text:p>
          </table:table-cell>
          <table:covered-table-cell/>
          <table:covered-table-cell/>
        </table:table-row>
        <table:table-row table:style-name="MenuStats.1">
          <table:table-cell table:style-name="MenuStats.A1" office:value-type="string">
            <text:p text:style-name="P194"><text:span text:style-name="T42">19.1</text:span><text:span text:style-name="T43">2.0</text:span></text:p>
          </table:table-cell>
          <table:table-cell table:style-name="MenuStats.A1" office:value-type="string">
            <text:p text:style-name="P1">When the value of uTowerKey is not “none”, MenuStats shall have a float variable called uName</text:p>
          </table:table-cell>
          <table:table-cell table:style-name="MenuStats.A1" office:value-type="string">
            <text:p text:style-name="P351"><text:span text:style-name="T536">uName</text:span> is now called “<text:span text:style-name="T214">name”</text:span>. This is done in the clickBuy() <text:span text:style-name="T424">method</text:span> of hudLogicTower.js.</text:p>
          </table:table-cell>
        </table:table-row>
        <table:table-row table:style-name="MenuStats.1">
          <table:table-cell table:style-name="MenuStats.A1" office:value-type="string">
            <text:p text:style-name="P194"><text:span text:style-name="T42">19.1</text:span><text:span text:style-name="T43">2.1</text:span></text:p>
          </table:table-cell>
          <table:table-cell table:style-name="MenuStats.A1" office:value-type="string">
            <text:p text:style-name="P1">The value of uName shall be the value of “name” in the (the value of uTowerKey) dictionary in the towerData dictionary from Resource</text:p>
          </table:table-cell>
          <table:table-cell table:style-name="MenuStats.A1" office:value-type="string">
            <text:p text:style-name="P352">This is done in the clickBuy() <text:span text:style-name="T425">method</text:span> of hudLogicTower.js.</text:p>
          </table:table-cell>
        </table:table-row>
        <table:table-row table:style-name="MenuStats.1">
          <table:table-cell table:style-name="MenuStats.A1" office:value-type="string">
            <text:p text:style-name="P194"><text:span text:style-name="T42">19.1</text:span><text:span text:style-name="T43">2.2</text:span></text:p>
          </table:table-cell>
          <table:table-cell table:style-name="MenuStats.A1" office:value-type="string">
            <text:p text:style-name="P1">When the value of uTowerKey is not “none” and the mouse is over the “Upgrade Tower” button, MenuStats shall display the value of uName</text:p>
          </table:table-cell>
          <table:table-cell table:style-name="MenuStats.A1" office:value-type="string">
            <text:p text:style-name="P353">This is done in the clickBuy() <text:span text:style-name="T425">method</text:span> of hudLogicTower.js.</text:p>
          </table:table-cell>
        </table:table-row>
        <table:table-row table:style-name="MenuStats.1">
          <table:table-cell table:style-name="MenuStats.A1" table:number-columns-spanned="3" office:value-type="string">
            <text:p text:style-name="P225"><text:span text:style-name="T42">19.1</text:span><text:span text:style-name="T43">3: </text:span>Upgrade tower attack damage</text:p>
          </table:table-cell>
          <table:covered-table-cell/>
          <table:covered-table-cell/>
        </table:table-row>
        <table:table-row table:style-name="MenuStats.1">
          <table:table-cell table:style-name="MenuStats.A1" office:value-type="string">
            <text:p text:style-name="P194"><text:span text:style-name="T42">19.1</text:span><text:span text:style-name="T43">3.0</text:span></text:p>
          </table:table-cell>
          <table:table-cell table:style-name="MenuStats.A1" office:value-type="string">
            <text:p text:style-name="P1">When the value of uTowerKey is not “none”, MenuStats shall have a float variable called uDamage</text:p>
          </table:table-cell>
          <table:table-cell table:style-name="MenuStats.A1" office:value-type="string">
            <text:p text:style-name="P351"><text:span text:style-name="T537">uDamage</text:span> is now called “<text:span text:style-name="T214">damage”</text:span>. This is done in the clickBuy() <text:span text:style-name="T426">method</text:span> of hudLogicTower.js.</text:p>
          </table:table-cell>
        </table:table-row>
        <table:table-row table:style-name="MenuStats.1">
          <table:table-cell table:style-name="MenuStats.A1" office:value-type="string">
            <text:p text:style-name="P194"><text:span text:style-name="T42">19.1</text:span><text:span text:style-name="T43">3.1</text:span></text:p>
          </table:table-cell>
          <table:table-cell table:style-name="MenuStats.A1" office:value-type="string">
            <text:p text:style-name="P1">The value of uDamage shall be the value of “damage” in the (value of uTowerKey) dictionary in the bulletData dictionary from Resource</text:p>
          </table:table-cell>
          <table:table-cell table:style-name="MenuStats.A1" office:value-type="string">
            <text:p text:style-name="P352">This is done in the clickBuy() <text:span text:style-name="T427">method</text:span> of hudLogicTower.js.</text:p>
          </table:table-cell>
        </table:table-row>
        <table:table-row table:style-name="MenuStats.1">
          <table:table-cell table:style-name="MenuStats.A1" office:value-type="string">
            <text:p text:style-name="P194"><text:span text:style-name="T42">19.1</text:span><text:span text:style-name="T43">3.2</text:span></text:p>
          </table:table-cell>
          <table:table-cell table:style-name="MenuStats.A1" office:value-type="string">
            <text:p text:style-name="P1">When the value of uTowerKey is not “none” and the mouse is over the “Upgrade Tower” button, MenuStats shall display the value of uDamage</text:p>
          </table:table-cell>
          <table:table-cell table:style-name="MenuStats.A1" office:value-type="string">
            <text:p text:style-name="P353">This is done in the clickBuy() function of hudLogicTower.js.</text:p>
          </table:table-cell>
        </table:table-row>
        <table:table-row table:style-name="MenuStats.1">
          <table:table-cell table:style-name="MenuStats.A1" table:number-columns-spanned="3" office:value-type="string">
            <text:p text:style-name="P225"><text:span text:style-name="T42">19.1</text:span><text:span text:style-name="T43">4: </text:span>Upgrade tower attack range</text:p>
          </table:table-cell>
          <table:covered-table-cell/>
          <table:covered-table-cell/>
        </table:table-row>
        <table:table-row table:style-name="MenuStats.1">
          <table:table-cell table:style-name="MenuStats.A1" office:value-type="string">
            <text:p text:style-name="P194"><text:span text:style-name="T42">19.1</text:span><text:span text:style-name="T43">4.0</text:span></text:p>
          </table:table-cell>
          <table:table-cell table:style-name="MenuStats.A1" office:value-type="string">
            <text:p text:style-name="P1">When the value of uTowerKey is not <text:soft-page-break/>“none”, MenuStats shall have a float variable called uRange</text:p>
          </table:table-cell>
          <table:table-cell table:style-name="MenuStats.A1" office:value-type="string">
            <text:p text:style-name="P351"><text:span text:style-name="T538">uRange</text:span> is now called “<text:span text:style-name="T214">range”</text:span>. This is done <text:soft-page-break/>in the clickBuy() <text:span text:style-name="T427">method</text:span> of hudLogicTower.js.</text:p>
          </table:table-cell>
        </table:table-row>
        <table:table-row table:style-name="MenuStats.1">
          <table:table-cell table:style-name="MenuStats.A1" office:value-type="string">
            <text:p text:style-name="P194"><text:span text:style-name="T42">19.1</text:span><text:span text:style-name="T43">4.1</text:span></text:p>
          </table:table-cell>
          <table:table-cell table:style-name="MenuStats.A1" office:value-type="string">
            <text:p text:style-name="P1">The value of uRange shall be the value of “range” in the (value of uTowerKey) dictionary in the towerData dictionary from Resource</text:p>
          </table:table-cell>
          <table:table-cell table:style-name="MenuStats.A1" office:value-type="string">
            <text:p text:style-name="P352">This is done in the clickBuy() <text:span text:style-name="T428">method</text:span> of hudLogicTower.js.</text:p>
          </table:table-cell>
        </table:table-row>
        <table:table-row table:style-name="MenuStats.1">
          <table:table-cell table:style-name="MenuStats.A1" office:value-type="string">
            <text:p text:style-name="P194"><text:span text:style-name="T42">19.1</text:span><text:span text:style-name="T43">4.2</text:span></text:p>
          </table:table-cell>
          <table:table-cell table:style-name="MenuStats.A1" office:value-type="string">
            <text:p text:style-name="P1">When the value of uTowerKey is not “none” and the mouse is over the “Upgrade Tower” button, MenuStats shall display the value of uRange</text:p>
          </table:table-cell>
          <table:table-cell table:style-name="MenuStats.A1" office:value-type="string">
            <text:p text:style-name="P353">This is done in the clickBuy() <text:span text:style-name="T428">method</text:span> of hudLogicTower.js.</text:p>
          </table:table-cell>
        </table:table-row>
        <table:table-row table:style-name="MenuStats.1">
          <table:table-cell table:style-name="MenuStats.A1" table:number-columns-spanned="3" office:value-type="string">
            <text:p text:style-name="P226"><text:span text:style-name="T42">19.1</text:span><text:span text:style-name="T44">5: </text:span>Upgrade tower attack speed</text:p>
          </table:table-cell>
          <table:covered-table-cell/>
          <table:covered-table-cell/>
        </table:table-row>
        <table:table-row table:style-name="MenuStats.1">
          <table:table-cell table:style-name="MenuStats.A1" office:value-type="string">
            <text:p text:style-name="P195"><text:span text:style-name="T42">19.1</text:span><text:span text:style-name="T44">5.0</text:span></text:p>
          </table:table-cell>
          <table:table-cell table:style-name="MenuStats.A1" office:value-type="string">
            <text:p text:style-name="P1">When the value of uTowerKey is not “none”, MenuStats shall have a float variable called uSpeed</text:p>
          </table:table-cell>
          <table:table-cell table:style-name="MenuStats.A1" office:value-type="string">
            <text:p text:style-name="P351"><text:span text:style-name="T539">uTowerKey</text:span> is now called “<text:span text:style-name="T214">speed”</text:span>. This is done in the clickBuy() <text:span text:style-name="T428">method</text:span> of hudLogicTower.js.</text:p>
          </table:table-cell>
        </table:table-row>
        <table:table-row table:style-name="MenuStats.1">
          <table:table-cell table:style-name="MenuStats.A1" office:value-type="string">
            <text:p text:style-name="P195"><text:span text:style-name="T42">19.1</text:span><text:span text:style-name="T44">5.1</text:span></text:p>
          </table:table-cell>
          <table:table-cell table:style-name="MenuStats.A1" office:value-type="string">
            <text:p text:style-name="P1">The value of uSpeed shall be the value of “speed” in the (value of uTowerKey) dictionary in the towerData dictionary from Resource</text:p>
          </table:table-cell>
          <table:table-cell table:style-name="MenuStats.A1" office:value-type="string">
            <text:p text:style-name="P352">This is done in the clickBuy() <text:span text:style-name="T429">method</text:span> of hudLogicTower.js.</text:p>
          </table:table-cell>
        </table:table-row>
        <table:table-row table:style-name="MenuStats.1">
          <table:table-cell table:style-name="MenuStats.A1" office:value-type="string">
            <text:p text:style-name="P195"><text:span text:style-name="T42">19.1</text:span><text:span text:style-name="T44">5.2</text:span></text:p>
          </table:table-cell>
          <table:table-cell table:style-name="MenuStats.A1" office:value-type="string">
            <text:p text:style-name="P1">When the value of uTowerKey is not “none” and the mouse is over the “Upgrade Tower” button, MenuStats shall display the value of uSpeed</text:p>
          </table:table-cell>
          <table:table-cell table:style-name="MenuStats.A1" office:value-type="string">
            <text:p text:style-name="P353">This is done in the clickBuy() <text:span text:style-name="T430">method</text:span> of hudLogicTower.js.</text:p>
          </table:table-cell>
        </table:table-row>
        <table:table-row table:style-name="MenuStats.1">
          <table:table-cell table:style-name="MenuStats.A1" table:number-columns-spanned="3" office:value-type="string">
            <text:p text:style-name="P226"><text:span text:style-name="T42">19.1</text:span><text:span text:style-name="T44">6: </text:span>Upgrade tower AOE range</text:p>
          </table:table-cell>
          <table:covered-table-cell/>
          <table:covered-table-cell/>
        </table:table-row>
        <table:table-row table:style-name="MenuStats.1">
          <table:table-cell table:style-name="MenuStats.A1" office:value-type="string">
            <text:p text:style-name="P195"><text:span text:style-name="T42">19.1</text:span><text:span text:style-name="T44">6.0</text:span></text:p>
          </table:table-cell>
          <table:table-cell table:style-name="MenuStats.A1" office:value-type="string">
            <text:p text:style-name="P1">When the value of uTowerKey is not “none”, MenuStats shall have a float variable called uAOE</text:p>
          </table:table-cell>
          <table:table-cell table:style-name="MenuStats.A1" office:value-type="string">
            <text:p text:style-name="P351"><text:span text:style-name="T540">uAOE</text:span> is now called “<text:span text:style-name="T215">AOE” and only appears if the </text:span><text:span text:style-name="T431">tower’s </text:span><text:span text:style-name="T215">damage</text:span><text:span text:style-name="T431">T</text:span><text:span text:style-name="T215">ype </text:span><text:span text:style-name="T431">value</text:span><text:span text:style-name="T215"> is “AOE”</text:span>. This is done in the clickBuy() <text:span text:style-name="T431">method</text:span> of hudLogicTower.js.</text:p>
          </table:table-cell>
        </table:table-row>
        <table:table-row table:style-name="MenuStats.1">
          <table:table-cell table:style-name="MenuStats.A1" office:value-type="string">
            <text:p text:style-name="P195"><text:span text:style-name="T42">19.1</text:span><text:span text:style-name="T44">6.1</text:span></text:p>
          </table:table-cell>
          <table:table-cell table:style-name="MenuStats.A1" office:value-type="string">
            <text:p text:style-name="P1">The value of uAOE shall be the value of “AOE” in the (value of uBulletKey) dictionary in the bulletData dictionary from Resource</text:p>
          </table:table-cell>
          <table:table-cell table:style-name="MenuStats.A1" office:value-type="string">
            <text:p text:style-name="P352">This is done in the clickBuy() <text:span text:style-name="T431">method</text:span> of hudLogicTower.js.</text:p>
          </table:table-cell>
        </table:table-row>
        <table:table-row table:style-name="MenuStats.1">
          <table:table-cell table:style-name="MenuStats.A1" office:value-type="string">
            <text:p text:style-name="P195"><text:span text:style-name="T42">19.1</text:span><text:span text:style-name="T44">6.2</text:span></text:p>
          </table:table-cell>
          <table:table-cell table:style-name="MenuStats.A1" office:value-type="string">
            <text:p text:style-name="P1">When the value of uTowerKey is not “none” and the mouse is over the “Upgrade Tower” button, MenuStats shall display the value of uAOE</text:p>
          </table:table-cell>
          <table:table-cell table:style-name="MenuStats.A1" office:value-type="string">
            <text:p text:style-name="P353">This is done in the clickBuy() <text:span text:style-name="T432">method</text:span> of hudLogicTower.js.</text:p>
          </table:table-cell>
        </table:table-row>
        <table:table-row table:style-name="MenuStats.1">
          <table:table-cell table:style-name="MenuStats.A1" table:number-columns-spanned="3" office:value-type="string">
            <text:p text:style-name="P227"><text:span text:style-name="T42">19.1</text:span><text:span text:style-name="T45">7: </text:span>Upgrade button clicked</text:p>
          </table:table-cell>
          <table:covered-table-cell/>
          <table:covered-table-cell/>
        </table:table-row>
        <table:table-row table:style-name="MenuStats.1">
          <table:table-cell table:style-name="MenuStats.A1" office:value-type="string">
            <text:p text:style-name="P196"><text:span text:style-name="T42">19.1</text:span><text:span text:style-name="T45">7.0</text:span></text:p>
          </table:table-cell>
          <table:table-cell table:style-name="MenuStats.A1" office:value-type="string">
            <text:p text:style-name="P1">When the “Upgrade Tower” button is glowing and clicked on, the value of money from GameStats shall decrease by the value of upgradeCost</text:p>
          </table:table-cell>
          <table:table-cell table:style-name="MenuStats.A1" office:value-type="string">
            <text:p text:style-name="P354">This is done in the clickBuy() <text:span text:style-name="T433">method</text:span> of hudLogicTower.js.</text:p>
          </table:table-cell>
        </table:table-row>
        <table:table-row table:style-name="MenuStats.1">
          <table:table-cell table:style-name="MenuStats.A1" office:value-type="string">
            <text:p text:style-name="P196"><text:span text:style-name="T42">19.1</text:span><text:span text:style-name="T45">7.1</text:span></text:p>
          </table:table-cell>
          <table:table-cell table:style-name="MenuStats.A1" office:value-type="string">
            <text:p text:style-name="P1">When the “Upgrade Tower” button is glowing and clicked on, the value of occupation of the BuildingSiteData object with the value of active being True shall be the value of upgradeKey</text:p>
          </table:table-cell>
          <table:table-cell table:style-name="MenuStats.A1" office:value-type="string">
            <text:p text:style-name="P354">This is done in the clickBuy() <text:span text:style-name="T434">method</text:span> of hudLogicTower.js. <text:span text:style-name="T215">In th</text:span><text:span text:style-name="T435">is</text:span><text:span text:style-name="T215"> </text:span><text:span text:style-name="T435">method</text:span><text:span text:style-name="T215">, the </text:span><text:span text:style-name="T435">method</text:span><text:span text:style-name="T541">s</text:span><text:span text:style-name="T215"> removeTower() of hudLogicTower.js and makeTower() of mapLogicTower.js are called to facilitate the process.</text:span></text:p>
          </table:table-cell>
        </table:table-row>
        <table:table-row table:style-name="MenuStats.1">
          <table:table-cell table:style-name="MenuStats.A1" table:number-columns-spanned="3" office:value-type="string">
            <text:p text:style-name="P227"><text:span text:style-name="T42">19.1</text:span><text:span text:style-name="T45">8: </text:span>Sell <text:span text:style-name="T147">amount</text:span></text:p>
          </table:table-cell>
          <table:covered-table-cell/>
          <table:covered-table-cell/>
        </table:table-row>
        <table:table-row table:style-name="MenuStats.1">
          <table:table-cell table:style-name="MenuStats.A1" office:value-type="string">
            <text:p text:style-name="P196"><text:span text:style-name="T42">19.1</text:span><text:span text:style-name="T45">8.0</text:span></text:p>
          </table:table-cell>
          <table:table-cell table:style-name="MenuStats.A1" office:value-type="string">
            <text:p text:style-name="P1">MenuStats shall have an integer variable called sellAmount</text:p>
          </table:table-cell>
          <table:table-cell table:style-name="MenuStats.A1" office:value-type="string">
            <text:p text:style-name="P359"><text:span text:style-name="T542">sellAmount</text:span> is no longer used. Instead, the building site tiles have an attribute called “spent” which tracks how much money has been spent on towers since the last time a tower was sold from it. This value increases <text:soft-page-break/>as towers are bought and upgraded on it and set to 0 when a tower is sold <text:span text:style-name="T477">from</text:span> it.</text:p>
          </table:table-cell>
        </table:table-row>
        <table:table-row table:style-name="MenuStats.1">
          <table:table-cell table:style-name="MenuStats.A1" office:value-type="string">
            <text:p text:style-name="P196"><text:span text:style-name="T42">19.1</text:span><text:span text:style-name="T45">8.1</text:span></text:p>
          </table:table-cell>
          <table:table-cell table:style-name="MenuStats.A1" office:value-type="string">
            <text:p text:style-name="P1">The value of sellAmount shall be the value of “sellAmount” in the (value of cTowerKey) dictionary in the towerData dictionary from Resource</text:p>
          </table:table-cell>
          <table:table-cell table:style-name="MenuStats.A1" office:value-type="string">
            <text:p text:style-name="P359">N/A</text:p>
          </table:table-cell>
        </table:table-row>
        <table:table-row table:style-name="MenuStats.1">
          <table:table-cell table:style-name="MenuStats.A1" office:value-type="string">
            <text:p text:style-name="P196"><text:span text:style-name="T42">19.1</text:span><text:span text:style-name="T45">8.2</text:span></text:p>
          </table:table-cell>
          <table:table-cell table:style-name="MenuStats.A1" office:value-type="string">
            <text:p text:style-name="P1">MenuStats shall display the value of sellAmount</text:p>
          </table:table-cell>
          <table:table-cell table:style-name="MenuStats.A1" office:value-type="string">
            <text:p text:style-name="P359">N/A</text:p>
          </table:table-cell>
        </table:table-row>
        <table:table-row table:style-name="MenuStats.1">
          <table:table-cell table:style-name="MenuStats.A1" table:number-columns-spanned="3" office:value-type="string">
            <text:p text:style-name="P227"><text:span text:style-name="T42">19.1</text:span><text:span text:style-name="T45">9: </text:span>Sell button</text:p>
          </table:table-cell>
          <table:covered-table-cell/>
          <table:covered-table-cell/>
        </table:table-row>
        <table:table-row table:style-name="MenuStats.1">
          <table:table-cell table:style-name="MenuStats.A1" office:value-type="string">
            <text:p text:style-name="P196"><text:span text:style-name="T42">19.1</text:span><text:span text:style-name="T45">9.0</text:span></text:p>
          </table:table-cell>
          <table:table-cell table:style-name="MenuStats.A1" office:value-type="string">
            <text:p text:style-name="P1">MenuStats shall display the “Sell” button</text:p>
          </table:table-cell>
          <table:table-cell table:style-name="MenuStats.A1" office:value-type="string">
            <text:p text:style-name="P359">This is done in the makeMenuStats() <text:span text:style-name="T436">method</text:span> of hudLogicTower.js.</text:p>
          </table:table-cell>
        </table:table-row>
        <table:table-row table:style-name="MenuStats.1">
          <table:table-cell table:style-name="MenuStats.A1" office:value-type="string">
            <text:p text:style-name="P196"><text:span text:style-name="T42">19.1</text:span><text:span text:style-name="T45">9.1</text:span></text:p>
          </table:table-cell>
          <table:table-cell table:style-name="MenuStats.A1" office:value-type="string">
            <text:p text:style-name="P1">When the “Sell” button is clicked on, the value of money from GameStats shall increase by the value of sellAmount</text:p>
          </table:table-cell>
          <table:table-cell table:style-name="MenuStats.A1" office:value-type="string">
            <text:p text:style-name="P360">When the button is clicked on, a <text:span text:style-name="T216">portion of “</text:span>spent”<text:span text:style-name="T216"> is added to the </text:span><text:span text:style-name="T478">value of</text:span><text:span text:style-name="T216"> “money” </text:span><text:span text:style-name="T437">of “gameStats” </text:span><text:span text:style-name="T478">when</text:span><text:span text:style-name="T216"> a tower is sold from </text:span>the selected tile<text:span text:style-name="T216">. </text:span><text:span text:style-name="T437">This is done in the </text:span><text:span text:style-name="T438">makeMenuStats</text:span><text:span text:style-name="T437">() method of hudLogicTower.js.</text:span></text:p>
          </table:table-cell>
        </table:table-row>
        <table:table-row table:style-name="MenuStats.1">
          <table:table-cell table:style-name="MenuStats.A1" office:value-type="string">
            <text:p text:style-name="P196"><text:span text:style-name="T42">19.1</text:span><text:span text:style-name="T45">9.2</text:span></text:p>
          </table:table-cell>
          <table:table-cell table:style-name="MenuStats.A1" office:value-type="string">
            <text:p text:style-name="P1">When the “Sell” button is clicked on, the value of occupation of the BuildingSiteData object with the value of active being True shall be “empty”</text:p>
          </table:table-cell>
          <table:table-cell table:style-name="MenuStats.A1" office:value-type="string">
            <text:p text:style-name="P361">This is done in the removeTower() function of hudLogi<text:span text:style-name="T437">c</text:span>Tower.js.</text:p>
          </table:table-cell>
        </table:table-row>
      </table:table>
      <text:p text:style-name="P46"/>
      <text:p text:style-name="P300"><text:span text:style-name="T132">20: </text:span><text:span text:style-name="T120">Requirements for </text:span><text:span text:style-name="T121">the </text:span><text:span text:style-name="T138">BuyTower</text:span><text:span text:style-name="T121"> object</text:span></text:p>
      <table:table table:name="TowerBuy" table:style-name="TowerBuy">
        <table:table-column table:style-name="TowerBuy.A"/>
        <table:table-column table:style-name="TowerBuy.B" table:number-columns-repeated="2"/>
        <table:table-row table:style-name="TowerBuy.1">
          <table:table-cell table:style-name="TowerBuy.A1" office:value-type="string">
            <text:p text:style-name="P1">ID</text:p>
          </table:table-cell>
          <table:table-cell table:style-name="TowerBuy.A1" office:value-type="string">
            <text:p text:style-name="P1">Requirement</text:p>
          </table:table-cell>
          <table:table-cell table:style-name="TowerBuy.A1" office:value-type="string">
            <text:p text:style-name="P379">How<text:span text:style-name="T175"> it was completed</text:span></text:p>
          </table:table-cell>
        </table:table-row>
        <table:table-row table:style-name="TowerBuy.1">
          <table:table-cell table:style-name="TowerBuy.A1" table:number-columns-spanned="3" office:value-type="string">
            <text:p text:style-name="P228"><text:span text:style-name="T46">20.0: </text:span>Initial parameter</text:p>
          </table:table-cell>
          <table:covered-table-cell/>
          <table:covered-table-cell/>
        </table:table-row>
        <table:table-row table:style-name="TowerBuy.1">
          <table:table-cell table:style-name="TowerBuy.A1" office:value-type="string">
            <text:p text:style-name="P250">20.0.0</text:p>
          </table:table-cell>
          <table:table-cell table:style-name="TowerBuy.A1" office:value-type="string">
            <text:p text:style-name="P5"><text:span text:style-name="T140">BuyTower</text:span> shall have a string <text:span text:style-name="T99">parameter</text:span> called towerKey</text:p>
          </table:table-cell>
          <table:table-cell table:style-name="TowerBuy.A1" office:value-type="string">
            <text:p text:style-name="P362"><text:span text:style-name="T562">towerKey</text:span> is now called “tower” and is a dictionary with all the data for the tower to buy. This is done in the clickBuy() <text:span text:style-name="T439">method</text:span> of hudLogicTower.js.</text:p>
          </table:table-cell>
        </table:table-row>
        <table:table-row table:style-name="TowerBuy.1">
          <table:table-cell table:style-name="TowerBuy.A1" table:number-columns-spanned="3" office:value-type="string">
            <text:p text:style-name="P229"><text:span text:style-name="T46">20.1: </text:span>Extract bullet key</text:p>
          </table:table-cell>
          <table:covered-table-cell/>
          <table:covered-table-cell/>
        </table:table-row>
        <table:table-row table:style-name="TowerBuy.1">
          <table:table-cell table:style-name="TowerBuy.A1" office:value-type="string">
            <text:p text:style-name="P250">20.1.0</text:p>
          </table:table-cell>
          <table:table-cell table:style-name="TowerBuy.A1" office:value-type="string">
            <text:p text:style-name="P5"><text:span text:style-name="T140">BuyTower</text:span> shall have a string variable called bulletKey</text:p>
          </table:table-cell>
          <table:table-cell table:style-name="TowerBuy.A1" office:value-type="string">
            <text:p text:style-name="P351"><text:span text:style-name="T562">bulletKey</text:span> is now called “<text:span text:style-name="T217">bullet”</text:span>. This is done in the clickBuy() <text:span text:style-name="T440">method</text:span> of hudLogicTower.js.</text:p>
          </table:table-cell>
        </table:table-row>
        <table:table-row table:style-name="TowerBuy.1">
          <table:table-cell table:style-name="TowerBuy.A1" office:value-type="string">
            <text:p text:style-name="P250">20.1.1</text:p>
          </table:table-cell>
          <table:table-cell table:style-name="TowerBuy.A1" office:value-type="string">
            <text:p text:style-name="P1">The value of bulletKey shall be the value of “bulletType” in the (value of towerKey) dictionary in the towerData dictionary from Resource</text:p>
          </table:table-cell>
          <table:table-cell table:style-name="TowerBuy.A1" office:value-type="string">
            <text:p text:style-name="P352">This is done in the clickBuy() <text:span text:style-name="T441">method</text:span> of hudLogicTower.js.</text:p>
          </table:table-cell>
        </table:table-row>
        <table:table-row table:style-name="TowerBuy.1">
          <table:table-cell table:style-name="TowerBuy.A1" table:number-columns-spanned="3" office:value-type="string">
            <text:p text:style-name="P229"><text:span text:style-name="T46">20.2: </text:span>Tower name</text:p>
          </table:table-cell>
          <table:covered-table-cell/>
          <table:covered-table-cell/>
        </table:table-row>
        <table:table-row table:style-name="TowerBuy.1">
          <table:table-cell table:style-name="TowerBuy.A1" office:value-type="string">
            <text:p text:style-name="P250">20.2.0</text:p>
          </table:table-cell>
          <table:table-cell table:style-name="TowerBuy.A1" office:value-type="string">
            <text:p text:style-name="P5"><text:span text:style-name="T140">BuyTower</text:span> shall have a string variable called name</text:p>
          </table:table-cell>
          <table:table-cell table:style-name="TowerBuy.A1" office:value-type="string">
            <text:p text:style-name="P351">“<text:span text:style-name="T217">name” </text:span><text:span text:style-name="T543">is now a variable of the clickBuy() method of hudLogicTower.js</text:span>.</text:p>
          </table:table-cell>
        </table:table-row>
        <table:table-row table:style-name="TowerBuy.1">
          <table:table-cell table:style-name="TowerBuy.A1" office:value-type="string">
            <text:p text:style-name="P250">20.2.1</text:p>
          </table:table-cell>
          <table:table-cell table:style-name="TowerBuy.A1" office:value-type="string">
            <text:p text:style-name="P1">The value of name shall be the value of “name” in the (value of towerKey) dictionary in the towerData dictionary from Resource</text:p>
          </table:table-cell>
          <table:table-cell table:style-name="TowerBuy.A1" office:value-type="string">
            <text:p text:style-name="P352">This is done in the clickBuy() <text:span text:style-name="T442">method</text:span> of hudLogicTower.js.</text:p>
          </table:table-cell>
        </table:table-row>
        <table:table-row table:style-name="TowerBuy.1">
          <table:table-cell table:style-name="TowerBuy.A1" office:value-type="string">
            <text:p text:style-name="P250">20.2.2</text:p>
          </table:table-cell>
          <table:table-cell table:style-name="TowerBuy.A1" office:value-type="string">
            <text:p text:style-name="P1">BuyTower shall display the value of name</text:p>
          </table:table-cell>
          <table:table-cell table:style-name="TowerBuy.A1" office:value-type="string">
            <text:p text:style-name="P355">This is done in the clickBuy() <text:span text:style-name="T443">method</text:span> of hudLogicTower.js.</text:p>
          </table:table-cell>
        </table:table-row>
        <table:table-row table:style-name="TowerBuy.1">
          <table:table-cell table:style-name="TowerBuy.A1" table:number-columns-spanned="3" office:value-type="string">
            <text:p text:style-name="P229"><text:span text:style-name="T46">20.3: </text:span>Tower attack damage</text:p>
          </table:table-cell>
          <table:covered-table-cell/>
          <table:covered-table-cell/>
        </table:table-row>
        <table:table-row table:style-name="TowerBuy.1">
          <table:table-cell table:style-name="TowerBuy.A1" office:value-type="string">
            <text:p text:style-name="P250">20.3.0</text:p>
          </table:table-cell>
          <table:table-cell table:style-name="TowerBuy.A1" office:value-type="string">
            <text:p text:style-name="P5"><text:span text:style-name="T140">BuyTower</text:span> shall have a float variable called damage</text:p>
          </table:table-cell>
          <table:table-cell table:style-name="TowerBuy.A1" office:value-type="string">
            <text:p text:style-name="P351">“<text:span text:style-name="T544">damage is now a variable of the clickBuy() method of hudLogicTower.js.</text:span></text:p>
          </table:table-cell>
        </table:table-row>
        <table:table-row table:style-name="TowerBuy.1">
          <table:table-cell table:style-name="TowerBuy.A1" office:value-type="string">
            <text:p text:style-name="P250">20.3.1</text:p>
          </table:table-cell>
          <table:table-cell table:style-name="TowerBuy.A1" office:value-type="string">
            <text:p text:style-name="P1">The value of damage shall be the value of “damage” in the (value of bulletKey) dictionary in the bulletData dictionary from <text:soft-page-break/>Resource</text:p>
          </table:table-cell>
          <table:table-cell table:style-name="TowerBuy.A1" office:value-type="string">
            <text:p text:style-name="P352">This is done in the clickBuy() <text:span text:style-name="T444">method</text:span> of hudLogicTower.js.</text:p>
          </table:table-cell>
        </table:table-row>
        <table:table-row table:style-name="TowerBuy.1">
          <table:table-cell table:style-name="TowerBuy.A1" office:value-type="string">
            <text:p text:style-name="P250">20.3.2</text:p>
          </table:table-cell>
          <table:table-cell table:style-name="TowerBuy.A1" office:value-type="string">
            <text:p text:style-name="P1">When the mouse is over BuyTower, BuyTower shall display the value of damage</text:p>
          </table:table-cell>
          <table:table-cell table:style-name="TowerBuy.A1" office:value-type="string">
            <text:p text:style-name="P355">This is done in the clickBuy() <text:span text:style-name="T445">method</text:span> of hudLogicTower.js.</text:p>
          </table:table-cell>
        </table:table-row>
        <table:table-row table:style-name="TowerBuy.1">
          <table:table-cell table:style-name="TowerBuy.A1" table:number-columns-spanned="3" office:value-type="string">
            <text:p text:style-name="P229"><text:span text:style-name="T46">20.4: </text:span>Tower attack range</text:p>
          </table:table-cell>
          <table:covered-table-cell/>
          <table:covered-table-cell/>
        </table:table-row>
        <table:table-row table:style-name="TowerBuy.1">
          <table:table-cell table:style-name="TowerBuy.A1" office:value-type="string">
            <text:p text:style-name="P250">20.4.0</text:p>
          </table:table-cell>
          <table:table-cell table:style-name="TowerBuy.A1" office:value-type="string">
            <text:p text:style-name="P5"><text:span text:style-name="T140">BuyTower</text:span> shall have a float variable called range</text:p>
          </table:table-cell>
          <table:table-cell table:style-name="TowerBuy.A1" office:value-type="string">
            <text:p text:style-name="P351">“<text:span text:style-name="T545">range” is now a variable of the clickBuy() method of hudLogicTower.js.</text:span></text:p>
          </table:table-cell>
        </table:table-row>
        <table:table-row table:style-name="TowerBuy.1">
          <table:table-cell table:style-name="TowerBuy.A1" office:value-type="string">
            <text:p text:style-name="P250">20.4.1</text:p>
          </table:table-cell>
          <table:table-cell table:style-name="TowerBuy.A1" office:value-type="string">
            <text:p text:style-name="P1">The value of range shall be the value of “range” in the (value of towerKey) dictionary in the towerData dictionary from Resource</text:p>
          </table:table-cell>
          <table:table-cell table:style-name="TowerBuy.A1" office:value-type="string">
            <text:p text:style-name="P352">This is done in the clickBuy() <text:span text:style-name="T446">method</text:span> of hudLogicTower.js.</text:p>
          </table:table-cell>
        </table:table-row>
        <table:table-row table:style-name="TowerBuy.1">
          <table:table-cell table:style-name="TowerBuy.A1" office:value-type="string">
            <text:p text:style-name="P250">20.4.2</text:p>
          </table:table-cell>
          <table:table-cell table:style-name="TowerBuy.A1" office:value-type="string">
            <text:p text:style-name="P5">When the mouse is over <text:span text:style-name="T140">BuyTower</text:span>, <text:span text:style-name="T140">BuyTower</text:span> shall display the value of range</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table:number-columns-spanned="3" office:value-type="string">
            <text:p text:style-name="P229"><text:span text:style-name="T46">20.5: </text:span>Tower attack speed</text:p>
          </table:table-cell>
          <table:covered-table-cell/>
          <table:covered-table-cell/>
        </table:table-row>
        <table:table-row table:style-name="TowerBuy.20">
          <table:table-cell table:style-name="TowerBuy.A1" office:value-type="string">
            <text:p text:style-name="P250">20.5.0</text:p>
          </table:table-cell>
          <table:table-cell table:style-name="TowerBuy.A1" office:value-type="string">
            <text:p text:style-name="P5"><text:span text:style-name="T140">BuyTower</text:span> shall have a float variable called speed</text:p>
          </table:table-cell>
          <table:table-cell table:style-name="TowerBuy.A1" office:value-type="string">
            <text:p text:style-name="P391">“<text:span text:style-name="T546">speed” is now a variable of the clickBuy() method of hudLogicTower.js.</text:span></text:p>
          </table:table-cell>
        </table:table-row>
        <table:table-row table:style-name="TowerBuy.1">
          <table:table-cell table:style-name="TowerBuy.A1" office:value-type="string">
            <text:p text:style-name="P250">20.5.1</text:p>
          </table:table-cell>
          <table:table-cell table:style-name="TowerBuy.A1" office:value-type="string">
            <text:p text:style-name="P1">The value of speed shall be the value of “speed” in the (value of towerKey) dictionary in the towerData dictionary from Resource</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office:value-type="string">
            <text:p text:style-name="P250">20.5.2</text:p>
          </table:table-cell>
          <table:table-cell table:style-name="TowerBuy.A1" office:value-type="string">
            <text:p text:style-name="P1">When the mouse is over BuyTower, BuyTower shall display the value of speed</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table:number-columns-spanned="3" office:value-type="string">
            <text:p text:style-name="P229"><text:span text:style-name="T46">20.6: </text:span>Tower AOE range</text:p>
          </table:table-cell>
          <table:covered-table-cell/>
          <table:covered-table-cell/>
        </table:table-row>
        <table:table-row table:style-name="TowerBuy.1">
          <table:table-cell table:style-name="TowerBuy.A1" office:value-type="string">
            <text:p text:style-name="P250">20.6.0</text:p>
          </table:table-cell>
          <table:table-cell table:style-name="TowerBuy.A1" office:value-type="string">
            <text:p text:style-name="P5"><text:span text:style-name="T140">BuyTower</text:span> shall have a float variable called AOE</text:p>
          </table:table-cell>
          <table:table-cell table:style-name="TowerBuy.A1" office:value-type="string">
            <text:p text:style-name="P393">“AOE” is now a variable of the clickBuy() method of hudLogicTower.js. It only appears if the value of “damageType” of “tower” is “AOE”.</text:p>
          </table:table-cell>
        </table:table-row>
        <table:table-row table:style-name="TowerBuy.1">
          <table:table-cell table:style-name="TowerBuy.A1" office:value-type="string">
            <text:p text:style-name="P250">20.6.1</text:p>
          </table:table-cell>
          <table:table-cell table:style-name="TowerBuy.A1" office:value-type="string">
            <text:p text:style-name="P1">The value of AOE shall be the value of “AOE” in the (value of bulletKey) dictionary in the bulletData dictionary from Resource</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office:value-type="string">
            <text:p text:style-name="P250">20.6.2</text:p>
          </table:table-cell>
          <table:table-cell table:style-name="TowerBuy.A1" office:value-type="string">
            <text:p text:style-name="P5">When the mouse is over <text:span text:style-name="T140">BuyTower</text:span>, BuyTower shall display the value of AOE</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table:number-columns-spanned="3" office:value-type="string">
            <text:p text:style-name="P229"><text:span text:style-name="T46">20.7: </text:span>Tower cost</text:p>
          </table:table-cell>
          <table:covered-table-cell/>
          <table:covered-table-cell/>
        </table:table-row>
        <table:table-row table:style-name="TowerBuy.1">
          <table:table-cell table:style-name="TowerBuy.A1" office:value-type="string">
            <text:p text:style-name="P250">20.7.0</text:p>
          </table:table-cell>
          <table:table-cell table:style-name="TowerBuy.A1" office:value-type="string">
            <text:p text:style-name="P1">BuyTower shall have an integer variable called cost</text:p>
          </table:table-cell>
          <table:table-cell table:style-name="TowerBuy.A1" office:value-type="string">
            <text:p text:style-name="P392">“<text:span text:style-name="T547">cost</text:span><text:span text:style-name="T546">” is now a variable of the clickBuy() method of hudLogicTower.js.</text:span></text:p>
          </table:table-cell>
        </table:table-row>
        <table:table-row table:style-name="TowerBuy.1">
          <table:table-cell table:style-name="TowerBuy.A1" office:value-type="string">
            <text:p text:style-name="P250">20.7.1</text:p>
          </table:table-cell>
          <table:table-cell table:style-name="TowerBuy.A1" office:value-type="string">
            <text:p text:style-name="P1">The value of cost shall be the value of “cost” in the (value of towerKey) dictionary in the towerData dictionary from Resource</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office:value-type="string">
            <text:p text:style-name="P250">20.7.2</text:p>
          </table:table-cell>
          <table:table-cell table:style-name="TowerBuy.A1" office:value-type="string">
            <text:p text:style-name="P1">When the mouse is over BuyTower, BuyTower shall display the value of cost</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table:number-columns-spanned="3" office:value-type="string">
            <text:p text:style-name="P229"><text:span text:style-name="T46">20.8: </text:span>Button glow or dim</text:p>
          </table:table-cell>
          <table:covered-table-cell/>
          <table:covered-table-cell/>
        </table:table-row>
        <table:table-row table:style-name="TowerBuy.1">
          <table:table-cell table:style-name="TowerBuy.A1" office:value-type="string">
            <text:p text:style-name="P250">20.8.0</text:p>
          </table:table-cell>
          <table:table-cell table:style-name="TowerBuy.A1" office:value-type="string">
            <text:p text:style-name="P1">When the value of money from GameStats is equal to or greater than the value of cost, BuyTower shall glow</text:p>
          </table:table-cell>
          <table:table-cell table:style-name="TowerBuy.A1" office:value-type="string">
            <text:p text:style-name="P358">This is done in the updateTint() <text:span text:style-name="T446">method</text:span> of hudLogicTower.js.</text:p>
          </table:table-cell>
        </table:table-row>
        <table:table-row table:style-name="TowerBuy.1">
          <table:table-cell table:style-name="TowerBuy.A1" office:value-type="string">
            <text:p text:style-name="P250">20.8.1</text:p>
          </table:table-cell>
          <table:table-cell table:style-name="TowerBuy.A1" office:value-type="string">
            <text:p text:style-name="P1">When the value of money from GameStats is less than the value of cost, BuyTower shall dim</text:p>
          </table:table-cell>
          <table:table-cell table:style-name="TowerBuy.A1" office:value-type="string">
            <text:p text:style-name="P358">This is done in the updateTint() <text:span text:style-name="T446">method</text:span> of hudLogicTower.js.</text:p>
          </table:table-cell>
        </table:table-row>
        <table:table-row table:style-name="TowerBuy.1">
          <table:table-cell table:style-name="TowerBuy.A1" table:number-columns-spanned="3" office:value-type="string">
            <text:p text:style-name="P229"><text:span text:style-name="T46">20.9: </text:span>Buy tower</text:p>
          </table:table-cell>
          <table:covered-table-cell/>
          <table:covered-table-cell/>
        </table:table-row>
        <table:table-row table:style-name="TowerBuy.1">
          <table:table-cell table:style-name="TowerBuy.A1" office:value-type="string">
            <text:p text:style-name="P250">20.9.0</text:p>
          </table:table-cell>
          <table:table-cell table:style-name="TowerBuy.A1" office:value-type="string">
            <text:p text:style-name="P1">When BuyTower is glowing and it is clicked on, the value of money from GameStats shall decrease by the value of <text:soft-page-break/>cost</text:p>
          </table:table-cell>
          <table:table-cell table:style-name="TowerBuy.A1" office:value-type="string">
            <text:p text:style-name="P356">This is done in the clickBuy() <text:span text:style-name="T446">method</text:span> of hudLogicTower.js.</text:p>
          </table:table-cell>
        </table:table-row>
        <table:table-row table:style-name="TowerBuy.1">
          <table:table-cell table:style-name="TowerBuy.A1" office:value-type="string">
            <text:p text:style-name="P250">20.9.1</text:p>
          </table:table-cell>
          <table:table-cell table:style-name="TowerBuy.A1" office:value-type="string">
            <text:p text:style-name="P1">When BuyTower is glowing and it is clicked on, the value of occupation of the BuildingSiteData object with the value of active being True shall be the value of towerKey</text:p>
          </table:table-cell>
          <table:table-cell table:style-name="TowerBuy.A1" office:value-type="string">
            <text:p text:style-name="P356">This is done in the clickBuy() <text:span text:style-name="T446">method</text:span> of hudLogicTower.js. <text:span text:style-name="T215">In the </text:span><text:span text:style-name="T446">method</text:span><text:span text:style-name="T215">, the </text:span><text:span text:style-name="T446">method</text:span><text:span text:style-name="T215"> makeTower() of mapLogicTower.js </text:span><text:span text:style-name="T446">is</text:span><text:span text:style-name="T215"> called to facilitate the process.</text:span></text:p>
          </table:table-cell>
        </table:table-row>
      </table:table>
      <text:p text:style-name="P38"/>
      <text:p text:style-name="P38"><text:span text:style-name="T47">21: </text:span>Requirements for <text:span text:style-name="T2">the </text:span><text:span text:style-name="T5">value of state is “level complete”</text:span></text:p>
      <table:table table:name="level_complete" table:style-name="level_5f_complete">
        <table:table-column table:style-name="level_5f_complete.A"/>
        <table:table-column table:style-name="level_5f_complete.B" table:number-columns-repeated="2"/>
        <table:table-row table:style-name="level_5f_complete.1">
          <table:table-cell table:style-name="level_5f_complete.A1" office:value-type="string">
            <text:p text:style-name="P1">ID</text:p>
          </table:table-cell>
          <table:table-cell table:style-name="level_5f_complete.A1" office:value-type="string">
            <text:p text:style-name="P1">Requirement</text:p>
          </table:table-cell>
          <table:table-cell table:style-name="level_5f_complete.A1" office:value-type="string">
            <text:p text:style-name="P379">How<text:span text:style-name="T175"> it was completed</text:span></text:p>
          </table:table-cell>
        </table:table-row>
        <table:table-row table:style-name="level_5f_complete.1">
          <table:table-cell table:style-name="level_5f_complete.A1" table:number-columns-spanned="3" office:value-type="string">
            <text:p text:style-name="P230">21.0: State variable</text:p>
          </table:table-cell>
          <table:covered-table-cell/>
          <table:covered-table-cell/>
        </table:table-row>
        <table:table-row table:style-name="level_5f_complete.1">
          <table:table-cell table:style-name="level_5f_complete.A1" office:value-type="string">
            <text:p text:style-name="P198">21.0.0</text:p>
          </table:table-cell>
          <table:table-cell table:style-name="level_5f_complete.A1" office:value-type="string">
            <text:p text:style-name="P1">The value of isPlaying shall be False</text:p>
          </table:table-cell>
          <table:table-cell table:style-name="level_5f_complete.A1" office:value-type="string">
            <text:p text:style-name="P374">“isPlaying” is a part of the <text:span text:style-name="T456">G</text:span>ameStats object <text:span text:style-name="T456">called “gameStats”</text:span> which is not active at this stage.</text:p>
          </table:table-cell>
        </table:table-row>
        <table:table-row table:style-name="level_5f_complete.1">
          <table:table-cell table:style-name="level_5f_complete.A1" table:number-columns-spanned="3" office:value-type="string">
            <text:p text:style-name="P230">21.1: Display score</text:p>
          </table:table-cell>
          <table:covered-table-cell/>
          <table:covered-table-cell/>
        </table:table-row>
        <table:table-row table:style-name="level_5f_complete.1">
          <table:table-cell table:style-name="level_5f_complete.A1" office:value-type="string">
            <text:p text:style-name="P199">21.1.<text:span text:style-name="T148">0</text:span></text:p>
          </table:table-cell>
          <table:table-cell table:style-name="level_5f_complete.A1" office:value-type="string">
            <text:p text:style-name="P302">The value of score shall be the value of score from GameStats</text:p>
          </table:table-cell>
          <table:table-cell table:style-name="level_5f_complete.A1" office:value-type="string">
            <text:p text:style-name="P363">This is done in the <text:span text:style-name="T447">create() function of complete.js</text:span>. This takes the value of “score” <text:span text:style-name="T478">from</text:span> “gameRecords”. The writing of the “score” to “gameRecords” <text:s/>is done in the coolDown() <text:span text:style-name="T478">method</text:span> of makeLogicEnemy.js.</text:p>
          </table:table-cell>
        </table:table-row>
        <table:table-row table:style-name="level_5f_complete.1">
          <table:table-cell table:style-name="level_5f_complete.A1" office:value-type="string">
            <text:p text:style-name="P198">21.1.<text:span text:style-name="T148">1</text:span></text:p>
          </table:table-cell>
          <table:table-cell table:style-name="level_5f_complete.A1" office:value-type="string">
            <text:p text:style-name="P1">The software shall display the value of score</text:p>
          </table:table-cell>
          <table:table-cell table:style-name="level_5f_complete.A1" office:value-type="string">
            <text:p text:style-name="P363">This is done in the <text:span text:style-name="T447">create</text:span><text:span text:style-name="T478">()</text:span><text:span text:style-name="T447"> function of complete.js</text:span></text:p>
          </table:table-cell>
        </table:table-row>
        <table:table-row table:style-name="level_5f_complete.1">
          <table:table-cell table:style-name="level_5f_complete.A1" table:number-columns-spanned="3" office:value-type="string">
            <text:p text:style-name="P230">21.2: Delete gameplay object</text:p>
          </table:table-cell>
          <table:covered-table-cell/>
          <table:covered-table-cell/>
        </table:table-row>
        <table:table-row table:style-name="level_5f_complete.1">
          <table:table-cell table:style-name="level_5f_complete.A1" office:value-type="string">
            <text:p text:style-name="P198">21.2.0</text:p>
          </table:table-cell>
          <table:table-cell table:style-name="level_5f_complete.A1" office:value-type="string">
            <text:p text:style-name="P1">The software shall delete Map</text:p>
          </table:table-cell>
          <table:table-cell table:style-name="level_5f_complete.A1" office:value-type="string">
            <text:p text:style-name="P363">This is done in the <text:span text:style-name="T447">create() function of complete.js</text:span>.</text:p>
          </table:table-cell>
        </table:table-row>
        <table:table-row table:style-name="level_5f_complete.1">
          <table:table-cell table:style-name="level_5f_complete.A1" office:value-type="string">
            <text:p text:style-name="P198">21.2.1</text:p>
          </table:table-cell>
          <table:table-cell table:style-name="level_5f_complete.A1" office:value-type="string">
            <text:p text:style-name="P1">The software shall delete GameStats</text:p>
          </table:table-cell>
          <table:table-cell table:style-name="level_5f_complete.A1" office:value-type="string">
            <text:p text:style-name="P364">This is done in the <text:span text:style-name="T447">create() function of complete.js</text:span>.</text:p>
          </table:table-cell>
        </table:table-row>
        <table:table-row table:style-name="level_5f_complete.1">
          <table:table-cell table:style-name="level_5f_complete.A1" office:value-type="string">
            <text:p text:style-name="P198">21.2.2</text:p>
          </table:table-cell>
          <table:table-cell table:style-name="level_5f_complete.A1" office:value-type="string">
            <text:p text:style-name="P1">The software shall delete HUD</text:p>
          </table:table-cell>
          <table:table-cell table:style-name="level_5f_complete.A1" office:value-type="string">
            <text:p text:style-name="P364">This is done in the <text:span text:style-name="T447">create() function of complete.js</text:span>.</text:p>
          </table:table-cell>
        </table:table-row>
        <table:table-row table:style-name="level_5f_complete.1">
          <table:table-cell table:style-name="level_5f_complete.A1" table:number-columns-spanned="3" office:value-type="string">
            <text:p text:style-name="P230">21.3: Main Menu button</text:p>
          </table:table-cell>
          <table:covered-table-cell/>
          <table:covered-table-cell/>
        </table:table-row>
        <table:table-row table:style-name="level_5f_complete.1">
          <table:table-cell table:style-name="level_5f_complete.A1" office:value-type="string">
            <text:p text:style-name="P198">21.3.0</text:p>
          </table:table-cell>
          <table:table-cell table:style-name="level_5f_complete.A1" office:value-type="string">
            <text:p text:style-name="P1">The software shall display the “Main Menu” button</text:p>
          </table:table-cell>
          <table:table-cell table:style-name="level_5f_complete.A1" office:value-type="string">
            <text:p text:style-name="P113">The “<text:span text:style-name="T447">Main Menu</text:span>” button is an image. This is done using <text:span text:style-name="T173">this.add.image() </text:span><text:span text:style-name="T246">in the create() function of</text:span><text:span text:style-name="T173"> </text:span><text:span text:style-name="T447">complete</text:span><text:span text:style-name="T173">.js.</text:span></text:p>
          </table:table-cell>
        </table:table-row>
        <table:table-row table:style-name="level_5f_complete.1">
          <table:table-cell table:style-name="level_5f_complete.A1" office:value-type="string">
            <text:p text:style-name="P198">21.3.1</text:p>
          </table:table-cell>
          <table:table-cell table:style-name="level_5f_complete.A1" office:value-type="string">
            <text:p text:style-name="P1">When the “Main Menu” button is clicked on, the value of state shall be “main menu”</text:p>
          </table:table-cell>
          <table:table-cell table:style-name="level_5f_complete.A1" office:value-type="string">
            <text:p text:style-name="P113">The image <text:span text:style-name="T163">is</text:span> set to be interactive. This is done by [image].setInteractive(). Then the changing of scenes is done by this.scene.scene.start([scene name]). <text:span text:style-name="T246">This is all don</text:span><text:span text:style-name="T249">e</text:span><text:span text:style-name="T246"> in the create() function of </text:span><text:span text:style-name="T447">complete</text:span><text:span text:style-name="T246">.js.</text:span></text:p>
          </table:table-cell>
        </table:table-row>
        <table:table-row table:style-name="level_5f_complete.1">
          <table:table-cell table:style-name="level_5f_complete.A1" table:number-columns-spanned="3" office:value-type="string">
            <text:p text:style-name="P230">21.4: Replay button</text:p>
          </table:table-cell>
          <table:covered-table-cell/>
          <table:covered-table-cell/>
        </table:table-row>
        <table:table-row table:style-name="level_5f_complete.1">
          <table:table-cell table:style-name="level_5f_complete.A1" office:value-type="string">
            <text:p text:style-name="P198">21.4.0</text:p>
          </table:table-cell>
          <table:table-cell table:style-name="level_5f_complete.A1" office:value-type="string">
            <text:p text:style-name="P1">The software shall display the “Play Level Again” button</text:p>
          </table:table-cell>
          <table:table-cell table:style-name="level_5f_complete.A1" office:value-type="string">
            <text:p text:style-name="P113">The “<text:span text:style-name="T447">Play Level Again</text:span>” button is an image. This is done using <text:span text:style-name="T173">this.add.image() </text:span><text:span text:style-name="T246">in the create() function of</text:span><text:span text:style-name="T173"> </text:span><text:span text:style-name="T447">complete</text:span><text:span text:style-name="T173">.js.</text:span></text:p>
          </table:table-cell>
        </table:table-row>
        <table:table-row table:style-name="level_5f_complete.1">
          <table:table-cell table:style-name="level_5f_complete.A1" office:value-type="string">
            <text:p text:style-name="P198">21.4.1</text:p>
          </table:table-cell>
          <table:table-cell table:style-name="level_5f_complete.A1" office:value-type="string">
            <text:p text:style-name="P1">When the “Play Level Again” button is clicked on, the value of state shall be “play”</text:p>
          </table:table-cell>
          <table:table-cell table:style-name="level_5f_complete.A1" office:value-type="string">
            <text:p text:style-name="P113">The image <text:span text:style-name="T163">is</text:span> set to be interactive. This is done by [image].setInteractive(). Then the changing of scenes is done by this.scene.scene.start([scene name]). <text:span text:style-name="T246">This is all don</text:span><text:span text:style-name="T249">e</text:span><text:span text:style-name="T246"> in the create() function of </text:span><text:span text:style-name="T447">complete</text:span><text:span text:style-name="T246">.js.</text:span></text:p>
          </table:table-cell>
        </table:table-row>
        <table:table-row table:style-name="level_5f_complete.1">
          <table:table-cell table:style-name="level_5f_complete.A1" table:number-columns-spanned="3" office:value-type="string">
            <text:p text:style-name="P230">21.5: Play Another Level button</text:p>
          </table:table-cell>
          <table:covered-table-cell/>
          <table:covered-table-cell/>
        </table:table-row>
        <table:table-row table:style-name="level_5f_complete.1">
          <table:table-cell table:style-name="level_5f_complete.A1" office:value-type="string">
            <text:p text:style-name="P198">21.5.0</text:p>
          </table:table-cell>
          <table:table-cell table:style-name="level_5f_complete.A1" office:value-type="string">
            <text:p text:style-name="P1">The software shall display the “Play Another Level” button</text:p>
          </table:table-cell>
          <table:table-cell table:style-name="level_5f_complete.A1" office:value-type="string">
            <text:p text:style-name="P113">The “<text:span text:style-name="T447">Play Another Level</text:span>” button is an image. This is done using <text:span text:style-name="T173">this.add.image() </text:span><text:soft-page-break/><text:span text:style-name="T246">in the create() function of</text:span><text:span text:style-name="T173"> </text:span><text:span text:style-name="T447">complete</text:span><text:span text:style-name="T173">.js.</text:span></text:p>
          </table:table-cell>
        </table:table-row>
        <table:table-row table:style-name="level_5f_complete.1">
          <table:table-cell table:style-name="level_5f_complete.A1" office:value-type="string">
            <text:p text:style-name="P198">21.5.1</text:p>
          </table:table-cell>
          <table:table-cell table:style-name="level_5f_complete.A1" office:value-type="string">
            <text:p text:style-name="P1">When the “Play Another Level” button is clicked on, the value of state shall be “level select”</text:p>
          </table:table-cell>
          <table:table-cell table:style-name="level_5f_complete.A1" office:value-type="string">
            <text:p text:style-name="P113">The image <text:span text:style-name="T163">is</text:span> set to be interactive. This is done by [image].setInteractive(). Then the changing of scenes is done by this.scene.scene.start([scene name]). <text:span text:style-name="T246">This is all don</text:span><text:span text:style-name="T249">e</text:span><text:span text:style-name="T246"> in the create() function of </text:span><text:span text:style-name="T447">complete</text:span><text:span text:style-name="T246">.js.</text:span></text:p>
          </table:table-cell>
        </table:table-row>
        <table:table-row table:style-name="level_5f_complete.1">
          <table:table-cell table:style-name="level_5f_complete.A1" table:number-columns-spanned="3" office:value-type="string">
            <text:p text:style-name="P230">21.6: Quit Game button</text:p>
          </table:table-cell>
          <table:covered-table-cell/>
          <table:covered-table-cell/>
        </table:table-row>
        <table:table-row table:style-name="level_5f_complete.1">
          <table:table-cell table:style-name="level_5f_complete.A1" office:value-type="string">
            <text:p text:style-name="P198">21.6.0</text:p>
          </table:table-cell>
          <table:table-cell table:style-name="level_5f_complete.A1" office:value-type="string">
            <text:p text:style-name="P1">The software shall display the “Quit Game” button</text:p>
          </table:table-cell>
          <table:table-cell table:style-name="level_5f_complete.A1" office:value-type="string">
            <text:p text:style-name="P368">Incomplete.</text:p>
          </table:table-cell>
        </table:table-row>
        <table:table-row table:style-name="level_5f_complete.1">
          <table:table-cell table:style-name="level_5f_complete.A1" office:value-type="string">
            <text:p text:style-name="P198">21.6.1</text:p>
          </table:table-cell>
          <table:table-cell table:style-name="level_5f_complete.A1" office:value-type="string">
            <text:p text:style-name="P1">When the “Quit Game” button is clicked on, the software shall end execution</text:p>
          </table:table-cell>
          <table:table-cell table:style-name="level_5f_complete.A1" office:value-type="string">
            <text:p text:style-name="P368">Incomplete.</text:p>
          </table:table-cell>
        </table:table-row>
      </table:table>
      <text:p text:style-name="P50"/>
      <text:p text:style-name="P303"><text:span text:style-name="T135">22: </text:span><text:span text:style-name="T120">Requirements for </text:span><text:span text:style-name="T121">the </text:span><text:span text:style-name="T136">value of state is “</text:span><text:span text:style-name="T137">game over</text:span><text:span text:style-name="T136">”</text:span></text:p>
      <table:table table:name="game_over" table:style-name="game_5f_over">
        <table:table-column table:style-name="game_5f_over.A"/>
        <table:table-column table:style-name="game_5f_over.B" table:number-columns-repeated="2"/>
        <table:table-row table:style-name="game_5f_over.1">
          <table:table-cell table:style-name="game_5f_over.A1" office:value-type="string">
            <text:p text:style-name="P1">ID</text:p>
          </table:table-cell>
          <table:table-cell table:style-name="game_5f_over.A1" office:value-type="string">
            <text:p text:style-name="P1">Requirement</text:p>
          </table:table-cell>
          <table:table-cell table:style-name="game_5f_over.A1" office:value-type="string">
            <text:p text:style-name="P379">How<text:span text:style-name="T175"> it was completed</text:span></text:p>
          </table:table-cell>
        </table:table-row>
        <table:table-row table:style-name="game_5f_over.1">
          <table:table-cell table:style-name="game_5f_over.A1" table:number-columns-spanned="3" office:value-type="string">
            <text:p text:style-name="P231"><text:span text:style-name="T49">22.0: </text:span>State variable</text:p>
          </table:table-cell>
          <table:covered-table-cell/>
          <table:covered-table-cell/>
        </table:table-row>
        <table:table-row table:style-name="game_5f_over.1">
          <table:table-cell table:style-name="game_5f_over.A1" office:value-type="string">
            <text:p text:style-name="P251">22.0.0</text:p>
          </table:table-cell>
          <table:table-cell table:style-name="game_5f_over.A1" office:value-type="string">
            <text:p text:style-name="P1">The value of isPlaying shall be False</text:p>
          </table:table-cell>
          <table:table-cell table:style-name="game_5f_over.A1" office:value-type="string">
            <text:p text:style-name="P374">“isPlaying” is a part of the <text:span text:style-name="T456">G</text:span>ameStats object <text:span text:style-name="T456">called “gameStats”</text:span> which is not active at this stage.</text:p>
          </table:table-cell>
        </table:table-row>
        <table:table-row table:style-name="game_5f_over.1">
          <table:table-cell table:style-name="game_5f_over.A1" table:number-columns-spanned="3" office:value-type="string">
            <text:p text:style-name="P232"><text:span text:style-name="T49">22.1: </text:span>Display score</text:p>
          </table:table-cell>
          <table:covered-table-cell/>
          <table:covered-table-cell/>
        </table:table-row>
        <table:table-row table:style-name="game_5f_over.1">
          <table:table-cell table:style-name="game_5f_over.A1" office:value-type="string">
            <text:p text:style-name="P199">21.1.<text:span text:style-name="T148">0</text:span></text:p>
          </table:table-cell>
          <table:table-cell table:style-name="game_5f_over.A1" office:value-type="string">
            <text:p text:style-name="P302">The value of score shall be the value of score from GameStats</text:p>
          </table:table-cell>
          <table:table-cell table:style-name="game_5f_over.A1" office:value-type="string">
            <text:p text:style-name="P388">This is done in the <text:span text:style-name="T447">create() function of complete.js</text:span>. This takes the value of “score” <text:span text:style-name="T478">from</text:span> “gameRecords”. The writing of the “score” to “gameRecords” <text:s/>is done in the coolDown() <text:span text:style-name="T478">method</text:span> of makeLogicEnemy.js.</text:p>
          </table:table-cell>
        </table:table-row>
        <table:table-row table:style-name="game_5f_over.1">
          <table:table-cell table:style-name="game_5f_over.A1" office:value-type="string">
            <text:p text:style-name="P198">21.1.<text:span text:style-name="T148">1</text:span></text:p>
          </table:table-cell>
          <table:table-cell table:style-name="game_5f_over.A1" office:value-type="string">
            <text:p text:style-name="P1">The software shall display the value of score</text:p>
          </table:table-cell>
          <table:table-cell table:style-name="game_5f_over.A1" office:value-type="string">
            <text:p text:style-name="P363">This is done in the <text:span text:style-name="T447">create() function of over.js.</text:span></text:p>
          </table:table-cell>
        </table:table-row>
        <table:table-row table:style-name="game_5f_over.1">
          <table:table-cell table:style-name="game_5f_over.A1" table:number-columns-spanned="3" office:value-type="string">
            <text:p text:style-name="P232"><text:span text:style-name="T49">22.2: </text:span>Delete gameplay objects</text:p>
          </table:table-cell>
          <table:covered-table-cell/>
          <table:covered-table-cell/>
        </table:table-row>
        <table:table-row table:style-name="game_5f_over.1">
          <table:table-cell table:style-name="game_5f_over.A1" office:value-type="string">
            <text:p text:style-name="P251">22.2.0</text:p>
          </table:table-cell>
          <table:table-cell table:style-name="game_5f_over.A1" office:value-type="string">
            <text:p text:style-name="P1">The software shall delete Map</text:p>
          </table:table-cell>
          <table:table-cell table:style-name="game_5f_over.A1" office:value-type="string">
            <text:p text:style-name="P365">This is done in the <text:span text:style-name="T447">create() function of </text:span><text:span text:style-name="T448">over</text:span><text:span text:style-name="T447">.js</text:span>.</text:p>
          </table:table-cell>
        </table:table-row>
        <table:table-row table:style-name="game_5f_over.1">
          <table:table-cell table:style-name="game_5f_over.A1" office:value-type="string">
            <text:p text:style-name="P251">22.2.1</text:p>
          </table:table-cell>
          <table:table-cell table:style-name="game_5f_over.A1" office:value-type="string">
            <text:p text:style-name="P1">The software shall delete GameStats</text:p>
          </table:table-cell>
          <table:table-cell table:style-name="game_5f_over.A1" office:value-type="string">
            <text:p text:style-name="P365">This is done in the <text:span text:style-name="T447">create() function of </text:span><text:span text:style-name="T448">over</text:span><text:span text:style-name="T447">.js</text:span>.</text:p>
          </table:table-cell>
        </table:table-row>
        <table:table-row table:style-name="game_5f_over.1">
          <table:table-cell table:style-name="game_5f_over.A1" office:value-type="string">
            <text:p text:style-name="P251">22.2.2</text:p>
          </table:table-cell>
          <table:table-cell table:style-name="game_5f_over.A1" office:value-type="string">
            <text:p text:style-name="P1">The software shall delete HUD</text:p>
          </table:table-cell>
          <table:table-cell table:style-name="game_5f_over.A1" office:value-type="string">
            <text:p text:style-name="P365">This is done in the <text:span text:style-name="T447">create() function of </text:span><text:span text:style-name="T448">over</text:span><text:span text:style-name="T447">.js</text:span>.</text:p>
          </table:table-cell>
        </table:table-row>
        <table:table-row table:style-name="game_5f_over.1">
          <table:table-cell table:style-name="game_5f_over.A1" table:number-columns-spanned="3" office:value-type="string">
            <text:p text:style-name="P232"><text:span text:style-name="T49">22.3: </text:span>Main Menu button</text:p>
          </table:table-cell>
          <table:covered-table-cell/>
          <table:covered-table-cell/>
        </table:table-row>
        <table:table-row table:style-name="game_5f_over.1">
          <table:table-cell table:style-name="game_5f_over.A1" office:value-type="string">
            <text:p text:style-name="P251">22.3.0</text:p>
          </table:table-cell>
          <table:table-cell table:style-name="game_5f_over.A1" office:value-type="string">
            <text:p text:style-name="P1">The software shall display the “Main Menu” button</text:p>
          </table:table-cell>
          <table:table-cell table:style-name="game_5f_over.A1" office:value-type="string">
            <text:p text:style-name="P113">The “<text:span text:style-name="T447">Main Menu</text:span>” button is an image. This is done using <text:span text:style-name="T173">this.add.image() </text:span><text:span text:style-name="T246">in the create() function of</text:span><text:span text:style-name="T173"> </text:span><text:span text:style-name="T448">over</text:span><text:span text:style-name="T173">.js.</text:span></text:p>
          </table:table-cell>
        </table:table-row>
        <table:table-row table:style-name="game_5f_over.1">
          <table:table-cell table:style-name="game_5f_over.A1" office:value-type="string">
            <text:p text:style-name="P251">22.3.1</text:p>
          </table:table-cell>
          <table:table-cell table:style-name="game_5f_over.A1" office:value-type="string">
            <text:p text:style-name="P1">When the “Main Menu” button is clicked on, the value of state shall be “main menu”</text:p>
          </table:table-cell>
          <table:table-cell table:style-name="game_5f_over.A1" office:value-type="string">
            <text:p text:style-name="P113">The image <text:span text:style-name="T163">is</text:span> set to be interactive. This is done by [image].setInteractive(). Then the changing of scenes is done by this.scene.scene.start([scene name]). <text:span text:style-name="T246">This is all don</text:span><text:span text:style-name="T249">e</text:span><text:span text:style-name="T246"> in the create() function of </text:span><text:span text:style-name="T448">over</text:span><text:span text:style-name="T246">.js.</text:span></text:p>
          </table:table-cell>
        </table:table-row>
        <table:table-row table:style-name="game_5f_over.1">
          <table:table-cell table:style-name="game_5f_over.A1" table:number-columns-spanned="3" office:value-type="string">
            <text:p text:style-name="P232"><text:span text:style-name="T49">22.4: </text:span>Replay Level button</text:p>
          </table:table-cell>
          <table:covered-table-cell/>
          <table:covered-table-cell/>
        </table:table-row>
        <table:table-row table:style-name="game_5f_over.1">
          <table:table-cell table:style-name="game_5f_over.A1" office:value-type="string">
            <text:p text:style-name="P200"><text:span text:style-name="T49">22.</text:span><text:span text:style-name="T50">4.0</text:span></text:p>
          </table:table-cell>
          <table:table-cell table:style-name="game_5f_over.A1" office:value-type="string">
            <text:p text:style-name="P1">The software shall display the “Play Level Again” button</text:p>
          </table:table-cell>
          <table:table-cell table:style-name="game_5f_over.A1" office:value-type="string">
            <text:p text:style-name="P113">The “<text:span text:style-name="T448">Play Level Again</text:span>” button is an image. This is done using <text:span text:style-name="T173">this.add.image() </text:span><text:span text:style-name="T246">in the create() function of</text:span><text:span text:style-name="T173"> </text:span><text:span text:style-name="T448">over</text:span><text:span text:style-name="T173">.js.</text:span></text:p>
          </table:table-cell>
        </table:table-row>
        <table:table-row table:style-name="game_5f_over.1">
          <table:table-cell table:style-name="game_5f_over.A1" office:value-type="string">
            <text:p text:style-name="P200"><text:span text:style-name="T49">22.</text:span><text:span text:style-name="T50">4.1</text:span></text:p>
          </table:table-cell>
          <table:table-cell table:style-name="game_5f_over.A1" office:value-type="string">
            <text:p text:style-name="P1">When the “Play Level Again” button is clicked on, the value of state shall be “play”</text:p>
          </table:table-cell>
          <table:table-cell table:style-name="game_5f_over.A1" office:value-type="string">
            <text:p text:style-name="P113">The image <text:span text:style-name="T163">is</text:span> set to be interactive. This is done by [image].setInteractive(). Then the changing of scenes is done by this.scene.scene.start([scene name]). <text:span text:style-name="T246">This is </text:span><text:soft-page-break/><text:span text:style-name="T246">all don</text:span><text:span text:style-name="T249">e</text:span><text:span text:style-name="T246"> in the create() function of </text:span><text:span text:style-name="T448">over</text:span><text:span text:style-name="T246">.js.</text:span></text:p>
          </table:table-cell>
        </table:table-row>
        <table:table-row table:style-name="game_5f_over.1">
          <table:table-cell table:style-name="game_5f_over.A1" table:number-columns-spanned="3" office:value-type="string">
            <text:p text:style-name="P233"><text:span text:style-name="T49">22.</text:span><text:span text:style-name="T51">5: </text:span>Play Another Level button</text:p>
          </table:table-cell>
          <table:covered-table-cell/>
          <table:covered-table-cell/>
        </table:table-row>
        <table:table-row table:style-name="game_5f_over.1">
          <table:table-cell table:style-name="game_5f_over.A1" office:value-type="string">
            <text:p text:style-name="P201"><text:span text:style-name="T49">22.</text:span><text:span text:style-name="T51">5.0</text:span></text:p>
          </table:table-cell>
          <table:table-cell table:style-name="game_5f_over.A1" office:value-type="string">
            <text:p text:style-name="P1">The software shall display the “<text:span text:style-name="T48">Play Another Level</text:span> Level” button</text:p>
          </table:table-cell>
          <table:table-cell table:style-name="game_5f_over.A1" office:value-type="string">
            <text:p text:style-name="P113">The “<text:span text:style-name="T448">Play Another Level</text:span>” button is an image. This is done using <text:span text:style-name="T173">this.add.image() </text:span><text:span text:style-name="T246">in the create() function of</text:span><text:span text:style-name="T173"> </text:span><text:span text:style-name="T448">over</text:span><text:span text:style-name="T173">.js.</text:span></text:p>
          </table:table-cell>
        </table:table-row>
        <table:table-row table:style-name="game_5f_over.1">
          <table:table-cell table:style-name="game_5f_over.A1" office:value-type="string">
            <text:p text:style-name="P201"><text:span text:style-name="T49">22.</text:span><text:span text:style-name="T51">5.1</text:span></text:p>
          </table:table-cell>
          <table:table-cell table:style-name="game_5f_over.A1" office:value-type="string">
            <text:p text:style-name="P1">When the “Play Another Level” button is clicked on, the value of state shall be “level select”</text:p>
          </table:table-cell>
          <table:table-cell table:style-name="game_5f_over.A1" office:value-type="string">
            <text:p text:style-name="P113">The image <text:span text:style-name="T163">is</text:span> set to be interactive. This is done by [image].setInteractive(). Then the changing of scenes is done by this.scene.scene.start([scene name]). <text:span text:style-name="T246">This is all don</text:span><text:span text:style-name="T249">e</text:span><text:span text:style-name="T246"> in the create() function of </text:span><text:span text:style-name="T448">over</text:span><text:span text:style-name="T246">.js.</text:span></text:p>
          </table:table-cell>
        </table:table-row>
        <table:table-row table:style-name="game_5f_over.1">
          <table:table-cell table:style-name="game_5f_over.A1" table:number-columns-spanned="3" office:value-type="string">
            <text:p text:style-name="P234"><text:span text:style-name="T49">22.</text:span><text:span text:style-name="T52">6: </text:span>Quit Game button</text:p>
          </table:table-cell>
          <table:covered-table-cell/>
          <table:covered-table-cell/>
        </table:table-row>
        <table:table-row table:style-name="game_5f_over.1">
          <table:table-cell table:style-name="game_5f_over.A1" office:value-type="string">
            <text:p text:style-name="P202"><text:span text:style-name="T49">22.</text:span><text:span text:style-name="T52">6.0</text:span></text:p>
          </table:table-cell>
          <table:table-cell table:style-name="game_5f_over.A1" office:value-type="string">
            <text:p text:style-name="P1">The software shall display the “Quit Game” button</text:p>
          </table:table-cell>
          <table:table-cell table:style-name="game_5f_over.A1" office:value-type="string">
            <text:p text:style-name="P369">Incomplete</text:p>
          </table:table-cell>
        </table:table-row>
        <table:table-row table:style-name="game_5f_over.1">
          <table:table-cell table:style-name="game_5f_over.A1" office:value-type="string">
            <text:p text:style-name="P202"><text:span text:style-name="T49">22.</text:span><text:span text:style-name="T52">6.1</text:span></text:p>
          </table:table-cell>
          <table:table-cell table:style-name="game_5f_over.A1" office:value-type="string">
            <text:p text:style-name="P1">When the “Quit Game” button is clicked on, the software shall end execution</text:p>
          </table:table-cell>
          <table:table-cell table:style-name="game_5f_over.A1" office:value-type="string">
            <text:p text:style-name="P369">Incomplete</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3T17:26:53.489000000</meta:creation-date>
    <dc:date>2022-03-08T21:47:16.466000000</dc:date>
    <meta:editing-duration>P2DT6H15M11S</meta:editing-duration>
    <meta:editing-cycles>880</meta:editing-cycles>
    <meta:generator>LibreOffice/7.2.4.1$Windows_X86_64 LibreOffice_project/27d75539669ac387bb498e35313b970b7fe9c4f9</meta:generator>
    <meta:document-statistic meta:table-count="23" meta:image-count="0" meta:object-count="0" meta:page-count="42" meta:paragraph-count="1958" meta:word-count="18150" meta:character-count="104355" meta:non-whitespace-character-count="88133"/>
  </office:meta>
</office:document-meta>
</file>